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7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2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4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1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4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1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1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7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2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1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43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43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3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36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43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6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7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42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37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42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46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47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1" style:family="table-cell" style:parent-style-name="Normal_32_2" style:data-style-name="N36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0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4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0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4" style:family="table-cell" style:parent-style-name="Normal_32_2" style:data-style-name="N37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9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2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3" style:family="table-cell" style:parent-style-name="Normal_32_2" style:data-style-name="N42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6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8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0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3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4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37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4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0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1" style:family="table-cell" style:parent-style-name="Default" style:data-style-name="N37"/>
    <style:style style:name="ce172" style:family="table-cell" style:parent-style-name="Default" style:data-style-name="N0">
      <style:text-properties fo:font-size="10pt" style:font-size-asian="10pt" style:font-size-complex="10pt"/>
    </style:style>
    <style:style style:name="ce17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37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4" style:family="table-cell" style:parent-style-name="Default" style:data-style-name="N38"/>
    <style:style style:name="ce185" style:family="table-cell" style:parent-style-name="Default" style:data-style-name="N0">
      <style:table-cell-properties fo:background-color="transparent"/>
    </style:style>
    <style:style style:name="ce18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0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6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7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6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43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Default" style:data-style-name="N43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Default" style:data-style-name="N4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5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3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5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2" style:data-style-name="N37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9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0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1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2" style:family="table-cell" style:parent-style-name="Normal_32_2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3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ackground-color="#4F6228"/>
    </style:style>
    <style:style style:name="ce259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Default" style:data-style-name="N0">
      <style:text-properties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0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1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5" style:family="table-cell" style:parent-style-name="Default" style:data-style-name="N1"/>
    <style:style style:name="ce27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8" style:family="table-cell" style:parent-style-name="Default" style:data-style-name="N37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38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45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3" style:family="table-cell" style:parent-style-name="Default" style:data-style-name="N42">
      <style:text-properties fo:color="#FFFFFF" fo:font-size="9pt" style:font-size-asian="9pt" style:font-size-complex="9pt"/>
    </style:style>
    <style:style style:name="ce284" style:family="table-cell" style:parent-style-name="Default" style:data-style-name="N0">
      <style:text-properties fo:font-size="9pt" style:font-size-asian="9pt" style:font-size-complex="9pt"/>
    </style:style>
    <style:style style:name="ce285" style:family="table-cell" style:parent-style-name="Default" style:data-style-name="N0">
      <style:text-properties fo:color="#FFFFFF" fo:font-size="9pt" style:font-size-asian="9pt" style:font-size-complex="9pt"/>
    </style:style>
    <style:style style:name="ce286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7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3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4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5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6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7" style:family="table-cell" style:parent-style-name="Default" style:data-style-name="N42">
      <style:table-cell-properties fo:background-color="#E6B8B7"/>
      <style:text-properties fo:color="#FFFFFF" fo:font-size="9pt" style:font-size-asian="9pt" style:font-size-complex="9pt"/>
    </style:style>
    <style:style style:name="ce298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9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0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3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4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9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4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5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6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7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0.127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2616666666667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77283333333333cm"/>
    </style:style>
    <style:style style:name="co18" style:family="table-column">
      <style:table-column-properties fo:break-before="auto" style:column-width="2.70933333333333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254cm"/>
    </style:style>
    <style:style style:name="co22" style:family="table-column">
      <style:table-column-properties fo:break-before="auto" style:column-width="0.5715cm"/>
    </style:style>
    <style:style style:name="co23" style:family="table-column">
      <style:table-column-properties fo:break-before="auto" style:column-width="0.169333333333333cm"/>
    </style:style>
    <style:style style:name="co24" style:family="table-column">
      <style:table-column-properties fo:break-before="auto" style:column-width="0.6985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0.762cm"/>
    </style:style>
    <style:style style:name="co27" style:family="table-column">
      <style:table-column-properties fo:break-before="auto" style:column-width="0.359833333333333cm"/>
    </style:style>
    <style:style style:name="co28" style:family="table-column">
      <style:table-column-properties fo:break-before="auto" style:column-width="0.867833333333333cm"/>
    </style:style>
    <style:style style:name="co29" style:family="table-column">
      <style:table-column-properties fo:break-before="auto" style:column-width="2.51883333333333cm"/>
    </style:style>
    <style:style style:name="co30" style:family="table-column">
      <style:table-column-properties fo:break-before="auto" style:column-width="1.86266666666667cm"/>
    </style:style>
    <style:style style:name="co31" style:family="table-column">
      <style:table-column-properties fo:break-before="auto" style:column-width="0.677333333333333cm"/>
    </style:style>
    <style:style style:name="co32" style:family="table-column">
      <style:table-column-properties fo:break-before="auto" style:column-width="5.79966666666667cm"/>
    </style:style>
    <style:style style:name="co33" style:family="table-column">
      <style:table-column-properties fo:break-before="auto" style:column-width="2.83633333333333cm"/>
    </style:style>
    <style:style style:name="co34" style:family="table-column">
      <style:table-column-properties fo:break-before="auto" style:column-width="2.07433333333333cm"/>
    </style:style>
    <style:style style:name="co35" style:family="table-column">
      <style:table-column-properties fo:break-before="auto" style:column-width="2.68816666666667cm"/>
    </style:style>
    <style:style style:name="co36" style:family="table-column">
      <style:table-column-properties fo:break-before="auto" style:column-width="1.8415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1.4605cm"/>
    </style:style>
    <style:style style:name="co39" style:family="table-column">
      <style:table-column-properties fo:break-before="auto" style:column-width="1.54516666666667cm"/>
    </style:style>
    <style:style style:name="co40" style:family="table-column">
      <style:table-column-properties fo:break-before="auto" style:column-width="1.41816666666667cm"/>
    </style:style>
    <style:style style:name="co41" style:family="table-column">
      <style:table-column-properties fo:break-before="auto" style:column-width="8.84766666666667cm"/>
    </style:style>
    <style:style style:name="co42" style:family="table-column">
      <style:table-column-properties fo:break-before="auto" style:column-width="2.7305cm"/>
    </style:style>
    <style:style style:name="co43" style:family="table-column">
      <style:table-column-properties fo:break-before="auto" style:column-width="1.50283333333333cm"/>
    </style:style>
    <style:style style:name="co44" style:family="table-column">
      <style:table-column-properties fo:break-before="auto" style:column-width="2.6035cm"/>
    </style:style>
    <style:style style:name="co45" style:family="table-column">
      <style:table-column-properties fo:break-before="auto" style:column-width="1.9685cm"/>
    </style:style>
    <style:style style:name="co46" style:family="table-column">
      <style:table-column-properties fo:break-before="auto" style:column-width="1.98966666666667cm"/>
    </style:style>
    <style:style style:name="co47" style:family="table-column">
      <style:table-column-properties fo:break-before="auto" style:column-width="1.651cm"/>
    </style:style>
    <style:style style:name="co48" style:family="table-column">
      <style:table-column-properties fo:break-before="auto" style:column-width="9.2075cm"/>
    </style:style>
    <style:style style:name="co49" style:family="table-column">
      <style:table-column-properties fo:break-before="auto" style:column-width="2.94216666666667cm"/>
    </style:style>
    <style:style style:name="co50" style:family="table-column">
      <style:table-column-properties fo:break-before="auto" style:column-width="1.88383333333333cm"/>
    </style:style>
    <style:style style:name="co51" style:family="table-column">
      <style:table-column-properties fo:break-before="auto" style:column-width="5.969cm"/>
    </style:style>
    <style:style style:name="co52" style:family="table-column">
      <style:table-column-properties fo:break-before="auto" style:column-width="9.779cm"/>
    </style:style>
    <style:style style:name="co53" style:family="table-column">
      <style:table-column-properties fo:break-before="auto" style:column-width="7.64116666666667cm"/>
    </style:style>
    <style:style style:name="co54" style:family="table-column">
      <style:table-column-properties fo:break-before="auto" style:column-width="2.794cm"/>
    </style:style>
    <style:style style:name="co55" style:family="table-column">
      <style:table-column-properties fo:break-before="auto" style:column-width="1.397cm"/>
    </style:style>
    <style:style style:name="co56" style:family="table-column">
      <style:table-column-properties fo:break-before="auto" style:column-width="9.0805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24.9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9.9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1.25pt" style:use-optimal-row-height="false" fo:break-before="auto"/>
    </style:style>
    <style:style style:name="ro22" style:family="table-row">
      <style:table-row-properties style:row-height="12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1.9pt" style:use-optimal-row-height="fals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7.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13.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22.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905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3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1905</text:p>
          </table:table-cell>
          <table:table-cell office:value-type="string" table:style-name="ce13">
            <text:p>201904</text:p>
          </table:table-cell>
          <table:table-cell office:value-type="string" table:style-name="ce13">
            <text:p>201805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68501" table:style-name="ce19">
            <text:p>468 501</text:p>
          </table:table-cell>
          <table:table-cell office:value-type="float" office:value="481698" table:style-name="ce19">
            <text:p>481 698</text:p>
          </table:table-cell>
          <table:table-cell office:value-type="float" office:value="523369" table:style-name="ce19">
            <text:p>523 369</text:p>
          </table:table-cell>
          <table:table-cell office:value-type="float" office:value="-2.7396833700783478" table:style-name="ce20">
            <text:p>-2,7</text:p>
          </table:table-cell>
          <table:table-cell office:value-type="float" office:value="-10.483616721662917" table:style-name="ce20">
            <text:p>-10,5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305171" table:style-name="ce19">
            <text:p>305 171</text:p>
          </table:table-cell>
          <table:table-cell office:value-type="float" office:value="321240" table:style-name="ce19">
            <text:p>321 240</text:p>
          </table:table-cell>
          <table:table-cell office:value-type="float" office:value="350174" table:style-name="ce19">
            <text:p>350 174</text:p>
          </table:table-cell>
          <table:table-cell office:value-type="float" office:value="-5.0021790561573898" table:style-name="ce20">
            <text:p>-5,0</text:p>
          </table:table-cell>
          <table:table-cell office:value-type="float" office:value="-12.851610913431607" table:style-name="ce20">
            <text:p>-12,9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8830" table:style-name="ce19">
            <text:p>18 830</text:p>
          </table:table-cell>
          <table:table-cell office:value-type="float" office:value="17400" table:style-name="ce19">
            <text:p>17 400</text:p>
          </table:table-cell>
          <table:table-cell office:value-type="float" office:value="19241" table:style-name="ce19">
            <text:p>19 241</text:p>
          </table:table-cell>
          <table:table-cell office:value-type="float" office:value="8.2183908045977017" table:style-name="ce20">
            <text:p>8,2</text:p>
          </table:table-cell>
          <table:table-cell office:value-type="float" office:value="-2.1360636141572682" table:style-name="ce20">
            <text:p>-2,1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2031" table:style-name="ce19">
            <text:p>42 031</text:p>
          </table:table-cell>
          <table:table-cell office:value-type="float" office:value="41061" table:style-name="ce19">
            <text:p>41 061</text:p>
          </table:table-cell>
          <table:table-cell office:value-type="float" office:value="42239" table:style-name="ce19">
            <text:p>42 239</text:p>
          </table:table-cell>
          <table:table-cell office:value-type="float" office:value="2.3623389591096173" table:style-name="ce20">
            <text:p>2,4</text:p>
          </table:table-cell>
          <table:table-cell office:value-type="float" office:value="-0.49243590047112856" table:style-name="ce20">
            <text:p>-0,5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38202" table:style-name="ce19">
            <text:p>38 202</text:p>
          </table:table-cell>
          <table:table-cell office:value-type="float" office:value="37655" table:style-name="ce19">
            <text:p>37 655</text:p>
          </table:table-cell>
          <table:table-cell office:value-type="float" office:value="38521" table:style-name="ce19">
            <text:p>38 521</text:p>
          </table:table-cell>
          <table:table-cell office:value-type="float" office:value="1.4526623290399681" table:style-name="ce20">
            <text:p>1,5</text:p>
          </table:table-cell>
          <table:table-cell office:value-type="float" office:value="-0.82811972690220914" table:style-name="ce20">
            <text:p>-0,8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3561" table:style-name="ce19">
            <text:p>13 561</text:p>
          </table:table-cell>
          <table:table-cell office:value-type="float" office:value="10467" table:style-name="ce19">
            <text:p>10 467</text:p>
          </table:table-cell>
          <table:table-cell office:value-type="float" office:value="12857" table:style-name="ce19">
            <text:p>12 857</text:p>
          </table:table-cell>
          <table:table-cell office:value-type="float" office:value="29.559568166618899" table:style-name="ce20">
            <text:p>29,6</text:p>
          </table:table-cell>
          <table:table-cell office:value-type="float" office:value="5.4756163957377302" table:style-name="ce20">
            <text:p>5,5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7907" table:style-name="ce38">
            <text:p>7 907</text:p>
          </table:table-cell>
          <table:table-cell office:value-type="float" office:value="7226" table:style-name="ce38">
            <text:p>7 226</text:p>
          </table:table-cell>
          <table:table-cell office:value-type="float" office:value="8169" table:style-name="ce38">
            <text:p>8 169</text:p>
          </table:table-cell>
          <table:table-cell office:value-type="float" office:value="9.4243011347910333" table:style-name="ce39">
            <text:p>9,4</text:p>
          </table:table-cell>
          <table:table-cell office:value-type="float" office:value="-3.2072469090463946" table:style-name="ce39">
            <text:p>-3,2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05-01T00:00:00" table:style-name="ce51">
            <text:p>mai-18</text:p>
          </table:table-cell>
          <table:table-cell office:value-type="float" office:value="350174" table:style-name="ce52">
            <text:p>350 174<text:s/></text:p>
          </table:table-cell>
          <table:table-cell office:value-type="float" office:value="38521" table:style-name="ce52">
            <text:p>38 521<text:s/></text:p>
          </table:table-cell>
          <table:table-cell office:value-type="float" office:value="12857" table:style-name="ce52">
            <text:p>12 857<text:s/></text:p>
          </table:table-cell>
          <table:table-cell office:value-type="float" office:value="8169" table:style-name="ce52">
            <text:p>8 169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06-01T00:00:00" table:style-name="ce51">
            <text:p>jun-18</text:p>
          </table:table-cell>
          <table:table-cell office:value-type="float" office:value="332395" table:style-name="ce52">
            <text:p>332 395<text:s/></text:p>
          </table:table-cell>
          <table:table-cell office:value-type="float" office:value="38662" table:style-name="ce52">
            <text:p>38 662<text:s/></text:p>
          </table:table-cell>
          <table:table-cell office:value-type="float" office:value="12393" table:style-name="ce52">
            <text:p>12 393<text:s/></text:p>
          </table:table-cell>
          <table:table-cell office:value-type="float" office:value="7218" table:style-name="ce52">
            <text:p>7 21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07-01T00:00:00" table:style-name="ce51">
            <text:p>jul-18</text:p>
          </table:table-cell>
          <table:table-cell office:value-type="float" office:value="330587" table:style-name="ce52">
            <text:p>330 587<text:s/></text:p>
          </table:table-cell>
          <table:table-cell office:value-type="float" office:value="39896" table:style-name="ce52">
            <text:p>39 896<text:s/></text:p>
          </table:table-cell>
          <table:table-cell office:value-type="float" office:value="9880" table:style-name="ce52">
            <text:p>9 880<text:s/></text:p>
          </table:table-cell>
          <table:table-cell office:value-type="float" office:value="6480" table:style-name="ce52">
            <text:p>6 480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08-01T00:00:00" table:style-name="ce51">
            <text:p>ago-18</text:p>
          </table:table-cell>
          <table:table-cell office:value-type="float" office:value="338147" table:style-name="ce52">
            <text:p>338 147<text:s/></text:p>
          </table:table-cell>
          <table:table-cell office:value-type="float" office:value="40869" table:style-name="ce52">
            <text:p>40 869<text:s/></text:p>
          </table:table-cell>
          <table:table-cell office:value-type="float" office:value="10411" table:style-name="ce52">
            <text:p>10 411<text:s/></text:p>
          </table:table-cell>
          <table:table-cell office:value-type="float" office:value="7022" table:style-name="ce52">
            <text:p>7 02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09-01T00:00:00" table:style-name="ce51">
            <text:p>set-18</text:p>
          </table:table-cell>
          <table:table-cell office:value-type="float" office:value="338935" table:style-name="ce52">
            <text:p>338 935<text:s/></text:p>
          </table:table-cell>
          <table:table-cell office:value-type="float" office:value="53881" table:style-name="ce52">
            <text:p>53 881<text:s/></text:p>
          </table:table-cell>
          <table:table-cell office:value-type="float" office:value="12064" table:style-name="ce52">
            <text:p>12 064<text:s/></text:p>
          </table:table-cell>
          <table:table-cell office:value-type="float" office:value="8298" table:style-name="ce52">
            <text:p>8 29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10-01T00:00:00" table:style-name="ce51">
            <text:p>out-18</text:p>
          </table:table-cell>
          <table:table-cell office:value-type="float" office:value="334241" table:style-name="ce56">
            <text:p>334 241<text:s/></text:p>
          </table:table-cell>
          <table:table-cell office:value-type="float" office:value="52693" table:style-name="ce56">
            <text:p>52 693<text:s/></text:p>
          </table:table-cell>
          <table:table-cell office:value-type="float" office:value="12833" table:style-name="ce52">
            <text:p>12 833<text:s/></text:p>
          </table:table-cell>
          <table:table-cell office:value-type="float" office:value="7709" table:style-name="ce52">
            <text:p>7 7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11-01T00:00:00" table:style-name="ce51">
            <text:p>nov-18</text:p>
          </table:table-cell>
          <table:table-cell office:value-type="float" office:value="334897" table:style-name="ce52">
            <text:p>334 897<text:s/></text:p>
          </table:table-cell>
          <table:table-cell office:value-type="float" office:value="53806" table:style-name="ce52">
            <text:p>53 806<text:s/></text:p>
          </table:table-cell>
          <table:table-cell office:value-type="float" office:value="9409" table:style-name="ce52">
            <text:p>9 409<text:s/></text:p>
          </table:table-cell>
          <table:table-cell office:value-type="float" office:value="6788" table:style-name="ce52">
            <text:p>6 78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12-01T00:00:00" table:style-name="ce51">
            <text:p>dez-18</text:p>
          </table:table-cell>
          <table:table-cell office:value-type="float" office:value="339035" table:style-name="ce52">
            <text:p>339 035<text:s/></text:p>
          </table:table-cell>
          <table:table-cell office:value-type="float" office:value="40791" table:style-name="ce52">
            <text:p>40 791<text:s/></text:p>
          </table:table-cell>
          <table:table-cell office:value-type="float" office:value="6171" table:style-name="ce52">
            <text:p>6 171<text:s/></text:p>
          </table:table-cell>
          <table:table-cell office:value-type="float" office:value="4444" table:style-name="ce52">
            <text:p>4 44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1-01T00:00:00" table:style-name="ce51">
            <text:p>jan-19</text:p>
          </table:table-cell>
          <table:table-cell office:value-type="float" office:value="350772" table:style-name="ce52">
            <text:p>350 772<text:s/></text:p>
          </table:table-cell>
          <table:table-cell office:value-type="float" office:value="54968" table:style-name="ce52">
            <text:p>54 968<text:s/></text:p>
          </table:table-cell>
          <table:table-cell office:value-type="float" office:value="12515" table:style-name="ce52">
            <text:p>12 515<text:s/></text:p>
          </table:table-cell>
          <table:table-cell office:value-type="float" office:value="7709" table:style-name="ce52">
            <text:p>7 7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2-01T00:00:00" table:style-name="ce51">
            <text:p>fev-19</text:p>
          </table:table-cell>
          <table:table-cell office:value-type="float" office:value="342702" table:style-name="ce52">
            <text:p>342 702<text:s/></text:p>
          </table:table-cell>
          <table:table-cell office:value-type="float" office:value="41049" table:style-name="ce52">
            <text:p>41 049<text:s/></text:p>
          </table:table-cell>
          <table:table-cell office:value-type="float" office:value="10805" table:style-name="ce52">
            <text:p>10 805<text:s/></text:p>
          </table:table-cell>
          <table:table-cell office:value-type="float" office:value="6830" table:style-name="ce52">
            <text:p>6 83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3-01T00:00:00" table:style-name="ce51">
            <text:p>mar-19</text:p>
          </table:table-cell>
          <table:table-cell office:value-type="float" office:value="333776" table:style-name="ce52">
            <text:p>333 776<text:s/></text:p>
          </table:table-cell>
          <table:table-cell office:value-type="float" office:value="39524" table:style-name="ce52">
            <text:p>39 524<text:s/></text:p>
          </table:table-cell>
          <table:table-cell office:value-type="float" office:value="12089" table:style-name="ce52">
            <text:p>12 089<text:s/></text:p>
          </table:table-cell>
          <table:table-cell office:value-type="float" office:value="8367" table:style-name="ce52">
            <text:p>8 36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4-01T00:00:00" table:style-name="ce57">
            <text:p>abr-19</text:p>
          </table:table-cell>
          <table:table-cell office:value-type="float" office:value="321240" table:style-name="ce52">
            <text:p>321 240<text:s/></text:p>
          </table:table-cell>
          <table:table-cell office:value-type="float" office:value="37655" table:style-name="ce52">
            <text:p>37 655<text:s/></text:p>
          </table:table-cell>
          <table:table-cell office:value-type="float" office:value="10467" table:style-name="ce52">
            <text:p>10 467<text:s/></text:p>
          </table:table-cell>
          <table:table-cell office:value-type="float" office:value="7226" table:style-name="ce52">
            <text:p>7 226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9-05-01T00:00:00" table:style-name="ce58">
            <text:p>mai-19</text:p>
          </table:table-cell>
          <table:table-cell office:value-type="float" office:value="305171" table:style-name="ce59">
            <text:p>305 171<text:s/></text:p>
          </table:table-cell>
          <table:table-cell office:value-type="float" office:value="38202" table:style-name="ce59">
            <text:p>38 202<text:s/></text:p>
          </table:table-cell>
          <table:table-cell office:value-type="float" office:value="13561" table:style-name="ce59">
            <text:p>13 561<text:s/></text:p>
          </table:table-cell>
          <table:table-cell office:value-type="float" office:value="7907" table:style-name="ce59">
            <text:p>7 907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60"/>
          <table:table-cell table:number-columns-repeated="3" table:style-name="ce61"/>
          <table:table-cell office:value-type="string" table:number-columns-spanned="2" table:number-rows-spanned="1" table:style-name="ce74">
            <text:p>variação anterior</text:p>
          </table:table-cell>
          <table:covered-table-cell/>
          <table:table-cell office:value-type="string" table:number-columns-spanned="2" table:number-rows-spanned="1" table:style-name="ce74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3">
            <text:p>TOTAL PAÍS</text:p>
          </table:table-cell>
          <table:table-cell office:value-type="string" table:style-name="ce64">
            <text:p>201905</text:p>
          </table:table-cell>
          <table:table-cell office:value-type="string" table:style-name="ce65">
            <text:p>201904</text:p>
          </table:table-cell>
          <table:table-cell office:value-type="string" table:style-name="ce65">
            <text:p>201805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7">
            <text:p>desemprego registado</text:p>
          </table:table-cell>
          <table:table-cell office:value-type="float" office:value="305171" table:style-name="ce68">
            <text:p>305 171</text:p>
          </table:table-cell>
          <table:table-cell office:value-type="float" office:value="321240" table:style-name="ce68">
            <text:p>321 240</text:p>
          </table:table-cell>
          <table:table-cell office:value-type="float" office:value="350174" table:style-name="ce68">
            <text:p>350 174</text:p>
          </table:table-cell>
          <table:table-cell office:value-type="float" office:value="-16069" table:style-name="ce68">
            <text:p>-16 069</text:p>
          </table:table-cell>
          <table:table-cell office:value-type="float" office:value="-5.0021790561573898" table:style-name="ce69">
            <text:p>-5,0</text:p>
          </table:table-cell>
          <table:table-cell office:value-type="float" office:value="-45003" table:style-name="ce68">
            <text:p>-45 003</text:p>
          </table:table-cell>
          <table:table-cell office:value-type="float" office:value="-12.851610913431607" table:style-name="ce69">
            <text:p>-12,9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homens</text:p>
          </table:table-cell>
          <table:table-cell office:value-type="float" office:value="134595" table:style-name="ce68">
            <text:p>134 595</text:p>
          </table:table-cell>
          <table:table-cell office:value-type="float" office:value="141370" table:style-name="ce68">
            <text:p>141 370</text:p>
          </table:table-cell>
          <table:table-cell office:value-type="float" office:value="158011" table:style-name="ce68">
            <text:p>158 011</text:p>
          </table:table-cell>
          <table:table-cell office:value-type="float" office:value="-6775" table:style-name="ce68">
            <text:p>-6 775</text:p>
          </table:table-cell>
          <table:table-cell office:value-type="float" office:value="-4.7923887670651499" table:style-name="ce69">
            <text:p>-4,8</text:p>
          </table:table-cell>
          <table:table-cell office:value-type="float" office:value="-23416" table:style-name="ce68">
            <text:p>-23 416</text:p>
          </table:table-cell>
          <table:table-cell office:value-type="float" office:value="-14.819221446608147" table:style-name="ce69">
            <text:p>-14,8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mulheres</text:p>
          </table:table-cell>
          <table:table-cell office:value-type="float" office:value="170576" table:style-name="ce68">
            <text:p>170 576</text:p>
          </table:table-cell>
          <table:table-cell office:value-type="float" office:value="179870" table:style-name="ce68">
            <text:p>179 870</text:p>
          </table:table-cell>
          <table:table-cell office:value-type="float" office:value="192163" table:style-name="ce68">
            <text:p>192 163</text:p>
          </table:table-cell>
          <table:table-cell office:value-type="float" office:value="-9294" table:style-name="ce68">
            <text:p>-9 294</text:p>
          </table:table-cell>
          <table:table-cell office:value-type="float" office:value="-5.1670651025740808" table:style-name="ce69">
            <text:p>-5,2</text:p>
          </table:table-cell>
          <table:table-cell office:value-type="float" office:value="-21587" table:style-name="ce68">
            <text:p>-21 587</text:p>
          </table:table-cell>
          <table:table-cell office:value-type="float" office:value="-11.233692230033878" table:style-name="ce69">
            <text:p>-11,2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71"/>
          <table:table-cell table:style-name="ce69"/>
          <table:table-cell table:style-name="ce71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lt; 25 anos</text:p>
          </table:table-cell>
          <table:table-cell office:value-type="float" office:value="30087" table:style-name="ce68">
            <text:p>30 087</text:p>
          </table:table-cell>
          <table:table-cell office:value-type="float" office:value="32798" table:style-name="ce68">
            <text:p>32 798</text:p>
          </table:table-cell>
          <table:table-cell office:value-type="float" office:value="35062" table:style-name="ce68">
            <text:p>35 062</text:p>
          </table:table-cell>
          <table:table-cell office:value-type="float" office:value="-2711" table:style-name="ce68">
            <text:p>-2 711</text:p>
          </table:table-cell>
          <table:table-cell office:value-type="float" office:value="-8.2657479114580159" table:style-name="ce69">
            <text:p>-8,3</text:p>
          </table:table-cell>
          <table:table-cell office:value-type="float" office:value="-4975" table:style-name="ce68">
            <text:p>-4 975</text:p>
          </table:table-cell>
          <table:table-cell office:value-type="float" office:value="-14.189150647424562" table:style-name="ce69">
            <text:p>-14,2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gt;= 25 anos</text:p>
          </table:table-cell>
          <table:table-cell office:value-type="float" office:value="275084" table:style-name="ce68">
            <text:p>275 084</text:p>
          </table:table-cell>
          <table:table-cell office:value-type="float" office:value="288442" table:style-name="ce68">
            <text:p>288 442</text:p>
          </table:table-cell>
          <table:table-cell office:value-type="float" office:value="315112" table:style-name="ce68">
            <text:p>315 112</text:p>
          </table:table-cell>
          <table:table-cell office:value-type="float" office:value="-13358" table:style-name="ce68">
            <text:p>-13 358</text:p>
          </table:table-cell>
          <table:table-cell office:value-type="float" office:value="-4.6310870122936327" table:style-name="ce69">
            <text:p>-4,6</text:p>
          </table:table-cell>
          <table:table-cell office:value-type="float" office:value="-40028" table:style-name="ce68">
            <text:p>-40 028</text:p>
          </table:table-cell>
          <table:table-cell office:value-type="float" office:value="-12.702785041509051" table:style-name="ce69">
            <text:p>-12,7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lt; 1 ano inscrição</text:p>
          </table:table-cell>
          <table:table-cell office:value-type="float" office:value="168931" table:style-name="ce68">
            <text:p>168 931</text:p>
          </table:table-cell>
          <table:table-cell office:value-type="float" office:value="179691" table:style-name="ce68">
            <text:p>179 691</text:p>
          </table:table-cell>
          <table:table-cell office:value-type="float" office:value="177722" table:style-name="ce68">
            <text:p>177 722</text:p>
          </table:table-cell>
          <table:table-cell office:value-type="float" office:value="-10760" table:style-name="ce68">
            <text:p>-10 760</text:p>
          </table:table-cell>
          <table:table-cell office:value-type="float" office:value="-5.9880572761017525" table:style-name="ce69">
            <text:p>-6,0</text:p>
          </table:table-cell>
          <table:table-cell office:value-type="float" office:value="-8791" table:style-name="ce68">
            <text:p>-8 791</text:p>
          </table:table-cell>
          <table:table-cell office:value-type="float" office:value="-4.9464894610684107" table:style-name="ce69">
            <text:p>-4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gt;= 1 ano inscrição</text:p>
          </table:table-cell>
          <table:table-cell office:value-type="float" office:value="136240" table:style-name="ce68">
            <text:p>136 240</text:p>
          </table:table-cell>
          <table:table-cell office:value-type="float" office:value="141549" table:style-name="ce68">
            <text:p>141 549</text:p>
          </table:table-cell>
          <table:table-cell office:value-type="float" office:value="172452" table:style-name="ce68">
            <text:p>172 452</text:p>
          </table:table-cell>
          <table:table-cell office:value-type="float" office:value="-5309" table:style-name="ce68">
            <text:p>-5 309</text:p>
          </table:table-cell>
          <table:table-cell office:value-type="float" office:value="-3.7506446530883299" table:style-name="ce69">
            <text:p>-3,8</text:p>
          </table:table-cell>
          <table:table-cell office:value-type="float" office:value="-36212" table:style-name="ce68">
            <text:p>-36 212</text:p>
          </table:table-cell>
          <table:table-cell office:value-type="float" office:value="-20.998306775218612" table:style-name="ce69">
            <text:p>-21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primeiro emprego</text:p>
          </table:table-cell>
          <table:table-cell office:value-type="float" office:value="29081" table:style-name="ce68">
            <text:p>29 081</text:p>
          </table:table-cell>
          <table:table-cell office:value-type="float" office:value="30945" table:style-name="ce68">
            <text:p>30 945</text:p>
          </table:table-cell>
          <table:table-cell office:value-type="float" office:value="35890" table:style-name="ce68">
            <text:p>35 890</text:p>
          </table:table-cell>
          <table:table-cell office:value-type="float" office:value="-1864" table:style-name="ce68">
            <text:p>-1 864</text:p>
          </table:table-cell>
          <table:table-cell office:value-type="float" office:value="-6.0235902407497175" table:style-name="ce69">
            <text:p>-6,0</text:p>
          </table:table-cell>
          <table:table-cell office:value-type="float" office:value="-6809" table:style-name="ce68">
            <text:p>-6 809</text:p>
          </table:table-cell>
          <table:table-cell office:value-type="float" office:value="-18.971858456394539" table:style-name="ce69">
            <text:p>-19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ovo emprego</text:p>
          </table:table-cell>
          <table:table-cell office:value-type="float" office:value="276090" table:style-name="ce68">
            <text:p>276 090</text:p>
          </table:table-cell>
          <table:table-cell office:value-type="float" office:value="290295" table:style-name="ce68">
            <text:p>290 295</text:p>
          </table:table-cell>
          <table:table-cell office:value-type="float" office:value="314284" table:style-name="ce68">
            <text:p>314 284</text:p>
          </table:table-cell>
          <table:table-cell office:value-type="float" office:value="-14205" table:style-name="ce68">
            <text:p>-14 205</text:p>
          </table:table-cell>
          <table:table-cell office:value-type="float" office:value="-4.8932981966620162" table:style-name="ce69">
            <text:p>-4,9</text:p>
          </table:table-cell>
          <table:table-cell office:value-type="float" office:value="-38194" table:style-name="ce68">
            <text:p>-38 194</text:p>
          </table:table-cell>
          <table:table-cell office:value-type="float" office:value="-12.15270265110537" table:style-name="ce69">
            <text:p>-12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enhum nível instrução</text:p>
          </table:table-cell>
          <table:table-cell office:value-type="float" office:value="22296" table:style-name="ce68">
            <text:p>22 296</text:p>
          </table:table-cell>
          <table:table-cell office:value-type="float" office:value="22936" table:style-name="ce68">
            <text:p>22 936</text:p>
          </table:table-cell>
          <table:table-cell office:value-type="float" office:value="24555" table:style-name="ce68">
            <text:p>24 555</text:p>
          </table:table-cell>
          <table:table-cell office:value-type="float" office:value="-640" table:style-name="ce68">
            <text:p>- 640</text:p>
          </table:table-cell>
          <table:table-cell office:value-type="float" office:value="-2.790373212417161" table:style-name="ce69">
            <text:p>-2,8</text:p>
          </table:table-cell>
          <table:table-cell office:value-type="float" office:value="-2259" table:style-name="ce68">
            <text:p>-2 259</text:p>
          </table:table-cell>
          <table:table-cell office:value-type="float" office:value="-9.1997556505803288" table:style-name="ce69">
            <text:p>-9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1º ciclo ensino básico</text:p>
          </table:table-cell>
          <table:table-cell office:value-type="float" office:value="55490" table:style-name="ce68">
            <text:p>55 490</text:p>
          </table:table-cell>
          <table:table-cell office:value-type="float" office:value="58109" table:style-name="ce68">
            <text:p>58 109</text:p>
          </table:table-cell>
          <table:table-cell office:value-type="float" office:value="68068" table:style-name="ce68">
            <text:p>68 068</text:p>
          </table:table-cell>
          <table:table-cell office:value-type="float" office:value="-2619" table:style-name="ce68">
            <text:p>-2 619</text:p>
          </table:table-cell>
          <table:table-cell office:value-type="float" office:value="-4.5070471011375171" table:style-name="ce69">
            <text:p>-4,5</text:p>
          </table:table-cell>
          <table:table-cell office:value-type="float" office:value="-12578" table:style-name="ce68">
            <text:p>-12 578</text:p>
          </table:table-cell>
          <table:table-cell office:value-type="float" office:value="-18.478580243286125" table:style-name="ce69">
            <text:p>-18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2º ciclo ensino básico</text:p>
          </table:table-cell>
          <table:table-cell office:value-type="float" office:value="45388" table:style-name="ce68">
            <text:p>45 388</text:p>
          </table:table-cell>
          <table:table-cell office:value-type="float" office:value="47548" table:style-name="ce68">
            <text:p>47 548</text:p>
          </table:table-cell>
          <table:table-cell office:value-type="float" office:value="53989" table:style-name="ce68">
            <text:p>53 989</text:p>
          </table:table-cell>
          <table:table-cell office:value-type="float" office:value="-2160" table:style-name="ce68">
            <text:p>-2 160</text:p>
          </table:table-cell>
          <table:table-cell office:value-type="float" office:value="-4.5427778245141752" table:style-name="ce69">
            <text:p>-4,5</text:p>
          </table:table-cell>
          <table:table-cell office:value-type="float" office:value="-8601" table:style-name="ce68">
            <text:p>-8 601</text:p>
          </table:table-cell>
          <table:table-cell office:value-type="float" office:value="-15.931022986163848" table:style-name="ce69">
            <text:p>-15,9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3º ciclo ensino básico</text:p>
          </table:table-cell>
          <table:table-cell office:value-type="float" office:value="59691" table:style-name="ce68">
            <text:p>59 691</text:p>
          </table:table-cell>
          <table:table-cell office:value-type="float" office:value="62656" table:style-name="ce68">
            <text:p>62 656</text:p>
          </table:table-cell>
          <table:table-cell office:value-type="float" office:value="67458" table:style-name="ce68">
            <text:p>67 458</text:p>
          </table:table-cell>
          <table:table-cell office:value-type="float" office:value="-2965" table:style-name="ce68">
            <text:p>-2 965</text:p>
          </table:table-cell>
          <table:table-cell office:value-type="float" office:value="-4.7321884576098059" table:style-name="ce69">
            <text:p>-4,7</text:p>
          </table:table-cell>
          <table:table-cell office:value-type="float" office:value="-7767" table:style-name="ce68">
            <text:p>-7 767</text:p>
          </table:table-cell>
          <table:table-cell office:value-type="float" office:value="-11.5138308280708" table:style-name="ce69">
            <text:p>-11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ecundário</text:p>
          </table:table-cell>
          <table:table-cell office:value-type="float" office:value="81399" table:style-name="ce68">
            <text:p>81 399</text:p>
          </table:table-cell>
          <table:table-cell office:value-type="float" office:value="85971" table:style-name="ce68">
            <text:p>85 971</text:p>
          </table:table-cell>
          <table:table-cell office:value-type="float" office:value="89374" table:style-name="ce68">
            <text:p>89 374</text:p>
          </table:table-cell>
          <table:table-cell office:value-type="float" office:value="-4572" table:style-name="ce68">
            <text:p>-4 572</text:p>
          </table:table-cell>
          <table:table-cell office:value-type="float" office:value="-5.3180723732421402" table:style-name="ce69">
            <text:p>-5,3</text:p>
          </table:table-cell>
          <table:table-cell office:value-type="float" office:value="-7975" table:style-name="ce68">
            <text:p>-7 975</text:p>
          </table:table-cell>
          <table:table-cell office:value-type="float" office:value="-8.9231767628169276" table:style-name="ce69">
            <text:p>-8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uperior</text:p>
          </table:table-cell>
          <table:table-cell office:value-type="float" office:value="40907" table:style-name="ce68">
            <text:p>40 907</text:p>
          </table:table-cell>
          <table:table-cell office:value-type="float" office:value="44020" table:style-name="ce68">
            <text:p>44 020</text:p>
          </table:table-cell>
          <table:table-cell office:value-type="float" office:value="46730" table:style-name="ce68">
            <text:p>46 730</text:p>
          </table:table-cell>
          <table:table-cell office:value-type="float" office:value="-3113" table:style-name="ce68">
            <text:p>-3 113</text:p>
          </table:table-cell>
          <table:table-cell office:value-type="float" office:value="-7.0717855520218089" table:style-name="ce69">
            <text:p>-7,1</text:p>
          </table:table-cell>
          <table:table-cell office:value-type="float" office:value="-5823" table:style-name="ce68">
            <text:p>-5 823</text:p>
          </table:table-cell>
          <table:table-cell office:value-type="float" office:value="-12.460945859191099" table:style-name="ce69">
            <text:p>-12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Total <text:s/>País</text:p>
          </table:table-cell>
          <table:table-cell office:value-type="float" office:value="305171" table:style-name="ce68">
            <text:p>305 171</text:p>
          </table:table-cell>
          <table:table-cell office:value-type="float" office:value="321240" table:style-name="ce68">
            <text:p>321 240</text:p>
          </table:table-cell>
          <table:table-cell office:value-type="float" office:value="350174" table:style-name="ce68">
            <text:p>350 174</text:p>
          </table:table-cell>
          <table:table-cell office:value-type="float" office:value="-16069" table:style-name="ce68">
            <text:p>-16 069</text:p>
          </table:table-cell>
          <table:table-cell office:value-type="float" office:value="-5.0021790561573898" table:style-name="ce69">
            <text:p>-5,0</text:p>
          </table:table-cell>
          <table:table-cell office:value-type="float" office:value="-45003" table:style-name="ce68">
            <text:p>-45 003</text:p>
          </table:table-cell>
          <table:table-cell office:value-type="float" office:value="-12.851610913431607" table:style-name="ce69">
            <text:p>-12,9</text:p>
          </table:table-cell>
          <table:table-cell table:style-name="ce72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Norte</text:p>
          </table:table-cell>
          <table:table-cell office:value-type="float" office:value="126663" table:style-name="ce68">
            <text:p>126 663</text:p>
          </table:table-cell>
          <table:table-cell office:value-type="float" office:value="133143" table:style-name="ce68">
            <text:p>133 143</text:p>
          </table:table-cell>
          <table:table-cell office:value-type="float" office:value="147254" table:style-name="ce68">
            <text:p>147 254</text:p>
          </table:table-cell>
          <table:table-cell office:value-type="float" office:value="-6480" table:style-name="ce68">
            <text:p>-6 480</text:p>
          </table:table-cell>
          <table:table-cell office:value-type="float" office:value="-4.8669475676528249" table:style-name="ce69">
            <text:p>-4,9</text:p>
          </table:table-cell>
          <table:table-cell office:value-type="float" office:value="-20591" table:style-name="ce68">
            <text:p>-20 591</text:p>
          </table:table-cell>
          <table:table-cell office:value-type="float" office:value="-13.983321335922962" table:style-name="ce69">
            <text:p>-14,0</text:p>
          </table:table-cell>
          <table:table-cell office:value-type="float" office:value="-12.851610913431607" table:style-name="ce72">
            <text:p>-12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Centro</text:p>
          </table:table-cell>
          <table:table-cell office:value-type="float" office:value="41451" table:style-name="ce68">
            <text:p>41 451</text:p>
          </table:table-cell>
          <table:table-cell office:value-type="float" office:value="43663" table:style-name="ce68">
            <text:p>43 663</text:p>
          </table:table-cell>
          <table:table-cell office:value-type="float" office:value="46448" table:style-name="ce68">
            <text:p>46 448</text:p>
          </table:table-cell>
          <table:table-cell office:value-type="float" office:value="-2212" table:style-name="ce68">
            <text:p>-2 212</text:p>
          </table:table-cell>
          <table:table-cell office:value-type="float" office:value="-5.066074250509585" table:style-name="ce69">
            <text:p>-5,1</text:p>
          </table:table-cell>
          <table:table-cell office:value-type="float" office:value="-4997" table:style-name="ce68">
            <text:p>-4 997</text:p>
          </table:table-cell>
          <table:table-cell office:value-type="float" office:value="-10.758267309679642" table:style-name="ce69">
            <text:p>-10,8</text:p>
          </table:table-cell>
          <table:table-cell office:value-type="float" office:value="-12.851610913431607" table:style-name="ce72">
            <text:p>-12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Lisboa VT</text:p>
          </table:table-cell>
          <table:table-cell office:value-type="float" office:value="91018" table:style-name="ce68">
            <text:p>91 018</text:p>
          </table:table-cell>
          <table:table-cell office:value-type="float" office:value="94043" table:style-name="ce68">
            <text:p>94 043</text:p>
          </table:table-cell>
          <table:table-cell office:value-type="float" office:value="106420" table:style-name="ce68">
            <text:p>106 420</text:p>
          </table:table-cell>
          <table:table-cell office:value-type="float" office:value="-3025" table:style-name="ce68">
            <text:p>-3 025</text:p>
          </table:table-cell>
          <table:table-cell office:value-type="float" office:value="-3.2166136767223503" table:style-name="ce69">
            <text:p>-3,2</text:p>
          </table:table-cell>
          <table:table-cell office:value-type="float" office:value="-15402" table:style-name="ce68">
            <text:p>-15 402</text:p>
          </table:table-cell>
          <table:table-cell office:value-type="float" office:value="-14.472843450479234" table:style-name="ce69">
            <text:p>-14,5</text:p>
          </table:table-cell>
          <table:table-cell office:value-type="float" office:value="-12.851610913431607" table:style-name="ce72">
            <text:p>-12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lentejo</text:p>
          </table:table-cell>
          <table:table-cell office:value-type="float" office:value="14007" table:style-name="ce68">
            <text:p>14 007</text:p>
          </table:table-cell>
          <table:table-cell office:value-type="float" office:value="14994" table:style-name="ce68">
            <text:p>14 994</text:p>
          </table:table-cell>
          <table:table-cell office:value-type="float" office:value="15770" table:style-name="ce68">
            <text:p>15 770</text:p>
          </table:table-cell>
          <table:table-cell office:value-type="float" office:value="-987" table:style-name="ce68">
            <text:p>- 987</text:p>
          </table:table-cell>
          <table:table-cell office:value-type="float" office:value="-6.5826330532212891" table:style-name="ce69">
            <text:p>-6,6</text:p>
          </table:table-cell>
          <table:table-cell office:value-type="float" office:value="-1763" table:style-name="ce68">
            <text:p>-1 763</text:p>
          </table:table-cell>
          <table:table-cell office:value-type="float" office:value="-11.179454660748256" table:style-name="ce69">
            <text:p>-11,2</text:p>
          </table:table-cell>
          <table:table-cell office:value-type="float" office:value="-12.851610913431607" table:style-name="ce72">
            <text:p>-12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<text:s/>Algarve</text:p>
          </table:table-cell>
          <table:table-cell office:value-type="float" office:value="9153" table:style-name="ce68">
            <text:p>9 153</text:p>
          </table:table-cell>
          <table:table-cell office:value-type="float" office:value="11782" table:style-name="ce68">
            <text:p>11 782</text:p>
          </table:table-cell>
          <table:table-cell office:value-type="float" office:value="9268" table:style-name="ce68">
            <text:p>9 268</text:p>
          </table:table-cell>
          <table:table-cell office:value-type="float" office:value="-2629" table:style-name="ce68">
            <text:p>-2 629</text:p>
          </table:table-cell>
          <table:table-cell office:value-type="float" office:value="-22.31369886267187" table:style-name="ce69">
            <text:p>-22,3</text:p>
          </table:table-cell>
          <table:table-cell office:value-type="float" office:value="-115" table:style-name="ce68">
            <text:p>- 115</text:p>
          </table:table-cell>
          <table:table-cell office:value-type="float" office:value="-1.2408286577470866" table:style-name="ce69">
            <text:p>-1,2</text:p>
          </table:table-cell>
          <table:table-cell office:value-type="float" office:value="-12.851610913431607" table:style-name="ce72">
            <text:p>-12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çores</text:p>
          </table:table-cell>
          <table:table-cell office:value-type="float" office:value="7136" table:style-name="ce68">
            <text:p>7 136</text:p>
          </table:table-cell>
          <table:table-cell office:value-type="float" office:value="7422" table:style-name="ce68">
            <text:p>7 422</text:p>
          </table:table-cell>
          <table:table-cell office:value-type="float" office:value="8344" table:style-name="ce68">
            <text:p>8 344</text:p>
          </table:table-cell>
          <table:table-cell office:value-type="float" office:value="-286" table:style-name="ce68">
            <text:p>- 286</text:p>
          </table:table-cell>
          <table:table-cell office:value-type="float" office:value="-3.8534087846941527" table:style-name="ce69">
            <text:p>-3,9</text:p>
          </table:table-cell>
          <table:table-cell office:value-type="float" office:value="-1208" table:style-name="ce68">
            <text:p>-1 208</text:p>
          </table:table-cell>
          <table:table-cell office:value-type="float" office:value="-14.477468839884947" table:style-name="ce69">
            <text:p>-14,5</text:p>
          </table:table-cell>
          <table:table-cell office:value-type="float" office:value="-12.851610913431607" table:style-name="ce72">
            <text:p>-12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Madeira</text:p>
          </table:table-cell>
          <table:table-cell office:value-type="float" office:value="15743" table:style-name="ce68">
            <text:p>15 743</text:p>
          </table:table-cell>
          <table:table-cell office:value-type="float" office:value="16193" table:style-name="ce68">
            <text:p>16 193</text:p>
          </table:table-cell>
          <table:table-cell office:value-type="float" office:value="16670" table:style-name="ce68">
            <text:p>16 670</text:p>
          </table:table-cell>
          <table:table-cell office:value-type="float" office:value="-450" table:style-name="ce68">
            <text:p>- 450</text:p>
          </table:table-cell>
          <table:table-cell office:value-type="float" office:value="-2.7789785709874635" table:style-name="ce69">
            <text:p>-2,8</text:p>
          </table:table-cell>
          <table:table-cell office:value-type="float" office:value="-927" table:style-name="ce68">
            <text:p>- 927</text:p>
          </table:table-cell>
          <table:table-cell office:value-type="float" office:value="-5.5608878224355136" table:style-name="ce69">
            <text:p>-5,6</text:p>
          </table:table-cell>
          <table:table-cell office:value-type="float" office:value="-12.851610913431607" table:style-name="ce72">
            <text:p>-12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20" table:number-columns-repeated="16362" table:default-cell-style-name="ce1"/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905</text:p>
          </table:table-cell>
          <table:table-cell office:value-type="string" table:style-name="ce77">
            <text:p>201904</text:p>
          </table:table-cell>
          <table:table-cell office:value-type="string" table:style-name="ce77">
            <text:p>201805</text:p>
          </table:table-cell>
          <table:table-cell table:number-columns-repeated="4" table:style-name="ce75"/>
          <table:table-cell office:value-type="string" table:style-name="ce76">
            <text:p>CPP</text:p>
          </table:table-cell>
          <table:table-cell office:value-type="string" table:style-name="ce77">
            <text:p>201905</text:p>
          </table:table-cell>
          <table:table-cell office:value-type="string" table:style-name="ce77">
            <text:p>201904</text:p>
          </table:table-cell>
          <table:table-cell office:value-type="string" table:style-name="ce77">
            <text:p>201805</text:p>
          </table:table-cell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905</text:p>
          </table:table-cell>
          <table:table-cell office:value-type="string" table:style-name="ce77">
            <text:p>201904</text:p>
          </table:table-cell>
          <table:table-cell office:value-type="string" table:style-name="ce77">
            <text:p>201805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82292" table:style-name="ce79">
            <text:p>282292</text:p>
          </table:table-cell>
          <table:table-cell office:value-type="float" office:value="297625" table:style-name="ce79">
            <text:p>297625</text:p>
          </table:table-cell>
          <table:table-cell office:value-type="float" office:value="325160" table:style-name="ce79">
            <text:p>325160</text:p>
          </table:table-cell>
          <table:table-cell table:style-name="ce75"/>
          <table:table-cell office:value-type="string" table:style-name="ce78">
            <text:p>Desemprego no Fim</text:p>
          </table:table-cell>
          <table:table-cell office:value-type="string" table:style-name="ce80">
            <text:p>var hom %</text:p>
          </table:table-cell>
          <table:table-cell table:style-name="ce75"/>
          <table:table-cell office:value-type="string" table:style-name="ce78">
            <text:p>Ofertas recebidas</text:p>
          </table:table-cell>
          <table:table-cell office:value-type="float" office:value="12984" table:style-name="ce81">
            <text:p>12984</text:p>
          </table:table-cell>
          <table:table-cell office:value-type="float" office:value="10016" table:style-name="ce81">
            <text:p>10016</text:p>
          </table:table-cell>
          <table:table-cell office:value-type="float" office:value="12301" table:style-name="ce81">
            <text:p>12301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float" office:value="7496" table:style-name="ce79">
            <text:p>7496</text:p>
          </table:table-cell>
          <table:table-cell office:value-type="float" office:value="6905" table:style-name="ce79">
            <text:p>6905</text:p>
          </table:table-cell>
          <table:table-cell office:value-type="float" office:value="7796" table:style-name="ce79">
            <text:p>7796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string" table:style-name="ce80">
            <text:p>var hom val abs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6954" table:style-name="ce83">
            <text:p>6954</text:p>
          </table:table-cell>
          <table:table-cell office:value-type="float" office:value="7224" table:style-name="ce83">
            <text:p>7224</text:p>
          </table:table-cell>
          <table:table-cell office:value-type="float" office:value="7397" table:style-name="ce83">
            <text:p>7397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-20.391755217001698" table:style-name="ce84">
            <text:p>-20,4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62" table:style-name="ce85">
            <text:p>62</text:p>
          </table:table-cell>
          <table:table-cell office:value-type="float" office:value="27" table:style-name="ce85">
            <text:p>27</text:p>
          </table:table-cell>
          <table:table-cell office:value-type="float" office:value="29" table:style-name="ce85">
            <text:p>29</text:p>
          </table:table-cell>
          <table:table-cell table:style-name="ce75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26" table:style-name="ce83">
            <text:p>26</text:p>
          </table:table-cell>
          <table:table-cell office:value-type="float" office:value="11" table:style-name="ce83">
            <text:p>11</text:p>
          </table:table-cell>
          <table:table-cell office:value-type="float" office:value="23" table:style-name="ce83">
            <text:p>23</text:p>
          </table:table-cell>
          <table:table-cell table:style-name="ce75"/>
          <table:table-cell office:value-type="string" table:style-name="ce87">
            <text:p>6- Agricultores e trab. qualificados da agric., <text:s/>pesca e floresta</text:p>
          </table:table-cell>
          <table:table-cell office:value-type="float" office:value="-472" table:style-name="ce88">
            <text:p>-472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30741" table:style-name="ce89">
            <text:p>30741</text:p>
          </table:table-cell>
          <table:table-cell office:value-type="float" office:value="33044" table:style-name="ce89">
            <text:p>33044</text:p>
          </table:table-cell>
          <table:table-cell office:value-type="float" office:value="35427" table:style-name="ce89">
            <text:p>35427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-13.4220981423816" table:style-name="ce84">
            <text:p>-13,4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871" table:style-name="ce90">
            <text:p>871</text:p>
          </table:table-cell>
          <table:table-cell office:value-type="float" office:value="594" table:style-name="ce90">
            <text:p>594</text:p>
          </table:table-cell>
          <table:table-cell office:value-type="float" office:value="497" table:style-name="ce90">
            <text:p>497</text:p>
          </table:table-cell>
          <table:table-cell table:style-name="ce75"/>
          <table:table-cell office:value-type="string" table:style-name="ce86">
            <text:p>2- Especialistas das atividades intelectuais e científicas</text:p>
          </table:table-cell>
          <table:table-cell office:value-type="float" office:value="387" table:style-name="ce89">
            <text:p>387</text:p>
          </table:table-cell>
          <table:table-cell office:value-type="float" office:value="398" table:style-name="ce89">
            <text:p>398</text:p>
          </table:table-cell>
          <table:table-cell office:value-type="float" office:value="326" table:style-name="ce89">
            <text:p>326</text:p>
          </table:table-cell>
          <table:table-cell table:style-name="ce75"/>
          <table:table-cell office:value-type="string" table:style-name="ce87">
            <text:p>7- Trabalhadores qualificados da indústria, construção e artífices</text:p>
          </table:table-cell>
          <table:table-cell office:value-type="float" office:value="-167" table:style-name="ce88">
            <text:p>-167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26178" table:style-name="ce83">
            <text:p>26178</text:p>
          </table:table-cell>
          <table:table-cell office:value-type="float" office:value="27622" table:style-name="ce83">
            <text:p>27622</text:p>
          </table:table-cell>
          <table:table-cell office:value-type="float" office:value="30000" table:style-name="ce83">
            <text:p>30000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-13.227199593530401" table:style-name="ce84">
            <text:p>-13,2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922" table:style-name="ce85">
            <text:p>922</text:p>
          </table:table-cell>
          <table:table-cell office:value-type="float" office:value="570" table:style-name="ce85">
            <text:p>570</text:p>
          </table:table-cell>
          <table:table-cell office:value-type="float" office:value="640" table:style-name="ce85">
            <text:p>640</text:p>
          </table:table-cell>
          <table:table-cell table:style-name="ce75"/>
          <table:table-cell office:value-type="string" table:style-name="ce86">
            <text:p>3- Técnicos e profissões de nível intermédio</text:p>
          </table:table-cell>
          <table:table-cell office:value-type="float" office:value="408" table:style-name="ce83">
            <text:p>408</text:p>
          </table:table-cell>
          <table:table-cell office:value-type="float" office:value="371" table:style-name="ce83">
            <text:p>371</text:p>
          </table:table-cell>
          <table:table-cell office:value-type="float" office:value="377" table:style-name="ce83">
            <text:p>377</text:p>
          </table:table-cell>
          <table:table-cell table:style-name="ce75"/>
          <table:table-cell office:value-type="string" table:style-name="ce87">
            <text:p>9- Trabalhadores não qualificados</text:p>
          </table:table-cell>
          <table:table-cell office:value-type="float" office:value="-62" table:style-name="ce88">
            <text:p>-62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33138" table:style-name="ce89">
            <text:p>33138</text:p>
          </table:table-cell>
          <table:table-cell office:value-type="float" office:value="34757" table:style-name="ce89">
            <text:p>34757</text:p>
          </table:table-cell>
          <table:table-cell office:value-type="float" office:value="37520" table:style-name="ce89">
            <text:p>37520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-12.74" table:style-name="ce84">
            <text:p>-12,7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1111" table:style-name="ce90">
            <text:p>1111</text:p>
          </table:table-cell>
          <table:table-cell office:value-type="float" office:value="874" table:style-name="ce90">
            <text:p>874</text:p>
          </table:table-cell>
          <table:table-cell office:value-type="float" office:value="1052" table:style-name="ce90">
            <text:p>1052</text:p>
          </table:table-cell>
          <table:table-cell table:style-name="ce75"/>
          <table:table-cell office:value-type="string" table:style-name="ce86">
            <text:p>4- Pessoal administrativo</text:p>
          </table:table-cell>
          <table:table-cell office:value-type="float" office:value="769" table:style-name="ce89">
            <text:p>769</text:p>
          </table:table-cell>
          <table:table-cell office:value-type="float" office:value="673" table:style-name="ce89">
            <text:p>673</text:p>
          </table:table-cell>
          <table:table-cell office:value-type="float" office:value="784" table:style-name="ce89">
            <text:p>784</text:p>
          </table:table-cell>
          <table:table-cell table:style-name="ce75"/>
          <table:table-cell office:value-type="string" table:style-name="ce87">
            <text:p>4- Pessoal administrativo</text:p>
          </table:table-cell>
          <table:table-cell office:value-type="float" office:value="-15" table:style-name="ce88">
            <text:p>-15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55345" table:style-name="ce83">
            <text:p>55345</text:p>
          </table:table-cell>
          <table:table-cell office:value-type="float" office:value="58513" table:style-name="ce83">
            <text:p>58513</text:p>
          </table:table-cell>
          <table:table-cell office:value-type="float" office:value="63223" table:style-name="ce83">
            <text:p>63223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-12.4606551413252" table:style-name="ce84">
            <text:p>-12,5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2730" table:style-name="ce85">
            <text:p>2730</text:p>
          </table:table-cell>
          <table:table-cell office:value-type="float" office:value="2363" table:style-name="ce85">
            <text:p>2363</text:p>
          </table:table-cell>
          <table:table-cell office:value-type="float" office:value="2639" table:style-name="ce85">
            <text:p>2639</text:p>
          </table:table-cell>
          <table:table-cell table:style-name="ce75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1548" table:style-name="ce83">
            <text:p>1548</text:p>
          </table:table-cell>
          <table:table-cell office:value-type="float" office:value="1584" table:style-name="ce83">
            <text:p>1584</text:p>
          </table:table-cell>
          <table:table-cell office:value-type="float" office:value="1402" table:style-name="ce83">
            <text:p>1402</text:p>
          </table:table-cell>
          <table:table-cell table:style-name="ce75"/>
          <table:table-cell office:value-type="string" table:style-name="ce87">
            <text:p>1- Repres. poder legisla., órgãos exec., dirig., dir. e gestores execu.</text:p>
          </table:table-cell>
          <table:table-cell office:value-type="float" office:value="3" table:style-name="ce88">
            <text:p>3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9600" table:style-name="ce89">
            <text:p>9600</text:p>
          </table:table-cell>
          <table:table-cell office:value-type="float" office:value="10102" table:style-name="ce89">
            <text:p>10102</text:p>
          </table:table-cell>
          <table:table-cell office:value-type="float" office:value="10355" table:style-name="ce89">
            <text:p>10355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-12.4187482728376" table:style-name="ce84">
            <text:p>-12,4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407" table:style-name="ce90">
            <text:p>407</text:p>
          </table:table-cell>
          <table:table-cell office:value-type="float" office:value="271" table:style-name="ce90">
            <text:p>271</text:p>
          </table:table-cell>
          <table:table-cell office:value-type="float" office:value="863" table:style-name="ce90">
            <text:p>863</text:p>
          </table:table-cell>
          <table:table-cell table:style-name="ce75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236" table:style-name="ce89">
            <text:p>236</text:p>
          </table:table-cell>
          <table:table-cell office:value-type="float" office:value="156" table:style-name="ce89">
            <text:p>156</text:p>
          </table:table-cell>
          <table:table-cell office:value-type="float" office:value="708" table:style-name="ce89">
            <text:p>708</text:p>
          </table:table-cell>
          <table:table-cell table:style-name="ce75"/>
          <table:table-cell office:value-type="string" table:style-name="ce87">
            <text:p>3- Técnicos e profissões de nível intermédio</text:p>
          </table:table-cell>
          <table:table-cell office:value-type="float" office:value="31" table:style-name="ce88">
            <text:p>31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31091" table:style-name="ce83">
            <text:p>31091</text:p>
          </table:table-cell>
          <table:table-cell office:value-type="float" office:value="32661" table:style-name="ce83">
            <text:p>32661</text:p>
          </table:table-cell>
          <table:table-cell office:value-type="float" office:value="39055" table:style-name="ce83">
            <text:p>39055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-11.679104477611901" table:style-name="ce84">
            <text:p>-11,7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2118" table:style-name="ce85">
            <text:p>2118</text:p>
          </table:table-cell>
          <table:table-cell office:value-type="float" office:value="1446" table:style-name="ce85">
            <text:p>1446</text:p>
          </table:table-cell>
          <table:table-cell office:value-type="float" office:value="2007" table:style-name="ce85">
            <text:p>2007</text:p>
          </table:table-cell>
          <table:table-cell table:style-name="ce75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1005" table:style-name="ce83">
            <text:p>1005</text:p>
          </table:table-cell>
          <table:table-cell office:value-type="float" office:value="822" table:style-name="ce83">
            <text:p>822</text:p>
          </table:table-cell>
          <table:table-cell office:value-type="float" office:value="1172" table:style-name="ce83">
            <text:p>1172</text:p>
          </table:table-cell>
          <table:table-cell table:style-name="ce75"/>
          <table:table-cell office:value-type="string" table:style-name="ce87">
            <text:p>2- Especialistas das atividades intelectuais e científicas</text:p>
          </table:table-cell>
          <table:table-cell office:value-type="float" office:value="61" table:style-name="ce88">
            <text:p>61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16126" table:style-name="ce89">
            <text:p>16126</text:p>
          </table:table-cell>
          <table:table-cell office:value-type="float" office:value="17121" table:style-name="ce89">
            <text:p>17121</text:p>
          </table:table-cell>
          <table:table-cell office:value-type="float" office:value="18626" table:style-name="ce89">
            <text:p>18626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-7.2911636890391103" table:style-name="ce84">
            <text:p>-7,3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1329" table:style-name="ce90">
            <text:p>1329</text:p>
          </table:table-cell>
          <table:table-cell office:value-type="float" office:value="899" table:style-name="ce90">
            <text:p>899</text:p>
          </table:table-cell>
          <table:table-cell office:value-type="float" office:value="976" table:style-name="ce90">
            <text:p>976</text:p>
          </table:table-cell>
          <table:table-cell table:style-name="ce75"/>
          <table:table-cell office:value-type="string" table:style-name="ce86">
            <text:p>8- Operadores de instalações e máquinas e trab. da montagem</text:p>
          </table:table-cell>
          <table:table-cell office:value-type="float" office:value="780" table:style-name="ce89">
            <text:p>780</text:p>
          </table:table-cell>
          <table:table-cell office:value-type="float" office:value="580" table:style-name="ce89">
            <text:p>580</text:p>
          </table:table-cell>
          <table:table-cell office:value-type="float" office:value="608" table:style-name="ce89">
            <text:p>608</text:p>
          </table:table-cell>
          <table:table-cell table:style-name="ce75"/>
          <table:table-cell office:value-type="string" table:style-name="ce87">
            <text:p>5- Trab. serviços pessoais, de proteção e segurança e vendedores</text:p>
          </table:table-cell>
          <table:table-cell office:value-type="float" office:value="146" table:style-name="ce88">
            <text:p>146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72893" table:style-name="ce83">
            <text:p>72893</text:p>
          </table:table-cell>
          <table:table-cell office:value-type="float" office:value="76345" table:style-name="ce83">
            <text:p>76345</text:p>
          </table:table-cell>
          <table:table-cell office:value-type="float" office:value="83229" table:style-name="ce83">
            <text:p>83229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-5.9889144247667998" table:style-name="ce84">
            <text:p>-6,0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3428" table:style-name="ce85">
            <text:p>3428</text:p>
          </table:table-cell>
          <table:table-cell office:value-type="float" office:value="2968" table:style-name="ce85">
            <text:p>2968</text:p>
          </table:table-cell>
          <table:table-cell office:value-type="float" office:value="3592" table:style-name="ce85">
            <text:p>3592</text:p>
          </table:table-cell>
          <table:table-cell table:style-name="ce75"/>
          <table:table-cell office:value-type="string" table:style-name="ce86">
            <text:p>9- Trabalhadores não qualificados</text:p>
          </table:table-cell>
          <table:table-cell office:value-type="float" office:value="2332" table:style-name="ce83">
            <text:p>2332</text:p>
          </table:table-cell>
          <table:table-cell office:value-type="float" office:value="2306" table:style-name="ce83">
            <text:p>2306</text:p>
          </table:table-cell>
          <table:table-cell office:value-type="float" office:value="2394" table:style-name="ce83">
            <text:p>2394</text:p>
          </table:table-cell>
          <table:table-cell table:style-name="ce75"/>
          <table:table-cell office:value-type="string" table:style-name="ce87">
            <text:p>8- Operadores de instalações e máquinas e trab. da montagem</text:p>
          </table:table-cell>
          <table:table-cell office:value-type="float" office:value="172" table:style-name="ce88">
            <text:p>172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0- Profissões das Forças Armadas</text:p>
          </table:table-cell>
          <table:table-cell office:value-type="float" office:value="198" table:style-name="ce89">
            <text:p>198</text:p>
          </table:table-cell>
          <table:table-cell office:value-type="float" office:value="207" table:style-name="ce89">
            <text:p>207</text:p>
          </table:table-cell>
          <table:table-cell office:value-type="float" office:value="216" table:style-name="ce89">
            <text:p>216</text:p>
          </table:table-cell>
          <table:table-cell table:number-columns-repeated="4" table:style-name="ce75"/>
          <table:table-cell office:value-type="string" table:style-name="ce82">
            <text:p>0- Profissões das Forças Armadas</text:p>
          </table:table-cell>
          <table:table-cell office:value-type="float" office:value="6" table:style-name="ce90">
            <text:p>6</text:p>
          </table:table-cell>
          <table:table-cell office:value-type="float" office:value="4" table:style-name="ce90">
            <text:p>4</text:p>
          </table:table-cell>
          <table:table-cell office:value-type="float" office:value="6" table:style-name="ce90">
            <text:p>6</text:p>
          </table:table-cell>
          <table:table-cell table:style-name="ce75"/>
          <table:table-cell office:value-type="string" table:style-name="ce86">
            <text:p>0- Profissões das Forças Armadas</text:p>
          </table:table-cell>
          <table:table-cell office:value-type="float" office:value="5" table:style-name="ce89">
            <text:p>5</text:p>
          </table:table-cell>
          <table:table-cell office:value-type="float" office:value="4" table:style-name="ce89">
            <text:p>4</text:p>
          </table:table-cell>
          <table:table-cell office:value-type="float" office:value="2" table:style-name="ce89">
            <text:p>2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table:style-name="ce82"/>
          <table:table-cell office:value-type="float" office:value="28" table:style-name="ce83">
            <text:p>28</text:p>
          </table:table-cell>
          <table:table-cell office:value-type="float" office:value="29" table:style-name="ce83">
            <text:p>29</text:p>
          </table:table-cell>
          <table:table-cell office:value-type="float" office:value="112" table:style-name="ce83">
            <text:p>112</text:p>
          </table:table-cell>
          <table:table-cell table:number-columns-repeated="16379" table:style-name="ce75"/>
        </table:table-row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1" table:default-cell-style-name="ce1"/>
        <table:table-column table:style-name="co22" table:default-cell-style-name="ce1"/>
        <table:table-column table:style-name="co13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4" table:default-cell-style-name="ce1"/>
        <table:table-column table:style-name="co13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3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20" table:number-columns-repeated="16357" table:default-cell-style-name="ce1"/>
        <table:table-row table:style-name="ro8">
          <table:table-cell table:style-name="ce75"/>
          <table:table-cell table:number-columns-repeated="16383" table:style-name="ce75"/>
        </table:table-row>
        <table:table-row table:style-name="ro8">
          <table:table-cell table:style-name="ce75"/>
          <table:table-cell table:style-name="ce91"/>
          <table:table-cell office:value-type="string" table:style-name="ce76">
            <text:p>CAE</text:p>
          </table:table-cell>
          <table:table-cell office:value-type="string" table:style-name="ce77">
            <text:p>201905</text:p>
          </table:table-cell>
          <table:table-cell office:value-type="string" table:style-name="ce77">
            <text:p>201904</text:p>
          </table:table-cell>
          <table:table-cell office:value-type="string" table:style-name="ce77">
            <text:p>201805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905</text:p>
          </table:table-cell>
          <table:table-cell office:value-type="string" table:style-name="ce77">
            <text:p>201904</text:p>
          </table:table-cell>
          <table:table-cell office:value-type="string" table:style-name="ce77">
            <text:p>201805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905</text:p>
          </table:table-cell>
          <table:table-cell office:value-type="string" table:style-name="ce77">
            <text:p>201904</text:p>
          </table:table-cell>
          <table:table-cell office:value-type="string" table:style-name="ce77">
            <text:p>20180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55169" table:style-name="ce81">
            <text:p>255169</text:p>
          </table:table-cell>
          <table:table-cell office:value-type="float" office:value="268709" table:style-name="ce81">
            <text:p>268709</text:p>
          </table:table-cell>
          <table:table-cell office:value-type="float" office:value="291566" table:style-name="ce81">
            <text:p>291566</text:p>
          </table:table-cell>
          <table:table-cell table:style-name="ce75"/>
          <table:table-cell table:style-name="ce80"/>
          <table:table-cell office:value-type="string" table:style-name="ce78">
            <text:p>Desemprego no Fim</text:p>
          </table:table-cell>
          <table:table-cell office:value-type="string" table:style-name="ce92">
            <text:p>var hom %</text:p>
          </table:table-cell>
          <table:table-cell table:style-name="ce75"/>
          <table:table-cell table:style-name="ce78"/>
          <table:table-cell office:value-type="string" table:style-name="ce78">
            <text:p>Ofertas recebidas</text:p>
          </table:table-cell>
          <table:table-cell office:value-type="float" office:value="12984" table:style-name="ce81">
            <text:p>12984</text:p>
          </table:table-cell>
          <table:table-cell office:value-type="float" office:value="10016" table:style-name="ce81">
            <text:p>10016</text:p>
          </table:table-cell>
          <table:table-cell office:value-type="float" office:value="12301" table:style-name="ce81">
            <text:p>12301</text:p>
          </table:table-cell>
          <table:table-cell table:style-name="ce75"/>
          <table:table-cell table:style-name="ce80"/>
          <table:table-cell office:value-type="string" table:style-name="ce78">
            <text:p>Ofertas recebidas</text:p>
          </table:table-cell>
          <table:table-cell office:value-type="string" table:style-name="ce92">
            <text:p>var hom val abs</text:p>
          </table:table-cell>
          <table:table-cell table:style-name="ce75"/>
          <table:table-cell table:style-name="ce78"/>
          <table:table-cell office:value-type="string" table:style-name="ce78">
            <text:p>Colocações efetuadas</text:p>
          </table:table-cell>
          <table:table-cell office:value-type="float" office:value="7496" table:style-name="ce81">
            <text:p>7496</text:p>
          </table:table-cell>
          <table:table-cell office:value-type="float" office:value="6905" table:style-name="ce81">
            <text:p>6905</text:p>
          </table:table-cell>
          <table:table-cell office:value-type="float" office:value="7796" table:style-name="ce81">
            <text:p>779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2387" table:style-name="ce85">
            <text:p>12387</text:p>
          </table:table-cell>
          <table:table-cell office:value-type="float" office:value="13370" table:style-name="ce85">
            <text:p>13370</text:p>
          </table:table-cell>
          <table:table-cell office:value-type="float" office:value="13462" table:style-name="ce85">
            <text:p>13462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-24.286140311638" table:style-name="ce93">
            <text:p>-24,3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510" table:style-name="ce85">
            <text:p>510</text:p>
          </table:table-cell>
          <table:table-cell office:value-type="float" office:value="447" table:style-name="ce85">
            <text:p>447</text:p>
          </table:table-cell>
          <table:table-cell office:value-type="float" office:value="947" table:style-name="ce85">
            <text:p>947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-437" table:style-name="ce85">
            <text:p>-437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271" table:style-name="ce85">
            <text:p>271</text:p>
          </table:table-cell>
          <table:table-cell office:value-type="float" office:value="303" table:style-name="ce85">
            <text:p>303</text:p>
          </table:table-cell>
          <table:table-cell office:value-type="float" office:value="819" table:style-name="ce85">
            <text:p>81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60336" table:style-name="ce90">
            <text:p>60336</text:p>
          </table:table-cell>
          <table:table-cell office:value-type="float" office:value="63148" table:style-name="ce90">
            <text:p>63148</text:p>
          </table:table-cell>
          <table:table-cell office:value-type="float" office:value="71103" table:style-name="ce90">
            <text:p>71103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-17.266811279826499" table:style-name="ce94">
            <text:p>-17,3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3286" table:style-name="ce90">
            <text:p>3286</text:p>
          </table:table-cell>
          <table:table-cell office:value-type="float" office:value="2232" table:style-name="ce90">
            <text:p>2232</text:p>
          </table:table-cell>
          <table:table-cell office:value-type="float" office:value="3194" table:style-name="ce90">
            <text:p>3194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-165" table:style-name="ce90">
            <text:p>-165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1809" table:style-name="ce90">
            <text:p>1809</text:p>
          </table:table-cell>
          <table:table-cell office:value-type="float" office:value="1379" table:style-name="ce90">
            <text:p>1379</text:p>
          </table:table-cell>
          <table:table-cell office:value-type="float" office:value="1820" table:style-name="ce90">
            <text:p>182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646" table:style-name="ce85">
            <text:p>1646</text:p>
          </table:table-cell>
          <table:table-cell office:value-type="float" office:value="1644" table:style-name="ce85">
            <text:p>1644</text:p>
          </table:table-cell>
          <table:table-cell office:value-type="float" office:value="1492" table:style-name="ce85">
            <text:p>1492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16.942909760589298" table:style-name="ce93">
            <text:p>-16,9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5" table:style-name="ce85">
            <text:p>5</text:p>
          </table:table-cell>
          <table:table-cell office:value-type="float" office:value="15" table:style-name="ce85">
            <text:p>15</text:p>
          </table:table-cell>
          <table:table-cell office:value-type="float" office:value="14" table:style-name="ce85">
            <text:p>14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83" table:style-name="ce85">
            <text:p>-83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5" table:style-name="ce85">
            <text:p>5</text:p>
          </table:table-cell>
          <table:table-cell office:value-type="float" office:value="6" table:style-name="ce85">
            <text:p>6</text:p>
          </table:table-cell>
          <table:table-cell office:value-type="float" office:value="5" table:style-name="ce85">
            <text:p>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6100" table:style-name="ce90">
            <text:p>6100</text:p>
          </table:table-cell>
          <table:table-cell office:value-type="float" office:value="6485" table:style-name="ce90">
            <text:p>6485</text:p>
          </table:table-cell>
          <table:table-cell office:value-type="float" office:value="7027" table:style-name="ce90">
            <text:p>7027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-15.615474794841701" table:style-name="ce94">
            <text:p>-15,6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510" table:style-name="ce90">
            <text:p>510</text:p>
          </table:table-cell>
          <table:table-cell office:value-type="float" office:value="269" table:style-name="ce90">
            <text:p>269</text:p>
          </table:table-cell>
          <table:table-cell office:value-type="float" office:value="451" table:style-name="ce90">
            <text:p>451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-43" table:style-name="ce90">
            <text:p>-43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358" table:style-name="ce90">
            <text:p>358</text:p>
          </table:table-cell>
          <table:table-cell office:value-type="float" office:value="186" table:style-name="ce90">
            <text:p>186</text:p>
          </table:table-cell>
          <table:table-cell office:value-type="float" office:value="341" table:style-name="ce90">
            <text:p>34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2749" table:style-name="ce85">
            <text:p>2749</text:p>
          </table:table-cell>
          <table:table-cell office:value-type="float" office:value="2859" table:style-name="ce85">
            <text:p>2859</text:p>
          </table:table-cell>
          <table:table-cell office:value-type="float" office:value="3155" table:style-name="ce85">
            <text:p>3155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-14.582392776523699" table:style-name="ce93">
            <text:p>-14,6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139" table:style-name="ce85">
            <text:p>139</text:p>
          </table:table-cell>
          <table:table-cell office:value-type="float" office:value="88" table:style-name="ce85">
            <text:p>88</text:p>
          </table:table-cell>
          <table:table-cell office:value-type="float" office:value="94" table:style-name="ce85">
            <text:p>94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-26" table:style-name="ce85">
            <text:p>-26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84" table:style-name="ce85">
            <text:p>84</text:p>
          </table:table-cell>
          <table:table-cell office:value-type="float" office:value="63" table:style-name="ce85">
            <text:p>63</text:p>
          </table:table-cell>
          <table:table-cell office:value-type="float" office:value="65" table:style-name="ce85">
            <text:p>6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7674" table:style-name="ce90">
            <text:p>7674</text:p>
          </table:table-cell>
          <table:table-cell office:value-type="float" office:value="8038" table:style-name="ce90">
            <text:p>8038</text:p>
          </table:table-cell>
          <table:table-cell office:value-type="float" office:value="8393" table:style-name="ce90">
            <text:p>8393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14.4790812141099" table:style-name="ce94">
            <text:p>-14,5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325" table:style-name="ce90">
            <text:p>325</text:p>
          </table:table-cell>
          <table:table-cell office:value-type="float" office:value="214" table:style-name="ce90">
            <text:p>214</text:p>
          </table:table-cell>
          <table:table-cell office:value-type="float" office:value="272" table:style-name="ce90">
            <text:p>272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22" table:style-name="ce90">
            <text:p>-22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269" table:style-name="ce90">
            <text:p>269</text:p>
          </table:table-cell>
          <table:table-cell office:value-type="float" office:value="166" table:style-name="ce90">
            <text:p>166</text:p>
          </table:table-cell>
          <table:table-cell office:value-type="float" office:value="204" table:style-name="ce90">
            <text:p>20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3042" table:style-name="ce85">
            <text:p>3042</text:p>
          </table:table-cell>
          <table:table-cell office:value-type="float" office:value="3240" table:style-name="ce85">
            <text:p>3240</text:p>
          </table:table-cell>
          <table:table-cell office:value-type="float" office:value="3114" table:style-name="ce85">
            <text:p>3114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-14.285714285714301" table:style-name="ce93">
            <text:p>-14,3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84" table:style-name="ce85">
            <text:p>184</text:p>
          </table:table-cell>
          <table:table-cell office:value-type="float" office:value="125" table:style-name="ce85">
            <text:p>125</text:p>
          </table:table-cell>
          <table:table-cell office:value-type="float" office:value="187" table:style-name="ce85">
            <text:p>187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10" table:style-name="ce85">
            <text:p>-10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23" table:style-name="ce85">
            <text:p>123</text:p>
          </table:table-cell>
          <table:table-cell office:value-type="float" office:value="98" table:style-name="ce85">
            <text:p>98</text:p>
          </table:table-cell>
          <table:table-cell office:value-type="float" office:value="170" table:style-name="ce85">
            <text:p>17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1907" table:style-name="ce90">
            <text:p>1907</text:p>
          </table:table-cell>
          <table:table-cell office:value-type="float" office:value="1987" table:style-name="ce90">
            <text:p>1987</text:p>
          </table:table-cell>
          <table:table-cell office:value-type="float" office:value="2305" table:style-name="ce90">
            <text:p>2305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13.1919738152839" table:style-name="ce94">
            <text:p>-13,2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76" table:style-name="ce90">
            <text:p>76</text:p>
          </table:table-cell>
          <table:table-cell office:value-type="float" office:value="62" table:style-name="ce90">
            <text:p>62</text:p>
          </table:table-cell>
          <table:table-cell office:value-type="float" office:value="72" table:style-name="ce90">
            <text:p>72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-9" table:style-name="ce90">
            <text:p>-9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47" table:style-name="ce90">
            <text:p>47</text:p>
          </table:table-cell>
          <table:table-cell office:value-type="float" office:value="35" table:style-name="ce90">
            <text:p>35</text:p>
          </table:table-cell>
          <table:table-cell office:value-type="float" office:value="38" table:style-name="ce90">
            <text:p>3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318" table:style-name="ce85">
            <text:p>1318</text:p>
          </table:table-cell>
          <table:table-cell office:value-type="float" office:value="1325" table:style-name="ce85">
            <text:p>1325</text:p>
          </table:table-cell>
          <table:table-cell office:value-type="float" office:value="1503" table:style-name="ce85">
            <text:p>1503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-13.121886986889599" table:style-name="ce93">
            <text:p>-13,1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35" table:style-name="ce85">
            <text:p>35</text:p>
          </table:table-cell>
          <table:table-cell office:value-type="float" office:value="35" table:style-name="ce85">
            <text:p>35</text:p>
          </table:table-cell>
          <table:table-cell office:value-type="float" office:value="23" table:style-name="ce85">
            <text:p>23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-3" table:style-name="ce85">
            <text:p>-3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8" table:style-name="ce85">
            <text:p>18</text:p>
          </table:table-cell>
          <table:table-cell office:value-type="float" office:value="20" table:style-name="ce85">
            <text:p>20</text:p>
          </table:table-cell>
          <table:table-cell office:value-type="float" office:value="15" table:style-name="ce85">
            <text:p>1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1880" table:style-name="ce90">
            <text:p>1880</text:p>
          </table:table-cell>
          <table:table-cell office:value-type="float" office:value="1952" table:style-name="ce90">
            <text:p>1952</text:p>
          </table:table-cell>
          <table:table-cell office:value-type="float" office:value="2082" table:style-name="ce90">
            <text:p>2082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13.0183727034121" table:style-name="ce94">
            <text:p>-13,0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72" table:style-name="ce90">
            <text:p>72</text:p>
          </table:table-cell>
          <table:table-cell office:value-type="float" office:value="83" table:style-name="ce90">
            <text:p>83</text:p>
          </table:table-cell>
          <table:table-cell office:value-type="float" office:value="98" table:style-name="ce90">
            <text:p>98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-2" table:style-name="ce90">
            <text:p>-2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56" table:style-name="ce90">
            <text:p>56</text:p>
          </table:table-cell>
          <table:table-cell office:value-type="float" office:value="86" table:style-name="ce90">
            <text:p>86</text:p>
          </table:table-cell>
          <table:table-cell office:value-type="float" office:value="45" table:style-name="ce90">
            <text:p>4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1657" table:style-name="ce85">
            <text:p>1657</text:p>
          </table:table-cell>
          <table:table-cell office:value-type="float" office:value="1683" table:style-name="ce85">
            <text:p>1683</text:p>
          </table:table-cell>
          <table:table-cell office:value-type="float" office:value="1905" table:style-name="ce85">
            <text:p>1905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-12.8684627575277" table:style-name="ce93">
            <text:p>-12,9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101" table:style-name="ce85">
            <text:p>101</text:p>
          </table:table-cell>
          <table:table-cell office:value-type="float" office:value="77" table:style-name="ce85">
            <text:p>77</text:p>
          </table:table-cell>
          <table:table-cell office:value-type="float" office:value="99" table:style-name="ce85">
            <text:p>99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2" table:style-name="ce85">
            <text:p>2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54" table:style-name="ce85">
            <text:p>54</text:p>
          </table:table-cell>
          <table:table-cell office:value-type="float" office:value="45" table:style-name="ce85">
            <text:p>45</text:p>
          </table:table-cell>
          <table:table-cell office:value-type="float" office:value="59" table:style-name="ce85">
            <text:p>5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3277" table:style-name="ce90">
            <text:p>3277</text:p>
          </table:table-cell>
          <table:table-cell office:value-type="float" office:value="3429" table:style-name="ce90">
            <text:p>3429</text:p>
          </table:table-cell>
          <table:table-cell office:value-type="float" office:value="3650" table:style-name="ce90">
            <text:p>3650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-12.7910635619887" table:style-name="ce94">
            <text:p>-12,8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216" table:style-name="ce90">
            <text:p>216</text:p>
          </table:table-cell>
          <table:table-cell office:value-type="float" office:value="150" table:style-name="ce90">
            <text:p>150</text:p>
          </table:table-cell>
          <table:table-cell office:value-type="float" office:value="178" table:style-name="ce90">
            <text:p>178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4" table:style-name="ce90">
            <text:p>4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06" table:style-name="ce90">
            <text:p>106</text:p>
          </table:table-cell>
          <table:table-cell office:value-type="float" office:value="87" table:style-name="ce90">
            <text:p>87</text:p>
          </table:table-cell>
          <table:table-cell office:value-type="float" office:value="116" table:style-name="ce90">
            <text:p>11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2232" table:style-name="ce85">
            <text:p>2232</text:p>
          </table:table-cell>
          <table:table-cell office:value-type="float" office:value="2391" table:style-name="ce85">
            <text:p>2391</text:p>
          </table:table-cell>
          <table:table-cell office:value-type="float" office:value="2272" table:style-name="ce85">
            <text:p>2272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-12.6533215582377" table:style-name="ce93">
            <text:p>-12,7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97" table:style-name="ce85">
            <text:p>97</text:p>
          </table:table-cell>
          <table:table-cell office:value-type="float" office:value="86" table:style-name="ce85">
            <text:p>86</text:p>
          </table:table-cell>
          <table:table-cell office:value-type="float" office:value="140" table:style-name="ce85">
            <text:p>140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0" table:style-name="ce85">
            <text:p>10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58" table:style-name="ce85">
            <text:p>58</text:p>
          </table:table-cell>
          <table:table-cell office:value-type="float" office:value="55" table:style-name="ce85">
            <text:p>55</text:p>
          </table:table-cell>
          <table:table-cell office:value-type="float" office:value="73" table:style-name="ce85">
            <text:p>73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1808" table:style-name="ce90">
            <text:p>1808</text:p>
          </table:table-cell>
          <table:table-cell office:value-type="float" office:value="1874" table:style-name="ce90">
            <text:p>1874</text:p>
          </table:table-cell>
          <table:table-cell office:value-type="float" office:value="1896" table:style-name="ce90">
            <text:p>1896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-12.3087159015303" table:style-name="ce94">
            <text:p>-12,3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81" table:style-name="ce90">
            <text:p>81</text:p>
          </table:table-cell>
          <table:table-cell office:value-type="float" office:value="76" table:style-name="ce90">
            <text:p>76</text:p>
          </table:table-cell>
          <table:table-cell office:value-type="float" office:value="83" table:style-name="ce90">
            <text:p>83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2" table:style-name="ce90">
            <text:p>12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77" table:style-name="ce90">
            <text:p>77</text:p>
          </table:table-cell>
          <table:table-cell office:value-type="float" office:value="59" table:style-name="ce90">
            <text:p>59</text:p>
          </table:table-cell>
          <table:table-cell office:value-type="float" office:value="76" table:style-name="ce90">
            <text:p>7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3660" table:style-name="ce85">
            <text:p>3660</text:p>
          </table:table-cell>
          <table:table-cell office:value-type="float" office:value="3758" table:style-name="ce85">
            <text:p>3758</text:p>
          </table:table-cell>
          <table:table-cell office:value-type="float" office:value="4270" table:style-name="ce85">
            <text:p>4270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-11.83619886508" table:style-name="ce93">
            <text:p>-11,8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239" table:style-name="ce85">
            <text:p>239</text:p>
          </table:table-cell>
          <table:table-cell office:value-type="float" office:value="155" table:style-name="ce85">
            <text:p>155</text:p>
          </table:table-cell>
          <table:table-cell office:value-type="float" office:value="404" table:style-name="ce85">
            <text:p>404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24" table:style-name="ce85">
            <text:p>24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09" table:style-name="ce85">
            <text:p>109</text:p>
          </table:table-cell>
          <table:table-cell office:value-type="float" office:value="113" table:style-name="ce85">
            <text:p>113</text:p>
          </table:table-cell>
          <table:table-cell office:value-type="float" office:value="147" table:style-name="ce85">
            <text:p>14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075" table:style-name="ce90">
            <text:p>1075</text:p>
          </table:table-cell>
          <table:table-cell office:value-type="float" office:value="1121" table:style-name="ce90">
            <text:p>1121</text:p>
          </table:table-cell>
          <table:table-cell office:value-type="float" office:value="1213" table:style-name="ce90">
            <text:p>1213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-11.3767518549052" table:style-name="ce94">
            <text:p>-11,4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15" table:style-name="ce90">
            <text:p>115</text:p>
          </table:table-cell>
          <table:table-cell office:value-type="float" office:value="99" table:style-name="ce90">
            <text:p>99</text:p>
          </table:table-cell>
          <table:table-cell office:value-type="float" office:value="91" table:style-name="ce90">
            <text:p>91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8" table:style-name="ce90">
            <text:p>28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82" table:style-name="ce90">
            <text:p>82</text:p>
          </table:table-cell>
          <table:table-cell office:value-type="float" office:value="81" table:style-name="ce90">
            <text:p>81</text:p>
          </table:table-cell>
          <table:table-cell office:value-type="float" office:value="59" table:style-name="ce90">
            <text:p>5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20311" table:style-name="ce85">
            <text:p>20311</text:p>
          </table:table-cell>
          <table:table-cell office:value-type="float" office:value="21362" table:style-name="ce85">
            <text:p>21362</text:p>
          </table:table-cell>
          <table:table-cell office:value-type="float" office:value="26826" table:style-name="ce85">
            <text:p>26826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10.7624737862541" table:style-name="ce93">
            <text:p>-10,8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091" table:style-name="ce85">
            <text:p>1091</text:p>
          </table:table-cell>
          <table:table-cell office:value-type="float" office:value="698" table:style-name="ce85">
            <text:p>698</text:p>
          </table:table-cell>
          <table:table-cell office:value-type="float" office:value="988" table:style-name="ce85">
            <text:p>988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36" table:style-name="ce85">
            <text:p>36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363" table:style-name="ce85">
            <text:p>363</text:p>
          </table:table-cell>
          <table:table-cell office:value-type="float" office:value="279" table:style-name="ce85">
            <text:p>279</text:p>
          </table:table-cell>
          <table:table-cell office:value-type="float" office:value="407" table:style-name="ce85">
            <text:p>40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179662" table:style-name="ce90">
            <text:p>179662</text:p>
          </table:table-cell>
          <table:table-cell office:value-type="float" office:value="189238" table:style-name="ce90">
            <text:p>189238</text:p>
          </table:table-cell>
          <table:table-cell office:value-type="float" office:value="203890" table:style-name="ce90">
            <text:p>203890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-10.6755378944341" table:style-name="ce94">
            <text:p>-10,7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9188" table:style-name="ce90">
            <text:p>9188</text:p>
          </table:table-cell>
          <table:table-cell office:value-type="float" office:value="7337" table:style-name="ce90">
            <text:p>7337</text:p>
          </table:table-cell>
          <table:table-cell office:value-type="float" office:value="8160" table:style-name="ce90">
            <text:p>8160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38" table:style-name="ce90">
            <text:p>38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5416" table:style-name="ce90">
            <text:p>5416</text:p>
          </table:table-cell>
          <table:table-cell office:value-type="float" office:value="5223" table:style-name="ce90">
            <text:p>5223</text:p>
          </table:table-cell>
          <table:table-cell office:value-type="float" office:value="5157" table:style-name="ce90">
            <text:p>515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3599" table:style-name="ce85">
            <text:p>3599</text:p>
          </table:table-cell>
          <table:table-cell office:value-type="float" office:value="3736" table:style-name="ce85">
            <text:p>3736</text:p>
          </table:table-cell>
          <table:table-cell office:value-type="float" office:value="4265" table:style-name="ce85">
            <text:p>4265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10.219178082191799" table:style-name="ce93">
            <text:p>-10,2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209" table:style-name="ce85">
            <text:p>209</text:p>
          </table:table-cell>
          <table:table-cell office:value-type="float" office:value="190" table:style-name="ce85">
            <text:p>190</text:p>
          </table:table-cell>
          <table:table-cell office:value-type="float" office:value="199" table:style-name="ce85">
            <text:p>199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45" table:style-name="ce85">
            <text:p>45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03" table:style-name="ce85">
            <text:p>103</text:p>
          </table:table-cell>
          <table:table-cell office:value-type="float" office:value="102" table:style-name="ce85">
            <text:p>102</text:p>
          </table:table-cell>
          <table:table-cell office:value-type="float" office:value="102" table:style-name="ce85">
            <text:p>10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30350" table:style-name="ce90">
            <text:p>30350</text:p>
          </table:table-cell>
          <table:table-cell office:value-type="float" office:value="31575" table:style-name="ce90">
            <text:p>31575</text:p>
          </table:table-cell>
          <table:table-cell office:value-type="float" office:value="34934" table:style-name="ce90">
            <text:p>34934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-9.7022094140249795" table:style-name="ce94">
            <text:p>-9,7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469" table:style-name="ce90">
            <text:p>1469</text:p>
          </table:table-cell>
          <table:table-cell office:value-type="float" office:value="1098" table:style-name="ce90">
            <text:p>1098</text:p>
          </table:table-cell>
          <table:table-cell office:value-type="float" office:value="1433" table:style-name="ce90">
            <text:p>1433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53" table:style-name="ce90">
            <text:p>53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907" table:style-name="ce90">
            <text:p>907</text:p>
          </table:table-cell>
          <table:table-cell office:value-type="float" office:value="801" table:style-name="ce90">
            <text:p>801</text:p>
          </table:table-cell>
          <table:table-cell office:value-type="float" office:value="890" table:style-name="ce90">
            <text:p>89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4170" table:style-name="ce85">
            <text:p>4170</text:p>
          </table:table-cell>
          <table:table-cell office:value-type="float" office:value="4472" table:style-name="ce85">
            <text:p>4472</text:p>
          </table:table-cell>
          <table:table-cell office:value-type="float" office:value="4876" table:style-name="ce85">
            <text:p>4876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-8.5666626951030604" table:style-name="ce93">
            <text:p>-8,6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310" table:style-name="ce85">
            <text:p>310</text:p>
          </table:table-cell>
          <table:table-cell office:value-type="float" office:value="198" table:style-name="ce85">
            <text:p>198</text:p>
          </table:table-cell>
          <table:table-cell office:value-type="float" office:value="320" table:style-name="ce85">
            <text:p>320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59" table:style-name="ce85">
            <text:p>59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180" table:style-name="ce85">
            <text:p>180</text:p>
          </table:table-cell>
          <table:table-cell office:value-type="float" office:value="128" table:style-name="ce85">
            <text:p>128</text:p>
          </table:table-cell>
          <table:table-cell office:value-type="float" office:value="191" table:style-name="ce85">
            <text:p>19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22553" table:style-name="ce90">
            <text:p>22553</text:p>
          </table:table-cell>
          <table:table-cell office:value-type="float" office:value="24707" table:style-name="ce90">
            <text:p>24707</text:p>
          </table:table-cell>
          <table:table-cell office:value-type="float" office:value="25273" table:style-name="ce90">
            <text:p>25273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-7.9854404991828902" table:style-name="ce94">
            <text:p>-8,0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1598" table:style-name="ce90">
            <text:p>1598</text:p>
          </table:table-cell>
          <table:table-cell office:value-type="float" office:value="1700" table:style-name="ce90">
            <text:p>1700</text:p>
          </table:table-cell>
          <table:table-cell office:value-type="float" office:value="1681" table:style-name="ce90">
            <text:p>1681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99" table:style-name="ce90">
            <text:p>99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947" table:style-name="ce90">
            <text:p>947</text:p>
          </table:table-cell>
          <table:table-cell office:value-type="float" office:value="1232" table:style-name="ce90">
            <text:p>1232</text:p>
          </table:table-cell>
          <table:table-cell office:value-type="float" office:value="879" table:style-name="ce90">
            <text:p>87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3784" table:style-name="ce85">
            <text:p>3784</text:p>
          </table:table-cell>
          <table:table-cell office:value-type="float" office:value="3942" table:style-name="ce85">
            <text:p>3942</text:p>
          </table:table-cell>
          <table:table-cell office:value-type="float" office:value="4430" table:style-name="ce85">
            <text:p>4430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-4.6413502109704599" table:style-name="ce93">
            <text:p>-4,6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251" table:style-name="ce85">
            <text:p>251</text:p>
          </table:table-cell>
          <table:table-cell office:value-type="float" office:value="178" table:style-name="ce85">
            <text:p>178</text:p>
          </table:table-cell>
          <table:table-cell office:value-type="float" office:value="152" table:style-name="ce85">
            <text:p>152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03" table:style-name="ce85">
            <text:p>103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22" table:style-name="ce85">
            <text:p>122</text:p>
          </table:table-cell>
          <table:table-cell office:value-type="float" office:value="75" table:style-name="ce85">
            <text:p>75</text:p>
          </table:table-cell>
          <table:table-cell office:value-type="float" office:value="95" table:style-name="ce85">
            <text:p>9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706" table:style-name="ce90">
            <text:p>2706</text:p>
          </table:table-cell>
          <table:table-cell office:value-type="float" office:value="2826" table:style-name="ce90">
            <text:p>2826</text:p>
          </table:table-cell>
          <table:table-cell office:value-type="float" office:value="3258" table:style-name="ce90">
            <text:p>3258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-2.3121387283237" table:style-name="ce94">
            <text:p>-2,3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46" table:style-name="ce90">
            <text:p>46</text:p>
          </table:table-cell>
          <table:table-cell office:value-type="float" office:value="31" table:style-name="ce90">
            <text:p>31</text:p>
          </table:table-cell>
          <table:table-cell office:value-type="float" office:value="68" table:style-name="ce90">
            <text:p>68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10" table:style-name="ce90">
            <text:p>110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36" table:style-name="ce90">
            <text:p>36</text:p>
          </table:table-cell>
          <table:table-cell office:value-type="float" office:value="12" table:style-name="ce90">
            <text:p>12</text:p>
          </table:table-cell>
          <table:table-cell office:value-type="float" office:value="44" table:style-name="ce90">
            <text:p>4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68335" table:style-name="ce85">
            <text:p>68335</text:p>
          </table:table-cell>
          <table:table-cell office:value-type="float" office:value="71293" table:style-name="ce85">
            <text:p>71293</text:p>
          </table:table-cell>
          <table:table-cell office:value-type="float" office:value="76502" table:style-name="ce85">
            <text:p>76502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-1.76056338028169" table:style-name="ce93">
            <text:p>-1,8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2824" table:style-name="ce85">
            <text:p>2824</text:p>
          </table:table-cell>
          <table:table-cell office:value-type="float" office:value="2338" table:style-name="ce85">
            <text:p>2338</text:p>
          </table:table-cell>
          <table:table-cell office:value-type="float" office:value="2714" table:style-name="ce85">
            <text:p>2714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218" table:style-name="ce85">
            <text:p>218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929" table:style-name="ce85">
            <text:p>1929</text:p>
          </table:table-cell>
          <table:table-cell office:value-type="float" office:value="1765" table:style-name="ce85">
            <text:p>1765</text:p>
          </table:table-cell>
          <table:table-cell office:value-type="float" office:value="1847" table:style-name="ce85">
            <text:p>184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5543" table:style-name="ce90">
            <text:p>5543</text:p>
          </table:table-cell>
          <table:table-cell office:value-type="float" office:value="5755" table:style-name="ce90">
            <text:p>5755</text:p>
          </table:table-cell>
          <table:table-cell office:value-type="float" office:value="6356" table:style-name="ce90">
            <text:p>6356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0.3217158176944" table:style-name="ce94">
            <text:p>10,3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584" table:style-name="ce90">
            <text:p>584</text:p>
          </table:table-cell>
          <table:table-cell office:value-type="float" office:value="362" table:style-name="ce90">
            <text:p>362</text:p>
          </table:table-cell>
          <table:table-cell office:value-type="float" office:value="366" table:style-name="ce90">
            <text:p>366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642" table:style-name="ce90">
            <text:p>642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295" table:style-name="ce90">
            <text:p>295</text:p>
          </table:table-cell>
          <table:table-cell office:value-type="float" office:value="266" table:style-name="ce90">
            <text:p>266</text:p>
          </table:table-cell>
          <table:table-cell office:value-type="float" office:value="223" table:style-name="ce90">
            <text:p>223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20819" table:style-name="ce85">
            <text:p>20819</text:p>
          </table:table-cell>
          <table:table-cell office:value-type="float" office:value="22103" table:style-name="ce85">
            <text:p>22103</text:p>
          </table:table-cell>
          <table:table-cell office:value-type="float" office:value="23614" table:style-name="ce85">
            <text:p>23614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1525" table:style-name="ce85">
            <text:p>1525</text:p>
          </table:table-cell>
          <table:table-cell office:value-type="float" office:value="877" table:style-name="ce85">
            <text:p>877</text:p>
          </table:table-cell>
          <table:table-cell office:value-type="float" office:value="883" table:style-name="ce85">
            <text:p>883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704" table:style-name="ce85">
            <text:p>704</text:p>
          </table:table-cell>
          <table:table-cell office:value-type="float" office:value="598" table:style-name="ce85">
            <text:p>598</text:p>
          </table:table-cell>
          <table:table-cell office:value-type="float" office:value="700" table:style-name="ce85">
            <text:p>70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7803" table:style-name="ce90">
            <text:p>17803</text:p>
          </table:table-cell>
          <table:table-cell office:value-type="float" office:value="18829" table:style-name="ce90">
            <text:p>18829</text:p>
          </table:table-cell>
          <table:table-cell office:value-type="float" office:value="20382" table:style-name="ce90">
            <text:p>20382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372" table:style-name="ce90">
            <text:p>372</text:p>
          </table:table-cell>
          <table:table-cell office:value-type="float" office:value="365" table:style-name="ce90">
            <text:p>365</text:p>
          </table:table-cell>
          <table:table-cell office:value-type="float" office:value="344" table:style-name="ce90">
            <text:p>344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93" table:style-name="ce90">
            <text:p>193</text:p>
          </table:table-cell>
          <table:table-cell office:value-type="float" office:value="244" table:style-name="ce90">
            <text:p>244</text:p>
          </table:table-cell>
          <table:table-cell office:value-type="float" office:value="186" table:style-name="ce90">
            <text:p>18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68" table:style-name="ce85">
            <text:p>68</text:p>
          </table:table-cell>
          <table:table-cell office:value-type="float" office:value="75" table:style-name="ce85">
            <text:p>75</text:p>
          </table:table-cell>
          <table:table-cell office:value-type="float" office:value="110" table:style-name="ce85">
            <text:p>110</text:p>
          </table:table-cell>
          <table:table-cell table:number-columns-repeated="5"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2716" table:style-name="ce90">
            <text:p>2716</text:p>
          </table:table-cell>
          <table:table-cell office:value-type="float" office:value="2878" table:style-name="ce90">
            <text:p>2878</text:p>
          </table:table-cell>
          <table:table-cell office:value-type="float" office:value="3001" table:style-name="ce90">
            <text:p>3001</text:p>
          </table:table-cell>
          <table:table-cell table:number-columns-repeated="5"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number-columns-repeated="16383" table:style-name="ce75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39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7588in" svg:y="0.23992in" svg:width="1.95126in" svg:height="0.50674in">
                <draw:text-box>
                  <text:p text:style-name="a12" text:class-names="" text:cond-style-name=""><text:span text:style-name="a10" text:class-names="">MAIO 2019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215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7">
            <text:p>Quadro 1 - PEDIDOS DE EMPREGO <text:s text:c="2"/>E <text:s text:c="3"/>DESEMPREGO REGISTADO</text:p>
          </table:table-cell>
          <table:table-cell table:number-columns-repeated="2" table:style-name="ce98"/>
          <table:table-cell table:number-columns-repeated="6" table:style-name="ce97"/>
          <table:table-cell office:value-type="string" table:number-columns-spanned="2" table:number-rows-spanned="1" table:style-name="ce173">
            <text:p>TOTAL <text:s/>PAÍS</text:p>
          </table:table-cell>
          <table:covered-table-cell/>
          <table:table-cell table:number-columns-repeated="2" table:style-name="ce96"/>
          <table:table-cell table:number-columns-repeated="16370" table:style-name="ce1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2">
          <table:table-cell/>
          <table:table-cell table:style-name="ce108"/>
          <table:table-cell office:value-type="string" table:style-name="ce109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5">
          <table:table-cell/>
          <table:table-cell table:style-name="ce95"/>
          <table:table-cell table:style-name="ce122"/>
          <table:table-cell table:style-name="ce123"/>
          <table:table-cell table:style-name="ce124"/>
          <table:table-cell table:style-name="ce125"/>
          <table:table-cell table:style-name="ce124"/>
          <table:table-cell table:style-name="ce125"/>
          <table:table-cell table:number-columns-repeated="4" table:style-name="ce126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127">
            <text:p>PEDIDOS DE EMPREGO</text:p>
          </table:table-cell>
          <table:table-cell office:value-type="float" office:value="468501" table:style-name="ce128">
            <text:p>468 501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481698" table:style-name="ce130">
            <text:p>481 698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23369" table:style-name="ce130">
            <text:p>523 36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3197" table:style-name="ce132">
            <text:p><text:s/>-13 197</text:p>
          </table:table-cell>
          <table:table-cell office:value-type="float" office:value="-2.7396833700783478" table:style-name="ce133">
            <text:p>-2,7<text:s text:c="3"/></text:p>
          </table:table-cell>
          <table:table-cell office:value-type="float" office:value="-54868" table:style-name="ce132">
            <text:p><text:s/>-54 868</text:p>
          </table:table-cell>
          <table:table-cell office:value-type="float" office:value="-10.483616721662917" table:style-name="ce133">
            <text:p>-10,5<text:s text:c="3"/></text:p>
          </table:table-cell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DESEMPREGO REGISTADO</text:p>
          </table:table-cell>
          <table:table-cell office:value-type="float" office:value="305171" table:style-name="ce137">
            <text:p>305 171</text:p>
          </table:table-cell>
          <table:table-cell office:value-type="float" office:value="65.137747838318376" table:style-name="ce138">
            <text:p>65,1<text:s text:c="5"/></text:p>
          </table:table-cell>
          <table:table-cell office:value-type="float" office:value="321240" table:style-name="ce139">
            <text:p>321 240</text:p>
          </table:table-cell>
          <table:table-cell office:value-type="float" office:value="66.689087353487039" table:style-name="ce140">
            <text:p>66,7<text:s text:c="5"/></text:p>
          </table:table-cell>
          <table:table-cell office:value-type="float" office:value="350174" table:style-name="ce139">
            <text:p>350 174</text:p>
          </table:table-cell>
          <table:table-cell office:value-type="float" office:value="66.907669349923282" table:style-name="ce140">
            <text:p>66,9<text:s text:c="5"/></text:p>
          </table:table-cell>
          <table:table-cell office:value-type="float" office:value="-16069" table:style-name="ce141">
            <text:p><text:s/>-16 069</text:p>
          </table:table-cell>
          <table:table-cell office:value-type="float" office:value="-5.0021790561573898" table:style-name="ce142">
            <text:p>-5,0<text:s text:c="3"/></text:p>
          </table:table-cell>
          <table:table-cell office:value-type="float" office:value="-45003" table:style-name="ce141">
            <text:p><text:s/>-45 003</text:p>
          </table:table-cell>
          <table:table-cell office:value-type="float" office:value="-12.851610913431607" table:style-name="ce142">
            <text:p>-12,9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EMPREGADOS</text:p>
          </table:table-cell>
          <table:table-cell office:value-type="float" office:value="43482" table:style-name="ce137">
            <text:p>43 482</text:p>
          </table:table-cell>
          <table:table-cell office:value-type="float" office:value="9.2810901150691247" table:style-name="ce138">
            <text:p>9,3<text:s text:c="5"/></text:p>
          </table:table-cell>
          <table:table-cell office:value-type="float" office:value="44128" table:style-name="ce139">
            <text:p>44 128</text:p>
          </table:table-cell>
          <table:table-cell office:value-type="float" office:value="9.1609265556427477" table:style-name="ce140">
            <text:p>9,2<text:s text:c="5"/></text:p>
          </table:table-cell>
          <table:table-cell office:value-type="float" office:value="52453" table:style-name="ce139">
            <text:p>52 453</text:p>
          </table:table-cell>
          <table:table-cell office:value-type="float" office:value="10.02218320152703" table:style-name="ce140">
            <text:p>10,0<text:s text:c="5"/></text:p>
          </table:table-cell>
          <table:table-cell office:value-type="float" office:value="-646" table:style-name="ce141">
            <text:p><text:s/>- 646</text:p>
          </table:table-cell>
          <table:table-cell office:value-type="float" office:value="-1.4639231327048585" table:style-name="ce142">
            <text:p>-1,5<text:s text:c="3"/></text:p>
          </table:table-cell>
          <table:table-cell office:value-type="float" office:value="-8971" table:style-name="ce141">
            <text:p><text:s/>-8 971</text:p>
          </table:table-cell>
          <table:table-cell office:value-type="float" office:value="-17.102930242312166" table:style-name="ce142">
            <text:p>-17,1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OCUPADOS</text:p>
          </table:table-cell>
          <table:table-cell office:value-type="float" office:value="93066" table:style-name="ce137">
            <text:p>93 066</text:p>
          </table:table-cell>
          <table:table-cell office:value-type="float" office:value="19.864632092567572" table:style-name="ce138">
            <text:p>19,9<text:s text:c="5"/></text:p>
          </table:table-cell>
          <table:table-cell office:value-type="float" office:value="91649" table:style-name="ce139">
            <text:p>91 649</text:p>
          </table:table-cell>
          <table:table-cell office:value-type="float" office:value="19.026236355558876" table:style-name="ce140">
            <text:p>19,0<text:s text:c="5"/></text:p>
          </table:table-cell>
          <table:table-cell office:value-type="float" office:value="94937" table:style-name="ce139">
            <text:p>94 937</text:p>
          </table:table-cell>
          <table:table-cell office:value-type="float" office:value="18.139591760306782" table:style-name="ce140">
            <text:p>18,1<text:s text:c="5"/></text:p>
          </table:table-cell>
          <table:table-cell office:value-type="float" office:value="1417" table:style-name="ce141">
            <text:p>+1 417</text:p>
          </table:table-cell>
          <table:table-cell office:value-type="float" office:value="1.546116160569128" table:style-name="ce142">
            <text:p>+1,5<text:s text:c="3"/></text:p>
          </table:table-cell>
          <table:table-cell office:value-type="float" office:value="-1871" table:style-name="ce141">
            <text:p><text:s/>-1 871</text:p>
          </table:table-cell>
          <table:table-cell office:value-type="float" office:value="-1.9707806229394231" table:style-name="ce142">
            <text:p>-2,0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INDISPONIVEIS TEMPORÁRIAMENTE</text:p>
          </table:table-cell>
          <table:table-cell office:value-type="float" office:value="26782" table:style-name="ce137">
            <text:p>26 782</text:p>
          </table:table-cell>
          <table:table-cell office:value-type="float" office:value="5.7165299540449226" table:style-name="ce138">
            <text:p>5,7<text:s text:c="5"/></text:p>
          </table:table-cell>
          <table:table-cell office:value-type="float" office:value="24681" table:style-name="ce139">
            <text:p>24 681</text:p>
          </table:table-cell>
          <table:table-cell office:value-type="float" office:value="5.1237497353113364" table:style-name="ce140">
            <text:p>5,1<text:s text:c="5"/></text:p>
          </table:table-cell>
          <table:table-cell office:value-type="float" office:value="25805" table:style-name="ce139">
            <text:p>25 805</text:p>
          </table:table-cell>
          <table:table-cell office:value-type="float" office:value="4.9305556882429036" table:style-name="ce140">
            <text:p>4,9<text:s text:c="5"/></text:p>
          </table:table-cell>
          <table:table-cell office:value-type="float" office:value="2101" table:style-name="ce141">
            <text:p>+2 101</text:p>
          </table:table-cell>
          <table:table-cell office:value-type="float" office:value="8.5126210445281796" table:style-name="ce142">
            <text:p>+8,5<text:s text:c="3"/></text:p>
          </table:table-cell>
          <table:table-cell office:value-type="float" office:value="977" table:style-name="ce141">
            <text:p>+ 977</text:p>
          </table:table-cell>
          <table:table-cell office:value-type="float" office:value="3.7860879674481693" table:style-name="ce142">
            <text:p>+3,8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table:style-name="ce136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6" table:style-name="ce135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5"/>DESEMPREGO REGISTADO</text:p>
          </table:table-cell>
          <table:table-cell office:value-type="float" office:value="305171" table:style-name="ce148">
            <text:p>305 171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321240" table:style-name="ce150">
            <text:p>321 24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50174" table:style-name="ce150">
            <text:p>350 174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16069" table:style-name="ce132">
            <text:p><text:s/>-16 069</text:p>
          </table:table-cell>
          <table:table-cell office:value-type="float" office:value="-5.0021790561573898" table:style-name="ce133">
            <text:p>-5,0<text:s text:c="3"/></text:p>
          </table:table-cell>
          <table:table-cell office:value-type="float" office:value="-45003" table:style-name="ce132">
            <text:p><text:s/>-45 003</text:p>
          </table:table-cell>
          <table:table-cell office:value-type="float" office:value="-12.851610913431607" table:style-name="ce133">
            <text:p>-12,9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34595" table:style-name="ce154">
            <text:p>134 595</text:p>
          </table:table-cell>
          <table:table-cell office:value-type="float" office:value="44.104780598418593" table:style-name="ce155">
            <text:p>44,1<text:s text:c="5"/></text:p>
          </table:table-cell>
          <table:table-cell office:value-type="float" office:value="141370" table:style-name="ce156">
            <text:p>141 370</text:p>
          </table:table-cell>
          <table:table-cell office:value-type="float" office:value="44.007595567177191" table:style-name="ce157">
            <text:p>44,0<text:s text:c="5"/></text:p>
          </table:table-cell>
          <table:table-cell office:value-type="float" office:value="158011" table:style-name="ce156">
            <text:p>158 011</text:p>
          </table:table-cell>
          <table:table-cell office:value-type="float" office:value="45.123567140907092" table:style-name="ce157">
            <text:p>45,1<text:s text:c="5"/></text:p>
          </table:table-cell>
          <table:table-cell office:value-type="float" office:value="-6775" table:style-name="ce141">
            <text:p><text:s/>-6 775</text:p>
          </table:table-cell>
          <table:table-cell office:value-type="float" office:value="-4.7923887670651482" table:style-name="ce142">
            <text:p>-4,8<text:s text:c="3"/></text:p>
          </table:table-cell>
          <table:table-cell office:value-type="float" office:value="-23416" table:style-name="ce141">
            <text:p><text:s/>-23 416</text:p>
          </table:table-cell>
          <table:table-cell office:value-type="float" office:value="-14.819221446608147" table:style-name="ce142">
            <text:p>-14,8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170576" table:style-name="ce154">
            <text:p>170 576</text:p>
          </table:table-cell>
          <table:table-cell office:value-type="float" office:value="55.895219401581407" table:style-name="ce155">
            <text:p>55,9<text:s text:c="5"/></text:p>
          </table:table-cell>
          <table:table-cell office:value-type="float" office:value="179870" table:style-name="ce156">
            <text:p>179 870</text:p>
          </table:table-cell>
          <table:table-cell office:value-type="float" office:value="55.992404432822809" table:style-name="ce157">
            <text:p>56,0<text:s text:c="5"/></text:p>
          </table:table-cell>
          <table:table-cell office:value-type="float" office:value="192163" table:style-name="ce156">
            <text:p>192 163</text:p>
          </table:table-cell>
          <table:table-cell office:value-type="float" office:value="54.876432859092908" table:style-name="ce157">
            <text:p>54,9<text:s text:c="5"/></text:p>
          </table:table-cell>
          <table:table-cell office:value-type="float" office:value="-9294" table:style-name="ce141">
            <text:p><text:s/>-9 294</text:p>
          </table:table-cell>
          <table:table-cell office:value-type="float" office:value="-5.1670651025740808" table:style-name="ce142">
            <text:p>-5,2<text:s text:c="3"/></text:p>
          </table:table-cell>
          <table:table-cell office:value-type="float" office:value="-21587" table:style-name="ce141">
            <text:p><text:s/>-21 587</text:p>
          </table:table-cell>
          <table:table-cell office:value-type="float" office:value="-11.233692230033878" table:style-name="ce142">
            <text:p>-11,2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30087" table:style-name="ce154">
            <text:p>30 087</text:p>
          </table:table-cell>
          <table:table-cell office:value-type="float" office:value="9.8590626239059418" table:style-name="ce155">
            <text:p>9,9<text:s text:c="5"/></text:p>
          </table:table-cell>
          <table:table-cell office:value-type="float" office:value="32798" table:style-name="ce156">
            <text:p>32 798</text:p>
          </table:table-cell>
          <table:table-cell office:value-type="float" office:value="10.209811978582991" table:style-name="ce157">
            <text:p>10,2<text:s text:c="5"/></text:p>
          </table:table-cell>
          <table:table-cell office:value-type="float" office:value="35062" table:style-name="ce156">
            <text:p>35 062</text:p>
          </table:table-cell>
          <table:table-cell office:value-type="float" office:value="10.012736525270293" table:style-name="ce157">
            <text:p>10,0<text:s text:c="5"/></text:p>
          </table:table-cell>
          <table:table-cell office:value-type="float" office:value="-2711" table:style-name="ce141">
            <text:p><text:s/>-2 711</text:p>
          </table:table-cell>
          <table:table-cell office:value-type="float" office:value="-8.2657479114580159" table:style-name="ce142">
            <text:p>-8,3<text:s text:c="3"/></text:p>
          </table:table-cell>
          <table:table-cell office:value-type="float" office:value="-4975" table:style-name="ce141">
            <text:p><text:s/>-4 975</text:p>
          </table:table-cell>
          <table:table-cell office:value-type="float" office:value="-14.189150647424562" table:style-name="ce142">
            <text:p>-14,2<text:s text:c="3"/></text:p>
          </table:table-cell>
          <table:table-cell table:style-name="ce158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275084" table:style-name="ce154">
            <text:p>275 084</text:p>
          </table:table-cell>
          <table:table-cell office:value-type="float" office:value="90.140937376094058" table:style-name="ce155">
            <text:p>90,1<text:s text:c="5"/></text:p>
          </table:table-cell>
          <table:table-cell office:value-type="float" office:value="288442" table:style-name="ce156">
            <text:p>288 442</text:p>
          </table:table-cell>
          <table:table-cell office:value-type="float" office:value="89.790188021417009" table:style-name="ce157">
            <text:p>89,8<text:s text:c="5"/></text:p>
          </table:table-cell>
          <table:table-cell office:value-type="float" office:value="315112" table:style-name="ce156">
            <text:p>315 112</text:p>
          </table:table-cell>
          <table:table-cell office:value-type="float" office:value="89.987263474729701" table:style-name="ce157">
            <text:p>90,0<text:s text:c="5"/></text:p>
          </table:table-cell>
          <table:table-cell office:value-type="float" office:value="-13358" table:style-name="ce141">
            <text:p><text:s/>-13 358</text:p>
          </table:table-cell>
          <table:table-cell office:value-type="float" office:value="-4.6310870122936327" table:style-name="ce142">
            <text:p>-4,6<text:s text:c="3"/></text:p>
          </table:table-cell>
          <table:table-cell office:value-type="float" office:value="-40028" table:style-name="ce141">
            <text:p><text:s/>-40 028</text:p>
          </table:table-cell>
          <table:table-cell office:value-type="float" office:value="-12.702785041509051" table:style-name="ce142">
            <text:p>-12,7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68931" table:style-name="ce154">
            <text:p>168 931</text:p>
          </table:table-cell>
          <table:table-cell office:value-type="float" office:value="55.35617735630187" table:style-name="ce155">
            <text:p>55,4<text:s text:c="5"/></text:p>
          </table:table-cell>
          <table:table-cell office:value-type="float" office:value="179691" table:style-name="ce156">
            <text:p>179 691</text:p>
          </table:table-cell>
          <table:table-cell office:value-type="float" office:value="55.936682853940979" table:style-name="ce157">
            <text:p>55,9<text:s text:c="5"/></text:p>
          </table:table-cell>
          <table:table-cell office:value-type="float" office:value="177722" table:style-name="ce156">
            <text:p>177 722</text:p>
          </table:table-cell>
          <table:table-cell office:value-type="float" office:value="50.752483051283079" table:style-name="ce157">
            <text:p>50,8<text:s text:c="5"/></text:p>
          </table:table-cell>
          <table:table-cell office:value-type="float" office:value="-10760" table:style-name="ce141">
            <text:p><text:s/>-10 760</text:p>
          </table:table-cell>
          <table:table-cell office:value-type="float" office:value="-5.9880572761017525" table:style-name="ce142">
            <text:p>-6,0<text:s text:c="3"/></text:p>
          </table:table-cell>
          <table:table-cell office:value-type="float" office:value="-8791" table:style-name="ce141">
            <text:p><text:s/>-8 791</text:p>
          </table:table-cell>
          <table:table-cell office:value-type="float" office:value="-4.9464894610684107" table:style-name="ce142">
            <text:p>-4,9<text:s text:c="3"/></text:p>
          </table:table-cell>
          <table:table-cell table:style-name="ce158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36240" table:style-name="ce154">
            <text:p>136 240</text:p>
          </table:table-cell>
          <table:table-cell office:value-type="float" office:value="44.643822643698122" table:style-name="ce155">
            <text:p>44,6<text:s text:c="5"/></text:p>
          </table:table-cell>
          <table:table-cell office:value-type="float" office:value="141549" table:style-name="ce156">
            <text:p>141 549</text:p>
          </table:table-cell>
          <table:table-cell office:value-type="float" office:value="44.063317146059021" table:style-name="ce157">
            <text:p>44,1<text:s text:c="5"/></text:p>
          </table:table-cell>
          <table:table-cell office:value-type="float" office:value="172452" table:style-name="ce156">
            <text:p>172 452</text:p>
          </table:table-cell>
          <table:table-cell office:value-type="float" office:value="49.247516948716921" table:style-name="ce157">
            <text:p>49,2<text:s text:c="5"/></text:p>
          </table:table-cell>
          <table:table-cell office:value-type="float" office:value="-5309" table:style-name="ce141">
            <text:p><text:s/>-5 309</text:p>
          </table:table-cell>
          <table:table-cell office:value-type="float" office:value="-3.7506446530883299" table:style-name="ce142">
            <text:p>-3,8<text:s text:c="3"/></text:p>
          </table:table-cell>
          <table:table-cell office:value-type="float" office:value="-36212" table:style-name="ce141">
            <text:p><text:s/>-36 212</text:p>
          </table:table-cell>
          <table:table-cell office:value-type="float" office:value="-20.998306775218612" table:style-name="ce142">
            <text:p>-21,0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9081" table:style-name="ce154">
            <text:p>29 081</text:p>
          </table:table-cell>
          <table:table-cell office:value-type="float" office:value="9.5294113791939594" table:style-name="ce155">
            <text:p>9,5<text:s text:c="5"/></text:p>
          </table:table-cell>
          <table:table-cell office:value-type="float" office:value="30945" table:style-name="ce156">
            <text:p>30 945</text:p>
          </table:table-cell>
          <table:table-cell office:value-type="float" office:value="9.6329846843481501" table:style-name="ce157">
            <text:p>9,6<text:s text:c="5"/></text:p>
          </table:table-cell>
          <table:table-cell office:value-type="float" office:value="35890" table:style-name="ce156">
            <text:p>35 890</text:p>
          </table:table-cell>
          <table:table-cell office:value-type="float" office:value="10.24919040248562" table:style-name="ce157">
            <text:p>10,2<text:s text:c="5"/></text:p>
          </table:table-cell>
          <table:table-cell office:value-type="float" office:value="-1864" table:style-name="ce141">
            <text:p><text:s/>-1 864</text:p>
          </table:table-cell>
          <table:table-cell office:value-type="float" office:value="-6.0235902407497175" table:style-name="ce142">
            <text:p>-6,0<text:s text:c="3"/></text:p>
          </table:table-cell>
          <table:table-cell office:value-type="float" office:value="-6809" table:style-name="ce141">
            <text:p><text:s/>-6 809</text:p>
          </table:table-cell>
          <table:table-cell office:value-type="float" office:value="-18.971858456394539" table:style-name="ce142">
            <text:p>-19,0<text:s text:c="3"/></text:p>
          </table:table-cell>
          <table:table-cell table:style-name="ce158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76090" table:style-name="ce154">
            <text:p>276 090</text:p>
          </table:table-cell>
          <table:table-cell office:value-type="float" office:value="90.470588620806041" table:style-name="ce155">
            <text:p>90,5<text:s text:c="5"/></text:p>
          </table:table-cell>
          <table:table-cell office:value-type="float" office:value="290295" table:style-name="ce156">
            <text:p>290 295</text:p>
          </table:table-cell>
          <table:table-cell office:value-type="float" office:value="90.367015315651841" table:style-name="ce157">
            <text:p>90,4<text:s text:c="5"/></text:p>
          </table:table-cell>
          <table:table-cell office:value-type="float" office:value="314284" table:style-name="ce156">
            <text:p>314 284</text:p>
          </table:table-cell>
          <table:table-cell office:value-type="float" office:value="89.750809597514376" table:style-name="ce157">
            <text:p>89,8<text:s text:c="5"/></text:p>
          </table:table-cell>
          <table:table-cell office:value-type="float" office:value="-14205" table:style-name="ce141">
            <text:p><text:s/>-14 205</text:p>
          </table:table-cell>
          <table:table-cell office:value-type="float" office:value="-4.8932981966620162" table:style-name="ce142">
            <text:p>-4,9<text:s text:c="3"/></text:p>
          </table:table-cell>
          <table:table-cell office:value-type="float" office:value="-38194" table:style-name="ce141">
            <text:p><text:s/>-38 194</text:p>
          </table:table-cell>
          <table:table-cell office:value-type="float" office:value="-12.15270265110537" table:style-name="ce142">
            <text:p>-12,2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2296" table:style-name="ce154">
            <text:p>22 296</text:p>
          </table:table-cell>
          <table:table-cell office:value-type="float" office:value="7.3060677456245839" table:style-name="ce155">
            <text:p>7,3<text:s text:c="5"/></text:p>
          </table:table-cell>
          <table:table-cell office:value-type="float" office:value="22936" table:style-name="ce156">
            <text:p>22 936</text:p>
          </table:table-cell>
          <table:table-cell office:value-type="float" office:value="7.1398331465570912" table:style-name="ce157">
            <text:p>7,1<text:s text:c="5"/></text:p>
          </table:table-cell>
          <table:table-cell office:value-type="float" office:value="24555" table:style-name="ce156">
            <text:p>24 555</text:p>
          </table:table-cell>
          <table:table-cell office:value-type="float" office:value="7.0122282065487447" table:style-name="ce157">
            <text:p>7,0<text:s text:c="5"/></text:p>
          </table:table-cell>
          <table:table-cell office:value-type="float" office:value="-640" table:style-name="ce141">
            <text:p><text:s/>- 640</text:p>
          </table:table-cell>
          <table:table-cell office:value-type="float" office:value="-2.790373212417161" table:style-name="ce142">
            <text:p>-2,8<text:s text:c="3"/></text:p>
          </table:table-cell>
          <table:table-cell office:value-type="float" office:value="-2259" table:style-name="ce141">
            <text:p><text:s/>-2 259</text:p>
          </table:table-cell>
          <table:table-cell office:value-type="float" office:value="-9.1997556505803288" table:style-name="ce142">
            <text:p>-9,2<text:s text:c="3"/></text:p>
          </table:table-cell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55490" table:style-name="ce154">
            <text:p>55 490</text:p>
          </table:table-cell>
          <table:table-cell office:value-type="float" office:value="18.183248080584328" table:style-name="ce155">
            <text:p>18,2<text:s text:c="5"/></text:p>
          </table:table-cell>
          <table:table-cell office:value-type="float" office:value="58109" table:style-name="ce156">
            <text:p>58 109</text:p>
          </table:table-cell>
          <table:table-cell office:value-type="float" office:value="18.088967749968869" table:style-name="ce157">
            <text:p>18,1<text:s text:c="5"/></text:p>
          </table:table-cell>
          <table:table-cell office:value-type="float" office:value="68068" table:style-name="ce156">
            <text:p>68 068</text:p>
          </table:table-cell>
          <table:table-cell office:value-type="float" office:value="19.438336369918954" table:style-name="ce157">
            <text:p>19,4<text:s text:c="5"/></text:p>
          </table:table-cell>
          <table:table-cell office:value-type="float" office:value="-2619" table:style-name="ce141">
            <text:p><text:s/>-2 619</text:p>
          </table:table-cell>
          <table:table-cell office:value-type="float" office:value="-4.5070471011375171" table:style-name="ce142">
            <text:p>-4,5<text:s text:c="3"/></text:p>
          </table:table-cell>
          <table:table-cell office:value-type="float" office:value="-12578" table:style-name="ce141">
            <text:p><text:s/>-12 578</text:p>
          </table:table-cell>
          <table:table-cell office:value-type="float" office:value="-18.478580243286125" table:style-name="ce142">
            <text:p>-18,5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45388" table:style-name="ce154">
            <text:p>45 388</text:p>
          </table:table-cell>
          <table:table-cell office:value-type="float" office:value="14.872972857840358" table:style-name="ce155">
            <text:p>14,9<text:s text:c="5"/></text:p>
          </table:table-cell>
          <table:table-cell office:value-type="float" office:value="47548" table:style-name="ce156">
            <text:p>47 548</text:p>
          </table:table-cell>
          <table:table-cell office:value-type="float" office:value="14.801394595940728" table:style-name="ce157">
            <text:p>14,8<text:s text:c="5"/></text:p>
          </table:table-cell>
          <table:table-cell office:value-type="float" office:value="53989" table:style-name="ce156">
            <text:p>53 989</text:p>
          </table:table-cell>
          <table:table-cell office:value-type="float" office:value="15.41776374031196" table:style-name="ce157">
            <text:p>15,4<text:s text:c="5"/></text:p>
          </table:table-cell>
          <table:table-cell office:value-type="float" office:value="-2160" table:style-name="ce141">
            <text:p><text:s/>-2 160</text:p>
          </table:table-cell>
          <table:table-cell office:value-type="float" office:value="-4.5427778245141752" table:style-name="ce142">
            <text:p>-4,5<text:s text:c="3"/></text:p>
          </table:table-cell>
          <table:table-cell office:value-type="float" office:value="-8601" table:style-name="ce141">
            <text:p><text:s/>-8 601</text:p>
          </table:table-cell>
          <table:table-cell office:value-type="float" office:value="-15.931022986163848" table:style-name="ce142">
            <text:p>-15,9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59691" table:style-name="ce154">
            <text:p>59 691</text:p>
          </table:table-cell>
          <table:table-cell office:value-type="float" office:value="19.559853328134064" table:style-name="ce155">
            <text:p>19,6<text:s text:c="5"/></text:p>
          </table:table-cell>
          <table:table-cell office:value-type="float" office:value="62656" table:style-name="ce156">
            <text:p>62 656</text:p>
          </table:table-cell>
          <table:table-cell office:value-type="float" office:value="19.504420371062135" table:style-name="ce157">
            <text:p>19,5<text:s text:c="5"/></text:p>
          </table:table-cell>
          <table:table-cell office:value-type="float" office:value="67458" table:style-name="ce156">
            <text:p>67 458</text:p>
          </table:table-cell>
          <table:table-cell office:value-type="float" office:value="19.264137257477714" table:style-name="ce157">
            <text:p>19,3<text:s text:c="5"/></text:p>
          </table:table-cell>
          <table:table-cell office:value-type="float" office:value="-2965" table:style-name="ce141">
            <text:p><text:s/>-2 965</text:p>
          </table:table-cell>
          <table:table-cell office:value-type="float" office:value="-4.7321884576098059" table:style-name="ce142">
            <text:p>-4,7<text:s text:c="3"/></text:p>
          </table:table-cell>
          <table:table-cell office:value-type="float" office:value="-7767" table:style-name="ce141">
            <text:p><text:s/>-7 767</text:p>
          </table:table-cell>
          <table:table-cell office:value-type="float" office:value="-11.5138308280708" table:style-name="ce142">
            <text:p>-11,5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81399" table:style-name="ce154">
            <text:p>81 399</text:p>
          </table:table-cell>
          <table:table-cell office:value-type="float" office:value="26.67324221502043" table:style-name="ce155">
            <text:p>26,7<text:s text:c="5"/></text:p>
          </table:table-cell>
          <table:table-cell office:value-type="float" office:value="85971" table:style-name="ce156">
            <text:p>85 971</text:p>
          </table:table-cell>
          <table:table-cell office:value-type="float" office:value="26.762233843855061" table:style-name="ce157">
            <text:p>26,8<text:s text:c="5"/></text:p>
          </table:table-cell>
          <table:table-cell office:value-type="float" office:value="89374" table:style-name="ce156">
            <text:p>89 374</text:p>
          </table:table-cell>
          <table:table-cell office:value-type="float" office:value="25.522740123481469" table:style-name="ce157">
            <text:p>25,5<text:s text:c="5"/></text:p>
          </table:table-cell>
          <table:table-cell office:value-type="float" office:value="-4572" table:style-name="ce141">
            <text:p><text:s/>-4 572</text:p>
          </table:table-cell>
          <table:table-cell office:value-type="float" office:value="-5.3180723732421402" table:style-name="ce142">
            <text:p>-5,3<text:s text:c="3"/></text:p>
          </table:table-cell>
          <table:table-cell office:value-type="float" office:value="-7975" table:style-name="ce141">
            <text:p><text:s/>-7 975</text:p>
          </table:table-cell>
          <table:table-cell office:value-type="float" office:value="-8.9231767628169276" table:style-name="ce142">
            <text:p>-8,9<text:s text:c="3"/></text:p>
          </table:table-cell>
          <table:table-cell table:style-name="ce152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40907" table:style-name="ce154">
            <text:p>40 907</text:p>
          </table:table-cell>
          <table:table-cell office:value-type="float" office:value="13.404615772796236" table:style-name="ce155">
            <text:p>13,4<text:s text:c="5"/></text:p>
          </table:table-cell>
          <table:table-cell office:value-type="float" office:value="44020" table:style-name="ce156">
            <text:p>44 020</text:p>
          </table:table-cell>
          <table:table-cell office:value-type="float" office:value="13.703150292616112" table:style-name="ce157">
            <text:p>13,7<text:s text:c="5"/></text:p>
          </table:table-cell>
          <table:table-cell office:value-type="float" office:value="46730" table:style-name="ce156">
            <text:p>46 730</text:p>
          </table:table-cell>
          <table:table-cell office:value-type="float" office:value="13.344794302261162" table:style-name="ce157">
            <text:p>13,3<text:s text:c="5"/></text:p>
          </table:table-cell>
          <table:table-cell office:value-type="float" office:value="-3113" table:style-name="ce141">
            <text:p><text:s/>-3 113</text:p>
          </table:table-cell>
          <table:table-cell office:value-type="float" office:value="-7.0717855520218089" table:style-name="ce142">
            <text:p>-7,1<text:s text:c="3"/></text:p>
          </table:table-cell>
          <table:table-cell office:value-type="float" office:value="-5823" table:style-name="ce141">
            <text:p><text:s/>-5 823</text:p>
          </table:table-cell>
          <table:table-cell office:value-type="float" office:value="-12.460945859191099" table:style-name="ce142">
            <text:p>-12,5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Homens</text:p>
          </table:table-cell>
          <table:table-cell office:value-type="float" office:value="134595" table:style-name="ce148">
            <text:p>134 595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41370" table:style-name="ce150">
            <text:p>141 37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58011" table:style-name="ce150">
            <text:p>158 011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6775" table:style-name="ce132">
            <text:p><text:s/>-6 775</text:p>
          </table:table-cell>
          <table:table-cell office:value-type="float" office:value="-4.7923887670651482" table:style-name="ce133">
            <text:p>-4,8<text:s text:c="3"/></text:p>
          </table:table-cell>
          <table:table-cell office:value-type="float" office:value="-23416" table:style-name="ce132">
            <text:p><text:s/>-23 416</text:p>
          </table:table-cell>
          <table:table-cell office:value-type="float" office:value="-14.819221446608147" table:style-name="ce133">
            <text:p>-14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3504" table:style-name="ce154">
            <text:p>13 504</text:p>
          </table:table-cell>
          <table:table-cell office:value-type="float" office:value="10.033062149411197" table:style-name="ce155">
            <text:p>10,0<text:s text:c="5"/></text:p>
          </table:table-cell>
          <table:table-cell office:value-type="float" office:value="14671" table:style-name="ce156">
            <text:p>14 671</text:p>
          </table:table-cell>
          <table:table-cell office:value-type="float" office:value="10.37773219211997" table:style-name="ce157">
            <text:p>10,4<text:s text:c="5"/></text:p>
          </table:table-cell>
          <table:table-cell office:value-type="float" office:value="15913" table:style-name="ce156">
            <text:p>15 913</text:p>
          </table:table-cell>
          <table:table-cell office:value-type="float" office:value="10.070817854453171" table:style-name="ce157">
            <text:p>10,1<text:s text:c="5"/></text:p>
          </table:table-cell>
          <table:table-cell office:value-type="float" office:value="-1167" table:style-name="ce141">
            <text:p><text:s/>-1 167</text:p>
          </table:table-cell>
          <table:table-cell office:value-type="float" office:value="-7.9544679980914728" table:style-name="ce142">
            <text:p>-8,0<text:s text:c="3"/></text:p>
          </table:table-cell>
          <table:table-cell office:value-type="float" office:value="-2409" table:style-name="ce141">
            <text:p><text:s/>-2 409</text:p>
          </table:table-cell>
          <table:table-cell office:value-type="float" office:value="-15.13856595236599" table:style-name="ce142">
            <text:p>-15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21091" table:style-name="ce154">
            <text:p>121 091</text:p>
          </table:table-cell>
          <table:table-cell office:value-type="float" office:value="89.966937850588806" table:style-name="ce155">
            <text:p>90,0<text:s text:c="5"/></text:p>
          </table:table-cell>
          <table:table-cell office:value-type="float" office:value="126699" table:style-name="ce156">
            <text:p>126 699</text:p>
          </table:table-cell>
          <table:table-cell office:value-type="float" office:value="89.622267807880036" table:style-name="ce157">
            <text:p>89,6<text:s text:c="5"/></text:p>
          </table:table-cell>
          <table:table-cell office:value-type="float" office:value="142098" table:style-name="ce156">
            <text:p>142 098</text:p>
          </table:table-cell>
          <table:table-cell office:value-type="float" office:value="89.929182145546832" table:style-name="ce157">
            <text:p>89,9<text:s text:c="5"/></text:p>
          </table:table-cell>
          <table:table-cell office:value-type="float" office:value="-5608" table:style-name="ce141">
            <text:p><text:s/>-5 608</text:p>
          </table:table-cell>
          <table:table-cell office:value-type="float" office:value="-4.4262385654188279" table:style-name="ce142">
            <text:p>-4,4<text:s text:c="3"/></text:p>
          </table:table-cell>
          <table:table-cell office:value-type="float" office:value="-21007" table:style-name="ce141">
            <text:p><text:s/>-21 007</text:p>
          </table:table-cell>
          <table:table-cell office:value-type="float" office:value="-14.783459302734734" table:style-name="ce142">
            <text:p>-14,8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74074" table:style-name="ce154">
            <text:p>74 074</text:p>
          </table:table-cell>
          <table:table-cell office:value-type="float" office:value="55.034733831122992" table:style-name="ce155">
            <text:p>55,0<text:s text:c="5"/></text:p>
          </table:table-cell>
          <table:table-cell office:value-type="float" office:value="78597" table:style-name="ce156">
            <text:p>78 597</text:p>
          </table:table-cell>
          <table:table-cell office:value-type="float" office:value="55.596661243545306" table:style-name="ce157">
            <text:p>55,6<text:s text:c="5"/></text:p>
          </table:table-cell>
          <table:table-cell office:value-type="float" office:value="79433" table:style-name="ce156">
            <text:p>79 433</text:p>
          </table:table-cell>
          <table:table-cell office:value-type="float" office:value="50.27055078443906" table:style-name="ce157">
            <text:p>50,3<text:s text:c="5"/></text:p>
          </table:table-cell>
          <table:table-cell office:value-type="float" office:value="-4523" table:style-name="ce141">
            <text:p><text:s/>-4 523</text:p>
          </table:table-cell>
          <table:table-cell office:value-type="float" office:value="-5.7546725701998804" table:style-name="ce142">
            <text:p>-5,8<text:s text:c="3"/></text:p>
          </table:table-cell>
          <table:table-cell office:value-type="float" office:value="-5359" table:style-name="ce141">
            <text:p><text:s/>-5 359</text:p>
          </table:table-cell>
          <table:table-cell office:value-type="float" office:value="-6.7465662885702411" table:style-name="ce142">
            <text:p>-6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60521" table:style-name="ce154">
            <text:p>60 521</text:p>
          </table:table-cell>
          <table:table-cell office:value-type="float" office:value="44.965266168877001" table:style-name="ce155">
            <text:p>45,0<text:s text:c="5"/></text:p>
          </table:table-cell>
          <table:table-cell office:value-type="float" office:value="62773" table:style-name="ce156">
            <text:p>62 773</text:p>
          </table:table-cell>
          <table:table-cell office:value-type="float" office:value="44.403338756454694" table:style-name="ce157">
            <text:p>44,4<text:s text:c="5"/></text:p>
          </table:table-cell>
          <table:table-cell office:value-type="float" office:value="78578" table:style-name="ce156">
            <text:p>78 578</text:p>
          </table:table-cell>
          <table:table-cell office:value-type="float" office:value="49.729449215560948" table:style-name="ce157">
            <text:p>49,7<text:s text:c="5"/></text:p>
          </table:table-cell>
          <table:table-cell office:value-type="float" office:value="-2252" table:style-name="ce141">
            <text:p><text:s/>-2 252</text:p>
          </table:table-cell>
          <table:table-cell office:value-type="float" office:value="-3.5875296703996939" table:style-name="ce142">
            <text:p>-3,6<text:s text:c="3"/></text:p>
          </table:table-cell>
          <table:table-cell office:value-type="float" office:value="-18057" table:style-name="ce141">
            <text:p><text:s/>-18 057</text:p>
          </table:table-cell>
          <table:table-cell office:value-type="float" office:value="-22.979714423884548" table:style-name="ce142">
            <text:p>-23,0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1377" table:style-name="ce154">
            <text:p>11 377</text:p>
          </table:table-cell>
          <table:table-cell office:value-type="float" office:value="8.4527657045209708" table:style-name="ce155">
            <text:p>8,5<text:s text:c="5"/></text:p>
          </table:table-cell>
          <table:table-cell office:value-type="float" office:value="12101" table:style-name="ce156">
            <text:p>12 101</text:p>
          </table:table-cell>
          <table:table-cell office:value-type="float" office:value="8.559807597085662" table:style-name="ce157">
            <text:p>8,6<text:s text:c="5"/></text:p>
          </table:table-cell>
          <table:table-cell office:value-type="float" office:value="14512" table:style-name="ce156">
            <text:p>14 512</text:p>
          </table:table-cell>
          <table:table-cell office:value-type="float" office:value="9.184170722291487" table:style-name="ce157">
            <text:p>9,2<text:s text:c="5"/></text:p>
          </table:table-cell>
          <table:table-cell office:value-type="float" office:value="-724" table:style-name="ce141">
            <text:p><text:s/>- 724</text:p>
          </table:table-cell>
          <table:table-cell office:value-type="float" office:value="-5.9829766135030162" table:style-name="ce142">
            <text:p>-6,0<text:s text:c="3"/></text:p>
          </table:table-cell>
          <table:table-cell office:value-type="float" office:value="-3135" table:style-name="ce141">
            <text:p><text:s/>-3 135</text:p>
          </table:table-cell>
          <table:table-cell office:value-type="float" office:value="-21.602811466372657" table:style-name="ce142">
            <text:p>-2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23218" table:style-name="ce154">
            <text:p>123 218</text:p>
          </table:table-cell>
          <table:table-cell office:value-type="float" office:value="91.547234295479029" table:style-name="ce155">
            <text:p>91,5<text:s text:c="5"/></text:p>
          </table:table-cell>
          <table:table-cell office:value-type="float" office:value="129269" table:style-name="ce156">
            <text:p>129 269</text:p>
          </table:table-cell>
          <table:table-cell office:value-type="float" office:value="91.440192402914334" table:style-name="ce157">
            <text:p>91,4<text:s text:c="5"/></text:p>
          </table:table-cell>
          <table:table-cell office:value-type="float" office:value="143499" table:style-name="ce156">
            <text:p>143 499</text:p>
          </table:table-cell>
          <table:table-cell office:value-type="float" office:value="90.815829277708517" table:style-name="ce157">
            <text:p>90,8<text:s text:c="5"/></text:p>
          </table:table-cell>
          <table:table-cell office:value-type="float" office:value="-6051" table:style-name="ce141">
            <text:p><text:s/>-6 051</text:p>
          </table:table-cell>
          <table:table-cell office:value-type="float" office:value="-4.6809366514786994" table:style-name="ce142">
            <text:p>-4,7<text:s text:c="3"/></text:p>
          </table:table-cell>
          <table:table-cell office:value-type="float" office:value="-20281" table:style-name="ce141">
            <text:p><text:s/>-20 281</text:p>
          </table:table-cell>
          <table:table-cell office:value-type="float" office:value="-14.133199534491531" table:style-name="ce142">
            <text:p>-14,1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0227" table:style-name="ce154">
            <text:p>10 227</text:p>
          </table:table-cell>
          <table:table-cell office:value-type="float" office:value="7.5983506073776876" table:style-name="ce155">
            <text:p>7,6<text:s text:c="5"/></text:p>
          </table:table-cell>
          <table:table-cell office:value-type="float" office:value="10550" table:style-name="ce156">
            <text:p>10 550</text:p>
          </table:table-cell>
          <table:table-cell office:value-type="float" office:value="7.4626865671641784" table:style-name="ce157">
            <text:p>7,5<text:s text:c="5"/></text:p>
          </table:table-cell>
          <table:table-cell office:value-type="float" office:value="11684" table:style-name="ce156">
            <text:p>11 684</text:p>
          </table:table-cell>
          <table:table-cell office:value-type="float" office:value="7.3944219073355644" table:style-name="ce157">
            <text:p>7,4<text:s text:c="5"/></text:p>
          </table:table-cell>
          <table:table-cell office:value-type="float" office:value="-323" table:style-name="ce141">
            <text:p><text:s/>- 323</text:p>
          </table:table-cell>
          <table:table-cell office:value-type="float" office:value="-3.0616113744075828" table:style-name="ce142">
            <text:p>-3,1<text:s text:c="3"/></text:p>
          </table:table-cell>
          <table:table-cell office:value-type="float" office:value="-1457" table:style-name="ce141">
            <text:p><text:s/>-1 457</text:p>
          </table:table-cell>
          <table:table-cell office:value-type="float" office:value="-12.470044505306403" table:style-name="ce142">
            <text:p>-12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7132" table:style-name="ce154">
            <text:p>27 132</text:p>
          </table:table-cell>
          <table:table-cell office:value-type="float" office:value="20.15825253538393" table:style-name="ce155">
            <text:p>20,2<text:s text:c="5"/></text:p>
          </table:table-cell>
          <table:table-cell office:value-type="float" office:value="28438" table:style-name="ce156">
            <text:p>28 438</text:p>
          </table:table-cell>
          <table:table-cell office:value-type="float" office:value="20.116007639527481" table:style-name="ce157">
            <text:p>20,1<text:s text:c="5"/></text:p>
          </table:table-cell>
          <table:table-cell office:value-type="float" office:value="34431" table:style-name="ce156">
            <text:p>34 431</text:p>
          </table:table-cell>
          <table:table-cell office:value-type="float" office:value="21.790255108821537" table:style-name="ce157">
            <text:p>21,8<text:s text:c="5"/></text:p>
          </table:table-cell>
          <table:table-cell office:value-type="float" office:value="-1306" table:style-name="ce141">
            <text:p><text:s/>-1 306</text:p>
          </table:table-cell>
          <table:table-cell office:value-type="float" office:value="-4.5924467262114073" table:style-name="ce142">
            <text:p>-4,6<text:s text:c="3"/></text:p>
          </table:table-cell>
          <table:table-cell office:value-type="float" office:value="-7299" table:style-name="ce141">
            <text:p><text:s/>-7 299</text:p>
          </table:table-cell>
          <table:table-cell office:value-type="float" office:value="-21.198919578287008" table:style-name="ce142">
            <text:p>-21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2764" table:style-name="ce154">
            <text:p>22 764</text:p>
          </table:table-cell>
          <table:table-cell office:value-type="float" office:value="16.912961105538837" table:style-name="ce155">
            <text:p>16,9<text:s text:c="5"/></text:p>
          </table:table-cell>
          <table:table-cell office:value-type="float" office:value="23796" table:style-name="ce156">
            <text:p>23 796</text:p>
          </table:table-cell>
          <table:table-cell office:value-type="float" office:value="16.832425549975241" table:style-name="ce157">
            <text:p>16,8<text:s text:c="5"/></text:p>
          </table:table-cell>
          <table:table-cell office:value-type="float" office:value="27756" table:style-name="ce156">
            <text:p>27 756</text:p>
          </table:table-cell>
          <table:table-cell office:value-type="float" office:value="17.565865667580105" table:style-name="ce157">
            <text:p>17,6<text:s text:c="5"/></text:p>
          </table:table-cell>
          <table:table-cell office:value-type="float" office:value="-1032" table:style-name="ce141">
            <text:p><text:s/>-1 032</text:p>
          </table:table-cell>
          <table:table-cell office:value-type="float" office:value="-4.3368633383761974" table:style-name="ce142">
            <text:p>-4,3<text:s text:c="3"/></text:p>
          </table:table-cell>
          <table:table-cell office:value-type="float" office:value="-4992" table:style-name="ce141">
            <text:p><text:s/>-4 992</text:p>
          </table:table-cell>
          <table:table-cell office:value-type="float" office:value="-17.985300475572849" table:style-name="ce142">
            <text:p>-18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26391" table:style-name="ce154">
            <text:p>26 391</text:p>
          </table:table-cell>
          <table:table-cell office:value-type="float" office:value="19.607712024963782" table:style-name="ce155">
            <text:p>19,6<text:s text:c="5"/></text:p>
          </table:table-cell>
          <table:table-cell office:value-type="float" office:value="27746" table:style-name="ce156">
            <text:p>27 746</text:p>
          </table:table-cell>
          <table:table-cell office:value-type="float" office:value="19.626511989813963" table:style-name="ce157">
            <text:p>19,6<text:s text:c="5"/></text:p>
          </table:table-cell>
          <table:table-cell office:value-type="float" office:value="30553" table:style-name="ce156">
            <text:p>30 553</text:p>
          </table:table-cell>
          <table:table-cell office:value-type="float" office:value="19.335995595243368" table:style-name="ce157">
            <text:p>19,3<text:s text:c="5"/></text:p>
          </table:table-cell>
          <table:table-cell office:value-type="float" office:value="-1355" table:style-name="ce141">
            <text:p><text:s/>-1 355</text:p>
          </table:table-cell>
          <table:table-cell office:value-type="float" office:value="-4.883586823325885" table:style-name="ce142">
            <text:p>-4,9<text:s text:c="3"/></text:p>
          </table:table-cell>
          <table:table-cell office:value-type="float" office:value="-4162" table:style-name="ce141">
            <text:p><text:s/>-4 162</text:p>
          </table:table-cell>
          <table:table-cell office:value-type="float" office:value="-13.622230222891368" table:style-name="ce142">
            <text:p>-1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33490" table:style-name="ce154">
            <text:p>33 490</text:p>
          </table:table-cell>
          <table:table-cell office:value-type="float" office:value="24.882053568111743" table:style-name="ce155">
            <text:p>24,9<text:s text:c="5"/></text:p>
          </table:table-cell>
          <table:table-cell office:value-type="float" office:value="35393" table:style-name="ce156">
            <text:p>35 393</text:p>
          </table:table-cell>
          <table:table-cell office:value-type="float" office:value="25.035721864610593" table:style-name="ce157">
            <text:p>25,0<text:s text:c="5"/></text:p>
          </table:table-cell>
          <table:table-cell office:value-type="float" office:value="36902" table:style-name="ce156">
            <text:p>36 902</text:p>
          </table:table-cell>
          <table:table-cell office:value-type="float" office:value="23.354070286245896" table:style-name="ce157">
            <text:p>23,4<text:s text:c="5"/></text:p>
          </table:table-cell>
          <table:table-cell office:value-type="float" office:value="-1903" table:style-name="ce141">
            <text:p><text:s/>-1 903</text:p>
          </table:table-cell>
          <table:table-cell office:value-type="float" office:value="-5.3767694176814622" table:style-name="ce142">
            <text:p>-5,4<text:s text:c="3"/></text:p>
          </table:table-cell>
          <table:table-cell office:value-type="float" office:value="-3412" table:style-name="ce141">
            <text:p><text:s/>-3 412</text:p>
          </table:table-cell>
          <table:table-cell office:value-type="float" office:value="-9.2461113218795727" table:style-name="ce142">
            <text:p>-9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4591" table:style-name="ce154">
            <text:p>14 591</text:p>
          </table:table-cell>
          <table:table-cell office:value-type="float" office:value="10.84067015862402" table:style-name="ce155">
            <text:p>10,8<text:s text:c="5"/></text:p>
          </table:table-cell>
          <table:table-cell office:value-type="float" office:value="15447" table:style-name="ce156">
            <text:p>15 447</text:p>
          </table:table-cell>
          <table:table-cell office:value-type="float" office:value="10.926646388908539" table:style-name="ce157">
            <text:p>10,9<text:s text:c="5"/></text:p>
          </table:table-cell>
          <table:table-cell office:value-type="float" office:value="16685" table:style-name="ce156">
            <text:p>16 685</text:p>
          </table:table-cell>
          <table:table-cell office:value-type="float" office:value="10.559391434773529" table:style-name="ce157">
            <text:p>10,6<text:s text:c="5"/></text:p>
          </table:table-cell>
          <table:table-cell office:value-type="float" office:value="-856" table:style-name="ce141">
            <text:p><text:s/>- 856</text:p>
          </table:table-cell>
          <table:table-cell office:value-type="float" office:value="-5.5415290995015214" table:style-name="ce142">
            <text:p>-5,5<text:s text:c="3"/></text:p>
          </table:table-cell>
          <table:table-cell office:value-type="float" office:value="-2094" table:style-name="ce141">
            <text:p><text:s/>-2 094</text:p>
          </table:table-cell>
          <table:table-cell office:value-type="float" office:value="-12.550194785735691" table:style-name="ce142">
            <text:p>-12,6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office:value-type="float" office:value="0" table:style-name="ce147">
            <text:p>0,0<text:s text:c="5"/></text:p>
          </table:table-cell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60">
            <text:p><text:s text:c="9"/>Mulheres</text:p>
          </table:table-cell>
          <table:table-cell office:value-type="float" office:value="170576" table:style-name="ce148">
            <text:p>170 576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79870" table:style-name="ce150">
            <text:p>179 87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92163" table:style-name="ce150">
            <text:p>192 163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9294" table:style-name="ce132">
            <text:p><text:s/>-9 294</text:p>
          </table:table-cell>
          <table:table-cell office:value-type="float" office:value="-5.1670651025740808" table:style-name="ce133">
            <text:p>-5,2<text:s text:c="3"/></text:p>
          </table:table-cell>
          <table:table-cell office:value-type="float" office:value="-21587" table:style-name="ce132">
            <text:p><text:s/>-21 587</text:p>
          </table:table-cell>
          <table:table-cell office:value-type="float" office:value="-11.233692230033878" table:style-name="ce133">
            <text:p>-11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6583" table:style-name="ce154">
            <text:p>16 583</text:p>
          </table:table-cell>
          <table:table-cell office:value-type="float" office:value="9.7217662508207479" table:style-name="ce155">
            <text:p>9,7<text:s text:c="5"/></text:p>
          </table:table-cell>
          <table:table-cell office:value-type="float" office:value="18127" table:style-name="ce156">
            <text:p>18 127</text:p>
          </table:table-cell>
          <table:table-cell office:value-type="float" office:value="10.077833991215879" table:style-name="ce157">
            <text:p>10,1<text:s text:c="5"/></text:p>
          </table:table-cell>
          <table:table-cell office:value-type="float" office:value="19149" table:style-name="ce156">
            <text:p>19 149</text:p>
          </table:table-cell>
          <table:table-cell office:value-type="float" office:value="9.9649776491832451" table:style-name="ce157">
            <text:p>10,0<text:s text:c="5"/></text:p>
          </table:table-cell>
          <table:table-cell office:value-type="float" office:value="-1544" table:style-name="ce141">
            <text:p><text:s/>-1 544</text:p>
          </table:table-cell>
          <table:table-cell office:value-type="float" office:value="-8.5176808076350206" table:style-name="ce142">
            <text:p>-8,5<text:s text:c="3"/></text:p>
          </table:table-cell>
          <table:table-cell office:value-type="float" office:value="-2566" table:style-name="ce141">
            <text:p><text:s/>-2 566</text:p>
          </table:table-cell>
          <table:table-cell office:value-type="float" office:value="-13.400177554963705" table:style-name="ce142">
            <text:p>-13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53993" table:style-name="ce154">
            <text:p>153 993</text:p>
          </table:table-cell>
          <table:table-cell office:value-type="float" office:value="90.27823374917925" table:style-name="ce155">
            <text:p>90,3<text:s text:c="5"/></text:p>
          </table:table-cell>
          <table:table-cell office:value-type="float" office:value="161743" table:style-name="ce156">
            <text:p>161 743</text:p>
          </table:table-cell>
          <table:table-cell office:value-type="float" office:value="89.922166008784117" table:style-name="ce157">
            <text:p>89,9<text:s text:c="5"/></text:p>
          </table:table-cell>
          <table:table-cell office:value-type="float" office:value="173014" table:style-name="ce156">
            <text:p>173 014</text:p>
          </table:table-cell>
          <table:table-cell office:value-type="float" office:value="90.035022350816746" table:style-name="ce157">
            <text:p>90,0<text:s text:c="5"/></text:p>
          </table:table-cell>
          <table:table-cell office:value-type="float" office:value="-7750" table:style-name="ce141">
            <text:p><text:s/>-7 750</text:p>
          </table:table-cell>
          <table:table-cell office:value-type="float" office:value="-4.791552030072399" table:style-name="ce142">
            <text:p>-4,8<text:s text:c="3"/></text:p>
          </table:table-cell>
          <table:table-cell office:value-type="float" office:value="-19021" table:style-name="ce141">
            <text:p><text:s/>-19 021</text:p>
          </table:table-cell>
          <table:table-cell office:value-type="float" office:value="-10.993908007444485" table:style-name="ce142">
            <text:p>-11,0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94857" table:style-name="ce154">
            <text:p>94 857</text:p>
          </table:table-cell>
          <table:table-cell office:value-type="float" office:value="55.609816152330929" table:style-name="ce155">
            <text:p>55,6<text:s text:c="5"/></text:p>
          </table:table-cell>
          <table:table-cell office:value-type="float" office:value="101094" table:style-name="ce156">
            <text:p>101 094</text:p>
          </table:table-cell>
          <table:table-cell office:value-type="float" office:value="56.203925056985604" table:style-name="ce157">
            <text:p>56,2<text:s text:c="5"/></text:p>
          </table:table-cell>
          <table:table-cell office:value-type="float" office:value="98289" table:style-name="ce156">
            <text:p>98 289</text:p>
          </table:table-cell>
          <table:table-cell office:value-type="float" office:value="51.148764330282106" table:style-name="ce157">
            <text:p>51,1<text:s text:c="5"/></text:p>
          </table:table-cell>
          <table:table-cell office:value-type="float" office:value="-6237" table:style-name="ce141">
            <text:p><text:s/>-6 237</text:p>
          </table:table-cell>
          <table:table-cell office:value-type="float" office:value="-6.1695056086414626" table:style-name="ce142">
            <text:p>-6,2<text:s text:c="3"/></text:p>
          </table:table-cell>
          <table:table-cell office:value-type="float" office:value="-3432" table:style-name="ce141">
            <text:p><text:s/>-3 432</text:p>
          </table:table-cell>
          <table:table-cell office:value-type="float" office:value="-3.4917437353111742" table:style-name="ce142">
            <text:p>-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75719" table:style-name="ce154">
            <text:p>75 719</text:p>
          </table:table-cell>
          <table:table-cell office:value-type="float" office:value="44.390183847669071" table:style-name="ce155">
            <text:p>44,4<text:s text:c="5"/></text:p>
          </table:table-cell>
          <table:table-cell office:value-type="float" office:value="78776" table:style-name="ce156">
            <text:p>78 776</text:p>
          </table:table-cell>
          <table:table-cell office:value-type="float" office:value="43.796074943014403" table:style-name="ce157">
            <text:p>43,8<text:s text:c="5"/></text:p>
          </table:table-cell>
          <table:table-cell office:value-type="float" office:value="93874" table:style-name="ce156">
            <text:p>93 874</text:p>
          </table:table-cell>
          <table:table-cell office:value-type="float" office:value="48.851235669717894" table:style-name="ce157">
            <text:p>48,9<text:s text:c="5"/></text:p>
          </table:table-cell>
          <table:table-cell office:value-type="float" office:value="-3057" table:style-name="ce141">
            <text:p><text:s/>-3 057</text:p>
          </table:table-cell>
          <table:table-cell office:value-type="float" office:value="-3.880623540164517" table:style-name="ce142">
            <text:p>-3,9<text:s text:c="3"/></text:p>
          </table:table-cell>
          <table:table-cell office:value-type="float" office:value="-18155" table:style-name="ce141">
            <text:p><text:s/>-18 155</text:p>
          </table:table-cell>
          <table:table-cell office:value-type="float" office:value="-19.339753286319961" table:style-name="ce142">
            <text:p>-19,3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7704" table:style-name="ce154">
            <text:p>17 704</text:p>
          </table:table-cell>
          <table:table-cell office:value-type="float" office:value="10.378951317887628" table:style-name="ce155">
            <text:p>10,4<text:s text:c="5"/></text:p>
          </table:table-cell>
          <table:table-cell office:value-type="float" office:value="18844" table:style-name="ce156">
            <text:p>18 844</text:p>
          </table:table-cell>
          <table:table-cell office:value-type="float" office:value="10.476455217657197" table:style-name="ce157">
            <text:p>10,5<text:s text:c="5"/></text:p>
          </table:table-cell>
          <table:table-cell office:value-type="float" office:value="21378" table:style-name="ce156">
            <text:p>21 378</text:p>
          </table:table-cell>
          <table:table-cell office:value-type="float" office:value="11.124930397631177" table:style-name="ce157">
            <text:p>11,1<text:s text:c="5"/></text:p>
          </table:table-cell>
          <table:table-cell office:value-type="float" office:value="-1140" table:style-name="ce141">
            <text:p><text:s/>-1 140</text:p>
          </table:table-cell>
          <table:table-cell office:value-type="float" office:value="-6.0496709828061981" table:style-name="ce142">
            <text:p>-6,0<text:s text:c="3"/></text:p>
          </table:table-cell>
          <table:table-cell office:value-type="float" office:value="-3674" table:style-name="ce141">
            <text:p><text:s/>-3 674</text:p>
          </table:table-cell>
          <table:table-cell office:value-type="float" office:value="-17.185892038544299" table:style-name="ce142">
            <text:p>-17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52872" table:style-name="ce154">
            <text:p>152 872</text:p>
          </table:table-cell>
          <table:table-cell office:value-type="float" office:value="89.621048682112374" table:style-name="ce155">
            <text:p>89,6<text:s text:c="5"/></text:p>
          </table:table-cell>
          <table:table-cell office:value-type="float" office:value="161026" table:style-name="ce156">
            <text:p>161 026</text:p>
          </table:table-cell>
          <table:table-cell office:value-type="float" office:value="89.523544782342796" table:style-name="ce157">
            <text:p>89,5<text:s text:c="5"/></text:p>
          </table:table-cell>
          <table:table-cell office:value-type="float" office:value="170785" table:style-name="ce156">
            <text:p>170 785</text:p>
          </table:table-cell>
          <table:table-cell office:value-type="float" office:value="88.875069602368811" table:style-name="ce157">
            <text:p>88,9<text:s text:c="5"/></text:p>
          </table:table-cell>
          <table:table-cell office:value-type="float" office:value="-8154" table:style-name="ce141">
            <text:p><text:s/>-8 154</text:p>
          </table:table-cell>
          <table:table-cell office:value-type="float" office:value="-5.0637785202389676" table:style-name="ce142">
            <text:p>-5,1<text:s text:c="3"/></text:p>
          </table:table-cell>
          <table:table-cell office:value-type="float" office:value="-17913" table:style-name="ce141">
            <text:p><text:s/>-17 913</text:p>
          </table:table-cell>
          <table:table-cell office:value-type="float" office:value="-10.488626050297158" table:style-name="ce142">
            <text:p>-10,5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2069" table:style-name="ce154">
            <text:p>12 069</text:p>
          </table:table-cell>
          <table:table-cell office:value-type="float" office:value="7.0754385142106742" table:style-name="ce155">
            <text:p>7,1<text:s text:c="5"/></text:p>
          </table:table-cell>
          <table:table-cell office:value-type="float" office:value="12386" table:style-name="ce156">
            <text:p>12 386</text:p>
          </table:table-cell>
          <table:table-cell office:value-type="float" office:value="6.8860843942847607" table:style-name="ce157">
            <text:p>6,9<text:s text:c="5"/></text:p>
          </table:table-cell>
          <table:table-cell office:value-type="float" office:value="12871" table:style-name="ce156">
            <text:p>12 871</text:p>
          </table:table-cell>
          <table:table-cell office:value-type="float" office:value="6.6979595447614777" table:style-name="ce157">
            <text:p>6,7<text:s text:c="5"/></text:p>
          </table:table-cell>
          <table:table-cell office:value-type="float" office:value="-317" table:style-name="ce141">
            <text:p><text:s/>- 317</text:p>
          </table:table-cell>
          <table:table-cell office:value-type="float" office:value="-2.5593411916680124" table:style-name="ce142">
            <text:p>-2,6<text:s text:c="3"/></text:p>
          </table:table-cell>
          <table:table-cell office:value-type="float" office:value="-802" table:style-name="ce141">
            <text:p><text:s/>- 802</text:p>
          </table:table-cell>
          <table:table-cell office:value-type="float" office:value="-6.2310620775386534" table:style-name="ce142">
            <text:p>-6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8358" table:style-name="ce154">
            <text:p>28 358</text:p>
          </table:table-cell>
          <table:table-cell office:value-type="float" office:value="16.624847575274366" table:style-name="ce155">
            <text:p>16,6<text:s text:c="5"/></text:p>
          </table:table-cell>
          <table:table-cell office:value-type="float" office:value="29671" table:style-name="ce156">
            <text:p>29 671</text:p>
          </table:table-cell>
          <table:table-cell office:value-type="float" office:value="16.495802524045146" table:style-name="ce157">
            <text:p>16,5<text:s text:c="5"/></text:p>
          </table:table-cell>
          <table:table-cell office:value-type="float" office:value="33637" table:style-name="ce156">
            <text:p>33 637</text:p>
          </table:table-cell>
          <table:table-cell office:value-type="float" office:value="17.504410318323508" table:style-name="ce157">
            <text:p>17,5<text:s text:c="5"/></text:p>
          </table:table-cell>
          <table:table-cell office:value-type="float" office:value="-1313" table:style-name="ce141">
            <text:p><text:s/>-1 313</text:p>
          </table:table-cell>
          <table:table-cell office:value-type="float" office:value="-4.4251963196387045" table:style-name="ce142">
            <text:p>-4,4<text:s text:c="3"/></text:p>
          </table:table-cell>
          <table:table-cell office:value-type="float" office:value="-5279" table:style-name="ce141">
            <text:p><text:s/>-5 279</text:p>
          </table:table-cell>
          <table:table-cell office:value-type="float" office:value="-15.694027410292238" table:style-name="ce142">
            <text:p>-1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2624" table:style-name="ce154">
            <text:p>22 624</text:p>
          </table:table-cell>
          <table:table-cell office:value-type="float" office:value="13.263296126066972" table:style-name="ce155">
            <text:p>13,3<text:s text:c="5"/></text:p>
          </table:table-cell>
          <table:table-cell office:value-type="float" office:value="23752" table:style-name="ce156">
            <text:p>23 752</text:p>
          </table:table-cell>
          <table:table-cell office:value-type="float" office:value="13.205092566853837" table:style-name="ce157">
            <text:p>13,2<text:s text:c="5"/></text:p>
          </table:table-cell>
          <table:table-cell office:value-type="float" office:value="26233" table:style-name="ce156">
            <text:p>26 233</text:p>
          </table:table-cell>
          <table:table-cell office:value-type="float" office:value="13.651431336937911" table:style-name="ce157">
            <text:p>13,7<text:s text:c="5"/></text:p>
          </table:table-cell>
          <table:table-cell office:value-type="float" office:value="-1128" table:style-name="ce141">
            <text:p><text:s/>-1 128</text:p>
          </table:table-cell>
          <table:table-cell office:value-type="float" office:value="-4.7490737622094983" table:style-name="ce142">
            <text:p>-4,7<text:s text:c="3"/></text:p>
          </table:table-cell>
          <table:table-cell office:value-type="float" office:value="-3609" table:style-name="ce141">
            <text:p><text:s/>-3 609</text:p>
          </table:table-cell>
          <table:table-cell office:value-type="float" office:value="-13.757481035337172" table:style-name="ce142">
            <text:p>-13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3300" table:style-name="ce154">
            <text:p>33 300</text:p>
          </table:table-cell>
          <table:table-cell office:value-type="float" office:value="19.52208986023825" table:style-name="ce155">
            <text:p>19,5<text:s text:c="5"/></text:p>
          </table:table-cell>
          <table:table-cell office:value-type="float" office:value="34910" table:style-name="ce156">
            <text:p>34 910</text:p>
          </table:table-cell>
          <table:table-cell office:value-type="float" office:value="19.408461666759326" table:style-name="ce157">
            <text:p>19,4<text:s text:c="5"/></text:p>
          </table:table-cell>
          <table:table-cell office:value-type="float" office:value="36905" table:style-name="ce156">
            <text:p>36 905</text:p>
          </table:table-cell>
          <table:table-cell office:value-type="float" office:value="19.205049879529355" table:style-name="ce157">
            <text:p>19,2<text:s text:c="5"/></text:p>
          </table:table-cell>
          <table:table-cell office:value-type="float" office:value="-1610" table:style-name="ce141">
            <text:p><text:s/>-1 610</text:p>
          </table:table-cell>
          <table:table-cell office:value-type="float" office:value="-4.611859066170152" table:style-name="ce142">
            <text:p>-4,6<text:s text:c="3"/></text:p>
          </table:table-cell>
          <table:table-cell office:value-type="float" office:value="-3605" table:style-name="ce141">
            <text:p><text:s/>-3 605</text:p>
          </table:table-cell>
          <table:table-cell office:value-type="float" office:value="-9.7683240753285467" table:style-name="ce142">
            <text:p>-9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47909" table:style-name="ce154">
            <text:p>47 909</text:p>
          </table:table-cell>
          <table:table-cell office:value-type="float" office:value="28.086600694118751" table:style-name="ce155">
            <text:p>28,1<text:s text:c="5"/></text:p>
          </table:table-cell>
          <table:table-cell office:value-type="float" office:value="50578" table:style-name="ce156">
            <text:p>50 578</text:p>
          </table:table-cell>
          <table:table-cell office:value-type="float" office:value="28.119197197976316" table:style-name="ce157">
            <text:p>28,1<text:s text:c="5"/></text:p>
          </table:table-cell>
          <table:table-cell office:value-type="float" office:value="52472" table:style-name="ce156">
            <text:p>52 472</text:p>
          </table:table-cell>
          <table:table-cell office:value-type="float" office:value="27.305985023131402" table:style-name="ce157">
            <text:p>27,3<text:s text:c="5"/></text:p>
          </table:table-cell>
          <table:table-cell office:value-type="float" office:value="-2669" table:style-name="ce141">
            <text:p><text:s/>-2 669</text:p>
          </table:table-cell>
          <table:table-cell office:value-type="float" office:value="-5.2769979042271338" table:style-name="ce142">
            <text:p>-5,3<text:s text:c="3"/></text:p>
          </table:table-cell>
          <table:table-cell office:value-type="float" office:value="-4563" table:style-name="ce141">
            <text:p><text:s/>-4 563</text:p>
          </table:table-cell>
          <table:table-cell office:value-type="float" office:value="-8.6960664735477966" table:style-name="ce142">
            <text:p>-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26316" table:style-name="ce154">
            <text:p>26 316</text:p>
          </table:table-cell>
          <table:table-cell office:value-type="float" office:value="15.427727230090985" table:style-name="ce155">
            <text:p>15,4<text:s text:c="5"/></text:p>
          </table:table-cell>
          <table:table-cell office:value-type="float" office:value="28573" table:style-name="ce156">
            <text:p>28 573</text:p>
          </table:table-cell>
          <table:table-cell office:value-type="float" office:value="15.885361650080615" table:style-name="ce157">
            <text:p>15,9<text:s text:c="5"/></text:p>
          </table:table-cell>
          <table:table-cell office:value-type="float" office:value="30045" table:style-name="ce156">
            <text:p>30 045</text:p>
          </table:table-cell>
          <table:table-cell office:value-type="float" office:value="15.635163897316339" table:style-name="ce157">
            <text:p>15,6<text:s text:c="5"/></text:p>
          </table:table-cell>
          <table:table-cell office:value-type="float" office:value="-2257" table:style-name="ce141">
            <text:p><text:s/>-2 257</text:p>
          </table:table-cell>
          <table:table-cell office:value-type="float" office:value="-7.8990655513946741" table:style-name="ce142">
            <text:p>-7,9<text:s text:c="3"/></text:p>
          </table:table-cell>
          <table:table-cell office:value-type="float" office:value="-3729" table:style-name="ce141">
            <text:p><text:s/>-3 729</text:p>
          </table:table-cell>
          <table:table-cell office:value-type="float" office:value="-12.411382925611584" table:style-name="ce142">
            <text:p>-12,4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/>
        </table:table-row>
        <table:table-row table:style-name="ro13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1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1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172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40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8504in" svg:y="0.23534in" svg:width="1.95126in" svg:height="0.50674in">
                <draw:text-box>
                  <text:p text:style-name="a23" text:class-names="" text:cond-style-name=""><text:span text:style-name="a21" text:class-names="">MAIO 2019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7">
            <text:p>Quadro 2 - PEDIDOS DE EMPREGO <text:s text:c="2"/>E <text:s text:c="3"/>DESEMPREGO REGISTADO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2">
          <table:table-cell/>
          <table:table-cell table:style-name="ce108"/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7">
          <table:table-cell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127">
            <text:p>PEDIDOS DE EMPREGO</text:p>
          </table:table-cell>
          <table:table-cell office:value-type="float" office:value="436056" table:style-name="ce128">
            <text:p>436 056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448607" table:style-name="ce130">
            <text:p>448 607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486819" table:style-name="ce130">
            <text:p>486 81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2551" table:style-name="ce132">
            <text:p><text:s/>-12 551</text:p>
          </table:table-cell>
          <table:table-cell office:value-type="float" office:value="-2.7977717690539827" table:style-name="ce133">
            <text:p>-2,8<text:s text:c="3"/></text:p>
          </table:table-cell>
          <table:table-cell office:value-type="float" office:value="-50763" table:style-name="ce132">
            <text:p><text:s/>-50 763</text:p>
          </table:table-cell>
          <table:table-cell office:value-type="float" office:value="-10.427489477608722" table:style-name="ce133">
            <text:p>-10,4<text:s text:c="3"/></text:p>
          </table:table-cell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DESEMPREGO REGISTADO</text:p>
          </table:table-cell>
          <table:table-cell office:value-type="float" office:value="282292" table:style-name="ce137">
            <text:p>282 292</text:p>
          </table:table-cell>
          <table:table-cell office:value-type="float" office:value="64.737556644100763" table:style-name="ce138">
            <text:p>64,7<text:s text:c="5"/></text:p>
          </table:table-cell>
          <table:table-cell office:value-type="float" office:value="297625" table:style-name="ce139">
            <text:p>297 625</text:p>
          </table:table-cell>
          <table:table-cell office:value-type="float" office:value="66.344261235335154" table:style-name="ce140">
            <text:p>66,3<text:s text:c="5"/></text:p>
          </table:table-cell>
          <table:table-cell office:value-type="float" office:value="325160" table:style-name="ce139">
            <text:p>325 160</text:p>
          </table:table-cell>
          <table:table-cell office:value-type="float" office:value="66.792791571405388" table:style-name="ce140">
            <text:p>66,8<text:s text:c="5"/></text:p>
          </table:table-cell>
          <table:table-cell office:value-type="float" office:value="-15333" table:style-name="ce141">
            <text:p><text:s/>-15 333</text:p>
          </table:table-cell>
          <table:table-cell office:value-type="float" office:value="-5.1517849643007141" table:style-name="ce142">
            <text:p>-5,2<text:s text:c="3"/></text:p>
          </table:table-cell>
          <table:table-cell office:value-type="float" office:value="-42868" table:style-name="ce141">
            <text:p><text:s/>-42 868</text:p>
          </table:table-cell>
          <table:table-cell office:value-type="float" office:value="-13.183663427235823" table:style-name="ce142">
            <text:p>-13,2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EMPREGADOS</text:p>
          </table:table-cell>
          <table:table-cell office:value-type="float" office:value="42104" table:style-name="ce137">
            <text:p>42 104</text:p>
          </table:table-cell>
          <table:table-cell office:value-type="float" office:value="9.6556405599280826" table:style-name="ce138">
            <text:p>9,7<text:s text:c="5"/></text:p>
          </table:table-cell>
          <table:table-cell office:value-type="float" office:value="42768" table:style-name="ce139">
            <text:p>42 768</text:p>
          </table:table-cell>
          <table:table-cell office:value-type="float" office:value="9.5335115145327656" table:style-name="ce140">
            <text:p>9,5<text:s text:c="5"/></text:p>
          </table:table-cell>
          <table:table-cell office:value-type="float" office:value="50773" table:style-name="ce139">
            <text:p>50 773</text:p>
          </table:table-cell>
          <table:table-cell office:value-type="float" office:value="10.429543629151697" table:style-name="ce140">
            <text:p>10,4<text:s text:c="5"/></text:p>
          </table:table-cell>
          <table:table-cell office:value-type="float" office:value="-664" table:style-name="ce141">
            <text:p><text:s/>- 664</text:p>
          </table:table-cell>
          <table:table-cell office:value-type="float" office:value="-1.5525626636737748" table:style-name="ce142">
            <text:p>-1,6<text:s text:c="3"/></text:p>
          </table:table-cell>
          <table:table-cell office:value-type="float" office:value="-8669" table:style-name="ce141">
            <text:p><text:s/>-8 669</text:p>
          </table:table-cell>
          <table:table-cell office:value-type="float" office:value="-17.074035412522402" table:style-name="ce142">
            <text:p>-17,1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OCUPADOS</text:p>
          </table:table-cell>
          <table:table-cell office:value-type="float" office:value="86401" table:style-name="ce137">
            <text:p>86 401</text:p>
          </table:table-cell>
          <table:table-cell office:value-type="float" office:value="19.814198176381016" table:style-name="ce138">
            <text:p>19,8<text:s text:c="5"/></text:p>
          </table:table-cell>
          <table:table-cell office:value-type="float" office:value="85047" table:style-name="ce139">
            <text:p>85 047</text:p>
          </table:table-cell>
          <table:table-cell office:value-type="float" office:value="18.958018934167324" table:style-name="ce140">
            <text:p>19,0<text:s text:c="5"/></text:p>
          </table:table-cell>
          <table:table-cell office:value-type="float" office:value="86561" table:style-name="ce139">
            <text:p>86 561</text:p>
          </table:table-cell>
          <table:table-cell office:value-type="float" office:value="17.780941171153959" table:style-name="ce140">
            <text:p>17,8<text:s text:c="5"/></text:p>
          </table:table-cell>
          <table:table-cell office:value-type="float" office:value="1354" table:style-name="ce141">
            <text:p>+1 354</text:p>
          </table:table-cell>
          <table:table-cell office:value-type="float" office:value="1.5920608604653896" table:style-name="ce142">
            <text:p>+1,6<text:s text:c="3"/></text:p>
          </table:table-cell>
          <table:table-cell office:value-type="float" office:value="-160" table:style-name="ce141">
            <text:p><text:s/>- 160</text:p>
          </table:table-cell>
          <table:table-cell office:value-type="float" office:value="-0.18484074814292811" table:style-name="ce142">
            <text:p>-0,2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INDISPONIVEIS TEMPORÁRIAMENTE</text:p>
          </table:table-cell>
          <table:table-cell office:value-type="float" office:value="25259" table:style-name="ce137">
            <text:p>25 259</text:p>
          </table:table-cell>
          <table:table-cell office:value-type="float" office:value="5.7926046195901444" table:style-name="ce138">
            <text:p>5,8<text:s text:c="5"/></text:p>
          </table:table-cell>
          <table:table-cell office:value-type="float" office:value="23167" table:style-name="ce139">
            <text:p>23 167</text:p>
          </table:table-cell>
          <table:table-cell office:value-type="float" office:value="5.1642083159647534" table:style-name="ce140">
            <text:p>5,2<text:s text:c="5"/></text:p>
          </table:table-cell>
          <table:table-cell office:value-type="float" office:value="24325" table:style-name="ce139">
            <text:p>24 325</text:p>
          </table:table-cell>
          <table:table-cell office:value-type="float" office:value="4.9967236282889536" table:style-name="ce140">
            <text:p>5,0<text:s text:c="5"/></text:p>
          </table:table-cell>
          <table:table-cell office:value-type="float" office:value="2092" table:style-name="ce141">
            <text:p>+2 092</text:p>
          </table:table-cell>
          <table:table-cell office:value-type="float" office:value="9.0300858980446321" table:style-name="ce142">
            <text:p>+9,0<text:s text:c="3"/></text:p>
          </table:table-cell>
          <table:table-cell office:value-type="float" office:value="934" table:style-name="ce141">
            <text:p>+ 934</text:p>
          </table:table-cell>
          <table:table-cell office:value-type="float" office:value="3.8396711202466598" table:style-name="ce142">
            <text:p>+3,8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8">
          <table:table-cell/>
          <table:table-cell table:style-name="ce136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6" table:style-name="ce135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5"/>DESEMPREGO REGISTADO</text:p>
          </table:table-cell>
          <table:table-cell office:value-type="float" office:value="282292" table:style-name="ce148">
            <text:p>282 292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297625" table:style-name="ce150">
            <text:p>297 625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25160" table:style-name="ce150">
            <text:p>325 16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15333" table:style-name="ce132">
            <text:p><text:s/>-15 333</text:p>
          </table:table-cell>
          <table:table-cell office:value-type="float" office:value="-5.1517849643007141" table:style-name="ce133">
            <text:p>-5,2<text:s text:c="3"/></text:p>
          </table:table-cell>
          <table:table-cell office:value-type="float" office:value="-42868" table:style-name="ce132">
            <text:p><text:s/>-42 868</text:p>
          </table:table-cell>
          <table:table-cell office:value-type="float" office:value="-13.183663427235823" table:style-name="ce133">
            <text:p>-13,2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23587" table:style-name="ce154">
            <text:p>123 587</text:p>
          </table:table-cell>
          <table:table-cell office:value-type="float" office:value="43.779844983208875" table:style-name="ce155">
            <text:p>43,8<text:s text:c="5"/></text:p>
          </table:table-cell>
          <table:table-cell office:value-type="float" office:value="130050" table:style-name="ce156">
            <text:p>130 050</text:p>
          </table:table-cell>
          <table:table-cell office:value-type="float" office:value="43.695926081478369" table:style-name="ce157">
            <text:p>43,7<text:s text:c="5"/></text:p>
          </table:table-cell>
          <table:table-cell office:value-type="float" office:value="145242" table:style-name="ce156">
            <text:p>145 242</text:p>
          </table:table-cell>
          <table:table-cell office:value-type="float" office:value="44.667855824824706" table:style-name="ce157">
            <text:p>44,7<text:s text:c="5"/></text:p>
          </table:table-cell>
          <table:table-cell office:value-type="float" office:value="-6463" table:style-name="ce141">
            <text:p><text:s/>-6 463</text:p>
          </table:table-cell>
          <table:table-cell office:value-type="float" office:value="-4.9696270665128797" table:style-name="ce142">
            <text:p>-5,0<text:s text:c="3"/></text:p>
          </table:table-cell>
          <table:table-cell office:value-type="float" office:value="-21655" table:style-name="ce141">
            <text:p><text:s/>-21 655</text:p>
          </table:table-cell>
          <table:table-cell office:value-type="float" office:value="-14.90959915176051" table:style-name="ce142">
            <text:p>-14,9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158705" table:style-name="ce154">
            <text:p>158 705</text:p>
          </table:table-cell>
          <table:table-cell office:value-type="float" office:value="56.220155016791132" table:style-name="ce155">
            <text:p>56,2<text:s text:c="5"/></text:p>
          </table:table-cell>
          <table:table-cell office:value-type="float" office:value="167575" table:style-name="ce156">
            <text:p>167 575</text:p>
          </table:table-cell>
          <table:table-cell office:value-type="float" office:value="56.304073918521624" table:style-name="ce157">
            <text:p>56,3<text:s text:c="5"/></text:p>
          </table:table-cell>
          <table:table-cell office:value-type="float" office:value="179918" table:style-name="ce156">
            <text:p>179 918</text:p>
          </table:table-cell>
          <table:table-cell office:value-type="float" office:value="55.332144175175301" table:style-name="ce157">
            <text:p>55,3<text:s text:c="5"/></text:p>
          </table:table-cell>
          <table:table-cell office:value-type="float" office:value="-8870" table:style-name="ce141">
            <text:p><text:s/>-8 870</text:p>
          </table:table-cell>
          <table:table-cell office:value-type="float" office:value="-5.2931523198567803" table:style-name="ce142">
            <text:p>-5,3<text:s text:c="3"/></text:p>
          </table:table-cell>
          <table:table-cell office:value-type="float" office:value="-21213" table:style-name="ce141">
            <text:p><text:s/>-21 213</text:p>
          </table:table-cell>
          <table:table-cell office:value-type="float" office:value="-11.790371169088139" table:style-name="ce142">
            <text:p>-11,8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27422" table:style-name="ce154">
            <text:p>27 422</text:p>
          </table:table-cell>
          <table:table-cell office:value-type="float" office:value="9.7140549501934164" table:style-name="ce155">
            <text:p>9,7<text:s text:c="5"/></text:p>
          </table:table-cell>
          <table:table-cell office:value-type="float" office:value="29879" table:style-name="ce156">
            <text:p>29 879</text:p>
          </table:table-cell>
          <table:table-cell office:value-type="float" office:value="10.039143217135656" table:style-name="ce157">
            <text:p>10,0<text:s text:c="5"/></text:p>
          </table:table-cell>
          <table:table-cell office:value-type="float" office:value="31967" table:style-name="ce156">
            <text:p>31 967</text:p>
          </table:table-cell>
          <table:table-cell office:value-type="float" office:value="9.8311600442858893" table:style-name="ce157">
            <text:p>9,8<text:s text:c="5"/></text:p>
          </table:table-cell>
          <table:table-cell office:value-type="float" office:value="-2457" table:style-name="ce141">
            <text:p><text:s/>-2 457</text:p>
          </table:table-cell>
          <table:table-cell office:value-type="float" office:value="-8.2231667726496873" table:style-name="ce142">
            <text:p>-8,2<text:s text:c="3"/></text:p>
          </table:table-cell>
          <table:table-cell office:value-type="float" office:value="-4545" table:style-name="ce141">
            <text:p><text:s/>-4 545</text:p>
          </table:table-cell>
          <table:table-cell office:value-type="float" office:value="-14.217787092939593" table:style-name="ce142">
            <text:p>-14,2<text:s text:c="3"/></text:p>
          </table:table-cell>
          <table:table-cell table:style-name="ce158"/>
          <table:table-cell table:number-columns-repeated="5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254870" table:style-name="ce154">
            <text:p>254 870</text:p>
          </table:table-cell>
          <table:table-cell office:value-type="float" office:value="90.285945049806585" table:style-name="ce155">
            <text:p>90,3<text:s text:c="5"/></text:p>
          </table:table-cell>
          <table:table-cell office:value-type="float" office:value="267746" table:style-name="ce156">
            <text:p>267 746</text:p>
          </table:table-cell>
          <table:table-cell office:value-type="float" office:value="89.96085678286434" table:style-name="ce157">
            <text:p>90,0<text:s text:c="5"/></text:p>
          </table:table-cell>
          <table:table-cell office:value-type="float" office:value="293193" table:style-name="ce156">
            <text:p>293 193</text:p>
          </table:table-cell>
          <table:table-cell office:value-type="float" office:value="90.168839955714105" table:style-name="ce157">
            <text:p>90,2<text:s text:c="5"/></text:p>
          </table:table-cell>
          <table:table-cell office:value-type="float" office:value="-12876" table:style-name="ce141">
            <text:p><text:s/>-12 876</text:p>
          </table:table-cell>
          <table:table-cell office:value-type="float" office:value="-4.8090354291007147" table:style-name="ce142">
            <text:p>-4,8<text:s text:c="3"/></text:p>
          </table:table-cell>
          <table:table-cell office:value-type="float" office:value="-38323" table:style-name="ce141">
            <text:p><text:s/>-38 323</text:p>
          </table:table-cell>
          <table:table-cell office:value-type="float" office:value="-13.070912334196247" table:style-name="ce142">
            <text:p>-13,1<text:s text:c="3"/></text:p>
          </table:table-cell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57146" table:style-name="ce154">
            <text:p>157 146</text:p>
          </table:table-cell>
          <table:table-cell office:value-type="float" office:value="55.667889986255368" table:style-name="ce155">
            <text:p>55,7<text:s text:c="5"/></text:p>
          </table:table-cell>
          <table:table-cell office:value-type="float" office:value="167289" table:style-name="ce156">
            <text:p>167 289</text:p>
          </table:table-cell>
          <table:table-cell office:value-type="float" office:value="56.207979840403191" table:style-name="ce157">
            <text:p>56,2<text:s text:c="5"/></text:p>
          </table:table-cell>
          <table:table-cell office:value-type="float" office:value="165228" table:style-name="ce156">
            <text:p>165 228</text:p>
          </table:table-cell>
          <table:table-cell office:value-type="float" office:value="50.814368310985358" table:style-name="ce157">
            <text:p>50,8<text:s text:c="5"/></text:p>
          </table:table-cell>
          <table:table-cell office:value-type="float" office:value="-10143" table:style-name="ce141">
            <text:p><text:s/>-10 143</text:p>
          </table:table-cell>
          <table:table-cell office:value-type="float" office:value="-6.063160159962699" table:style-name="ce142">
            <text:p>-6,1<text:s text:c="3"/></text:p>
          </table:table-cell>
          <table:table-cell office:value-type="float" office:value="-8082" table:style-name="ce141">
            <text:p><text:s/>-8 082</text:p>
          </table:table-cell>
          <table:table-cell office:value-type="float" office:value="-4.8914227612753285" table:style-name="ce142">
            <text:p>-4,9<text:s text:c="3"/></text:p>
          </table:table-cell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25146" table:style-name="ce154">
            <text:p>125 146</text:p>
          </table:table-cell>
          <table:table-cell office:value-type="float" office:value="44.332110013744632" table:style-name="ce155">
            <text:p>44,3<text:s text:c="5"/></text:p>
          </table:table-cell>
          <table:table-cell office:value-type="float" office:value="130336" table:style-name="ce156">
            <text:p>130 336</text:p>
          </table:table-cell>
          <table:table-cell office:value-type="float" office:value="43.792020159596809" table:style-name="ce157">
            <text:p>43,8<text:s text:c="5"/></text:p>
          </table:table-cell>
          <table:table-cell office:value-type="float" office:value="159932" table:style-name="ce156">
            <text:p>159 932</text:p>
          </table:table-cell>
          <table:table-cell office:value-type="float" office:value="49.185631689014642" table:style-name="ce157">
            <text:p>49,2<text:s text:c="5"/></text:p>
          </table:table-cell>
          <table:table-cell office:value-type="float" office:value="-5190" table:style-name="ce141">
            <text:p><text:s/>-5 190</text:p>
          </table:table-cell>
          <table:table-cell office:value-type="float" office:value="-3.9820157132334888" table:style-name="ce142">
            <text:p>-4,0<text:s text:c="3"/></text:p>
          </table:table-cell>
          <table:table-cell office:value-type="float" office:value="-34786" table:style-name="ce141">
            <text:p><text:s/>-34 786</text:p>
          </table:table-cell>
          <table:table-cell office:value-type="float" office:value="-21.750493959932971" table:style-name="ce142">
            <text:p>-21,8<text:s text:c="3"/></text:p>
          </table:table-cell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7123" table:style-name="ce154">
            <text:p>27 123</text:p>
          </table:table-cell>
          <table:table-cell office:value-type="float" office:value="9.6081362560752694" table:style-name="ce155">
            <text:p>9,6<text:s text:c="5"/></text:p>
          </table:table-cell>
          <table:table-cell office:value-type="float" office:value="28916" table:style-name="ce156">
            <text:p>28 916</text:p>
          </table:table-cell>
          <table:table-cell office:value-type="float" office:value="9.7155816883662336" table:style-name="ce157">
            <text:p>9,7<text:s text:c="5"/></text:p>
          </table:table-cell>
          <table:table-cell office:value-type="float" office:value="33594" table:style-name="ce156">
            <text:p>33 594</text:p>
          </table:table-cell>
          <table:table-cell office:value-type="float" office:value="10.331529093369419" table:style-name="ce157">
            <text:p>10,3<text:s text:c="5"/></text:p>
          </table:table-cell>
          <table:table-cell office:value-type="float" office:value="-1793" table:style-name="ce141">
            <text:p><text:s/>-1 793</text:p>
          </table:table-cell>
          <table:table-cell office:value-type="float" office:value="-6.2007193249412094" table:style-name="ce142">
            <text:p>-6,2<text:s text:c="3"/></text:p>
          </table:table-cell>
          <table:table-cell office:value-type="float" office:value="-6471" table:style-name="ce141">
            <text:p><text:s/>-6 471</text:p>
          </table:table-cell>
          <table:table-cell office:value-type="float" office:value="-19.262368280050008" table:style-name="ce142">
            <text:p>-19,3<text:s text:c="3"/></text:p>
          </table:table-cell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55169" table:style-name="ce154">
            <text:p>255 169</text:p>
          </table:table-cell>
          <table:table-cell office:value-type="float" office:value="90.391863743924731" table:style-name="ce155">
            <text:p>90,4<text:s text:c="5"/></text:p>
          </table:table-cell>
          <table:table-cell office:value-type="float" office:value="268709" table:style-name="ce156">
            <text:p>268 709</text:p>
          </table:table-cell>
          <table:table-cell office:value-type="float" office:value="90.284418311633758" table:style-name="ce157">
            <text:p>90,3<text:s text:c="5"/></text:p>
          </table:table-cell>
          <table:table-cell office:value-type="float" office:value="291566" table:style-name="ce156">
            <text:p>291 566</text:p>
          </table:table-cell>
          <table:table-cell office:value-type="float" office:value="89.668470906630589" table:style-name="ce157">
            <text:p>89,7<text:s text:c="5"/></text:p>
          </table:table-cell>
          <table:table-cell office:value-type="float" office:value="-13540" table:style-name="ce141">
            <text:p><text:s/>-13 540</text:p>
          </table:table-cell>
          <table:table-cell office:value-type="float" office:value="-5.0389082613533605" table:style-name="ce142">
            <text:p>-5,0<text:s text:c="3"/></text:p>
          </table:table-cell>
          <table:table-cell office:value-type="float" office:value="-36397" table:style-name="ce141">
            <text:p><text:s/>-36 397</text:p>
          </table:table-cell>
          <table:table-cell office:value-type="float" office:value="-12.483279943477635" table:style-name="ce142">
            <text:p>-12,5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0917" table:style-name="ce154">
            <text:p>20 917</text:p>
          </table:table-cell>
          <table:table-cell office:value-type="float" office:value="7.4097034276564697" table:style-name="ce155">
            <text:p>7,4<text:s text:c="5"/></text:p>
          </table:table-cell>
          <table:table-cell office:value-type="float" office:value="21564" table:style-name="ce156">
            <text:p>21 564</text:p>
          </table:table-cell>
          <table:table-cell office:value-type="float" office:value="7.2453590928181431" table:style-name="ce157">
            <text:p>7,2<text:s text:c="5"/></text:p>
          </table:table-cell>
          <table:table-cell office:value-type="float" office:value="23253" table:style-name="ce156">
            <text:p>23 253</text:p>
          </table:table-cell>
          <table:table-cell office:value-type="float" office:value="7.1512486160659359" table:style-name="ce157">
            <text:p>7,2<text:s text:c="5"/></text:p>
          </table:table-cell>
          <table:table-cell office:value-type="float" office:value="-647" table:style-name="ce141">
            <text:p><text:s/>- 647</text:p>
          </table:table-cell>
          <table:table-cell office:value-type="float" office:value="-3.0003709886848453" table:style-name="ce142">
            <text:p>-3,0<text:s text:c="3"/></text:p>
          </table:table-cell>
          <table:table-cell office:value-type="float" office:value="-2336" table:style-name="ce141">
            <text:p><text:s/>-2 336</text:p>
          </table:table-cell>
          <table:table-cell office:value-type="float" office:value="-10.046015567883714" table:style-name="ce142">
            <text:p>-10,0<text:s text:c="3"/></text:p>
          </table:table-cell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50598" table:style-name="ce154">
            <text:p>50 598</text:p>
          </table:table-cell>
          <table:table-cell office:value-type="float" office:value="17.923993595284315" table:style-name="ce155">
            <text:p>17,9<text:s text:c="5"/></text:p>
          </table:table-cell>
          <table:table-cell office:value-type="float" office:value="53192" table:style-name="ce156">
            <text:p>53 192</text:p>
          </table:table-cell>
          <table:table-cell office:value-type="float" office:value="17.87215455690886" table:style-name="ce157">
            <text:p>17,9<text:s text:c="5"/></text:p>
          </table:table-cell>
          <table:table-cell office:value-type="float" office:value="62493" table:style-name="ce156">
            <text:p>62 493</text:p>
          </table:table-cell>
          <table:table-cell office:value-type="float" office:value="19.219153647435107" table:style-name="ce157">
            <text:p>19,2<text:s text:c="5"/></text:p>
          </table:table-cell>
          <table:table-cell office:value-type="float" office:value="-2594" table:style-name="ce141">
            <text:p><text:s/>-2 594</text:p>
          </table:table-cell>
          <table:table-cell office:value-type="float" office:value="-4.8766731839374344" table:style-name="ce142">
            <text:p>-4,9<text:s text:c="3"/></text:p>
          </table:table-cell>
          <table:table-cell office:value-type="float" office:value="-11895" table:style-name="ce141">
            <text:p><text:s/>-11 895</text:p>
          </table:table-cell>
          <table:table-cell office:value-type="float" office:value="-19.034131822764149" table:style-name="ce142">
            <text:p>-19,0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40928" table:style-name="ce154">
            <text:p>40 928</text:p>
          </table:table-cell>
          <table:table-cell office:value-type="float" office:value="14.49846258484123" table:style-name="ce155">
            <text:p>14,5<text:s text:c="5"/></text:p>
          </table:table-cell>
          <table:table-cell office:value-type="float" office:value="43018" table:style-name="ce156">
            <text:p>43 018</text:p>
          </table:table-cell>
          <table:table-cell office:value-type="float" office:value="14.453758924821503" table:style-name="ce157">
            <text:p>14,5<text:s text:c="5"/></text:p>
          </table:table-cell>
          <table:table-cell office:value-type="float" office:value="49024" table:style-name="ce156">
            <text:p>49 024</text:p>
          </table:table-cell>
          <table:table-cell office:value-type="float" office:value="15.076885225735023" table:style-name="ce157">
            <text:p>15,1<text:s text:c="5"/></text:p>
          </table:table-cell>
          <table:table-cell office:value-type="float" office:value="-2090" table:style-name="ce141">
            <text:p><text:s/>-2 090</text:p>
          </table:table-cell>
          <table:table-cell office:value-type="float" office:value="-4.8584313543167976" table:style-name="ce142">
            <text:p>-4,9<text:s text:c="3"/></text:p>
          </table:table-cell>
          <table:table-cell office:value-type="float" office:value="-8096" table:style-name="ce141">
            <text:p><text:s/>-8 096</text:p>
          </table:table-cell>
          <table:table-cell office:value-type="float" office:value="-16.514360313315926" table:style-name="ce142">
            <text:p>-16,5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55453" table:style-name="ce154">
            <text:p>55 453</text:p>
          </table:table-cell>
          <table:table-cell office:value-type="float" office:value="19.643843962988676" table:style-name="ce155">
            <text:p>19,6<text:s text:c="5"/></text:p>
          </table:table-cell>
          <table:table-cell office:value-type="float" office:value="58160" table:style-name="ce156">
            <text:p>58 160</text:p>
          </table:table-cell>
          <table:table-cell office:value-type="float" office:value="19.541369172616548" table:style-name="ce157">
            <text:p>19,5<text:s text:c="5"/></text:p>
          </table:table-cell>
          <table:table-cell office:value-type="float" office:value="62880" table:style-name="ce156">
            <text:p>62 880</text:p>
          </table:table-cell>
          <table:table-cell office:value-type="float" office:value="19.338171976872925" table:style-name="ce157">
            <text:p>19,3<text:s text:c="5"/></text:p>
          </table:table-cell>
          <table:table-cell office:value-type="float" office:value="-2707" table:style-name="ce141">
            <text:p><text:s/>-2 707</text:p>
          </table:table-cell>
          <table:table-cell office:value-type="float" office:value="-4.6544016506189818" table:style-name="ce142">
            <text:p>-4,7<text:s text:c="3"/></text:p>
          </table:table-cell>
          <table:table-cell office:value-type="float" office:value="-7427" table:style-name="ce141">
            <text:p><text:s/>-7 427</text:p>
          </table:table-cell>
          <table:table-cell office:value-type="float" office:value="-11.811386768447838" table:style-name="ce142">
            <text:p>-11,8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75440" table:style-name="ce154">
            <text:p>75 440</text:p>
          </table:table-cell>
          <table:table-cell office:value-type="float" office:value="26.724101285194052" table:style-name="ce155">
            <text:p>26,7<text:s text:c="5"/></text:p>
          </table:table-cell>
          <table:table-cell office:value-type="float" office:value="79697" table:style-name="ce156">
            <text:p>79 697</text:p>
          </table:table-cell>
          <table:table-cell office:value-type="float" office:value="26.777656446871063" table:style-name="ce157">
            <text:p>26,8<text:s text:c="5"/></text:p>
          </table:table-cell>
          <table:table-cell office:value-type="float" office:value="82923" table:style-name="ce156">
            <text:p>82 923</text:p>
          </table:table-cell>
          <table:table-cell office:value-type="float" office:value="25.502214294501169" table:style-name="ce157">
            <text:p>25,5<text:s text:c="5"/></text:p>
          </table:table-cell>
          <table:table-cell office:value-type="float" office:value="-4257" table:style-name="ce141">
            <text:p><text:s/>-4 257</text:p>
          </table:table-cell>
          <table:table-cell office:value-type="float" office:value="-5.3414808587525249" table:style-name="ce142">
            <text:p>-5,3<text:s text:c="3"/></text:p>
          </table:table-cell>
          <table:table-cell office:value-type="float" office:value="-7483" table:style-name="ce141">
            <text:p><text:s/>-7 483</text:p>
          </table:table-cell>
          <table:table-cell office:value-type="float" office:value="-9.0240343451153482" table:style-name="ce142">
            <text:p>-9,0<text:s text:c="3"/></text:p>
          </table:table-cell>
          <table:table-cell table:style-name="ce152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38956" table:style-name="ce154">
            <text:p>38 956</text:p>
          </table:table-cell>
          <table:table-cell office:value-type="float" office:value="13.799895144035254" table:style-name="ce155">
            <text:p>13,8<text:s text:c="5"/></text:p>
          </table:table-cell>
          <table:table-cell office:value-type="float" office:value="41994" table:style-name="ce156">
            <text:p>41 994</text:p>
          </table:table-cell>
          <table:table-cell office:value-type="float" office:value="14.109701805963882" table:style-name="ce157">
            <text:p>14,1<text:s text:c="5"/></text:p>
          </table:table-cell>
          <table:table-cell office:value-type="float" office:value="44587" table:style-name="ce156">
            <text:p>44 587</text:p>
          </table:table-cell>
          <table:table-cell office:value-type="float" office:value="13.712326239389839" table:style-name="ce157">
            <text:p>13,7<text:s text:c="5"/></text:p>
          </table:table-cell>
          <table:table-cell office:value-type="float" office:value="-3038" table:style-name="ce141">
            <text:p><text:s/>-3 038</text:p>
          </table:table-cell>
          <table:table-cell office:value-type="float" office:value="-7.2343668143068056" table:style-name="ce142">
            <text:p>-7,2<text:s text:c="3"/></text:p>
          </table:table-cell>
          <table:table-cell office:value-type="float" office:value="-5631" table:style-name="ce141">
            <text:p><text:s/>-5 631</text:p>
          </table:table-cell>
          <table:table-cell office:value-type="float" office:value="-12.629241707224079" table:style-name="ce142">
            <text:p>-12,6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Homens</text:p>
          </table:table-cell>
          <table:table-cell office:value-type="float" office:value="123587" table:style-name="ce148">
            <text:p>123 587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30050" table:style-name="ce150">
            <text:p>130 05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45242" table:style-name="ce150">
            <text:p>145 242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6463" table:style-name="ce132">
            <text:p><text:s/>-6 463</text:p>
          </table:table-cell>
          <table:table-cell office:value-type="float" office:value="-4.9696270665128797" table:style-name="ce133">
            <text:p>-5,0<text:s text:c="3"/></text:p>
          </table:table-cell>
          <table:table-cell office:value-type="float" office:value="-21655" table:style-name="ce132">
            <text:p><text:s/>-21 655</text:p>
          </table:table-cell>
          <table:table-cell office:value-type="float" office:value="-14.90959915176051" table:style-name="ce133">
            <text:p>-1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2238" table:style-name="ce154">
            <text:p>12 238</text:p>
          </table:table-cell>
          <table:table-cell office:value-type="float" office:value="9.9023360062142469" table:style-name="ce155">
            <text:p>9,9<text:s text:c="5"/></text:p>
          </table:table-cell>
          <table:table-cell office:value-type="float" office:value="13310" table:style-name="ce156">
            <text:p>13 310</text:p>
          </table:table-cell>
          <table:table-cell office:value-type="float" office:value="10.234525182622068" table:style-name="ce157">
            <text:p>10,2<text:s text:c="5"/></text:p>
          </table:table-cell>
          <table:table-cell office:value-type="float" office:value="14379" table:style-name="ce156">
            <text:p>14 379</text:p>
          </table:table-cell>
          <table:table-cell office:value-type="float" office:value="9.9000289172553391" table:style-name="ce157">
            <text:p>9,9<text:s text:c="5"/></text:p>
          </table:table-cell>
          <table:table-cell office:value-type="float" office:value="-1072" table:style-name="ce141">
            <text:p><text:s/>-1 072</text:p>
          </table:table-cell>
          <table:table-cell office:value-type="float" office:value="-8.0540946656649144" table:style-name="ce142">
            <text:p>-8,1<text:s text:c="3"/></text:p>
          </table:table-cell>
          <table:table-cell office:value-type="float" office:value="-2141" table:style-name="ce141">
            <text:p><text:s/>-2 141</text:p>
          </table:table-cell>
          <table:table-cell office:value-type="float" office:value="-14.889769803185201" table:style-name="ce142">
            <text:p>-1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11349" table:style-name="ce154">
            <text:p>111 349</text:p>
          </table:table-cell>
          <table:table-cell office:value-type="float" office:value="90.097663993785758" table:style-name="ce155">
            <text:p>90,1<text:s text:c="5"/></text:p>
          </table:table-cell>
          <table:table-cell office:value-type="float" office:value="116740" table:style-name="ce156">
            <text:p>116 740</text:p>
          </table:table-cell>
          <table:table-cell office:value-type="float" office:value="89.765474817377935" table:style-name="ce157">
            <text:p>89,8<text:s text:c="5"/></text:p>
          </table:table-cell>
          <table:table-cell office:value-type="float" office:value="130863" table:style-name="ce156">
            <text:p>130 863</text:p>
          </table:table-cell>
          <table:table-cell office:value-type="float" office:value="90.099971082744659" table:style-name="ce157">
            <text:p>90,1<text:s text:c="5"/></text:p>
          </table:table-cell>
          <table:table-cell office:value-type="float" office:value="-5391" table:style-name="ce141">
            <text:p><text:s/>-5 391</text:p>
          </table:table-cell>
          <table:table-cell office:value-type="float" office:value="-4.6179544286448522" table:style-name="ce142">
            <text:p>-4,6<text:s text:c="3"/></text:p>
          </table:table-cell>
          <table:table-cell office:value-type="float" office:value="-19514" table:style-name="ce141">
            <text:p><text:s/>-19 514</text:p>
          </table:table-cell>
          <table:table-cell office:value-type="float" office:value="-14.911777966270067" table:style-name="ce142">
            <text:p>-14,9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68512" table:style-name="ce154">
            <text:p>68 512</text:p>
          </table:table-cell>
          <table:table-cell office:value-type="float" office:value="55.436251385663539" table:style-name="ce155">
            <text:p>55,4<text:s text:c="5"/></text:p>
          </table:table-cell>
          <table:table-cell office:value-type="float" office:value="72800" table:style-name="ce156">
            <text:p>72 800</text:p>
          </table:table-cell>
          <table:table-cell office:value-type="float" office:value="55.978469819300273" table:style-name="ce157">
            <text:p>56,0<text:s text:c="5"/></text:p>
          </table:table-cell>
          <table:table-cell office:value-type="float" office:value="73222" table:style-name="ce156">
            <text:p>73 222</text:p>
          </table:table-cell>
          <table:table-cell office:value-type="float" office:value="50.413792153784719" table:style-name="ce157">
            <text:p>50,4<text:s text:c="5"/></text:p>
          </table:table-cell>
          <table:table-cell office:value-type="float" office:value="-4288" table:style-name="ce141">
            <text:p><text:s/>-4 288</text:p>
          </table:table-cell>
          <table:table-cell office:value-type="float" office:value="-5.8901098901098905" table:style-name="ce142">
            <text:p>-5,9<text:s text:c="3"/></text:p>
          </table:table-cell>
          <table:table-cell office:value-type="float" office:value="-4710" table:style-name="ce141">
            <text:p><text:s/>-4 710</text:p>
          </table:table-cell>
          <table:table-cell office:value-type="float" office:value="-6.4324929665947401" table:style-name="ce142">
            <text:p>-6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55075" table:style-name="ce154">
            <text:p>55 075</text:p>
          </table:table-cell>
          <table:table-cell office:value-type="float" office:value="44.563748614336454" table:style-name="ce155">
            <text:p>44,6<text:s text:c="5"/></text:p>
          </table:table-cell>
          <table:table-cell office:value-type="float" office:value="57250" table:style-name="ce156">
            <text:p>57 250</text:p>
          </table:table-cell>
          <table:table-cell office:value-type="float" office:value="44.021530180699727" table:style-name="ce157">
            <text:p>44,0<text:s text:c="5"/></text:p>
          </table:table-cell>
          <table:table-cell office:value-type="float" office:value="72020" table:style-name="ce156">
            <text:p>72 020</text:p>
          </table:table-cell>
          <table:table-cell office:value-type="float" office:value="49.586207846215281" table:style-name="ce157">
            <text:p>49,6<text:s text:c="5"/></text:p>
          </table:table-cell>
          <table:table-cell office:value-type="float" office:value="-2175" table:style-name="ce141">
            <text:p><text:s/>-2 175</text:p>
          </table:table-cell>
          <table:table-cell office:value-type="float" office:value="-3.7991266375545854" table:style-name="ce142">
            <text:p>-3,8<text:s text:c="3"/></text:p>
          </table:table-cell>
          <table:table-cell office:value-type="float" office:value="-16945" table:style-name="ce141">
            <text:p><text:s/>-16 945</text:p>
          </table:table-cell>
          <table:table-cell office:value-type="float" office:value="-23.528186614829213" table:style-name="ce142">
            <text:p>-23,5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0531" table:style-name="ce154">
            <text:p>10 531</text:p>
          </table:table-cell>
          <table:table-cell office:value-type="float" office:value="8.5211227718125695" table:style-name="ce155">
            <text:p>8,5<text:s text:c="5"/></text:p>
          </table:table-cell>
          <table:table-cell office:value-type="float" office:value="11222" table:style-name="ce156">
            <text:p>11 222</text:p>
          </table:table-cell>
          <table:table-cell office:value-type="float" office:value="8.6289888504421377" table:style-name="ce157">
            <text:p>8,6<text:s text:c="5"/></text:p>
          </table:table-cell>
          <table:table-cell office:value-type="float" office:value="13489" table:style-name="ce156">
            <text:p>13 489</text:p>
          </table:table-cell>
          <table:table-cell office:value-type="float" office:value="9.2872585064926128" table:style-name="ce157">
            <text:p>9,3<text:s text:c="5"/></text:p>
          </table:table-cell>
          <table:table-cell office:value-type="float" office:value="-691" table:style-name="ce141">
            <text:p><text:s/>- 691</text:p>
          </table:table-cell>
          <table:table-cell office:value-type="float" office:value="-6.1575476742113704" table:style-name="ce142">
            <text:p>-6,2<text:s text:c="3"/></text:p>
          </table:table-cell>
          <table:table-cell office:value-type="float" office:value="-2958" table:style-name="ce141">
            <text:p><text:s/>-2 958</text:p>
          </table:table-cell>
          <table:table-cell office:value-type="float" office:value="-21.928979168211136" table:style-name="ce142">
            <text:p>-2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13056" table:style-name="ce154">
            <text:p>113 056</text:p>
          </table:table-cell>
          <table:table-cell office:value-type="float" office:value="91.478877228187429" table:style-name="ce155">
            <text:p>91,5<text:s text:c="5"/></text:p>
          </table:table-cell>
          <table:table-cell office:value-type="float" office:value="118828" table:style-name="ce156">
            <text:p>118 828</text:p>
          </table:table-cell>
          <table:table-cell office:value-type="float" office:value="91.371011149557859" table:style-name="ce157">
            <text:p>91,4<text:s text:c="5"/></text:p>
          </table:table-cell>
          <table:table-cell office:value-type="float" office:value="131753" table:style-name="ce156">
            <text:p>131 753</text:p>
          </table:table-cell>
          <table:table-cell office:value-type="float" office:value="90.712741493507394" table:style-name="ce157">
            <text:p>90,7<text:s text:c="5"/></text:p>
          </table:table-cell>
          <table:table-cell office:value-type="float" office:value="-5772" table:style-name="ce141">
            <text:p><text:s/>-5 772</text:p>
          </table:table-cell>
          <table:table-cell office:value-type="float" office:value="-4.8574410071700278" table:style-name="ce142">
            <text:p>-4,9<text:s text:c="3"/></text:p>
          </table:table-cell>
          <table:table-cell office:value-type="float" office:value="-18697" table:style-name="ce141">
            <text:p><text:s/>-18 697</text:p>
          </table:table-cell>
          <table:table-cell office:value-type="float" office:value="-14.190948213702914" table:style-name="ce142">
            <text:p>-14,2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9355" table:style-name="ce154">
            <text:p>9 355</text:p>
          </table:table-cell>
          <table:table-cell office:value-type="float" office:value="7.5695663783407641" table:style-name="ce155">
            <text:p>7,6<text:s text:c="5"/></text:p>
          </table:table-cell>
          <table:table-cell office:value-type="float" office:value="9682" table:style-name="ce156">
            <text:p>9 682</text:p>
          </table:table-cell>
          <table:table-cell office:value-type="float" office:value="7.4448289119569395" table:style-name="ce157">
            <text:p>7,4<text:s text:c="5"/></text:p>
          </table:table-cell>
          <table:table-cell office:value-type="float" office:value="10828" table:style-name="ce156">
            <text:p>10 828</text:p>
          </table:table-cell>
          <table:table-cell office:value-type="float" office:value="7.4551438289200096" table:style-name="ce157">
            <text:p>7,5<text:s text:c="5"/></text:p>
          </table:table-cell>
          <table:table-cell office:value-type="float" office:value="-327" table:style-name="ce141">
            <text:p><text:s/>- 327</text:p>
          </table:table-cell>
          <table:table-cell office:value-type="float" office:value="-3.3774013633546791" table:style-name="ce142">
            <text:p>-3,4<text:s text:c="3"/></text:p>
          </table:table-cell>
          <table:table-cell office:value-type="float" office:value="-1473" table:style-name="ce141">
            <text:p><text:s/>-1 473</text:p>
          </table:table-cell>
          <table:table-cell office:value-type="float" office:value="-13.603620243812339" table:style-name="ce142">
            <text:p>-13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4496" table:style-name="ce154">
            <text:p>24 496</text:p>
          </table:table-cell>
          <table:table-cell office:value-type="float" office:value="19.820854944290257" table:style-name="ce155">
            <text:p>19,8<text:s text:c="5"/></text:p>
          </table:table-cell>
          <table:table-cell office:value-type="float" office:value="25778" table:style-name="ce156">
            <text:p>25 778</text:p>
          </table:table-cell>
          <table:table-cell office:value-type="float" office:value="19.82160707420223" table:style-name="ce157">
            <text:p>19,8<text:s text:c="5"/></text:p>
          </table:table-cell>
          <table:table-cell office:value-type="float" office:value="31230" table:style-name="ce156">
            <text:p>31 230</text:p>
          </table:table-cell>
          <table:table-cell office:value-type="float" office:value="21.502044863056142" table:style-name="ce157">
            <text:p>21,5<text:s text:c="5"/></text:p>
          </table:table-cell>
          <table:table-cell office:value-type="float" office:value="-1282" table:style-name="ce141">
            <text:p><text:s/>-1 282</text:p>
          </table:table-cell>
          <table:table-cell office:value-type="float" office:value="-4.9732329893707812" table:style-name="ce142">
            <text:p>-5,0<text:s text:c="3"/></text:p>
          </table:table-cell>
          <table:table-cell office:value-type="float" office:value="-6734" table:style-name="ce141">
            <text:p><text:s/>-6 734</text:p>
          </table:table-cell>
          <table:table-cell office:value-type="float" office:value="-21.562600064040989" table:style-name="ce142">
            <text:p>-2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0386" table:style-name="ce154">
            <text:p>20 386</text:p>
          </table:table-cell>
          <table:table-cell office:value-type="float" office:value="16.495262446697467" table:style-name="ce155">
            <text:p>16,5<text:s text:c="5"/></text:p>
          </table:table-cell>
          <table:table-cell office:value-type="float" office:value="21380" table:style-name="ce156">
            <text:p>21 380</text:p>
          </table:table-cell>
          <table:table-cell office:value-type="float" office:value="16.439830834294504" table:style-name="ce157">
            <text:p>16,4<text:s text:c="5"/></text:p>
          </table:table-cell>
          <table:table-cell office:value-type="float" office:value="24952" table:style-name="ce156">
            <text:p>24 952</text:p>
          </table:table-cell>
          <table:table-cell office:value-type="float" office:value="17.179603695900635" table:style-name="ce157">
            <text:p>17,2<text:s text:c="5"/></text:p>
          </table:table-cell>
          <table:table-cell office:value-type="float" office:value="-994" table:style-name="ce141">
            <text:p><text:s/>- 994</text:p>
          </table:table-cell>
          <table:table-cell office:value-type="float" office:value="-4.6492048643592137" table:style-name="ce142">
            <text:p>-4,6<text:s text:c="3"/></text:p>
          </table:table-cell>
          <table:table-cell office:value-type="float" office:value="-4566" table:style-name="ce141">
            <text:p><text:s/>-4 566</text:p>
          </table:table-cell>
          <table:table-cell office:value-type="float" office:value="-18.299134337928823" table:style-name="ce142">
            <text:p>-18,3<text:s text:c="3"/></text:p>
          </table:table-cell>
          <table:table-cell table:style-name="ce1"/>
          <table:table-cell table:style-name="ce184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24375" table:style-name="ce154">
            <text:p>24 375</text:p>
          </table:table-cell>
          <table:table-cell office:value-type="float" office:value="19.722948206526578" table:style-name="ce155">
            <text:p>19,7<text:s text:c="5"/></text:p>
          </table:table-cell>
          <table:table-cell office:value-type="float" office:value="25633" table:style-name="ce156">
            <text:p>25 633</text:p>
          </table:table-cell>
          <table:table-cell office:value-type="float" office:value="19.710111495578627" table:style-name="ce157">
            <text:p>19,7<text:s text:c="5"/></text:p>
          </table:table-cell>
          <table:table-cell office:value-type="float" office:value="28159" table:style-name="ce156">
            <text:p>28 159</text:p>
          </table:table-cell>
          <table:table-cell office:value-type="float" office:value="19.387642692884981" table:style-name="ce157">
            <text:p>19,4<text:s text:c="5"/></text:p>
          </table:table-cell>
          <table:table-cell office:value-type="float" office:value="-1258" table:style-name="ce141">
            <text:p><text:s/>-1 258</text:p>
          </table:table-cell>
          <table:table-cell office:value-type="float" office:value="-4.9077361214059998" table:style-name="ce142">
            <text:p>-4,9<text:s text:c="3"/></text:p>
          </table:table-cell>
          <table:table-cell office:value-type="float" office:value="-3784" table:style-name="ce141">
            <text:p><text:s/>-3 784</text:p>
          </table:table-cell>
          <table:table-cell office:value-type="float" office:value="-13.437977200894919" table:style-name="ce142">
            <text:p>-1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31073" table:style-name="ce154">
            <text:p>31 073</text:p>
          </table:table-cell>
          <table:table-cell office:value-type="float" office:value="25.142612087031807" table:style-name="ce155">
            <text:p>25,1<text:s text:c="5"/></text:p>
          </table:table-cell>
          <table:table-cell office:value-type="float" office:value="32832" table:style-name="ce156">
            <text:p>32 832</text:p>
          </table:table-cell>
          <table:table-cell office:value-type="float" office:value="25.245674740484432" table:style-name="ce157">
            <text:p>25,2<text:s text:c="5"/></text:p>
          </table:table-cell>
          <table:table-cell office:value-type="float" office:value="34180" table:style-name="ce156">
            <text:p>34 180</text:p>
          </table:table-cell>
          <table:table-cell office:value-type="float" office:value="23.533137797606756" table:style-name="ce157">
            <text:p>23,5<text:s text:c="5"/></text:p>
          </table:table-cell>
          <table:table-cell office:value-type="float" office:value="-1759" table:style-name="ce141">
            <text:p><text:s/>-1 759</text:p>
          </table:table-cell>
          <table:table-cell office:value-type="float" office:value="-5.357577972709552" table:style-name="ce142">
            <text:p>-5,4<text:s text:c="3"/></text:p>
          </table:table-cell>
          <table:table-cell office:value-type="float" office:value="-3107" table:style-name="ce141">
            <text:p><text:s/>-3 107</text:p>
          </table:table-cell>
          <table:table-cell office:value-type="float" office:value="-9.0901111761263884" table:style-name="ce142">
            <text:p>-9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3902" table:style-name="ce154">
            <text:p>13 902</text:p>
          </table:table-cell>
          <table:table-cell office:value-type="float" office:value="11.248755937113126" table:style-name="ce155">
            <text:p>11,2<text:s text:c="5"/></text:p>
          </table:table-cell>
          <table:table-cell office:value-type="float" office:value="14745" table:style-name="ce156">
            <text:p>14 745</text:p>
          </table:table-cell>
          <table:table-cell office:value-type="float" office:value="11.337946943483274" table:style-name="ce157">
            <text:p>11,3<text:s text:c="5"/></text:p>
          </table:table-cell>
          <table:table-cell office:value-type="float" office:value="15893" table:style-name="ce156">
            <text:p>15 893</text:p>
          </table:table-cell>
          <table:table-cell office:value-type="float" office:value="10.942427121631484" table:style-name="ce157">
            <text:p>10,9<text:s text:c="5"/></text:p>
          </table:table-cell>
          <table:table-cell office:value-type="float" office:value="-843" table:style-name="ce141">
            <text:p><text:s/>- 843</text:p>
          </table:table-cell>
          <table:table-cell office:value-type="float" office:value="-5.7171922685656158" table:style-name="ce142">
            <text:p>-5,7<text:s text:c="3"/></text:p>
          </table:table-cell>
          <table:table-cell office:value-type="float" office:value="-1991" table:style-name="ce141">
            <text:p><text:s/>-1 991</text:p>
          </table:table-cell>
          <table:table-cell office:value-type="float" office:value="-12.527527842446359" table:style-name="ce142">
            <text:p>-12,5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office:value-type="float" office:value="0" table:style-name="ce147">
            <text:p>0,0<text:s text:c="5"/></text:p>
          </table:table-cell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Mulheres</text:p>
          </table:table-cell>
          <table:table-cell office:value-type="float" office:value="158705" table:style-name="ce148">
            <text:p>158 705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67575" table:style-name="ce150">
            <text:p>167 575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79918" table:style-name="ce150">
            <text:p>179 91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8870" table:style-name="ce132">
            <text:p><text:s/>-8 870</text:p>
          </table:table-cell>
          <table:table-cell office:value-type="float" office:value="-5.2931523198567803" table:style-name="ce133">
            <text:p>-5,3<text:s text:c="3"/></text:p>
          </table:table-cell>
          <table:table-cell office:value-type="float" office:value="-21213" table:style-name="ce132">
            <text:p><text:s/>-21 213</text:p>
          </table:table-cell>
          <table:table-cell office:value-type="float" office:value="-11.790371169088139" table:style-name="ce133">
            <text:p>-11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5184" table:style-name="ce154">
            <text:p>15 184</text:p>
          </table:table-cell>
          <table:table-cell office:value-type="float" office:value="9.5674364386755304" table:style-name="ce155">
            <text:p>9,6<text:s text:c="5"/></text:p>
          </table:table-cell>
          <table:table-cell office:value-type="float" office:value="16569" table:style-name="ce156">
            <text:p>16 569</text:p>
          </table:table-cell>
          <table:table-cell office:value-type="float" office:value="9.8875130538564822" table:style-name="ce157">
            <text:p>9,9<text:s text:c="5"/></text:p>
          </table:table-cell>
          <table:table-cell office:value-type="float" office:value="17588" table:style-name="ce156">
            <text:p>17 588</text:p>
          </table:table-cell>
          <table:table-cell office:value-type="float" office:value="9.7755644237930603" table:style-name="ce157">
            <text:p>9,8<text:s text:c="5"/></text:p>
          </table:table-cell>
          <table:table-cell office:value-type="float" office:value="-1385" table:style-name="ce141">
            <text:p><text:s/>-1 385</text:p>
          </table:table-cell>
          <table:table-cell office:value-type="float" office:value="-8.3589836441547458" table:style-name="ce142">
            <text:p>-8,4<text:s text:c="3"/></text:p>
          </table:table-cell>
          <table:table-cell office:value-type="float" office:value="-2404" table:style-name="ce141">
            <text:p><text:s/>-2 404</text:p>
          </table:table-cell>
          <table:table-cell office:value-type="float" office:value="-13.668410279736184" table:style-name="ce142">
            <text:p>-13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43521" table:style-name="ce154">
            <text:p>143 521</text:p>
          </table:table-cell>
          <table:table-cell office:value-type="float" office:value="90.432563561324471" table:style-name="ce155">
            <text:p>90,4<text:s text:c="5"/></text:p>
          </table:table-cell>
          <table:table-cell office:value-type="float" office:value="151006" table:style-name="ce156">
            <text:p>151 006</text:p>
          </table:table-cell>
          <table:table-cell office:value-type="float" office:value="90.11248694614352" table:style-name="ce157">
            <text:p>90,1<text:s text:c="5"/></text:p>
          </table:table-cell>
          <table:table-cell office:value-type="float" office:value="162330" table:style-name="ce156">
            <text:p>162 330</text:p>
          </table:table-cell>
          <table:table-cell office:value-type="float" office:value="90.224435576206943" table:style-name="ce157">
            <text:p>90,2<text:s text:c="5"/></text:p>
          </table:table-cell>
          <table:table-cell office:value-type="float" office:value="-7485" table:style-name="ce141">
            <text:p><text:s/>-7 485</text:p>
          </table:table-cell>
          <table:table-cell office:value-type="float" office:value="-4.9567566851648284" table:style-name="ce142">
            <text:p>-5,0<text:s text:c="3"/></text:p>
          </table:table-cell>
          <table:table-cell office:value-type="float" office:value="-18809" table:style-name="ce141">
            <text:p><text:s/>-18 809</text:p>
          </table:table-cell>
          <table:table-cell office:value-type="float" office:value="-11.586890901250539" table:style-name="ce142">
            <text:p>-11,6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88634" table:style-name="ce154">
            <text:p>88 634</text:p>
          </table:table-cell>
          <table:table-cell office:value-type="float" office:value="55.848271951104245" table:style-name="ce155">
            <text:p>55,8<text:s text:c="5"/></text:p>
          </table:table-cell>
          <table:table-cell office:value-type="float" office:value="94489" table:style-name="ce156">
            <text:p>94 489</text:p>
          </table:table-cell>
          <table:table-cell office:value-type="float" office:value="56.386095778009846" table:style-name="ce157">
            <text:p>56,4<text:s text:c="5"/></text:p>
          </table:table-cell>
          <table:table-cell office:value-type="float" office:value="92006" table:style-name="ce156">
            <text:p>92 006</text:p>
          </table:table-cell>
          <table:table-cell office:value-type="float" office:value="51.137740526239725" table:style-name="ce157">
            <text:p>51,1<text:s text:c="5"/></text:p>
          </table:table-cell>
          <table:table-cell office:value-type="float" office:value="-5855" table:style-name="ce141">
            <text:p><text:s/>-5 855</text:p>
          </table:table-cell>
          <table:table-cell office:value-type="float" office:value="-6.1964884801405455" table:style-name="ce142">
            <text:p>-6,2<text:s text:c="3"/></text:p>
          </table:table-cell>
          <table:table-cell office:value-type="float" office:value="-3372" table:style-name="ce141">
            <text:p><text:s/>-3 372</text:p>
          </table:table-cell>
          <table:table-cell office:value-type="float" office:value="-3.6649783709758057" table:style-name="ce142">
            <text:p>-3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70071" table:style-name="ce154">
            <text:p>70 071</text:p>
          </table:table-cell>
          <table:table-cell office:value-type="float" office:value="44.151728048895748" table:style-name="ce155">
            <text:p>44,2<text:s text:c="5"/></text:p>
          </table:table-cell>
          <table:table-cell office:value-type="float" office:value="73086" table:style-name="ce156">
            <text:p>73 086</text:p>
          </table:table-cell>
          <table:table-cell office:value-type="float" office:value="43.613904221990154" table:style-name="ce157">
            <text:p>43,6<text:s text:c="5"/></text:p>
          </table:table-cell>
          <table:table-cell office:value-type="float" office:value="87912" table:style-name="ce156">
            <text:p>87 912</text:p>
          </table:table-cell>
          <table:table-cell office:value-type="float" office:value="48.862259473760268" table:style-name="ce157">
            <text:p>48,9<text:s text:c="5"/></text:p>
          </table:table-cell>
          <table:table-cell office:value-type="float" office:value="-3015" table:style-name="ce141">
            <text:p><text:s/>-3 015</text:p>
          </table:table-cell>
          <table:table-cell office:value-type="float" office:value="-4.1252770708480417" table:style-name="ce142">
            <text:p>-4,1<text:s text:c="3"/></text:p>
          </table:table-cell>
          <table:table-cell office:value-type="float" office:value="-17841" table:style-name="ce141">
            <text:p><text:s/>-17 841</text:p>
          </table:table-cell>
          <table:table-cell office:value-type="float" office:value="-20.294157794157794" table:style-name="ce142">
            <text:p>-20,3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6592" table:style-name="ce154">
            <text:p>16 592</text:p>
          </table:table-cell>
          <table:table-cell office:value-type="float" office:value="10.454617056803503" table:style-name="ce155">
            <text:p>10,5<text:s text:c="5"/></text:p>
          </table:table-cell>
          <table:table-cell office:value-type="float" office:value="17694" table:style-name="ce156">
            <text:p>17 694</text:p>
          </table:table-cell>
          <table:table-cell office:value-type="float" office:value="10.558854244368193" table:style-name="ce157">
            <text:p>10,6<text:s text:c="5"/></text:p>
          </table:table-cell>
          <table:table-cell office:value-type="float" office:value="20105" table:style-name="ce156">
            <text:p>20 105</text:p>
          </table:table-cell>
          <table:table-cell office:value-type="float" office:value="11.174535065974499" table:style-name="ce157">
            <text:p>11,2<text:s text:c="5"/></text:p>
          </table:table-cell>
          <table:table-cell office:value-type="float" office:value="-1102" table:style-name="ce141">
            <text:p><text:s/>-1 102</text:p>
          </table:table-cell>
          <table:table-cell office:value-type="float" office:value="-6.2280999208771339" table:style-name="ce142">
            <text:p>-6,2<text:s text:c="3"/></text:p>
          </table:table-cell>
          <table:table-cell office:value-type="float" office:value="-3513" table:style-name="ce141">
            <text:p><text:s/>-3 513</text:p>
          </table:table-cell>
          <table:table-cell office:value-type="float" office:value="-17.4732653568764" table:style-name="ce142">
            <text:p>-17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42113" table:style-name="ce154">
            <text:p>142 113</text:p>
          </table:table-cell>
          <table:table-cell office:value-type="float" office:value="89.5453829431965" table:style-name="ce155">
            <text:p>89,5<text:s text:c="5"/></text:p>
          </table:table-cell>
          <table:table-cell office:value-type="float" office:value="149881" table:style-name="ce156">
            <text:p>149 881</text:p>
          </table:table-cell>
          <table:table-cell office:value-type="float" office:value="89.441145755631794" table:style-name="ce157">
            <text:p>89,4<text:s text:c="5"/></text:p>
          </table:table-cell>
          <table:table-cell office:value-type="float" office:value="159813" table:style-name="ce156">
            <text:p>159 813</text:p>
          </table:table-cell>
          <table:table-cell office:value-type="float" office:value="88.825464934025504" table:style-name="ce157">
            <text:p>88,8<text:s text:c="5"/></text:p>
          </table:table-cell>
          <table:table-cell office:value-type="float" office:value="-7768" table:style-name="ce141">
            <text:p><text:s/>-7 768</text:p>
          </table:table-cell>
          <table:table-cell office:value-type="float" office:value="-5.1827783374810688" table:style-name="ce142">
            <text:p>-5,2<text:s text:c="3"/></text:p>
          </table:table-cell>
          <table:table-cell office:value-type="float" office:value="-17700" table:style-name="ce141">
            <text:p><text:s/>-17 700</text:p>
          </table:table-cell>
          <table:table-cell office:value-type="float" office:value="-11.075444425672504" table:style-name="ce142">
            <text:p>-11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"/>
          <table:table-cell table:style-name="ce184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1562" table:style-name="ce154">
            <text:p>11 562</text:p>
          </table:table-cell>
          <table:table-cell office:value-type="float" office:value="7.2852147065309847" table:style-name="ce155">
            <text:p>7,3<text:s text:c="5"/></text:p>
          </table:table-cell>
          <table:table-cell office:value-type="float" office:value="11882" table:style-name="ce156">
            <text:p>11 882</text:p>
          </table:table-cell>
          <table:table-cell office:value-type="float" office:value="7.0905564672534682" table:style-name="ce157">
            <text:p>7,1<text:s text:c="5"/></text:p>
          </table:table-cell>
          <table:table-cell office:value-type="float" office:value="12425" table:style-name="ce156">
            <text:p>12 425</text:p>
          </table:table-cell>
          <table:table-cell office:value-type="float" office:value="6.9059238097355466" table:style-name="ce157">
            <text:p>6,9<text:s text:c="5"/></text:p>
          </table:table-cell>
          <table:table-cell office:value-type="float" office:value="-320" table:style-name="ce141">
            <text:p><text:s/>- 320</text:p>
          </table:table-cell>
          <table:table-cell office:value-type="float" office:value="-2.6931493014643997" table:style-name="ce142">
            <text:p>-2,7<text:s text:c="3"/></text:p>
          </table:table-cell>
          <table:table-cell office:value-type="float" office:value="-863" table:style-name="ce141">
            <text:p><text:s/>- 863</text:p>
          </table:table-cell>
          <table:table-cell office:value-type="float" office:value="-6.9456740442655924" table:style-name="ce142">
            <text:p>-6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6102" table:style-name="ce154">
            <text:p>26 102</text:p>
          </table:table-cell>
          <table:table-cell office:value-type="float" office:value="16.446866828392302" table:style-name="ce155">
            <text:p>16,4<text:s text:c="5"/></text:p>
          </table:table-cell>
          <table:table-cell office:value-type="float" office:value="27414" table:style-name="ce156">
            <text:p>27 414</text:p>
          </table:table-cell>
          <table:table-cell office:value-type="float" office:value="16.359242130389379" table:style-name="ce157">
            <text:p>16,4<text:s text:c="5"/></text:p>
          </table:table-cell>
          <table:table-cell office:value-type="float" office:value="31263" table:style-name="ce156">
            <text:p>31 263</text:p>
          </table:table-cell>
          <table:table-cell office:value-type="float" office:value="17.376249180182082" table:style-name="ce157">
            <text:p>17,4<text:s text:c="5"/></text:p>
          </table:table-cell>
          <table:table-cell office:value-type="float" office:value="-1312" table:style-name="ce141">
            <text:p><text:s/>-1 312</text:p>
          </table:table-cell>
          <table:table-cell office:value-type="float" office:value="-4.7858758298679502" table:style-name="ce142">
            <text:p>-4,8<text:s text:c="3"/></text:p>
          </table:table-cell>
          <table:table-cell office:value-type="float" office:value="-5161" table:style-name="ce141">
            <text:p><text:s/>-5 161</text:p>
          </table:table-cell>
          <table:table-cell office:value-type="float" office:value="-16.508332533665996" table:style-name="ce142">
            <text:p>-16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0542" table:style-name="ce154">
            <text:p>20 542</text:p>
          </table:table-cell>
          <table:table-cell office:value-type="float" office:value="12.943511546580133" table:style-name="ce155">
            <text:p>12,9<text:s text:c="5"/></text:p>
          </table:table-cell>
          <table:table-cell office:value-type="float" office:value="21638" table:style-name="ce156">
            <text:p>21 638</text:p>
          </table:table-cell>
          <table:table-cell office:value-type="float" office:value="12.912427271371026" table:style-name="ce157">
            <text:p>12,9<text:s text:c="5"/></text:p>
          </table:table-cell>
          <table:table-cell office:value-type="float" office:value="24072" table:style-name="ce156">
            <text:p>24 072</text:p>
          </table:table-cell>
          <table:table-cell office:value-type="float" office:value="13.379428406273968" table:style-name="ce157">
            <text:p>13,4<text:s text:c="5"/></text:p>
          </table:table-cell>
          <table:table-cell office:value-type="float" office:value="-1096" table:style-name="ce141">
            <text:p><text:s/>-1 096</text:p>
          </table:table-cell>
          <table:table-cell office:value-type="float" office:value="-5.0651631389222667" table:style-name="ce142">
            <text:p>-5,1<text:s text:c="3"/></text:p>
          </table:table-cell>
          <table:table-cell office:value-type="float" office:value="-3530" table:style-name="ce141">
            <text:p><text:s/>-3 530</text:p>
          </table:table-cell>
          <table:table-cell office:value-type="float" office:value="-14.664340312396146" table:style-name="ce142">
            <text:p>-14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1078" table:style-name="ce154">
            <text:p>31 078</text:p>
          </table:table-cell>
          <table:table-cell office:value-type="float" office:value="19.582243785640024" table:style-name="ce155">
            <text:p>19,6<text:s text:c="5"/></text:p>
          </table:table-cell>
          <table:table-cell office:value-type="float" office:value="32527" table:style-name="ce156">
            <text:p>32 527</text:p>
          </table:table-cell>
          <table:table-cell office:value-type="float" office:value="19.410413247799493" table:style-name="ce157">
            <text:p>19,4<text:s text:c="5"/></text:p>
          </table:table-cell>
          <table:table-cell office:value-type="float" office:value="34721" table:style-name="ce156">
            <text:p>34 721</text:p>
          </table:table-cell>
          <table:table-cell office:value-type="float" office:value="19.298235863004258" table:style-name="ce157">
            <text:p>19,3<text:s text:c="5"/></text:p>
          </table:table-cell>
          <table:table-cell office:value-type="float" office:value="-1449" table:style-name="ce141">
            <text:p><text:s/>-1 449</text:p>
          </table:table-cell>
          <table:table-cell office:value-type="float" office:value="-4.4547606603744576" table:style-name="ce142">
            <text:p>-4,5<text:s text:c="3"/></text:p>
          </table:table-cell>
          <table:table-cell office:value-type="float" office:value="-3643" table:style-name="ce141">
            <text:p><text:s/>-3 643</text:p>
          </table:table-cell>
          <table:table-cell office:value-type="float" office:value="-10.492209325768268" table:style-name="ce142">
            <text:p>-10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44367" table:style-name="ce154">
            <text:p>44 367</text:p>
          </table:table-cell>
          <table:table-cell office:value-type="float" office:value="27.955640969093604" table:style-name="ce155">
            <text:p>28,0<text:s text:c="5"/></text:p>
          </table:table-cell>
          <table:table-cell office:value-type="float" office:value="46865" table:style-name="ce156">
            <text:p>46 865</text:p>
          </table:table-cell>
          <table:table-cell office:value-type="float" office:value="27.966582127405637" table:style-name="ce157">
            <text:p>28,0<text:s text:c="5"/></text:p>
          </table:table-cell>
          <table:table-cell office:value-type="float" office:value="48743" table:style-name="ce156">
            <text:p>48 743</text:p>
          </table:table-cell>
          <table:table-cell office:value-type="float" office:value="27.091786258184285" table:style-name="ce157">
            <text:p>27,1<text:s text:c="5"/></text:p>
          </table:table-cell>
          <table:table-cell office:value-type="float" office:value="-2498" table:style-name="ce141">
            <text:p><text:s/>-2 498</text:p>
          </table:table-cell>
          <table:table-cell office:value-type="float" office:value="-5.3302037768057184" table:style-name="ce142">
            <text:p>-5,3<text:s text:c="3"/></text:p>
          </table:table-cell>
          <table:table-cell office:value-type="float" office:value="-4376" table:style-name="ce141">
            <text:p><text:s/>-4 376</text:p>
          </table:table-cell>
          <table:table-cell office:value-type="float" office:value="-8.977699361959667" table:style-name="ce142">
            <text:p>-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25054" table:style-name="ce154">
            <text:p>25 054</text:p>
          </table:table-cell>
          <table:table-cell office:value-type="float" office:value="15.786522163762957" table:style-name="ce155">
            <text:p>15,8<text:s text:c="5"/></text:p>
          </table:table-cell>
          <table:table-cell office:value-type="float" office:value="27249" table:style-name="ce156">
            <text:p>27 249</text:p>
          </table:table-cell>
          <table:table-cell office:value-type="float" office:value="16.260778755780994" table:style-name="ce157">
            <text:p>16,3<text:s text:c="5"/></text:p>
          </table:table-cell>
          <table:table-cell office:value-type="float" office:value="28694" table:style-name="ce156">
            <text:p>28 694</text:p>
          </table:table-cell>
          <table:table-cell office:value-type="float" office:value="15.94837648261986" table:style-name="ce157">
            <text:p>15,9<text:s text:c="5"/></text:p>
          </table:table-cell>
          <table:table-cell office:value-type="float" office:value="-2195" table:style-name="ce141">
            <text:p><text:s/>-2 195</text:p>
          </table:table-cell>
          <table:table-cell office:value-type="float" office:value="-8.0553414804213013" table:style-name="ce142">
            <text:p>-8,1<text:s text:c="3"/></text:p>
          </table:table-cell>
          <table:table-cell office:value-type="float" office:value="-3640" table:style-name="ce141">
            <text:p><text:s/>-3 640</text:p>
          </table:table-cell>
          <table:table-cell office:value-type="float" office:value="-12.68557886666202" table:style-name="ce142">
            <text:p>-12,7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13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33" table:default-cell-style-name="ce185"/>
        <table:table-column table:style-name="co43" table:default-cell-style-name="ce185"/>
        <table:table-column table:style-name="co44" table:default-cell-style-name="ce1"/>
        <table:table-column table:style-name="co43" table:default-cell-style-name="ce1"/>
        <table:table-column table:style-name="co45" table:default-cell-style-name="ce1"/>
        <table:table-column table:style-name="co38" table:default-cell-style-name="ce1"/>
        <table:table-column table:style-name="co46" table:default-cell-style-name="ce1"/>
        <table:table-column table:style-name="co4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4542in" svg:height="0.638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117in" svg:y="0.23716in" svg:width="1.94225in" svg:height="0.50333in">
                <draw:text-box>
                  <text:p text:style-name="a34" text:class-names="" text:cond-style-name=""><text:span text:style-name="a32" text:class-names="">MAIO 2019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9" draw:style-name="a30" draw:name="Text Box 122" svg:x="0in" svg:y="0in" svg:width="0.97917in" svg:height="0.31458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5"/>
          <table:table-cell table:style-name="ce96"/>
          <table:table-cell table:number-columns-repeated="16371"/>
        </table:table-row>
        <table:table-row table:style-name="ro14">
          <table:table-cell/>
          <table:table-cell office:value-type="string" table:style-name="ce97">
            <text:p>Quadro 3 - <text:s/>DESEMPREGO REGISTADO, <text:s text:c="2"/>POR <text:s/>REGIÕES<text:s text:c="3"/></text:p>
          </table:table-cell>
          <table:table-cell table:number-columns-repeated="8" table:style-name="ce97"/>
          <table:table-cell table:number-columns-spanned="2" table:number-rows-spanned="1" table:style-name="ce258"/>
          <table:covered-table-cell/>
          <table:table-cell table:style-name="ce96"/>
          <table:table-cell table:number-columns-repeated="16371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96"/>
          <table:table-cell table:number-columns-repeated="16371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style-name="ce96"/>
          <table:table-cell table:number-columns-repeated="16371"/>
        </table:table-row>
        <table:table-row table:style-name="ro4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style-name="ce107"/>
          <table:table-cell table:number-columns-repeated="16371"/>
        </table:table-row>
        <table:table-row table:style-name="ro4">
          <table:table-cell/>
          <table:table-cell table:style-name="ce108"/>
          <table:table-cell office:value-type="string" table:style-name="ce177">
            <text:p>MAIO 2019</text:p>
          </table:table-cell>
          <table:table-cell office:value-type="string" table:style-name="ce19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91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style-name="ce107"/>
          <table:table-cell table:number-columns-repeated="16371"/>
        </table:table-row>
        <table:table-row table:style-name="ro4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style-name="ce121"/>
          <table:table-cell table:number-columns-repeated="16371"/>
        </table:table-row>
        <table:table-row table:style-name="ro19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11">
          <table:table-cell/>
          <table:table-cell office:value-type="string" table:style-name="ce206">
            <text:p>PORTUGAL</text:p>
          </table:table-cell>
          <table:table-cell office:value-type="float" office:value="305171" table:style-name="ce207">
            <text:p>305 171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321240" table:style-name="ce209">
            <text:p>321 240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350174" table:style-name="ce209">
            <text:p>350 174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16069" table:style-name="ce132">
            <text:p><text:s/>-16 069</text:p>
          </table:table-cell>
          <table:table-cell office:value-type="float" office:value="-5.0021790561573898" table:style-name="ce133">
            <text:p>-5,0<text:s text:c="3"/></text:p>
          </table:table-cell>
          <table:table-cell office:value-type="float" office:value="-45003" table:style-name="ce132">
            <text:p><text:s/>-45 003</text:p>
          </table:table-cell>
          <table:table-cell office:value-type="float" office:value="-12.851610913431607" table:style-name="ce133">
            <text:p>-12,9<text:s text:c="3"/></text:p>
          </table:table-cell>
          <table:table-cell table:style-name="ce134"/>
          <table:table-cell table:number-columns-repeated="16371"/>
        </table:table-row>
        <table:table-row table:style-name="ro24">
          <table:table-cell/>
          <table:table-cell office:value-type="string" table:style-name="ce212">
            <text:p>CONTINENTE</text:p>
          </table:table-cell>
          <table:table-cell office:value-type="float" office:value="282292" table:style-name="ce207">
            <text:p>282 292</text:p>
          </table:table-cell>
          <table:table-cell office:value-type="float" office:value="92.502891821306747" table:style-name="ce208">
            <text:p>92,5<text:s text:c="5"/></text:p>
          </table:table-cell>
          <table:table-cell office:value-type="float" office:value="297625" table:style-name="ce209">
            <text:p>297 625</text:p>
          </table:table-cell>
          <table:table-cell office:value-type="float" office:value="92.64879840617607" table:style-name="ce210">
            <text:p>92,6<text:s text:c="5"/></text:p>
          </table:table-cell>
          <table:table-cell office:value-type="float" office:value="325160" table:style-name="ce209">
            <text:p>325 160</text:p>
          </table:table-cell>
          <table:table-cell office:value-type="float" office:value="92.856694100647104" table:style-name="ce211">
            <text:p>92,9<text:s text:c="5"/></text:p>
          </table:table-cell>
          <table:table-cell office:value-type="float" office:value="-15333" table:style-name="ce132">
            <text:p><text:s/>-15 333</text:p>
          </table:table-cell>
          <table:table-cell office:value-type="float" office:value="-5.1517849643007141" table:style-name="ce133">
            <text:p>-5,2<text:s text:c="3"/></text:p>
          </table:table-cell>
          <table:table-cell office:value-type="float" office:value="-42868" table:style-name="ce132">
            <text:p><text:s/>-42 868</text:p>
          </table:table-cell>
          <table:table-cell office:value-type="float" office:value="-13.183663427235823" table:style-name="ce133">
            <text:p>-13,2<text:s text:c="3"/></text:p>
          </table:table-cell>
          <table:table-cell table:style-name="ce152"/>
          <table:table-cell table:number-columns-repeated="1637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126663" table:style-name="ce214">
            <text:p>126 663</text:p>
          </table:table-cell>
          <table:table-cell office:value-type="float" office:value="41.505582116256136" table:style-name="ce215">
            <text:p>41,5<text:s text:c="5"/></text:p>
          </table:table-cell>
          <table:table-cell office:value-type="float" office:value="133143" table:style-name="ce216">
            <text:p>133 143</text:p>
          </table:table-cell>
          <table:table-cell office:value-type="float" office:value="41.446581994770263" table:style-name="ce217">
            <text:p>41,4<text:s text:c="5"/></text:p>
          </table:table-cell>
          <table:table-cell office:value-type="float" office:value="147254" table:style-name="ce216">
            <text:p>147 254</text:p>
          </table:table-cell>
          <table:table-cell office:value-type="float" office:value="42.051665743316178" table:style-name="ce218">
            <text:p>42,1<text:s text:c="5"/></text:p>
          </table:table-cell>
          <table:table-cell office:value-type="float" office:value="-6480" table:style-name="ce141">
            <text:p><text:s/>-6 480</text:p>
          </table:table-cell>
          <table:table-cell office:value-type="float" office:value="-4.8669475676528249" table:style-name="ce142">
            <text:p>-4,9<text:s text:c="3"/></text:p>
          </table:table-cell>
          <table:table-cell office:value-type="float" office:value="-20591" table:style-name="ce141">
            <text:p><text:s/>-20 591</text:p>
          </table:table-cell>
          <table:table-cell office:value-type="float" office:value="-13.983321335922962" table:style-name="ce142">
            <text:p>-14,0<text:s text:c="3"/></text:p>
          </table:table-cell>
          <table:table-cell table:style-name="ce158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Centro</text:p>
          </table:table-cell>
          <table:table-cell office:value-type="float" office:value="41451" table:style-name="ce214">
            <text:p>41 451</text:p>
          </table:table-cell>
          <table:table-cell office:value-type="float" office:value="13.582876485642476" table:style-name="ce215">
            <text:p>13,6<text:s text:c="5"/></text:p>
          </table:table-cell>
          <table:table-cell office:value-type="float" office:value="43663" table:style-name="ce216">
            <text:p>43 663</text:p>
          </table:table-cell>
          <table:table-cell office:value-type="float" office:value="13.592018428589217" table:style-name="ce217">
            <text:p>13,6<text:s text:c="5"/></text:p>
          </table:table-cell>
          <table:table-cell office:value-type="float" office:value="46448" table:style-name="ce216">
            <text:p>46 448</text:p>
          </table:table-cell>
          <table:table-cell office:value-type="float" office:value="13.264262909296519" table:style-name="ce218">
            <text:p>13,3<text:s text:c="5"/></text:p>
          </table:table-cell>
          <table:table-cell office:value-type="float" office:value="-2212" table:style-name="ce141">
            <text:p><text:s/>-2 212</text:p>
          </table:table-cell>
          <table:table-cell office:value-type="float" office:value="-5.066074250509585" table:style-name="ce142">
            <text:p>-5,1<text:s text:c="3"/></text:p>
          </table:table-cell>
          <table:table-cell office:value-type="float" office:value="-4997" table:style-name="ce141">
            <text:p><text:s/>-4 997</text:p>
          </table:table-cell>
          <table:table-cell office:value-type="float" office:value="-10.758267309679642" table:style-name="ce142">
            <text:p>-10,8<text:s text:c="3"/></text:p>
          </table:table-cell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Lisboa V. Tejo</text:p>
          </table:table-cell>
          <table:table-cell office:value-type="float" office:value="91018" table:style-name="ce214">
            <text:p>91 018</text:p>
          </table:table-cell>
          <table:table-cell office:value-type="float" office:value="29.825245518086579" table:style-name="ce215">
            <text:p>29,8<text:s text:c="5"/></text:p>
          </table:table-cell>
          <table:table-cell office:value-type="float" office:value="94043" table:style-name="ce216">
            <text:p>94 043</text:p>
          </table:table-cell>
          <table:table-cell office:value-type="float" office:value="29.274996887062631" table:style-name="ce217">
            <text:p>29,3<text:s text:c="5"/></text:p>
          </table:table-cell>
          <table:table-cell office:value-type="float" office:value="106420" table:style-name="ce216">
            <text:p>106 420</text:p>
          </table:table-cell>
          <table:table-cell office:value-type="float" office:value="30.390605813110056" table:style-name="ce218">
            <text:p>30,4<text:s text:c="5"/></text:p>
          </table:table-cell>
          <table:table-cell office:value-type="float" office:value="-3025" table:style-name="ce141">
            <text:p><text:s/>-3 025</text:p>
          </table:table-cell>
          <table:table-cell office:value-type="float" office:value="-3.2166136767223503" table:style-name="ce142">
            <text:p>-3,2<text:s text:c="3"/></text:p>
          </table:table-cell>
          <table:table-cell office:value-type="float" office:value="-15402" table:style-name="ce141">
            <text:p><text:s/>-15 402</text:p>
          </table:table-cell>
          <table:table-cell office:value-type="float" office:value="-14.472843450479234" table:style-name="ce142">
            <text:p>-14,5<text:s text:c="3"/></text:p>
          </table:table-cell>
          <table:table-cell table:style-name="ce158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Alentejo</text:p>
          </table:table-cell>
          <table:table-cell office:value-type="float" office:value="14007" table:style-name="ce214">
            <text:p>14 007</text:p>
          </table:table-cell>
          <table:table-cell office:value-type="float" office:value="4.5898856706567788" table:style-name="ce215">
            <text:p>4,6<text:s text:c="5"/></text:p>
          </table:table-cell>
          <table:table-cell office:value-type="float" office:value="14994" table:style-name="ce216">
            <text:p>14 994</text:p>
          </table:table-cell>
          <table:table-cell office:value-type="float" office:value="4.6675382891296229" table:style-name="ce217">
            <text:p>4,7<text:s text:c="5"/></text:p>
          </table:table-cell>
          <table:table-cell office:value-type="float" office:value="15770" table:style-name="ce216">
            <text:p>15 770</text:p>
          </table:table-cell>
          <table:table-cell office:value-type="float" office:value="4.5034754150793601" table:style-name="ce218">
            <text:p>4,5<text:s text:c="5"/></text:p>
          </table:table-cell>
          <table:table-cell office:value-type="float" office:value="-987" table:style-name="ce141">
            <text:p><text:s/>- 987</text:p>
          </table:table-cell>
          <table:table-cell office:value-type="float" office:value="-6.5826330532212891" table:style-name="ce142">
            <text:p>-6,6<text:s text:c="3"/></text:p>
          </table:table-cell>
          <table:table-cell office:value-type="float" office:value="-1763" table:style-name="ce141">
            <text:p><text:s/>-1 763</text:p>
          </table:table-cell>
          <table:table-cell office:value-type="float" office:value="-11.179454660748256" table:style-name="ce142">
            <text:p>-11,2<text:s text:c="3"/></text:p>
          </table:table-cell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Algarve</text:p>
          </table:table-cell>
          <table:table-cell office:value-type="float" office:value="9153" table:style-name="ce214">
            <text:p>9 153</text:p>
          </table:table-cell>
          <table:table-cell office:value-type="float" office:value="2.9993020306647749" table:style-name="ce215">
            <text:p>3,0<text:s text:c="5"/></text:p>
          </table:table-cell>
          <table:table-cell office:value-type="float" office:value="11782" table:style-name="ce216">
            <text:p>11 782</text:p>
          </table:table-cell>
          <table:table-cell office:value-type="float" office:value="3.6676628066243304" table:style-name="ce217">
            <text:p>3,7<text:s text:c="5"/></text:p>
          </table:table-cell>
          <table:table-cell office:value-type="float" office:value="9268" table:style-name="ce216">
            <text:p>9 268</text:p>
          </table:table-cell>
          <table:table-cell office:value-type="float" office:value="2.6466842198449916" table:style-name="ce218">
            <text:p>2,6<text:s text:c="5"/></text:p>
          </table:table-cell>
          <table:table-cell office:value-type="float" office:value="-2629" table:style-name="ce141">
            <text:p><text:s/>-2 629</text:p>
          </table:table-cell>
          <table:table-cell office:value-type="float" office:value="-22.31369886267187" table:style-name="ce142">
            <text:p>-22,3<text:s text:c="3"/></text:p>
          </table:table-cell>
          <table:table-cell office:value-type="float" office:value="-115" table:style-name="ce141">
            <text:p><text:s/>- 115</text:p>
          </table:table-cell>
          <table:table-cell office:value-type="float" office:value="-1.2408286577470866" table:style-name="ce142">
            <text:p>-1,2<text:s text:c="3"/></text:p>
          </table:table-cell>
          <table:table-cell table:style-name="ce158"/>
          <table:table-cell table:number-columns-repeated="16371"/>
        </table:table-row>
        <table:table-row table:style-name="ro24">
          <table:table-cell/>
          <table:table-cell office:value-type="string" table:style-name="ce212">
            <text:p>REG.AUTÓNOMAS</text:p>
          </table:table-cell>
          <table:table-cell office:value-type="float" office:value="22879" table:style-name="ce207">
            <text:p>22 879</text:p>
          </table:table-cell>
          <table:table-cell office:value-type="float" office:value="7.4971081786932565" table:style-name="ce208">
            <text:p>7,5<text:s text:c="5"/></text:p>
          </table:table-cell>
          <table:table-cell office:value-type="float" office:value="23615" table:style-name="ce209">
            <text:p>23 615</text:p>
          </table:table-cell>
          <table:table-cell office:value-type="float" office:value="7.3512015938239319" table:style-name="ce210">
            <text:p>7,4<text:s text:c="5"/></text:p>
          </table:table-cell>
          <table:table-cell office:value-type="float" office:value="25014" table:style-name="ce209">
            <text:p>25 014</text:p>
          </table:table-cell>
          <table:table-cell office:value-type="float" office:value="7.1433058993528933" table:style-name="ce211">
            <text:p>7,1<text:s text:c="5"/></text:p>
          </table:table-cell>
          <table:table-cell office:value-type="float" office:value="-736" table:style-name="ce132">
            <text:p><text:s/>- 736</text:p>
          </table:table-cell>
          <table:table-cell office:value-type="float" office:value="-3.1166631378361211" table:style-name="ce133">
            <text:p>-3,1<text:s text:c="3"/></text:p>
          </table:table-cell>
          <table:table-cell office:value-type="float" office:value="-2135" table:style-name="ce132">
            <text:p><text:s/>-2 135</text:p>
          </table:table-cell>
          <table:table-cell office:value-type="float" office:value="-8.5352202766450791" table:style-name="ce133">
            <text:p>-8,5<text:s text:c="3"/></text:p>
          </table:table-cell>
          <table:table-cell table:style-name="ce152"/>
          <table:table-cell table:number-columns-repeated="16371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7136" table:style-name="ce214">
            <text:p>7 136</text:p>
          </table:table-cell>
          <table:table-cell office:value-type="float" office:value="2.3383611155712698" table:style-name="ce215">
            <text:p>2,3<text:s text:c="5"/></text:p>
          </table:table-cell>
          <table:table-cell office:value-type="float" office:value="7422" table:style-name="ce216">
            <text:p>7 422</text:p>
          </table:table-cell>
          <table:table-cell office:value-type="float" office:value="2.3104221143070602" table:style-name="ce217">
            <text:p>2,3<text:s text:c="5"/></text:p>
          </table:table-cell>
          <table:table-cell office:value-type="float" office:value="8344" table:style-name="ce216">
            <text:p>8 344</text:p>
          </table:table-cell>
          <table:table-cell office:value-type="float" office:value="2.3828154003438291" table:style-name="ce218">
            <text:p>2,4<text:s text:c="5"/></text:p>
          </table:table-cell>
          <table:table-cell office:value-type="float" office:value="-286" table:style-name="ce141">
            <text:p><text:s/>- 286</text:p>
          </table:table-cell>
          <table:table-cell office:value-type="float" office:value="-3.8534087846941527" table:style-name="ce142">
            <text:p>-3,9<text:s text:c="3"/></text:p>
          </table:table-cell>
          <table:table-cell office:value-type="float" office:value="-1208" table:style-name="ce141">
            <text:p><text:s/>-1 208</text:p>
          </table:table-cell>
          <table:table-cell office:value-type="float" office:value="-14.477468839884947" table:style-name="ce142">
            <text:p>-14,5<text:s text:c="3"/></text:p>
          </table:table-cell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Madeira</text:p>
          </table:table-cell>
          <table:table-cell office:value-type="float" office:value="15743" table:style-name="ce214">
            <text:p>15 743</text:p>
          </table:table-cell>
          <table:table-cell office:value-type="float" office:value="5.1587470631219867" table:style-name="ce215">
            <text:p>5,2<text:s text:c="5"/></text:p>
          </table:table-cell>
          <table:table-cell office:value-type="float" office:value="16193" table:style-name="ce216">
            <text:p>16 193</text:p>
          </table:table-cell>
          <table:table-cell office:value-type="float" office:value="5.0407794795168721" table:style-name="ce217">
            <text:p>5,0<text:s text:c="5"/></text:p>
          </table:table-cell>
          <table:table-cell office:value-type="float" office:value="16670" table:style-name="ce216">
            <text:p>16 670</text:p>
          </table:table-cell>
          <table:table-cell office:value-type="float" office:value="4.7604904990090642" table:style-name="ce218">
            <text:p>4,8<text:s text:c="5"/></text:p>
          </table:table-cell>
          <table:table-cell office:value-type="float" office:value="-450" table:style-name="ce141">
            <text:p><text:s/>- 450</text:p>
          </table:table-cell>
          <table:table-cell office:value-type="float" office:value="-2.7789785709874635" table:style-name="ce142">
            <text:p>-2,8<text:s text:c="3"/></text:p>
          </table:table-cell>
          <table:table-cell office:value-type="float" office:value="-927" table:style-name="ce141">
            <text:p><text:s/>- 927</text:p>
          </table:table-cell>
          <table:table-cell office:value-type="float" office:value="-5.5608878224355136" table:style-name="ce142">
            <text:p>-5,6<text:s text:c="3"/></text:p>
          </table:table-cell>
          <table:table-cell table:style-name="ce152"/>
          <table:table-cell table:number-columns-repeated="16371"/>
        </table:table-row>
        <table:table-row table:style-name="ro15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7">
            <text:p><text:s/>Quadro 4 - DESEMPREGO REGISTADO, <text:s text:c="2"/>POR <text:s/>GRUPOS <text:s/>DE <text:s/>PROFISSÕES<text:s/>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4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0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6"/>
          <table:table-cell table:number-columns-repeated="16371"/>
        </table:table-row>
        <table:table-row table:style-name="ro10">
          <table:table-cell/>
          <table:table-cell office:value-type="string" table:style-name="ce237">
            <text:p>Total</text:p>
          </table:table-cell>
          <table:table-cell office:value-type="float" office:value="282292" table:style-name="ce128">
            <text:p>282 292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297625" table:style-name="ce239">
            <text:p>297 625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325160" table:style-name="ce130">
            <text:p>325 160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-15333" table:style-name="ce132">
            <text:p><text:s/>-15 333</text:p>
          </table:table-cell>
          <table:table-cell office:value-type="float" office:value="-5.1517849643007141" table:style-name="ce133">
            <text:p>-5,2<text:s text:c="3"/></text:p>
          </table:table-cell>
          <table:table-cell office:value-type="float" office:value="-42868" table:style-name="ce132">
            <text:p><text:s/>-42 868</text:p>
          </table:table-cell>
          <table:table-cell office:value-type="float" office:value="-13.183663427235823" table:style-name="ce133">
            <text:p>-13,2<text:s text:c="3"/></text:p>
          </table:table-cell>
          <table:table-cell table:style-name="ce96"/>
          <table:table-cell table:number-columns-repeated="16371"/>
        </table:table-row>
        <table:table-row table:style-name="ro4">
          <table:table-cell/>
          <table:table-cell office:value-type="string" table:style-name="ce242">
            <text:p>1- Repres. poder legisla., órgãos exec., dirig., dir. e gestores execu.</text:p>
          </table:table-cell>
          <table:table-cell office:value-type="float" office:value="6954" table:style-name="ce137">
            <text:p>6 954</text:p>
          </table:table-cell>
          <table:table-cell office:value-type="float" office:value="2.4634066852762388" table:style-name="ce243">
            <text:p>2,5<text:s text:c="5"/></text:p>
          </table:table-cell>
          <table:table-cell office:value-type="float" office:value="7224" table:style-name="ce244">
            <text:p>7 224</text:p>
          </table:table-cell>
          <table:table-cell office:value-type="float" office:value="2.4272154556908863" table:style-name="ce245">
            <text:p>2,4<text:s text:c="5"/></text:p>
          </table:table-cell>
          <table:table-cell office:value-type="float" office:value="7397" table:style-name="ce139">
            <text:p>7 397</text:p>
          </table:table-cell>
          <table:table-cell office:value-type="float" office:value="2.2748800590478533" table:style-name="ce246">
            <text:p>2,3<text:s text:c="5"/></text:p>
          </table:table-cell>
          <table:table-cell office:value-type="float" office:value="-270" table:style-name="ce141">
            <text:p><text:s/>- 270</text:p>
          </table:table-cell>
          <table:table-cell office:value-type="float" office:value="-3.7375415282392028" table:style-name="ce142">
            <text:p>-3,7<text:s text:c="3"/></text:p>
          </table:table-cell>
          <table:table-cell office:value-type="float" office:value="-443" table:style-name="ce141">
            <text:p><text:s/>- 443</text:p>
          </table:table-cell>
          <table:table-cell office:value-type="float" office:value="-5.9889144247667971" table:style-name="ce142">
            <text:p>-6,0<text:s text:c="3"/></text:p>
          </table:table-cell>
          <table:table-cell table:style-name="ce96"/>
          <table:table-cell table:number-columns-repeated="16371"/>
        </table:table-row>
        <table:table-row table:style-name="ro4">
          <table:table-cell/>
          <table:table-cell office:value-type="string" table:style-name="ce242">
            <text:p>2- Especialistas das atividades intelectuais e científicas</text:p>
          </table:table-cell>
          <table:table-cell office:value-type="float" office:value="30741" table:style-name="ce137">
            <text:p>30 741</text:p>
          </table:table-cell>
          <table:table-cell office:value-type="float" office:value="10.889787879217264" table:style-name="ce243">
            <text:p>10,9<text:s text:c="5"/></text:p>
          </table:table-cell>
          <table:table-cell office:value-type="float" office:value="33044" table:style-name="ce244">
            <text:p>33 044</text:p>
          </table:table-cell>
          <table:table-cell office:value-type="float" office:value="11.102561948761025" table:style-name="ce245">
            <text:p>11,1<text:s text:c="5"/></text:p>
          </table:table-cell>
          <table:table-cell office:value-type="float" office:value="35427" table:style-name="ce139">
            <text:p>35 427</text:p>
          </table:table-cell>
          <table:table-cell office:value-type="float" office:value="10.895251568458605" table:style-name="ce246">
            <text:p>10,9<text:s text:c="5"/></text:p>
          </table:table-cell>
          <table:table-cell office:value-type="float" office:value="-2303" table:style-name="ce141">
            <text:p><text:s/>-2 303</text:p>
          </table:table-cell>
          <table:table-cell office:value-type="float" office:value="-6.9694952184965508" table:style-name="ce142">
            <text:p>-7,0<text:s text:c="3"/></text:p>
          </table:table-cell>
          <table:table-cell office:value-type="float" office:value="-4686" table:style-name="ce141">
            <text:p><text:s/>-4 686</text:p>
          </table:table-cell>
          <table:table-cell office:value-type="float" office:value="-13.227199593530358" table:style-name="ce142">
            <text:p>-13,2<text:s text:c="3"/></text:p>
          </table:table-cell>
          <table:table-cell table:style-name="ce107"/>
          <table:table-cell table:number-columns-repeated="16371"/>
        </table:table-row>
        <table:table-row table:style-name="ro4">
          <table:table-cell/>
          <table:table-cell office:value-type="string" table:style-name="ce242">
            <text:p>3- Técnicos e profissões de nível intermédio</text:p>
          </table:table-cell>
          <table:table-cell office:value-type="float" office:value="26178" table:style-name="ce137">
            <text:p>26 178</text:p>
          </table:table-cell>
          <table:table-cell office:value-type="float" office:value="9.2733765037620621" table:style-name="ce243">
            <text:p>9,3<text:s text:c="5"/></text:p>
          </table:table-cell>
          <table:table-cell office:value-type="float" office:value="27622" table:style-name="ce244">
            <text:p>27 622</text:p>
          </table:table-cell>
          <table:table-cell office:value-type="float" office:value="9.2808063838723225" table:style-name="ce245">
            <text:p>9,3<text:s text:c="5"/></text:p>
          </table:table-cell>
          <table:table-cell office:value-type="float" office:value="30000" table:style-name="ce139">
            <text:p>30 000</text:p>
          </table:table-cell>
          <table:table-cell office:value-type="float" office:value="9.2262270882027302" table:style-name="ce246">
            <text:p>9,2<text:s text:c="5"/></text:p>
          </table:table-cell>
          <table:table-cell office:value-type="float" office:value="-1444" table:style-name="ce141">
            <text:p><text:s/>-1 444</text:p>
          </table:table-cell>
          <table:table-cell office:value-type="float" office:value="-5.2277170371443056" table:style-name="ce142">
            <text:p>-5,2<text:s text:c="3"/></text:p>
          </table:table-cell>
          <table:table-cell office:value-type="float" office:value="-3822" table:style-name="ce141">
            <text:p><text:s/>-3 822</text:p>
          </table:table-cell>
          <table:table-cell office:value-type="float" office:value="-12.740000000000002" table:style-name="ce142">
            <text:p>-12,7<text:s text:c="3"/></text:p>
          </table:table-cell>
          <table:table-cell table:style-name="ce107"/>
          <table:table-cell table:number-columns-repeated="16371"/>
        </table:table-row>
        <table:table-row table:style-name="ro4">
          <table:table-cell/>
          <table:table-cell office:value-type="string" table:style-name="ce242">
            <text:p>4- Pessoal administrativo</text:p>
          </table:table-cell>
          <table:table-cell office:value-type="float" office:value="33138" table:style-name="ce137">
            <text:p>33 138</text:p>
          </table:table-cell>
          <table:table-cell office:value-type="float" office:value="11.738908647783147" table:style-name="ce243">
            <text:p>11,7<text:s text:c="5"/></text:p>
          </table:table-cell>
          <table:table-cell office:value-type="float" office:value="34757" table:style-name="ce244">
            <text:p>34 757</text:p>
          </table:table-cell>
          <table:table-cell office:value-type="float" office:value="11.678118437631248" table:style-name="ce245">
            <text:p>11,7<text:s text:c="5"/></text:p>
          </table:table-cell>
          <table:table-cell office:value-type="float" office:value="37520" table:style-name="ce139">
            <text:p>37 520</text:p>
          </table:table-cell>
          <table:table-cell office:value-type="float" office:value="11.538934678312215" table:style-name="ce246">
            <text:p>11,5<text:s text:c="5"/></text:p>
          </table:table-cell>
          <table:table-cell office:value-type="float" office:value="-1619" table:style-name="ce141">
            <text:p><text:s/>-1 619</text:p>
          </table:table-cell>
          <table:table-cell office:value-type="float" office:value="-4.6580544926201917" table:style-name="ce142">
            <text:p>-4,7<text:s text:c="3"/></text:p>
          </table:table-cell>
          <table:table-cell office:value-type="float" office:value="-4382" table:style-name="ce141">
            <text:p><text:s/>-4 382</text:p>
          </table:table-cell>
          <table:table-cell office:value-type="float" office:value="-11.67910447761194" table:style-name="ce142">
            <text:p>-11,7<text:s text:c="3"/></text:p>
          </table:table-cell>
          <table:table-cell table:style-name="ce12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5- Trab. serviços pessoais, de proteção e segurança e vendedores</text:p>
          </table:table-cell>
          <table:table-cell office:value-type="float" office:value="55345" table:style-name="ce137">
            <text:p>55 345</text:p>
          </table:table-cell>
          <table:table-cell office:value-type="float" office:value="19.605585705581454" table:style-name="ce243">
            <text:p>19,6<text:s text:c="5"/></text:p>
          </table:table-cell>
          <table:table-cell office:value-type="float" office:value="58513" table:style-name="ce244">
            <text:p>58 513</text:p>
          </table:table-cell>
          <table:table-cell office:value-type="float" office:value="19.659974800503992" table:style-name="ce245">
            <text:p>19,7<text:s text:c="5"/></text:p>
          </table:table-cell>
          <table:table-cell office:value-type="float" office:value="63223" table:style-name="ce139">
            <text:p>63 223</text:p>
          </table:table-cell>
          <table:table-cell office:value-type="float" office:value="19.443658506581375" table:style-name="ce246">
            <text:p>19,4<text:s text:c="5"/></text:p>
          </table:table-cell>
          <table:table-cell office:value-type="float" office:value="-3168" table:style-name="ce141">
            <text:p><text:s/>-3 168</text:p>
          </table:table-cell>
          <table:table-cell office:value-type="float" office:value="-5.4141814639481822" table:style-name="ce142">
            <text:p>-5,4<text:s text:c="3"/></text:p>
          </table:table-cell>
          <table:table-cell office:value-type="float" office:value="-7878" table:style-name="ce141">
            <text:p><text:s/>-7 878</text:p>
          </table:table-cell>
          <table:table-cell office:value-type="float" office:value="-12.460655141325152" table:style-name="ce142">
            <text:p>-12,5<text:s text:c="3"/></text:p>
          </table:table-cell>
          <table:table-cell table:style-name="ce12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6- Agricultores e trab. qualificados da agric., <text:s/>pesca e floresta</text:p>
          </table:table-cell>
          <table:table-cell office:value-type="float" office:value="9600" table:style-name="ce137">
            <text:p>9 600</text:p>
          </table:table-cell>
          <table:table-cell office:value-type="float" office:value="3.4007339917532202" table:style-name="ce243">
            <text:p>3,4<text:s text:c="5"/></text:p>
          </table:table-cell>
          <table:table-cell office:value-type="float" office:value="10102" table:style-name="ce244">
            <text:p>10 102</text:p>
          </table:table-cell>
          <table:table-cell office:value-type="float" office:value="3.3942041159176819" table:style-name="ce245">
            <text:p>3,4<text:s text:c="5"/></text:p>
          </table:table-cell>
          <table:table-cell office:value-type="float" office:value="10355" table:style-name="ce139">
            <text:p>10 355</text:p>
          </table:table-cell>
          <table:table-cell office:value-type="float" office:value="3.1845860499446426" table:style-name="ce246">
            <text:p>3,2<text:s text:c="5"/></text:p>
          </table:table-cell>
          <table:table-cell office:value-type="float" office:value="-502" table:style-name="ce141">
            <text:p><text:s/>- 502</text:p>
          </table:table-cell>
          <table:table-cell office:value-type="float" office:value="-4.9693130073252822" table:style-name="ce142">
            <text:p>-5,0<text:s text:c="3"/></text:p>
          </table:table-cell>
          <table:table-cell office:value-type="float" office:value="-755" table:style-name="ce141">
            <text:p><text:s/>- 755</text:p>
          </table:table-cell>
          <table:table-cell office:value-type="float" office:value="-7.2911636890391112" table:style-name="ce142">
            <text:p>-7,3<text:s text:c="3"/></text:p>
          </table:table-cell>
          <table:table-cell table:style-name="ce134"/>
          <table:table-cell table:number-columns-repeated="16371"/>
        </table:table-row>
        <table:table-row table:style-name="ro4">
          <table:table-cell/>
          <table:table-cell office:value-type="string" table:style-name="ce242">
            <text:p>7- Trabalhadores qualificados da indústria, construção e artífices</text:p>
          </table:table-cell>
          <table:table-cell office:value-type="float" office:value="31091" table:style-name="ce137">
            <text:p>31 091</text:p>
          </table:table-cell>
          <table:table-cell office:value-type="float" office:value="11.013772972666601" table:style-name="ce243">
            <text:p>11,0<text:s text:c="5"/></text:p>
          </table:table-cell>
          <table:table-cell office:value-type="float" office:value="32661" table:style-name="ce244">
            <text:p>32 661</text:p>
          </table:table-cell>
          <table:table-cell office:value-type="float" office:value="10.973876522469549" table:style-name="ce245">
            <text:p>11,0<text:s text:c="5"/></text:p>
          </table:table-cell>
          <table:table-cell office:value-type="float" office:value="39055" table:style-name="ce139">
            <text:p>39 055</text:p>
          </table:table-cell>
          <table:table-cell office:value-type="float" office:value="12.011009964325254" table:style-name="ce246">
            <text:p>12,0<text:s text:c="5"/></text:p>
          </table:table-cell>
          <table:table-cell office:value-type="float" office:value="-1570" table:style-name="ce141">
            <text:p><text:s/>-1 570</text:p>
          </table:table-cell>
          <table:table-cell office:value-type="float" office:value="-4.8069563087474361" table:style-name="ce142">
            <text:p>-4,8<text:s text:c="3"/></text:p>
          </table:table-cell>
          <table:table-cell office:value-type="float" office:value="-7964" table:style-name="ce141">
            <text:p><text:s/>-7 964</text:p>
          </table:table-cell>
          <table:table-cell office:value-type="float" office:value="-20.391755217001663" table:style-name="ce142">
            <text:p>-20,4<text:s text:c="3"/></text:p>
          </table:table-cell>
          <table:table-cell table:style-name="ce152"/>
          <table:table-cell table:number-columns-repeated="16371"/>
        </table:table-row>
        <table:table-row table:style-name="ro4">
          <table:table-cell/>
          <table:table-cell office:value-type="string" table:style-name="ce242">
            <text:p>8- Operadores de instalações e máquinas e trab. da montagem</text:p>
          </table:table-cell>
          <table:table-cell office:value-type="float" office:value="16126" table:style-name="ce137">
            <text:p>16 126</text:p>
          </table:table-cell>
          <table:table-cell office:value-type="float" office:value="5.7125246198971276" table:style-name="ce243">
            <text:p>5,7<text:s text:c="5"/></text:p>
          </table:table-cell>
          <table:table-cell office:value-type="float" office:value="17121" table:style-name="ce244">
            <text:p>17 121</text:p>
          </table:table-cell>
          <table:table-cell office:value-type="float" office:value="5.7525409491810162" table:style-name="ce245">
            <text:p>5,8<text:s text:c="5"/></text:p>
          </table:table-cell>
          <table:table-cell office:value-type="float" office:value="18626" table:style-name="ce139">
            <text:p>18 626</text:p>
          </table:table-cell>
          <table:table-cell office:value-type="float" office:value="5.7282568581621351" table:style-name="ce246">
            <text:p>5,7<text:s text:c="5"/></text:p>
          </table:table-cell>
          <table:table-cell office:value-type="float" office:value="-995" table:style-name="ce141">
            <text:p><text:s/>- 995</text:p>
          </table:table-cell>
          <table:table-cell office:value-type="float" office:value="-5.8115764266105954" table:style-name="ce142">
            <text:p>-5,8<text:s text:c="3"/></text:p>
          </table:table-cell>
          <table:table-cell office:value-type="float" office:value="-2500" table:style-name="ce141">
            <text:p><text:s/>-2 500</text:p>
          </table:table-cell>
          <table:table-cell office:value-type="float" office:value="-13.422098142381616" table:style-name="ce142">
            <text:p>-13,4<text:s text:c="3"/></text:p>
          </table:table-cell>
          <table:table-cell table:style-name="ce158"/>
          <table:table-cell table:number-columns-repeated="16371"/>
        </table:table-row>
        <table:table-row table:style-name="ro4">
          <table:table-cell/>
          <table:table-cell office:value-type="string" table:style-name="ce242">
            <text:p>9- Trabalhadores não qualificados</text:p>
          </table:table-cell>
          <table:table-cell office:value-type="float" office:value="72893" table:style-name="ce137">
            <text:p>72 893</text:p>
          </table:table-cell>
          <table:table-cell office:value-type="float" office:value="25.821844048007026" table:style-name="ce243">
            <text:p>25,8<text:s text:c="5"/></text:p>
          </table:table-cell>
          <table:table-cell office:value-type="float" office:value="76345" table:style-name="ce244">
            <text:p>76 345</text:p>
          </table:table-cell>
          <table:table-cell office:value-type="float" office:value="25.651406971860563" table:style-name="ce245">
            <text:p>25,7<text:s text:c="5"/></text:p>
          </table:table-cell>
          <table:table-cell office:value-type="float" office:value="83229" table:style-name="ce139">
            <text:p>83 229</text:p>
          </table:table-cell>
          <table:table-cell office:value-type="float" office:value="25.596321810800838" table:style-name="ce246">
            <text:p>25,6<text:s text:c="5"/></text:p>
          </table:table-cell>
          <table:table-cell office:value-type="float" office:value="-3452" table:style-name="ce141">
            <text:p><text:s/>-3 452</text:p>
          </table:table-cell>
          <table:table-cell office:value-type="float" office:value="-4.5215796712292882" table:style-name="ce142">
            <text:p>-4,5<text:s text:c="3"/></text:p>
          </table:table-cell>
          <table:table-cell office:value-type="float" office:value="-10336" table:style-name="ce141">
            <text:p><text:s/>-10 336</text:p>
          </table:table-cell>
          <table:table-cell office:value-type="float" office:value="-12.418748272837593" table:style-name="ce142">
            <text:p>-12,4<text:s text:c="3"/></text:p>
          </table:table-cell>
          <table:table-cell table:style-name="ce152"/>
          <table:table-cell table:number-columns-repeated="16371"/>
        </table:table-row>
        <table:table-row table:style-name="ro4">
          <table:table-cell/>
          <table:table-cell office:value-type="string" table:style-name="ce242">
            <text:p>0- Profissões das Forças Armadas</text:p>
          </table:table-cell>
          <table:table-cell office:value-type="float" office:value="198" table:style-name="ce137">
            <text:p><text:s/>198</text:p>
          </table:table-cell>
          <table:table-cell office:value-type="float" office:value="7.0140138579910166E-2" table:style-name="ce243">
            <text:p>0,1<text:s text:c="5"/></text:p>
          </table:table-cell>
          <table:table-cell office:value-type="float" office:value="207" table:style-name="ce244">
            <text:p><text:s/>207</text:p>
          </table:table-cell>
          <table:table-cell office:value-type="float" office:value="6.9550608987820242E-2" table:style-name="ce245">
            <text:p>0,1<text:s text:c="5"/></text:p>
          </table:table-cell>
          <table:table-cell office:value-type="float" office:value="216" table:style-name="ce139">
            <text:p><text:s/>216</text:p>
          </table:table-cell>
          <table:table-cell office:value-type="float" office:value="6.6428835035059655E-2" table:style-name="ce246">
            <text:p>0,1<text:s text:c="5"/></text:p>
          </table:table-cell>
          <table:table-cell office:value-type="float" office:value="-9" table:style-name="ce141">
            <text:p><text:s/>- 9</text:p>
          </table:table-cell>
          <table:table-cell office:value-type="float" office:value="-4.3478260869565215" table:style-name="ce142">
            <text:p>-4,3<text:s text:c="3"/></text:p>
          </table:table-cell>
          <table:table-cell office:value-type="float" office:value="-18" table:style-name="ce141">
            <text:p><text:s/>- 18</text:p>
          </table:table-cell>
          <table:table-cell office:value-type="float" office:value="-8.3333333333333321" table:style-name="ce142">
            <text:p>-8,3<text:s text:c="3"/></text:p>
          </table:table-cell>
          <table:table-cell table:style-name="ce158"/>
          <table:table-cell table:number-columns-repeated="16371"/>
        </table:table-row>
        <table:table-row table:style-name="ro4">
          <table:table-cell/>
          <table:table-cell office:value-type="string" table:style-name="ce242">
            <text:p><text:s text:c="5"/>Outros</text:p>
          </table:table-cell>
          <table:table-cell office:value-type="float" office:value="28" table:style-name="ce137">
            <text:p><text:s/>28</text:p>
          </table:table-cell>
          <table:table-cell office:value-type="float" office:value="9.9188074759468912E-3" table:style-name="ce243">
            <text:p>0,0<text:s text:c="5"/></text:p>
          </table:table-cell>
          <table:table-cell office:value-type="float" office:value="29" table:style-name="ce244">
            <text:p><text:s/>29</text:p>
          </table:table-cell>
          <table:table-cell office:value-type="float" office:value="9.7438051238975219E-3" table:style-name="ce245">
            <text:p>0,0<text:s text:c="5"/></text:p>
          </table:table-cell>
          <table:table-cell office:value-type="float" office:value="112" table:style-name="ce139">
            <text:p><text:s/>112</text:p>
          </table:table-cell>
          <table:table-cell office:value-type="float" office:value="3.4444581129290198E-2" table:style-name="ce246">
            <text:p>0,0<text:s text:c="5"/></text:p>
          </table:table-cell>
          <table:table-cell office:value-type="float" office:value="-1" table:style-name="ce141">
            <text:p><text:s/>- 1</text:p>
          </table:table-cell>
          <table:table-cell office:value-type="float" office:value="-3.4482758620689653" table:style-name="ce142">
            <text:p>-3,4<text:s text:c="3"/></text:p>
          </table:table-cell>
          <table:table-cell office:value-type="float" office:value="-84" table:style-name="ce141">
            <text:p><text:s/>- 84</text:p>
          </table:table-cell>
          <table:table-cell office:value-type="float" office:value="-75" table:style-name="ce142">
            <text:p>-75,0<text:s text:c="3"/></text:p>
          </table:table-cell>
          <table:table-cell table:style-name="ce152"/>
          <table:table-cell table:number-columns-repeated="16371"/>
        </table:table-row>
        <table:table-row table:style-name="ro26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6"/>
          <table:table-cell table:style-name="ce167"/>
          <table:table-cell table:style-name="ce166"/>
          <table:table-cell table:style-name="ce167"/>
          <table:table-cell table:style-name="ce152"/>
          <table:table-cell table:number-columns-repeated="16371"/>
        </table:table-row>
        <table:table-row table:style-name="ro21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0" table:style-name="ce1"/>
          <table:table-cell table:style-name="ce158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4859in" svg:height="0.650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729in" svg:y="0.25971in" svg:width="1.94466in" svg:height="0.51293in">
                <draw:text-box>
                  <text:p text:style-name="a48" text:class-names="" text:cond-style-name=""><text:span text:style-name="a46" text:class-names="">MAIO 2019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13" draw:style-name="a41" draw:name="Text Box 122" svg:x="0in" svg:y="0in" svg:width="0.97917in" svg:height="0.31866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1818in" svg:height="0.30026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95"/>
          <table:table-cell table:style-name="ce96"/>
          <table:table-cell table:number-columns-repeated="16371"/>
        </table:table-row>
        <table:table-row table:style-name="ro13">
          <table:table-cell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/>
          <table:table-cell office:value-type="string" table:style-name="ce97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96"/>
          <table:table-cell table:number-columns-repeated="16371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96"/>
          <table:table-cell table:number-columns-repeated="16371"/>
        </table:table-row>
        <table:table-row table:style-name="ro17">
          <table:table-cell/>
          <table:table-cell table:style-name="ce95"/>
          <table:table-cell table:style-name="ce101"/>
          <table:table-cell table:number-columns-repeated="9" table:style-name="ce95"/>
          <table:table-cell table:style-name="ce96"/>
          <table:table-cell table:number-columns-repeated="16371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style-name="ce107"/>
          <table:table-cell table:number-columns-repeated="16371"/>
        </table:table-row>
        <table:table-row table:style-name="ro13">
          <table:table-cell/>
          <table:table-cell office:value-type="string" table:style-name="ce108">
            <text:p>CAE <text:s/>Rev.3</text:p>
          </table:table-cell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style-name="ce107"/>
          <table:table-cell table:number-columns-repeated="16371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style-name="ce121"/>
          <table:table-cell table:number-columns-repeated="16371"/>
        </table:table-row>
        <table:table-row table:style-name="ro27">
          <table:table-cell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style-name="ce121"/>
          <table:table-cell table:number-columns-repeated="16371"/>
        </table:table-row>
        <table:table-row table:style-name="ro12">
          <table:table-cell/>
          <table:table-cell office:value-type="string" table:style-name="ce262">
            <text:p><text:s text:c="2"/>Total</text:p>
          </table:table-cell>
          <table:table-cell office:value-type="float" office:value="255169" table:style-name="ce128">
            <text:p>255 169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268709" table:style-name="ce130">
            <text:p>268 70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291566" table:style-name="ce130">
            <text:p>291 566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3540" table:style-name="ce132">
            <text:p><text:s/>-13 540</text:p>
          </table:table-cell>
          <table:table-cell office:value-type="float" office:value="-5.0389082613533605" table:style-name="ce133">
            <text:p>-5,0<text:s text:c="3"/></text:p>
          </table:table-cell>
          <table:table-cell office:value-type="float" office:value="-36397" table:style-name="ce132">
            <text:p><text:s/>-36 397</text:p>
          </table:table-cell>
          <table:table-cell office:value-type="float" office:value="-12.483279943477635" table:style-name="ce133">
            <text:p>-12,5<text:s text:c="3"/></text:p>
          </table:table-cell>
          <table:table-cell table:style-name="ce134"/>
          <table:table-cell table:number-columns-repeated="16371"/>
        </table:table-row>
        <table:table-row table:style-name="ro2">
          <table:table-cell table:style-name="ce263"/>
          <table:table-cell office:value-type="string" table:style-name="ce264">
            <text:p>Agricultura, produção animal, caça, floresta e pesca</text:p>
          </table:table-cell>
          <table:table-cell office:value-type="float" office:value="12387" table:style-name="ce128">
            <text:p>12 387</text:p>
          </table:table-cell>
          <table:table-cell office:value-type="float" office:value="4.8544298092636646" table:style-name="ce129">
            <text:p>4,9<text:s text:c="5"/></text:p>
          </table:table-cell>
          <table:table-cell office:value-type="float" office:value="13370" table:style-name="ce130">
            <text:p>13 370</text:p>
          </table:table-cell>
          <table:table-cell office:value-type="float" office:value="4.9756427957381399" table:style-name="ce131">
            <text:p>5,0<text:s text:c="5"/></text:p>
          </table:table-cell>
          <table:table-cell office:value-type="float" office:value="13462" table:style-name="ce130">
            <text:p>13 462</text:p>
          </table:table-cell>
          <table:table-cell office:value-type="float" office:value="4.6171364288017127" table:style-name="ce131">
            <text:p>4,6<text:s text:c="5"/></text:p>
          </table:table-cell>
          <table:table-cell office:value-type="float" office:value="-983" table:style-name="ce132">
            <text:p><text:s/>- 983</text:p>
          </table:table-cell>
          <table:table-cell office:value-type="float" office:value="-7.3522812266267765" table:style-name="ce133">
            <text:p>-7,4<text:s text:c="3"/></text:p>
          </table:table-cell>
          <table:table-cell office:value-type="float" office:value="-1075" table:style-name="ce132">
            <text:p><text:s/>-1 075</text:p>
          </table:table-cell>
          <table:table-cell office:value-type="float" office:value="-7.9854404991828849" table:style-name="ce133">
            <text:p>-8,0<text:s text:c="3"/></text:p>
          </table:table-cell>
          <table:table-cell table:style-name="ce265"/>
          <table:table-cell table:number-columns-repeated="16371" table:style-name="ce263"/>
        </table:table-row>
        <table:table-row table:style-name="ro28">
          <table:table-cell table:style-name="ce263"/>
          <table:table-cell office:value-type="string" table:style-name="ce264">
            <text:p>Indústria, energia e água e construção</text:p>
          </table:table-cell>
          <table:table-cell office:value-type="float" office:value="60336" table:style-name="ce148">
            <text:p>60 336</text:p>
          </table:table-cell>
          <table:table-cell office:value-type="float" office:value="23.645505527709087" table:style-name="ce149">
            <text:p>23,6<text:s text:c="5"/></text:p>
          </table:table-cell>
          <table:table-cell office:value-type="float" office:value="63148" table:style-name="ce130">
            <text:p>63 148</text:p>
          </table:table-cell>
          <table:table-cell office:value-type="float" office:value="23.500515427469864" table:style-name="ce131">
            <text:p>23,5<text:s text:c="5"/></text:p>
          </table:table-cell>
          <table:table-cell office:value-type="float" office:value="71103" table:style-name="ce130">
            <text:p>71 103</text:p>
          </table:table-cell>
          <table:table-cell office:value-type="float" office:value="24.386588285328191" table:style-name="ce131">
            <text:p>24,4<text:s text:c="5"/></text:p>
          </table:table-cell>
          <table:table-cell office:value-type="float" office:value="-2812" table:style-name="ce132">
            <text:p><text:s/>-2 812</text:p>
          </table:table-cell>
          <table:table-cell office:value-type="float" office:value="-4.4530309748527275" table:style-name="ce133">
            <text:p>-4,5<text:s text:c="3"/></text:p>
          </table:table-cell>
          <table:table-cell office:value-type="float" office:value="-10767" table:style-name="ce132">
            <text:p><text:s/>-10 767</text:p>
          </table:table-cell>
          <table:table-cell office:value-type="float" office:value="-15.142820978017804" table:style-name="ce133">
            <text:p>-15,1<text:s text:c="3"/></text:p>
          </table:table-cell>
          <table:table-cell table:style-name="ce265"/>
          <table:table-cell table:number-columns-repeated="16371" table:style-name="ce263"/>
        </table:table-row>
        <table:table-row table:style-name="ro29">
          <table:table-cell/>
          <table:table-cell office:value-type="string" table:style-name="ce266">
            <text:p>Indústrias extrativas</text:p>
          </table:table-cell>
          <table:table-cell office:value-type="float" office:value="1646" table:style-name="ce137">
            <text:p>1 646</text:p>
          </table:table-cell>
          <table:table-cell office:value-type="float" office:value="0.64506268394671762" table:style-name="ce138">
            <text:p>0,6<text:s text:c="5"/></text:p>
          </table:table-cell>
          <table:table-cell office:value-type="float" office:value="1644" table:style-name="ce139">
            <text:p>1 644</text:p>
          </table:table-cell>
          <table:table-cell office:value-type="float" office:value="0.61181426747894563" table:style-name="ce140">
            <text:p>0,6<text:s text:c="5"/></text:p>
          </table:table-cell>
          <table:table-cell office:value-type="float" office:value="1492" table:style-name="ce139">
            <text:p>1 492</text:p>
          </table:table-cell>
          <table:table-cell office:value-type="float" office:value="0.51171947346398416" table:style-name="ce140">
            <text:p>0,5<text:s text:c="5"/></text:p>
          </table:table-cell>
          <table:table-cell office:value-type="float" office:value="2" table:style-name="ce141">
            <text:p>+ 2</text:p>
          </table:table-cell>
          <table:table-cell office:value-type="float" office:value="0.12165450121654502" table:style-name="ce142">
            <text:p>+0,1<text:s text:c="3"/></text:p>
          </table:table-cell>
          <table:table-cell office:value-type="float" office:value="154" table:style-name="ce141">
            <text:p>+ 154</text:p>
          </table:table-cell>
          <table:table-cell office:value-type="float" office:value="10.32171581769437" table:style-name="ce142">
            <text:p>+10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6100" table:style-name="ce137">
            <text:p>6 100</text:p>
          </table:table-cell>
          <table:table-cell office:value-type="float" office:value="2.390572522524288" table:style-name="ce138">
            <text:p>2,4<text:s text:c="5"/></text:p>
          </table:table-cell>
          <table:table-cell office:value-type="float" office:value="6485" table:style-name="ce139">
            <text:p>6 485</text:p>
          </table:table-cell>
          <table:table-cell office:value-type="float" office:value="2.4133914383217534" table:style-name="ce140">
            <text:p>2,4<text:s text:c="5"/></text:p>
          </table:table-cell>
          <table:table-cell office:value-type="float" office:value="7027" table:style-name="ce139">
            <text:p>7 027</text:p>
          </table:table-cell>
          <table:table-cell office:value-type="float" office:value="2.4100889678494752" table:style-name="ce140">
            <text:p>2,4<text:s text:c="5"/></text:p>
          </table:table-cell>
          <table:table-cell office:value-type="float" office:value="-385" table:style-name="ce141">
            <text:p><text:s/>- 385</text:p>
          </table:table-cell>
          <table:table-cell office:value-type="float" office:value="-5.9367771781033154" table:style-name="ce142">
            <text:p>-5,9<text:s text:c="3"/></text:p>
          </table:table-cell>
          <table:table-cell office:value-type="float" office:value="-927" table:style-name="ce141">
            <text:p><text:s/>- 927</text:p>
          </table:table-cell>
          <table:table-cell office:value-type="float" office:value="-13.191973815283905" table:style-name="ce142">
            <text:p>-13,2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Fabricação de têxteis</text:p>
          </table:table-cell>
          <table:table-cell office:value-type="float" office:value="2749" table:style-name="ce137">
            <text:p>2 749</text:p>
          </table:table-cell>
          <table:table-cell office:value-type="float" office:value="1.0773252236752897" table:style-name="ce155">
            <text:p>1,1<text:s text:c="5"/></text:p>
          </table:table-cell>
          <table:table-cell office:value-type="float" office:value="2859" table:style-name="ce156">
            <text:p>2 859</text:p>
          </table:table-cell>
          <table:table-cell office:value-type="float" office:value="1.0639762717288963" table:style-name="ce157">
            <text:p>1,1<text:s text:c="5"/></text:p>
          </table:table-cell>
          <table:table-cell office:value-type="float" office:value="3155" table:style-name="ce139">
            <text:p>3 155</text:p>
          </table:table-cell>
          <table:table-cell office:value-type="float" office:value="1.0820877605756503" table:style-name="ce157">
            <text:p>1,1<text:s text:c="5"/></text:p>
          </table:table-cell>
          <table:table-cell office:value-type="float" office:value="-110" table:style-name="ce141">
            <text:p><text:s/>- 110</text:p>
          </table:table-cell>
          <table:table-cell office:value-type="float" office:value="-3.8474991255683806" table:style-name="ce142">
            <text:p>-3,8<text:s text:c="3"/></text:p>
          </table:table-cell>
          <table:table-cell office:value-type="float" office:value="-406" table:style-name="ce141">
            <text:p><text:s/>- 406</text:p>
          </table:table-cell>
          <table:table-cell office:value-type="float" office:value="-12.868462757527736" table:style-name="ce142">
            <text:p>-12,9<text:s text:c="3"/></text:p>
          </table:table-cell>
          <table:table-cell table:style-name="ce158"/>
          <table:table-cell table:number-columns-repeated="16371"/>
        </table:table-row>
        <table:table-row table:style-name="ro29">
          <table:table-cell/>
          <table:table-cell office:value-type="string" table:style-name="ce267">
            <text:p>Indústria do vestuário</text:p>
          </table:table-cell>
          <table:table-cell office:value-type="float" office:value="7674" table:style-name="ce137">
            <text:p>7 674</text:p>
          </table:table-cell>
          <table:table-cell office:value-type="float" office:value="3.0074186127625224" table:style-name="ce155">
            <text:p>3,0<text:s text:c="5"/></text:p>
          </table:table-cell>
          <table:table-cell office:value-type="float" office:value="8038" table:style-name="ce156">
            <text:p>8 038</text:p>
          </table:table-cell>
          <table:table-cell office:value-type="float" office:value="2.9913400742066698" table:style-name="ce157">
            <text:p>3,0<text:s text:c="5"/></text:p>
          </table:table-cell>
          <table:table-cell office:value-type="float" office:value="8393" table:style-name="ce139">
            <text:p>8 393</text:p>
          </table:table-cell>
          <table:table-cell office:value-type="float" office:value="2.8785935259941149" table:style-name="ce157">
            <text:p>2,9<text:s text:c="5"/></text:p>
          </table:table-cell>
          <table:table-cell office:value-type="float" office:value="-364" table:style-name="ce141">
            <text:p><text:s/>- 364</text:p>
          </table:table-cell>
          <table:table-cell office:value-type="float" office:value="-4.528489674048271" table:style-name="ce142">
            <text:p>-4,5<text:s text:c="3"/></text:p>
          </table:table-cell>
          <table:table-cell office:value-type="float" office:value="-719" table:style-name="ce141">
            <text:p><text:s/>- 719</text:p>
          </table:table-cell>
          <table:table-cell office:value-type="float" office:value="-8.5666626951030622" table:style-name="ce142">
            <text:p>-8,6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3042" table:style-name="ce137">
            <text:p>3 042</text:p>
          </table:table-cell>
          <table:table-cell office:value-type="float" office:value="1.1921510841834235" table:style-name="ce155">
            <text:p>1,2<text:s text:c="5"/></text:p>
          </table:table-cell>
          <table:table-cell office:value-type="float" office:value="3240" table:style-name="ce156">
            <text:p>3 240</text:p>
          </table:table-cell>
          <table:table-cell office:value-type="float" office:value="1.2057653446665353" table:style-name="ce157">
            <text:p>1,2<text:s text:c="5"/></text:p>
          </table:table-cell>
          <table:table-cell office:value-type="float" office:value="3114" table:style-name="ce139">
            <text:p>3 114</text:p>
          </table:table-cell>
          <table:table-cell office:value-type="float" office:value="1.0680257643209428" table:style-name="ce157">
            <text:p>1,1<text:s text:c="5"/></text:p>
          </table:table-cell>
          <table:table-cell office:value-type="float" office:value="-198" table:style-name="ce141">
            <text:p><text:s/>- 198</text:p>
          </table:table-cell>
          <table:table-cell office:value-type="float" office:value="-6.1111111111111107" table:style-name="ce142">
            <text:p>-6,1<text:s text:c="3"/></text:p>
          </table:table-cell>
          <table:table-cell office:value-type="float" office:value="-72" table:style-name="ce141">
            <text:p><text:s/>- 72</text:p>
          </table:table-cell>
          <table:table-cell office:value-type="float" office:value="-2.3121387283236992" table:style-name="ce142">
            <text:p>-2,3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 da madeira e da cortiça</text:p>
          </table:table-cell>
          <table:table-cell office:value-type="float" office:value="1907" table:style-name="ce137">
            <text:p>1 907</text:p>
          </table:table-cell>
          <table:table-cell office:value-type="float" office:value="0.74734783613996991" table:style-name="ce155">
            <text:p>0,7<text:s text:c="5"/></text:p>
          </table:table-cell>
          <table:table-cell office:value-type="float" office:value="1987" table:style-name="ce156">
            <text:p>1 987</text:p>
          </table:table-cell>
          <table:table-cell office:value-type="float" office:value="0.73946164810259429" table:style-name="ce157">
            <text:p>0,7<text:s text:c="5"/></text:p>
          </table:table-cell>
          <table:table-cell office:value-type="float" office:value="2305" table:style-name="ce139">
            <text:p>2 305</text:p>
          </table:table-cell>
          <table:table-cell office:value-type="float" office:value="0.79055856992927853" table:style-name="ce157">
            <text:p>0,8<text:s text:c="5"/></text:p>
          </table:table-cell>
          <table:table-cell office:value-type="float" office:value="-80" table:style-name="ce141">
            <text:p><text:s/>- 80</text:p>
          </table:table-cell>
          <table:table-cell office:value-type="float" office:value="-4.0261701056869654" table:style-name="ce142">
            <text:p>-4,0<text:s text:c="3"/></text:p>
          </table:table-cell>
          <table:table-cell office:value-type="float" office:value="-398" table:style-name="ce141">
            <text:p><text:s/>- 398</text:p>
          </table:table-cell>
          <table:table-cell office:value-type="float" office:value="-17.266811279826463" table:style-name="ce142">
            <text:p>-17,3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1318" table:style-name="ce137">
            <text:p>1 318</text:p>
          </table:table-cell>
          <table:table-cell office:value-type="float" office:value="0.51652042371918228" table:style-name="ce155">
            <text:p>0,5<text:s text:c="5"/></text:p>
          </table:table-cell>
          <table:table-cell office:value-type="float" office:value="1325" table:style-name="ce156">
            <text:p>1 325</text:p>
          </table:table-cell>
          <table:table-cell office:value-type="float" office:value="0.49309848200097506" table:style-name="ce157">
            <text:p>0,5<text:s text:c="5"/></text:p>
          </table:table-cell>
          <table:table-cell office:value-type="float" office:value="1503" table:style-name="ce139">
            <text:p>1 503</text:p>
          </table:table-cell>
          <table:table-cell office:value-type="float" office:value="0.51549220416646657" table:style-name="ce157">
            <text:p>0,5<text:s text:c="5"/></text:p>
          </table:table-cell>
          <table:table-cell office:value-type="float" office:value="-7" table:style-name="ce141">
            <text:p><text:s/>- 7</text:p>
          </table:table-cell>
          <table:table-cell office:value-type="float" office:value="-0.52830188679245282" table:style-name="ce142">
            <text:p>-0,5<text:s text:c="3"/></text:p>
          </table:table-cell>
          <table:table-cell office:value-type="float" office:value="-185" table:style-name="ce141">
            <text:p><text:s/>- 185</text:p>
          </table:table-cell>
          <table:table-cell office:value-type="float" office:value="-12.308715901530274" table:style-name="ce142">
            <text:p>-12,3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1880" table:style-name="ce137">
            <text:p>1 880</text:p>
          </table:table-cell>
          <table:table-cell office:value-type="float" office:value="0.73676661349928874" table:style-name="ce155">
            <text:p>0,7<text:s text:c="5"/></text:p>
          </table:table-cell>
          <table:table-cell office:value-type="float" office:value="1952" table:style-name="ce156">
            <text:p>1 952</text:p>
          </table:table-cell>
          <table:table-cell office:value-type="float" office:value="0.72643640518181385" table:style-name="ce157">
            <text:p>0,7<text:s text:c="5"/></text:p>
          </table:table-cell>
          <table:table-cell office:value-type="float" office:value="2082" table:style-name="ce139">
            <text:p>2 082</text:p>
          </table:table-cell>
          <table:table-cell office:value-type="float" office:value="0.71407502932440681" table:style-name="ce157">
            <text:p>0,7<text:s text:c="5"/></text:p>
          </table:table-cell>
          <table:table-cell office:value-type="float" office:value="-72" table:style-name="ce141">
            <text:p><text:s/>- 72</text:p>
          </table:table-cell>
          <table:table-cell office:value-type="float" office:value="-3.6885245901639343" table:style-name="ce142">
            <text:p>-3,7<text:s text:c="3"/></text:p>
          </table:table-cell>
          <table:table-cell office:value-type="float" office:value="-202" table:style-name="ce141">
            <text:p><text:s/>- 202</text:p>
          </table:table-cell>
          <table:table-cell office:value-type="float" office:value="-9.7022094140249759" table:style-name="ce142">
            <text:p>-9,7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1657" table:style-name="ce137">
            <text:p>1 657</text:p>
          </table:table-cell>
          <table:table-cell office:value-type="float" office:value="0.6493735524299582" table:style-name="ce155">
            <text:p>0,6<text:s text:c="5"/></text:p>
          </table:table-cell>
          <table:table-cell office:value-type="float" office:value="1683" table:style-name="ce156">
            <text:p>1 683</text:p>
          </table:table-cell>
          <table:table-cell office:value-type="float" office:value="0.62632810959067242" table:style-name="ce157">
            <text:p>0,6<text:s text:c="5"/></text:p>
          </table:table-cell>
          <table:table-cell office:value-type="float" office:value="1905" table:style-name="ce139">
            <text:p>1 905</text:p>
          </table:table-cell>
          <table:table-cell office:value-type="float" office:value="0.65336836256628006" table:style-name="ce157">
            <text:p>0,7<text:s text:c="5"/></text:p>
          </table:table-cell>
          <table:table-cell office:value-type="float" office:value="-26" table:style-name="ce141">
            <text:p><text:s/>- 26</text:p>
          </table:table-cell>
          <table:table-cell office:value-type="float" office:value="-1.5448603683897801" table:style-name="ce142">
            <text:p>-1,5<text:s text:c="3"/></text:p>
          </table:table-cell>
          <table:table-cell office:value-type="float" office:value="-248" table:style-name="ce141">
            <text:p><text:s/>- 248</text:p>
          </table:table-cell>
          <table:table-cell office:value-type="float" office:value="-13.018372703412073" table:style-name="ce142">
            <text:p>-13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3277" table:style-name="ce137">
            <text:p>3 277</text:p>
          </table:table-cell>
          <table:table-cell office:value-type="float" office:value="1.2842469108708348" table:style-name="ce155">
            <text:p>1,3<text:s text:c="5"/></text:p>
          </table:table-cell>
          <table:table-cell office:value-type="float" office:value="3429" table:style-name="ce156">
            <text:p>3 429</text:p>
          </table:table-cell>
          <table:table-cell office:value-type="float" office:value="1.2761016564387497" table:style-name="ce157">
            <text:p>1,3<text:s text:c="5"/></text:p>
          </table:table-cell>
          <table:table-cell office:value-type="float" office:value="3650" table:style-name="ce139">
            <text:p>3 650</text:p>
          </table:table-cell>
          <table:table-cell office:value-type="float" office:value="1.2518606421873608" table:style-name="ce157">
            <text:p>1,3<text:s text:c="5"/></text:p>
          </table:table-cell>
          <table:table-cell office:value-type="float" office:value="-152" table:style-name="ce141">
            <text:p><text:s/>- 152</text:p>
          </table:table-cell>
          <table:table-cell office:value-type="float" office:value="-4.4327792359288427" table:style-name="ce142">
            <text:p>-4,4<text:s text:c="3"/></text:p>
          </table:table-cell>
          <table:table-cell office:value-type="float" office:value="-373" table:style-name="ce141">
            <text:p><text:s/>- 373</text:p>
          </table:table-cell>
          <table:table-cell office:value-type="float" office:value="-10.21917808219178" table:style-name="ce142">
            <text:p>-10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2232" table:style-name="ce137">
            <text:p>2 232</text:p>
          </table:table-cell>
          <table:table-cell office:value-type="float" office:value="0.87471440496298525" table:style-name="ce155">
            <text:p>0,9<text:s text:c="5"/></text:p>
          </table:table-cell>
          <table:table-cell office:value-type="float" office:value="2391" table:style-name="ce156">
            <text:p>2 391</text:p>
          </table:table-cell>
          <table:table-cell office:value-type="float" office:value="0.88981016638817445" table:style-name="ce157">
            <text:p>0,9<text:s text:c="5"/></text:p>
          </table:table-cell>
          <table:table-cell office:value-type="float" office:value="2272" table:style-name="ce139">
            <text:p>2 272</text:p>
          </table:table-cell>
          <table:table-cell office:value-type="float" office:value="0.77924037782183109" table:style-name="ce157">
            <text:p>0,8<text:s text:c="5"/></text:p>
          </table:table-cell>
          <table:table-cell office:value-type="float" office:value="-159" table:style-name="ce141">
            <text:p><text:s/>- 159</text:p>
          </table:table-cell>
          <table:table-cell office:value-type="float" office:value="-6.6499372647427846" table:style-name="ce142">
            <text:p>-6,6<text:s text:c="3"/></text:p>
          </table:table-cell>
          <table:table-cell office:value-type="float" office:value="-40" table:style-name="ce141">
            <text:p><text:s/>- 40</text:p>
          </table:table-cell>
          <table:table-cell office:value-type="float" office:value="-1.7605633802816902" table:style-name="ce142">
            <text:p>-1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1808" table:style-name="ce137">
            <text:p>1 808</text:p>
          </table:table-cell>
          <table:table-cell office:value-type="float" office:value="0.70855001979080534" table:style-name="ce155">
            <text:p>0,7<text:s text:c="5"/></text:p>
          </table:table-cell>
          <table:table-cell office:value-type="float" office:value="1874" table:style-name="ce156">
            <text:p>1 874</text:p>
          </table:table-cell>
          <table:table-cell office:value-type="float" office:value="0.69740872095836015" table:style-name="ce157">
            <text:p>0,7<text:s text:c="5"/></text:p>
          </table:table-cell>
          <table:table-cell office:value-type="float" office:value="1896" table:style-name="ce139">
            <text:p>1 896</text:p>
          </table:table-cell>
          <table:table-cell office:value-type="float" office:value="0.65028158290061255" table:style-name="ce157">
            <text:p>0,7<text:s text:c="5"/></text:p>
          </table:table-cell>
          <table:table-cell office:value-type="float" office:value="-66" table:style-name="ce141">
            <text:p><text:s/>- 66</text:p>
          </table:table-cell>
          <table:table-cell office:value-type="float" office:value="-3.5218783351120595" table:style-name="ce142">
            <text:p>-3,5<text:s text:c="3"/></text:p>
          </table:table-cell>
          <table:table-cell office:value-type="float" office:value="-88" table:style-name="ce141">
            <text:p><text:s/>- 88</text:p>
          </table:table-cell>
          <table:table-cell office:value-type="float" office:value="-4.6413502109704643" table:style-name="ce142">
            <text:p>-4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3660" table:style-name="ce137">
            <text:p>3 660</text:p>
          </table:table-cell>
          <table:table-cell office:value-type="float" office:value="1.4343435135145728" table:style-name="ce155">
            <text:p>1,4<text:s text:c="5"/></text:p>
          </table:table-cell>
          <table:table-cell office:value-type="float" office:value="3758" table:style-name="ce156">
            <text:p>3 758</text:p>
          </table:table-cell>
          <table:table-cell office:value-type="float" office:value="1.3985389398940862" table:style-name="ce157">
            <text:p>1,4<text:s text:c="5"/></text:p>
          </table:table-cell>
          <table:table-cell office:value-type="float" office:value="4270" table:style-name="ce139">
            <text:p>4 270</text:p>
          </table:table-cell>
          <table:table-cell office:value-type="float" office:value="1.4645054636000081" table:style-name="ce157">
            <text:p>1,5<text:s text:c="5"/></text:p>
          </table:table-cell>
          <table:table-cell office:value-type="float" office:value="-98" table:style-name="ce141">
            <text:p><text:s/>- 98</text:p>
          </table:table-cell>
          <table:table-cell office:value-type="float" office:value="-2.607770090473656" table:style-name="ce142">
            <text:p>-2,6<text:s text:c="3"/></text:p>
          </table:table-cell>
          <table:table-cell office:value-type="float" office:value="-610" table:style-name="ce141">
            <text:p><text:s/>- 610</text:p>
          </table:table-cell>
          <table:table-cell office:value-type="float" office:value="-14.285714285714285" table:style-name="ce142">
            <text:p>-14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1075" table:style-name="ce137">
            <text:p>1 075</text:p>
          </table:table-cell>
          <table:table-cell office:value-type="float" office:value="0.42128941995305075" table:style-name="ce155">
            <text:p>0,4<text:s text:c="5"/></text:p>
          </table:table-cell>
          <table:table-cell office:value-type="float" office:value="1121" table:style-name="ce156">
            <text:p>1 121</text:p>
          </table:table-cell>
          <table:table-cell office:value-type="float" office:value="0.41717992326271169" table:style-name="ce157">
            <text:p>0,4<text:s text:c="5"/></text:p>
          </table:table-cell>
          <table:table-cell office:value-type="float" office:value="1213" table:style-name="ce139">
            <text:p>1 213</text:p>
          </table:table-cell>
          <table:table-cell office:value-type="float" office:value="0.41602930382829267" table:style-name="ce157">
            <text:p>0,4<text:s text:c="5"/></text:p>
          </table:table-cell>
          <table:table-cell office:value-type="float" office:value="-46" table:style-name="ce141">
            <text:p><text:s/>- 46</text:p>
          </table:table-cell>
          <table:table-cell office:value-type="float" office:value="-4.1034790365744875" table:style-name="ce142">
            <text:p>-4,1<text:s text:c="3"/></text:p>
          </table:table-cell>
          <table:table-cell office:value-type="float" office:value="-138" table:style-name="ce141">
            <text:p><text:s/>- 138</text:p>
          </table:table-cell>
          <table:table-cell office:value-type="float" office:value="-11.376751854905194" table:style-name="ce142">
            <text:p>-11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Construção</text:p>
          </table:table-cell>
          <table:table-cell office:value-type="float" office:value="20311" table:style-name="ce137">
            <text:p>20 311</text:p>
          </table:table-cell>
          <table:table-cell office:value-type="float" office:value="7.9598227057361983" table:style-name="ce155">
            <text:p>8,0<text:s text:c="5"/></text:p>
          </table:table-cell>
          <table:table-cell office:value-type="float" office:value="21362" table:style-name="ce156">
            <text:p>21 362</text:p>
          </table:table-cell>
          <table:table-cell office:value-type="float" office:value="7.9498639792489278" table:style-name="ce157">
            <text:p>7,9<text:s text:c="5"/></text:p>
          </table:table-cell>
          <table:table-cell office:value-type="float" office:value="26826" table:style-name="ce139">
            <text:p>26 826</text:p>
          </table:table-cell>
          <table:table-cell office:value-type="float" office:value="9.2006612567994903" table:style-name="ce157">
            <text:p>9,2<text:s text:c="5"/></text:p>
          </table:table-cell>
          <table:table-cell office:value-type="float" office:value="-1051" table:style-name="ce141">
            <text:p><text:s/>-1 051</text:p>
          </table:table-cell>
          <table:table-cell office:value-type="float" office:value="-4.9199513154199046" table:style-name="ce142">
            <text:p>-4,9<text:s text:c="3"/></text:p>
          </table:table-cell>
          <table:table-cell office:value-type="float" office:value="-6515" table:style-name="ce141">
            <text:p><text:s/>-6 515</text:p>
          </table:table-cell>
          <table:table-cell office:value-type="float" office:value="-24.286140311637965" table:style-name="ce142">
            <text:p>-24,3<text:s text:c="3"/></text:p>
          </table:table-cell>
          <table:table-cell table:number-columns-repeated="16372" table:style-name="ce1"/>
        </table:table-row>
        <table:table-row table:style-name="ro10">
          <table:table-cell table:style-name="ce263"/>
          <table:table-cell office:value-type="string" table:style-name="ce264">
            <text:p>Serviços</text:p>
          </table:table-cell>
          <table:table-cell office:value-type="float" office:value="179662" table:style-name="ce148">
            <text:p>179 662</text:p>
          </table:table-cell>
          <table:table-cell office:value-type="float" office:value="70.409023039632558" table:style-name="ce149">
            <text:p>70,4<text:s text:c="5"/></text:p>
          </table:table-cell>
          <table:table-cell office:value-type="float" office:value="189238" table:style-name="ce150">
            <text:p>189 238</text:p>
          </table:table-cell>
          <table:table-cell office:value-type="float" office:value="70.424883424075858" table:style-name="ce151">
            <text:p>70,4<text:s text:c="5"/></text:p>
          </table:table-cell>
          <table:table-cell office:value-type="float" office:value="203890" table:style-name="ce150">
            <text:p>203 890</text:p>
          </table:table-cell>
          <table:table-cell office:value-type="float" office:value="69.92927844810437" table:style-name="ce151">
            <text:p>69,9<text:s text:c="5"/></text:p>
          </table:table-cell>
          <table:table-cell office:value-type="float" office:value="-9576" table:style-name="ce132">
            <text:p><text:s/>-9 576</text:p>
          </table:table-cell>
          <table:table-cell office:value-type="float" office:value="-5.0602944440334392" table:style-name="ce133">
            <text:p>-5,1<text:s text:c="3"/></text:p>
          </table:table-cell>
          <table:table-cell office:value-type="float" office:value="-24228" table:style-name="ce132">
            <text:p><text:s/>-24 228</text:p>
          </table:table-cell>
          <table:table-cell office:value-type="float" office:value="-11.882878022463093" table:style-name="ce133">
            <text:p>-11,9<text:s text:c="3"/></text:p>
          </table:table-cell>
          <table:table-cell table:number-columns-repeated="16372" table:style-name="ce263"/>
        </table:table-row>
        <table:table-row table:style-name="ro29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3599" table:style-name="ce137">
            <text:p>3 599</text:p>
          </table:table-cell>
          <table:table-cell office:value-type="float" office:value="1.4104377882893298" table:style-name="ce155">
            <text:p>1,4<text:s text:c="5"/></text:p>
          </table:table-cell>
          <table:table-cell office:value-type="float" office:value="3736" table:style-name="ce156">
            <text:p>3 736</text:p>
          </table:table-cell>
          <table:table-cell office:value-type="float" office:value="1.3903516443438813" table:style-name="ce157">
            <text:p>1,4<text:s text:c="5"/></text:p>
          </table:table-cell>
          <table:table-cell office:value-type="float" office:value="4265" table:style-name="ce156">
            <text:p>4 265</text:p>
          </table:table-cell>
          <table:table-cell office:value-type="float" office:value="1.4627905860079706" table:style-name="ce157">
            <text:p>1,5<text:s text:c="5"/></text:p>
          </table:table-cell>
          <table:table-cell office:value-type="float" office:value="-137" table:style-name="ce141">
            <text:p><text:s/>- 137</text:p>
          </table:table-cell>
          <table:table-cell office:value-type="float" office:value="-3.6670235546038543" table:style-name="ce142">
            <text:p>-3,7<text:s text:c="3"/></text:p>
          </table:table-cell>
          <table:table-cell office:value-type="float" office:value="-666" table:style-name="ce141">
            <text:p><text:s/>- 666</text:p>
          </table:table-cell>
          <table:table-cell office:value-type="float" office:value="-15.615474794841736" table:style-name="ce142">
            <text:p>-15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Comércio por grosso e a retalho</text:p>
          </table:table-cell>
          <table:table-cell office:value-type="float" office:value="30350" table:style-name="ce137">
            <text:p>30 350</text:p>
          </table:table-cell>
          <table:table-cell office:value-type="float" office:value="11.894078042395433" table:style-name="ce155">
            <text:p>11,9<text:s text:c="5"/></text:p>
          </table:table-cell>
          <table:table-cell office:value-type="float" office:value="31575" table:style-name="ce156">
            <text:p>31 575</text:p>
          </table:table-cell>
          <table:table-cell office:value-type="float" office:value="11.750629863532669" table:style-name="ce157">
            <text:p>11,8<text:s text:c="5"/></text:p>
          </table:table-cell>
          <table:table-cell office:value-type="float" office:value="34934" table:style-name="ce156">
            <text:p>34 934</text:p>
          </table:table-cell>
          <table:table-cell office:value-type="float" office:value="11.981506760047468" table:style-name="ce157">
            <text:p>12,0<text:s text:c="5"/></text:p>
          </table:table-cell>
          <table:table-cell office:value-type="float" office:value="-1225" table:style-name="ce141">
            <text:p><text:s/>-1 225</text:p>
          </table:table-cell>
          <table:table-cell office:value-type="float" office:value="-3.8796516231195568" table:style-name="ce142">
            <text:p>-3,9<text:s text:c="3"/></text:p>
          </table:table-cell>
          <table:table-cell office:value-type="float" office:value="-4584" table:style-name="ce141">
            <text:p><text:s/>-4 584</text:p>
          </table:table-cell>
          <table:table-cell office:value-type="float" office:value="-13.121886986889564" table:style-name="ce142">
            <text:p>-13,1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Transportes e armazenagem</text:p>
          </table:table-cell>
          <table:table-cell office:value-type="float" office:value="4170" table:style-name="ce137">
            <text:p>4 170</text:p>
          </table:table-cell>
          <table:table-cell office:value-type="float" office:value="1.6342110522829967" table:style-name="ce155">
            <text:p>1,6<text:s text:c="5"/></text:p>
          </table:table-cell>
          <table:table-cell office:value-type="float" office:value="4472" table:style-name="ce156">
            <text:p>4 472</text:p>
          </table:table-cell>
          <table:table-cell office:value-type="float" office:value="1.6642538954780079" table:style-name="ce157">
            <text:p>1,7<text:s text:c="5"/></text:p>
          </table:table-cell>
          <table:table-cell office:value-type="float" office:value="4876" table:style-name="ce156">
            <text:p>4 876</text:p>
          </table:table-cell>
          <table:table-cell office:value-type="float" office:value="1.6723486277549506" table:style-name="ce157">
            <text:p>1,7<text:s text:c="5"/></text:p>
          </table:table-cell>
          <table:table-cell office:value-type="float" office:value="-302" table:style-name="ce141">
            <text:p><text:s/>- 302</text:p>
          </table:table-cell>
          <table:table-cell office:value-type="float" office:value="-6.7531305903398922" table:style-name="ce142">
            <text:p>-6,8<text:s text:c="3"/></text:p>
          </table:table-cell>
          <table:table-cell office:value-type="float" office:value="-706" table:style-name="ce141">
            <text:p><text:s/>- 706</text:p>
          </table:table-cell>
          <table:table-cell office:value-type="float" office:value="-14.479081214109927" table:style-name="ce142">
            <text:p>-14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lojamento, restauração e similares</text:p>
          </table:table-cell>
          <table:table-cell office:value-type="float" office:value="22553" table:style-name="ce137">
            <text:p>22 553</text:p>
          </table:table-cell>
          <table:table-cell office:value-type="float" office:value="8.8384560820475837" table:style-name="ce155">
            <text:p>8,8<text:s text:c="5"/></text:p>
          </table:table-cell>
          <table:table-cell office:value-type="float" office:value="24707" table:style-name="ce156">
            <text:p>24 707</text:p>
          </table:table-cell>
          <table:table-cell office:value-type="float" office:value="9.1947050526778042" table:style-name="ce157">
            <text:p>9,2<text:s text:c="5"/></text:p>
          </table:table-cell>
          <table:table-cell office:value-type="float" office:value="25273" table:style-name="ce156">
            <text:p>25 273</text:p>
          </table:table-cell>
          <table:table-cell office:value-type="float" office:value="8.6680202767126477" table:style-name="ce157">
            <text:p>8,7<text:s text:c="5"/></text:p>
          </table:table-cell>
          <table:table-cell office:value-type="float" office:value="-2154" table:style-name="ce141">
            <text:p><text:s/>-2 154</text:p>
          </table:table-cell>
          <table:table-cell office:value-type="float" office:value="-8.7181770348484235" table:style-name="ce142">
            <text:p>-8,7<text:s text:c="3"/></text:p>
          </table:table-cell>
          <table:table-cell office:value-type="float" office:value="-2720" table:style-name="ce141">
            <text:p><text:s/>-2 720</text:p>
          </table:table-cell>
          <table:table-cell office:value-type="float" office:value="-10.762473786254105" table:style-name="ce142">
            <text:p>-10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3784" table:style-name="ce137">
            <text:p>3 784</text:p>
          </table:table-cell>
          <table:table-cell office:value-type="float" office:value="1.4829387582347384" table:style-name="ce155">
            <text:p>1,5<text:s text:c="5"/></text:p>
          </table:table-cell>
          <table:table-cell office:value-type="float" office:value="3942" table:style-name="ce156">
            <text:p>3 942</text:p>
          </table:table-cell>
          <table:table-cell office:value-type="float" office:value="1.4670145026776178" table:style-name="ce157">
            <text:p>1,5<text:s text:c="5"/></text:p>
          </table:table-cell>
          <table:table-cell office:value-type="float" office:value="4430" table:style-name="ce156">
            <text:p>4 430</text:p>
          </table:table-cell>
          <table:table-cell office:value-type="float" office:value="1.5193815465452076" table:style-name="ce157">
            <text:p>1,5<text:s text:c="5"/></text:p>
          </table:table-cell>
          <table:table-cell office:value-type="float" office:value="-158" table:style-name="ce141">
            <text:p><text:s/>- 158</text:p>
          </table:table-cell>
          <table:table-cell office:value-type="float" office:value="-4.0081177067478437" table:style-name="ce142">
            <text:p>-4,0<text:s text:c="3"/></text:p>
          </table:table-cell>
          <table:table-cell office:value-type="float" office:value="-646" table:style-name="ce141">
            <text:p><text:s/>- 646</text:p>
          </table:table-cell>
          <table:table-cell office:value-type="float" office:value="-14.582392776523703" table:style-name="ce142">
            <text:p>-14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financeiras e de seguros</text:p>
          </table:table-cell>
          <table:table-cell office:value-type="float" office:value="2706" table:style-name="ce137">
            <text:p>2 706</text:p>
          </table:table-cell>
          <table:table-cell office:value-type="float" office:value="1.0604736468771676" table:style-name="ce155">
            <text:p>1,1<text:s text:c="5"/></text:p>
          </table:table-cell>
          <table:table-cell office:value-type="float" office:value="2826" table:style-name="ce156">
            <text:p>2 826</text:p>
          </table:table-cell>
          <table:table-cell office:value-type="float" office:value="1.051695328403589" table:style-name="ce157">
            <text:p>1,1<text:s text:c="5"/></text:p>
          </table:table-cell>
          <table:table-cell office:value-type="float" office:value="3258" table:style-name="ce156">
            <text:p>3 258</text:p>
          </table:table-cell>
          <table:table-cell office:value-type="float" office:value="1.1174142389716222" table:style-name="ce157">
            <text:p>1,1<text:s text:c="5"/></text:p>
          </table:table-cell>
          <table:table-cell office:value-type="float" office:value="-120" table:style-name="ce141">
            <text:p><text:s/>- 120</text:p>
          </table:table-cell>
          <table:table-cell office:value-type="float" office:value="-4.2462845010615711" table:style-name="ce142">
            <text:p>-4,2<text:s text:c="3"/></text:p>
          </table:table-cell>
          <table:table-cell office:value-type="float" office:value="-552" table:style-name="ce141">
            <text:p><text:s/>- 552</text:p>
          </table:table-cell>
          <table:table-cell office:value-type="float" office:value="-16.94290976058932" table:style-name="ce142">
            <text:p>-16,9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68335" table:style-name="ce137">
            <text:p>68 335</text:p>
          </table:table-cell>
          <table:table-cell office:value-type="float" office:value="26.780290709294626" table:style-name="ce155">
            <text:p>26,8<text:s text:c="5"/></text:p>
          </table:table-cell>
          <table:table-cell office:value-type="float" office:value="71293" table:style-name="ce156">
            <text:p>71 293</text:p>
          </table:table-cell>
          <table:table-cell office:value-type="float" office:value="26.531675530034349" table:style-name="ce157">
            <text:p>26,5<text:s text:c="5"/></text:p>
          </table:table-cell>
          <table:table-cell office:value-type="float" office:value="76502" table:style-name="ce156">
            <text:p>76 502</text:p>
          </table:table-cell>
          <table:table-cell office:value-type="float" office:value="26.238313109210264" table:style-name="ce157">
            <text:p>26,2<text:s text:c="5"/></text:p>
          </table:table-cell>
          <table:table-cell office:value-type="float" office:value="-2958" table:style-name="ce141">
            <text:p><text:s/>-2 958</text:p>
          </table:table-cell>
          <table:table-cell office:value-type="float" office:value="-4.1490749442441759" table:style-name="ce142">
            <text:p>-4,1<text:s text:c="3"/></text:p>
          </table:table-cell>
          <table:table-cell office:value-type="float" office:value="-8167" table:style-name="ce141">
            <text:p><text:s/>-8 167</text:p>
          </table:table-cell>
          <table:table-cell office:value-type="float" office:value="-10.675537894434132" table:style-name="ce142">
            <text:p>-10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5543" table:style-name="ce137">
            <text:p>5 543</text:p>
          </table:table-cell>
          <table:table-cell office:value-type="float" office:value="2.1722858184183815" table:style-name="ce155">
            <text:p>2,2<text:s text:c="5"/></text:p>
          </table:table-cell>
          <table:table-cell office:value-type="float" office:value="5755" table:style-name="ce156">
            <text:p>5 755</text:p>
          </table:table-cell>
          <table:table-cell office:value-type="float" office:value="2.1417220859740462" table:style-name="ce157">
            <text:p>2,1<text:s text:c="5"/></text:p>
          </table:table-cell>
          <table:table-cell office:value-type="float" office:value="6356" table:style-name="ce156">
            <text:p>6 356</text:p>
          </table:table-cell>
          <table:table-cell office:value-type="float" office:value="2.1799523949980451" table:style-name="ce157">
            <text:p>2,2<text:s text:c="5"/></text:p>
          </table:table-cell>
          <table:table-cell office:value-type="float" office:value="-212" table:style-name="ce141">
            <text:p><text:s/>- 212</text:p>
          </table:table-cell>
          <table:table-cell office:value-type="float" office:value="-3.6837532580364902" table:style-name="ce142">
            <text:p>-3,7<text:s text:c="3"/></text:p>
          </table:table-cell>
          <table:table-cell office:value-type="float" office:value="-813" table:style-name="ce141">
            <text:p><text:s/>- 813</text:p>
          </table:table-cell>
          <table:table-cell office:value-type="float" office:value="-12.791063561988672" table:style-name="ce142">
            <text:p>-12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20819" table:style-name="ce137">
            <text:p>20 819</text:p>
          </table:table-cell>
          <table:table-cell office:value-type="float" office:value="8.1589064502349427" table:style-name="ce155">
            <text:p>8,2<text:s text:c="5"/></text:p>
          </table:table-cell>
          <table:table-cell office:value-type="float" office:value="22103" table:style-name="ce156">
            <text:p>22 103</text:p>
          </table:table-cell>
          <table:table-cell office:value-type="float" office:value="8.2256269793717358" table:style-name="ce157">
            <text:p>8,2<text:s text:c="5"/></text:p>
          </table:table-cell>
          <table:table-cell office:value-type="float" office:value="23614" table:style-name="ce156">
            <text:p>23 614</text:p>
          </table:table-cell>
          <table:table-cell office:value-type="float" office:value="8.0990238916746122" table:style-name="ce157">
            <text:p>8,1<text:s text:c="5"/></text:p>
          </table:table-cell>
          <table:table-cell office:value-type="float" office:value="-1284" table:style-name="ce141">
            <text:p><text:s/>-1 284</text:p>
          </table:table-cell>
          <table:table-cell office:value-type="float" office:value="-5.8091661765371212" table:style-name="ce142">
            <text:p>-5,8<text:s text:c="3"/></text:p>
          </table:table-cell>
          <table:table-cell office:value-type="float" office:value="-2795" table:style-name="ce141">
            <text:p><text:s/>-2 795</text:p>
          </table:table-cell>
          <table:table-cell office:value-type="float" office:value="-11.836198865080037" table:style-name="ce142">
            <text:p>-11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Outras atividades de serviços</text:p>
          </table:table-cell>
          <table:table-cell office:value-type="float" office:value="17803" table:style-name="ce137">
            <text:p>17 803</text:p>
          </table:table-cell>
          <table:table-cell office:value-type="float" office:value="6.9769446915573603" table:style-name="ce155">
            <text:p>7,0<text:s text:c="5"/></text:p>
          </table:table-cell>
          <table:table-cell office:value-type="float" office:value="18829" table:style-name="ce156">
            <text:p>18 829</text:p>
          </table:table-cell>
          <table:table-cell office:value-type="float" office:value="7.0072085415821581" table:style-name="ce157">
            <text:p>7,0<text:s text:c="5"/></text:p>
          </table:table-cell>
          <table:table-cell office:value-type="float" office:value="20382" table:style-name="ce156">
            <text:p>20 382</text:p>
          </table:table-cell>
          <table:table-cell office:value-type="float" office:value="6.9905270161815842" table:style-name="ce157">
            <text:p>7,0<text:s text:c="5"/></text:p>
          </table:table-cell>
          <table:table-cell office:value-type="float" office:value="-1026" table:style-name="ce141">
            <text:p><text:s/>-1 026</text:p>
          </table:table-cell>
          <table:table-cell office:value-type="float" office:value="-5.4490413723511608" table:style-name="ce142">
            <text:p>-5,4<text:s text:c="3"/></text:p>
          </table:table-cell>
          <table:table-cell office:value-type="float" office:value="-2579" table:style-name="ce141">
            <text:p><text:s/>-2 579</text:p>
          </table:table-cell>
          <table:table-cell office:value-type="float" office:value="-12.653321558237659" table:style-name="ce142">
            <text:p>-12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Sem classificação</text:p>
          </table:table-cell>
          <table:table-cell office:value-type="float" office:value="2784" table:style-name="ce137">
            <text:p>2 784</text:p>
          </table:table-cell>
          <table:table-cell office:value-type="float" office:value="1.0910416233946914" table:style-name="ce155">
            <text:p>1,1<text:s text:c="5"/></text:p>
          </table:table-cell>
          <table:table-cell office:value-type="float" office:value="2953" table:style-name="ce156">
            <text:p>2 953</text:p>
          </table:table-cell>
          <table:table-cell office:value-type="float" office:value="1.0989583527161353" table:style-name="ce157">
            <text:p>1,1<text:s text:c="5"/></text:p>
          </table:table-cell>
          <table:table-cell office:value-type="float" office:value="3111" table:style-name="ce156">
            <text:p>3 111</text:p>
          </table:table-cell>
          <table:table-cell office:value-type="float" office:value="1.0669968377657202" table:style-name="ce157">
            <text:p>1,1<text:s text:c="5"/></text:p>
          </table:table-cell>
          <table:table-cell office:value-type="float" office:value="-169" table:style-name="ce141">
            <text:p><text:s/>- 169</text:p>
          </table:table-cell>
          <table:table-cell office:value-type="float" office:value="-5.722993565865222" table:style-name="ce142">
            <text:p>-5,7<text:s text:c="3"/></text:p>
          </table:table-cell>
          <table:table-cell office:value-type="float" office:value="-327" table:style-name="ce141">
            <text:p><text:s/>- 327</text:p>
          </table:table-cell>
          <table:table-cell office:value-type="float" office:value="-10.511089681774349" table:style-name="ce142">
            <text:p>-10,5<text:s text:c="3"/></text:p>
          </table:table-cell>
          <table:table-cell table:number-columns-repeated="16372"/>
        </table:table-row>
        <table:table-row table:style-name="ro15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16372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12" table:style-name="ro2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6">
        <table:table-column table:style-name="co10" table:default-cell-style-name="ce1" table:visibility="collapse"/>
        <table:table-column table:style-name="co53" table:default-cell-style-name="ce1"/>
        <table:table-column table:style-name="co54" table:default-cell-style-name="ce1"/>
        <table:table-column table:style-name="co20" table:default-cell-style-name="ce1"/>
        <table:table-column table:style-name="co35" table:default-cell-style-name="ce185"/>
        <table:table-column table:style-name="co7" table:default-cell-style-name="ce185"/>
        <table:table-column table:style-name="co5" table:default-cell-style-name="ce1"/>
        <table:table-column table:style-name="co7" table:default-cell-style-name="ce1"/>
        <table:table-column table:style-name="co20" table:number-columns-repeated="5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56981in" svg:height="0.650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6782in" svg:y="0.24554in" svg:width="1.96085in" svg:height="0.51284in">
                <draw:text-box>
                  <text:p text:style-name="a59" text:class-names="" text:cond-style-name=""><text:span text:style-name="a57" text:class-names="">MAIO 2019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8" draw:style-name="a55" draw:name="Text Box 122" svg:x="0.0336in" svg:y="0in" svg:width="0.94556in" svg:height="0.28961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14">
          <table:table-cell/>
          <table:table-cell office:value-type="string" table:style-name="ce97">
            <text:p><text:s/>Quadro 6 - OFERTAS DE EMPREGO, POR <text:s/>REGIÕES<text:s text:c="3"/></text:p>
          </table:table-cell>
          <table:table-cell table:number-columns-repeated="8" table:style-name="ce276"/>
          <table:table-cell table:number-columns-repeated="2" table:style-name="ce277"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29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1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9">
          <table:table-cell/>
          <table:table-cell table:style-name="ce108"/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9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28">
          <table:table-cell/>
          <table:table-cell office:value-type="string" table:style-name="ce206">
            <text:p>PORTUGAL</text:p>
          </table:table-cell>
          <table:table-cell office:value-type="float" office:value="18830" table:style-name="ce207">
            <text:p>18 830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17400" table:style-name="ce209">
            <text:p>17 400</text:p>
          </table:table-cell>
          <table:table-cell office:value-type="float" office:value="46.209002788474308" table:style-name="ce210">
            <text:p>46,2<text:s text:c="5"/></text:p>
          </table:table-cell>
          <table:table-cell office:value-type="float" office:value="19241" table:style-name="ce209">
            <text:p>19 241</text:p>
          </table:table-cell>
          <table:table-cell office:value-type="float" office:value="49.949378261208174" table:style-name="ce211">
            <text:p>49,9<text:s text:c="5"/></text:p>
          </table:table-cell>
          <table:table-cell office:value-type="float" office:value="1430" table:style-name="ce132">
            <text:p>+1 430</text:p>
          </table:table-cell>
          <table:table-cell office:value-type="float" office:value="8.2183908045977017" table:style-name="ce133">
            <text:p>+8,2<text:s text:c="3"/></text:p>
          </table:table-cell>
          <table:table-cell office:value-type="float" office:value="-411" table:style-name="ce132">
            <text:p><text:s/>- 411</text:p>
          </table:table-cell>
          <table:table-cell office:value-type="float" office:value="-2.1360636141572682" table:style-name="ce133">
            <text:p>-2,1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18434" table:style-name="ce207">
            <text:p>18 434</text:p>
          </table:table-cell>
          <table:table-cell office:value-type="float" office:value="97.896972915560269" table:style-name="ce208">
            <text:p>97,9<text:s text:c="5"/></text:p>
          </table:table-cell>
          <table:table-cell office:value-type="float" office:value="17049" table:style-name="ce209">
            <text:p>17 049</text:p>
          </table:table-cell>
          <table:table-cell office:value-type="float" office:value="45.27685566325853" table:style-name="ce210">
            <text:p>45,3<text:s text:c="5"/></text:p>
          </table:table-cell>
          <table:table-cell office:value-type="float" office:value="18785" table:style-name="ce209">
            <text:p>18 785</text:p>
          </table:table-cell>
          <table:table-cell office:value-type="float" office:value="48.765608369460814" table:style-name="ce211">
            <text:p>48,8<text:s text:c="5"/></text:p>
          </table:table-cell>
          <table:table-cell office:value-type="float" office:value="1385" table:style-name="ce132">
            <text:p>+1 385</text:p>
          </table:table-cell>
          <table:table-cell office:value-type="float" office:value="8.1236436154613187" table:style-name="ce133">
            <text:p>+8,1<text:s text:c="3"/></text:p>
          </table:table-cell>
          <table:table-cell office:value-type="float" office:value="-351" table:style-name="ce132">
            <text:p><text:s/>- 351</text:p>
          </table:table-cell>
          <table:table-cell office:value-type="float" office:value="-1.8685121107266434" table:style-name="ce133">
            <text:p>-1,9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3068" table:style-name="ce214">
            <text:p>3 068</text:p>
          </table:table-cell>
          <table:table-cell office:value-type="float" office:value="16.293149229952203" table:style-name="ce215">
            <text:p>16,3<text:s text:c="5"/></text:p>
          </table:table-cell>
          <table:table-cell office:value-type="float" office:value="2503" table:style-name="ce216">
            <text:p>2 503</text:p>
          </table:table-cell>
          <table:table-cell office:value-type="float" office:value="6.6471916080201838" table:style-name="ce217">
            <text:p>6,6<text:s text:c="5"/></text:p>
          </table:table-cell>
          <table:table-cell office:value-type="float" office:value="2745" table:style-name="ce216">
            <text:p>2 745</text:p>
          </table:table-cell>
          <table:table-cell office:value-type="float" office:value="7.1259832299265327" table:style-name="ce218">
            <text:p>7,1<text:s text:c="5"/></text:p>
          </table:table-cell>
          <table:table-cell office:value-type="float" office:value="565" table:style-name="ce141">
            <text:p>+ 565</text:p>
          </table:table-cell>
          <table:table-cell office:value-type="float" office:value="22.572912504994008" table:style-name="ce142">
            <text:p>+22,6<text:s text:c="3"/></text:p>
          </table:table-cell>
          <table:table-cell office:value-type="float" office:value="323" table:style-name="ce141">
            <text:p>+ 323</text:p>
          </table:table-cell>
          <table:table-cell office:value-type="float" office:value="11.766848816029144" table:style-name="ce142">
            <text:p>+11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5581" table:style-name="ce214">
            <text:p>5 581</text:p>
          </table:table-cell>
          <table:table-cell office:value-type="float" office:value="29.638874137015403" table:style-name="ce215">
            <text:p>29,6<text:s text:c="5"/></text:p>
          </table:table-cell>
          <table:table-cell office:value-type="float" office:value="4908" table:style-name="ce216">
            <text:p>4 908</text:p>
          </table:table-cell>
          <table:table-cell office:value-type="float" office:value="13.03412561412827" table:style-name="ce217">
            <text:p>13,0<text:s text:c="5"/></text:p>
          </table:table-cell>
          <table:table-cell office:value-type="float" office:value="5284" table:style-name="ce216">
            <text:p>5 284</text:p>
          </table:table-cell>
          <table:table-cell office:value-type="float" office:value="13.717193219282988" table:style-name="ce218">
            <text:p>13,7<text:s text:c="5"/></text:p>
          </table:table-cell>
          <table:table-cell office:value-type="float" office:value="673" table:style-name="ce141">
            <text:p>+ 673</text:p>
          </table:table-cell>
          <table:table-cell office:value-type="float" office:value="13.712306438467808" table:style-name="ce142">
            <text:p>+13,7<text:s text:c="3"/></text:p>
          </table:table-cell>
          <table:table-cell office:value-type="float" office:value="297" table:style-name="ce141">
            <text:p>+ 297</text:p>
          </table:table-cell>
          <table:table-cell office:value-type="float" office:value="5.6207418622255867" table:style-name="ce142">
            <text:p>+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6261" table:style-name="ce214">
            <text:p>6 261</text:p>
          </table:table-cell>
          <table:table-cell office:value-type="float" office:value="33.250132766861391" table:style-name="ce215">
            <text:p>33,3<text:s text:c="5"/></text:p>
          </table:table-cell>
          <table:table-cell office:value-type="float" office:value="5940" table:style-name="ce216">
            <text:p>5 940</text:p>
          </table:table-cell>
          <table:table-cell office:value-type="float" office:value="15.774797503651575" table:style-name="ce217">
            <text:p>15,8<text:s text:c="5"/></text:p>
          </table:table-cell>
          <table:table-cell office:value-type="float" office:value="5906" table:style-name="ce216">
            <text:p>5 906</text:p>
          </table:table-cell>
          <table:table-cell office:value-type="float" office:value="15.331896887412061" table:style-name="ce218">
            <text:p>15,3<text:s text:c="5"/></text:p>
          </table:table-cell>
          <table:table-cell office:value-type="float" office:value="321" table:style-name="ce141">
            <text:p>+ 321</text:p>
          </table:table-cell>
          <table:table-cell office:value-type="float" office:value="5.404040404040404" table:style-name="ce142">
            <text:p>+5,4<text:s text:c="3"/></text:p>
          </table:table-cell>
          <table:table-cell office:value-type="float" office:value="355" table:style-name="ce141">
            <text:p>+ 355</text:p>
          </table:table-cell>
          <table:table-cell office:value-type="float" office:value="6.0108364375211654" table:style-name="ce142">
            <text:p>+6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2463" table:style-name="ce214">
            <text:p>2 463</text:p>
          </table:table-cell>
          <table:table-cell office:value-type="float" office:value="13.080191184280404" table:style-name="ce215">
            <text:p>13,1<text:s text:c="5"/></text:p>
          </table:table-cell>
          <table:table-cell office:value-type="float" office:value="2330" table:style-name="ce216">
            <text:p>2 330</text:p>
          </table:table-cell>
          <table:table-cell office:value-type="float" office:value="6.1877572699508701" table:style-name="ce217">
            <text:p>6,2<text:s text:c="5"/></text:p>
          </table:table-cell>
          <table:table-cell office:value-type="float" office:value="3051" table:style-name="ce216">
            <text:p>3 051</text:p>
          </table:table-cell>
          <table:table-cell office:value-type="float" office:value="7.9203551309675237" table:style-name="ce218">
            <text:p>7,9<text:s text:c="5"/></text:p>
          </table:table-cell>
          <table:table-cell office:value-type="float" office:value="133" table:style-name="ce141">
            <text:p>+ 133</text:p>
          </table:table-cell>
          <table:table-cell office:value-type="float" office:value="5.7081545064377686" table:style-name="ce142">
            <text:p>+5,7<text:s text:c="3"/></text:p>
          </table:table-cell>
          <table:table-cell office:value-type="float" office:value="-588" table:style-name="ce141">
            <text:p><text:s/>- 588</text:p>
          </table:table-cell>
          <table:table-cell office:value-type="float" office:value="-19.272369714847589" table:style-name="ce142">
            <text:p>-19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1061" table:style-name="ce214">
            <text:p>1 061</text:p>
          </table:table-cell>
          <table:table-cell office:value-type="float" office:value="5.6346255974508761" table:style-name="ce215">
            <text:p>5,6<text:s text:c="5"/></text:p>
          </table:table-cell>
          <table:table-cell office:value-type="float" office:value="1368" table:style-name="ce216">
            <text:p>1 368</text:p>
          </table:table-cell>
          <table:table-cell office:value-type="float" office:value="3.6329836675076352" table:style-name="ce217">
            <text:p>3,6<text:s text:c="5"/></text:p>
          </table:table-cell>
          <table:table-cell office:value-type="float" office:value="1799" table:style-name="ce216">
            <text:p>1 799</text:p>
          </table:table-cell>
          <table:table-cell office:value-type="float" office:value="4.6701799018717063" table:style-name="ce218">
            <text:p>4,7<text:s text:c="5"/></text:p>
          </table:table-cell>
          <table:table-cell office:value-type="float" office:value="-307" table:style-name="ce141">
            <text:p><text:s/>- 307</text:p>
          </table:table-cell>
          <table:table-cell office:value-type="float" office:value="-22.441520467836256" table:style-name="ce142">
            <text:p>-22,4<text:s text:c="3"/></text:p>
          </table:table-cell>
          <table:table-cell office:value-type="float" office:value="-738" table:style-name="ce141">
            <text:p><text:s/>- 738</text:p>
          </table:table-cell>
          <table:table-cell office:value-type="float" office:value="-41.022790439132848" table:style-name="ce142">
            <text:p>-41,0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2">
            <text:p>REG.AUTÓNOMAS</text:p>
          </table:table-cell>
          <table:table-cell office:value-type="float" office:value="396" table:style-name="ce207">
            <text:p><text:s/>396</text:p>
          </table:table-cell>
          <table:table-cell office:value-type="float" office:value="2.1030270844397241" table:style-name="ce208">
            <text:p>2,1<text:s text:c="5"/></text:p>
          </table:table-cell>
          <table:table-cell office:value-type="float" office:value="351" table:style-name="ce209">
            <text:p><text:s/>351</text:p>
          </table:table-cell>
          <table:table-cell office:value-type="float" office:value="0.9321471252157747" table:style-name="ce210">
            <text:p>0,9<text:s text:c="5"/></text:p>
          </table:table-cell>
          <table:table-cell office:value-type="float" office:value="456" table:style-name="ce209">
            <text:p><text:s/>456</text:p>
          </table:table-cell>
          <table:table-cell office:value-type="float" office:value="1.1837698917473585" table:style-name="ce211">
            <text:p>1,2<text:s text:c="5"/></text:p>
          </table:table-cell>
          <table:table-cell office:value-type="float" office:value="45" table:style-name="ce132">
            <text:p>+ 45</text:p>
          </table:table-cell>
          <table:table-cell office:value-type="float" office:value="12.820512820512819" table:style-name="ce133">
            <text:p>+12,8<text:s text:c="3"/></text:p>
          </table:table-cell>
          <table:table-cell office:value-type="float" office:value="-60" table:style-name="ce132">
            <text:p><text:s/>- 60</text:p>
          </table:table-cell>
          <table:table-cell office:value-type="float" office:value="-13.157894736842104" table:style-name="ce133">
            <text:p>-13,2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28" table:style-name="ce214">
            <text:p><text:s/>28</text:p>
          </table:table-cell>
          <table:table-cell office:value-type="float" office:value="0.14869888475836432" table:style-name="ce215">
            <text:p>0,1<text:s text:c="5"/></text:p>
          </table:table-cell>
          <table:table-cell office:value-type="float" office:value="39" table:style-name="ce216">
            <text:p><text:s/>39</text:p>
          </table:table-cell>
          <table:table-cell office:value-type="float" office:value="0.10357190280175275" table:style-name="ce217">
            <text:p>0,1<text:s text:c="5"/></text:p>
          </table:table-cell>
          <table:table-cell office:value-type="float" office:value="107" table:style-name="ce216">
            <text:p><text:s/>107</text:p>
          </table:table-cell>
          <table:table-cell office:value-type="float" office:value="0.27777056670387579" table:style-name="ce218">
            <text:p>0,3<text:s text:c="5"/></text:p>
          </table:table-cell>
          <table:table-cell office:value-type="float" office:value="-11" table:style-name="ce141">
            <text:p><text:s/>- 11</text:p>
          </table:table-cell>
          <table:table-cell office:value-type="float" office:value="-28.205128205128204" table:style-name="ce142">
            <text:p>-28,2<text:s text:c="3"/></text:p>
          </table:table-cell>
          <table:table-cell office:value-type="float" office:value="-79" table:style-name="ce141">
            <text:p><text:s/>- 79</text:p>
          </table:table-cell>
          <table:table-cell office:value-type="float" office:value="-73.831775700934571" table:style-name="ce142">
            <text:p>-73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368" table:style-name="ce214">
            <text:p><text:s/>368</text:p>
          </table:table-cell>
          <table:table-cell office:value-type="float" office:value="1.9543281996813595" table:style-name="ce215">
            <text:p>2,0<text:s text:c="5"/></text:p>
          </table:table-cell>
          <table:table-cell office:value-type="float" office:value="312" table:style-name="ce216">
            <text:p><text:s/>312</text:p>
          </table:table-cell>
          <table:table-cell office:value-type="float" office:value="0.82857522241402204" table:style-name="ce217">
            <text:p>0,8<text:s text:c="5"/></text:p>
          </table:table-cell>
          <table:table-cell office:value-type="float" office:value="349" table:style-name="ce216">
            <text:p><text:s/>349</text:p>
          </table:table-cell>
          <table:table-cell office:value-type="float" office:value="0.90599932504348279" table:style-name="ce218">
            <text:p>0,9<text:s text:c="5"/></text:p>
          </table:table-cell>
          <table:table-cell office:value-type="float" office:value="56" table:style-name="ce141">
            <text:p>+ 56</text:p>
          </table:table-cell>
          <table:table-cell office:value-type="float" office:value="17.948717948717949" table:style-name="ce142">
            <text:p>+17,9<text:s text:c="3"/></text:p>
          </table:table-cell>
          <table:table-cell office:value-type="float" office:value="19" table:style-name="ce141">
            <text:p>+ 19</text:p>
          </table:table-cell>
          <table:table-cell office:value-type="float" office:value="5.444126074498568" table:style-name="ce142">
            <text:p>+5,4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/>
        </table:table-row>
        <table:table-row table:style-name="ro8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5"/>
          <table:table-cell table:number-columns-repeated="16372"/>
        </table:table-row>
        <table:table-row table:style-name="ro14">
          <table:table-cell/>
          <table:table-cell office:value-type="string" table:style-name="ce97">
            <text:p><text:s/>Quadro 7 - DESEMPREGADOS <text:s/>INSCRITOS, <text:s text:c="2"/>POR <text:s/>REGIÕES<text:s text:c="3"/></text:p>
          </table:table-cell>
          <table:table-cell table:number-columns-repeated="10" table:style-name="ce276"/>
          <table:table-cell table:number-columns-repeated="16372"/>
        </table:table-row>
        <table:table-row table:style-name="ro14">
          <table:table-cell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3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108"/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12">
          <table:table-cell/>
          <table:table-cell office:value-type="string" table:style-name="ce206">
            <text:p>PORTUGAL</text:p>
          </table:table-cell>
          <table:table-cell office:value-type="float" office:value="38202" table:style-name="ce207">
            <text:p>38 202</text:p>
          </table:table-cell>
          <table:table-cell office:value-type="float" office:value="100.00000000000001" table:style-name="ce208">
            <text:p>100,0<text:s text:c="5"/></text:p>
          </table:table-cell>
          <table:table-cell office:value-type="float" office:value="37655" table:style-name="ce209">
            <text:p>37 655</text:p>
          </table:table-cell>
          <table:table-cell office:value-type="float" office:value="100.00000000000001" table:style-name="ce210">
            <text:p>100,0<text:s text:c="5"/></text:p>
          </table:table-cell>
          <table:table-cell office:value-type="float" office:value="38521" table:style-name="ce209">
            <text:p>38 521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547" table:style-name="ce132">
            <text:p>+ 547</text:p>
          </table:table-cell>
          <table:table-cell office:value-type="float" office:value="1.4526623290399681" table:style-name="ce133">
            <text:p>+1,5<text:s text:c="3"/></text:p>
          </table:table-cell>
          <table:table-cell office:value-type="float" office:value="-319" table:style-name="ce132">
            <text:p><text:s/>- 319</text:p>
          </table:table-cell>
          <table:table-cell office:value-type="float" office:value="-0.82811972690220914" table:style-name="ce133">
            <text:p>-0,8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36209" table:style-name="ce207">
            <text:p>36 209</text:p>
          </table:table-cell>
          <table:table-cell office:value-type="float" office:value="94.782995654677777" table:style-name="ce208">
            <text:p>94,8<text:s text:c="5"/></text:p>
          </table:table-cell>
          <table:table-cell office:value-type="float" office:value="35691" table:style-name="ce209">
            <text:p>35 691</text:p>
          </table:table-cell>
          <table:table-cell office:value-type="float" office:value="94.784225202496359" table:style-name="ce210">
            <text:p>94,8<text:s text:c="5"/></text:p>
          </table:table-cell>
          <table:table-cell office:value-type="float" office:value="36510" table:style-name="ce209">
            <text:p>36 510</text:p>
          </table:table-cell>
          <table:table-cell office:value-type="float" office:value="94.779470937929958" table:style-name="ce211">
            <text:p>94,8<text:s text:c="5"/></text:p>
          </table:table-cell>
          <table:table-cell office:value-type="float" office:value="518" table:style-name="ce132">
            <text:p>+ 518</text:p>
          </table:table-cell>
          <table:table-cell office:value-type="float" office:value="1.4513462777731081" table:style-name="ce133">
            <text:p>+1,5<text:s text:c="3"/></text:p>
          </table:table-cell>
          <table:table-cell office:value-type="float" office:value="-301" table:style-name="ce132">
            <text:p><text:s/>- 301</text:p>
          </table:table-cell>
          <table:table-cell office:value-type="float" office:value="-0.82443166255820322" table:style-name="ce133">
            <text:p>-0,8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14289" table:style-name="ce214">
            <text:p>14 289</text:p>
          </table:table-cell>
          <table:table-cell office:value-type="float" office:value="37.40380084812314" table:style-name="ce215">
            <text:p>37,4<text:s text:c="5"/></text:p>
          </table:table-cell>
          <table:table-cell office:value-type="float" office:value="14170" table:style-name="ce216">
            <text:p>14 170</text:p>
          </table:table-cell>
          <table:table-cell office:value-type="float" office:value="37.631124684636838" table:style-name="ce217">
            <text:p>37,6<text:s text:c="5"/></text:p>
          </table:table-cell>
          <table:table-cell office:value-type="float" office:value="14028" table:style-name="ce216">
            <text:p>14 028</text:p>
          </table:table-cell>
          <table:table-cell office:value-type="float" office:value="36.416500090859536" table:style-name="ce218">
            <text:p>36,4<text:s text:c="5"/></text:p>
          </table:table-cell>
          <table:table-cell office:value-type="float" office:value="119" table:style-name="ce141">
            <text:p>+ 119</text:p>
          </table:table-cell>
          <table:table-cell office:value-type="float" office:value="0.839802399435427" table:style-name="ce142">
            <text:p>+0,8<text:s text:c="3"/></text:p>
          </table:table-cell>
          <table:table-cell office:value-type="float" office:value="261" table:style-name="ce141">
            <text:p>+ 261</text:p>
          </table:table-cell>
          <table:table-cell office:value-type="float" office:value="1.8605645851154835" table:style-name="ce142">
            <text:p>+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5651" table:style-name="ce214">
            <text:p>5 651</text:p>
          </table:table-cell>
          <table:table-cell office:value-type="float" office:value="14.792419245065702" table:style-name="ce215">
            <text:p>14,8<text:s text:c="5"/></text:p>
          </table:table-cell>
          <table:table-cell office:value-type="float" office:value="5641" table:style-name="ce216">
            <text:p>5 641</text:p>
          </table:table-cell>
          <table:table-cell office:value-type="float" office:value="14.980746248838136" table:style-name="ce217">
            <text:p>15,0<text:s text:c="5"/></text:p>
          </table:table-cell>
          <table:table-cell office:value-type="float" office:value="5509" table:style-name="ce216">
            <text:p>5 509</text:p>
          </table:table-cell>
          <table:table-cell office:value-type="float" office:value="14.301290205342539" table:style-name="ce218">
            <text:p>14,3<text:s text:c="5"/></text:p>
          </table:table-cell>
          <table:table-cell office:value-type="float" office:value="10" table:style-name="ce141">
            <text:p>+ 10</text:p>
          </table:table-cell>
          <table:table-cell office:value-type="float" office:value="0.17727353306151392" table:style-name="ce142">
            <text:p>+0,2<text:s text:c="3"/></text:p>
          </table:table-cell>
          <table:table-cell office:value-type="float" office:value="142" table:style-name="ce141">
            <text:p>+ 142</text:p>
          </table:table-cell>
          <table:table-cell office:value-type="float" office:value="2.5776002904338355" table:style-name="ce142">
            <text:p>+2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13128" table:style-name="ce214">
            <text:p>13 128</text:p>
          </table:table-cell>
          <table:table-cell office:value-type="float" office:value="34.364692948013193" table:style-name="ce215">
            <text:p>34,4<text:s text:c="5"/></text:p>
          </table:table-cell>
          <table:table-cell office:value-type="float" office:value="12414" table:style-name="ce216">
            <text:p>12 414</text:p>
          </table:table-cell>
          <table:table-cell office:value-type="float" office:value="32.967733368742529" table:style-name="ce217">
            <text:p>33,0<text:s text:c="5"/></text:p>
          </table:table-cell>
          <table:table-cell office:value-type="float" office:value="13730" table:style-name="ce216">
            <text:p>13 730</text:p>
          </table:table-cell>
          <table:table-cell office:value-type="float" office:value="35.642896082656215" table:style-name="ce218">
            <text:p>35,6<text:s text:c="5"/></text:p>
          </table:table-cell>
          <table:table-cell office:value-type="float" office:value="714" table:style-name="ce141">
            <text:p>+ 714</text:p>
          </table:table-cell>
          <table:table-cell office:value-type="float" office:value="5.7515708071532137" table:style-name="ce142">
            <text:p>+5,8<text:s text:c="3"/></text:p>
          </table:table-cell>
          <table:table-cell office:value-type="float" office:value="-602" table:style-name="ce141">
            <text:p><text:s/>- 602</text:p>
          </table:table-cell>
          <table:table-cell office:value-type="float" office:value="-4.384559359067735" table:style-name="ce142">
            <text:p>-4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1703" table:style-name="ce214">
            <text:p>1 703</text:p>
          </table:table-cell>
          <table:table-cell office:value-type="float" office:value="4.4578817862939113" table:style-name="ce215">
            <text:p>4,5<text:s text:c="5"/></text:p>
          </table:table-cell>
          <table:table-cell office:value-type="float" office:value="2009" table:style-name="ce216">
            <text:p>2 009</text:p>
          </table:table-cell>
          <table:table-cell office:value-type="float" office:value="5.3352808391979822" table:style-name="ce217">
            <text:p>5,3<text:s text:c="5"/></text:p>
          </table:table-cell>
          <table:table-cell office:value-type="float" office:value="1843" table:style-name="ce216">
            <text:p>1 843</text:p>
          </table:table-cell>
          <table:table-cell office:value-type="float" office:value="4.7844033124789078" table:style-name="ce218">
            <text:p>4,8<text:s text:c="5"/></text:p>
          </table:table-cell>
          <table:table-cell office:value-type="float" office:value="-306" table:style-name="ce141">
            <text:p><text:s/>- 306</text:p>
          </table:table-cell>
          <table:table-cell office:value-type="float" office:value="-15.231458437033348" table:style-name="ce142">
            <text:p>-15,2<text:s text:c="3"/></text:p>
          </table:table-cell>
          <table:table-cell office:value-type="float" office:value="-140" table:style-name="ce141">
            <text:p><text:s/>- 140</text:p>
          </table:table-cell>
          <table:table-cell office:value-type="float" office:value="-7.5963103635377101" table:style-name="ce142">
            <text:p>-7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1438" table:style-name="ce214">
            <text:p>1 438</text:p>
          </table:table-cell>
          <table:table-cell office:value-type="float" office:value="3.7642008271818233" table:style-name="ce215">
            <text:p>3,8<text:s text:c="5"/></text:p>
          </table:table-cell>
          <table:table-cell office:value-type="float" office:value="1457" table:style-name="ce216">
            <text:p>1 457</text:p>
          </table:table-cell>
          <table:table-cell office:value-type="float" office:value="3.8693400610808655" table:style-name="ce217">
            <text:p>3,9<text:s text:c="5"/></text:p>
          </table:table-cell>
          <table:table-cell office:value-type="float" office:value="1400" table:style-name="ce216">
            <text:p>1 400</text:p>
          </table:table-cell>
          <table:table-cell office:value-type="float" office:value="3.6343812465927674" table:style-name="ce218">
            <text:p>3,6<text:s text:c="5"/></text:p>
          </table:table-cell>
          <table:table-cell office:value-type="float" office:value="-19" table:style-name="ce141">
            <text:p><text:s/>- 19</text:p>
          </table:table-cell>
          <table:table-cell office:value-type="float" office:value="-1.3040494166094716" table:style-name="ce142">
            <text:p>-1,3<text:s text:c="3"/></text:p>
          </table:table-cell>
          <table:table-cell office:value-type="float" office:value="38" table:style-name="ce141">
            <text:p>+ 38</text:p>
          </table:table-cell>
          <table:table-cell office:value-type="float" office:value="2.7142857142857144" table:style-name="ce142">
            <text:p>+2,7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12">
            <text:p>REG.AUTÓNOMAS</text:p>
          </table:table-cell>
          <table:table-cell office:value-type="float" office:value="1993" table:style-name="ce207">
            <text:p>1 993</text:p>
          </table:table-cell>
          <table:table-cell office:value-type="float" office:value="5.217004345322235" table:style-name="ce208">
            <text:p>5,2<text:s text:c="5"/></text:p>
          </table:table-cell>
          <table:table-cell office:value-type="float" office:value="1964" table:style-name="ce209">
            <text:p>1 964</text:p>
          </table:table-cell>
          <table:table-cell office:value-type="float" office:value="5.2157747975036512" table:style-name="ce210">
            <text:p>5,2<text:s text:c="5"/></text:p>
          </table:table-cell>
          <table:table-cell office:value-type="float" office:value="2011" table:style-name="ce209">
            <text:p>2 011</text:p>
          </table:table-cell>
          <table:table-cell office:value-type="float" office:value="5.2205290620700397" table:style-name="ce211">
            <text:p>5,2<text:s text:c="5"/></text:p>
          </table:table-cell>
          <table:table-cell office:value-type="float" office:value="29" table:style-name="ce132">
            <text:p>+ 29</text:p>
          </table:table-cell>
          <table:table-cell office:value-type="float" office:value="1.4765784114052953" table:style-name="ce133">
            <text:p>+1,5<text:s text:c="3"/></text:p>
          </table:table-cell>
          <table:table-cell office:value-type="float" office:value="-18" table:style-name="ce132">
            <text:p><text:s/>- 18</text:p>
          </table:table-cell>
          <table:table-cell office:value-type="float" office:value="-0.89507707608155151" table:style-name="ce133">
            <text:p>-0,9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905" table:style-name="ce214">
            <text:p><text:s/>905</text:p>
          </table:table-cell>
          <table:table-cell office:value-type="float" office:value="2.3689859169676981" table:style-name="ce215">
            <text:p>2,4<text:s text:c="5"/></text:p>
          </table:table-cell>
          <table:table-cell office:value-type="float" office:value="937" table:style-name="ce216">
            <text:p><text:s/>937</text:p>
          </table:table-cell>
          <table:table-cell office:value-type="float" office:value="2.4883813570574955" table:style-name="ce217">
            <text:p>2,5<text:s text:c="5"/></text:p>
          </table:table-cell>
          <table:table-cell office:value-type="float" office:value="886" table:style-name="ce216">
            <text:p><text:s/>886</text:p>
          </table:table-cell>
          <table:table-cell office:value-type="float" office:value="2.30004413177228" table:style-name="ce218">
            <text:p>2,3<text:s text:c="5"/></text:p>
          </table:table-cell>
          <table:table-cell office:value-type="float" office:value="-32" table:style-name="ce141">
            <text:p><text:s/>- 32</text:p>
          </table:table-cell>
          <table:table-cell office:value-type="float" office:value="-3.4151547491995733" table:style-name="ce142">
            <text:p>-3,4<text:s text:c="3"/></text:p>
          </table:table-cell>
          <table:table-cell office:value-type="float" office:value="19" table:style-name="ce141">
            <text:p>+ 19</text:p>
          </table:table-cell>
          <table:table-cell office:value-type="float" office:value="2.144469525959368" table:style-name="ce142">
            <text:p>+2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1088" table:style-name="ce214">
            <text:p>1 088</text:p>
          </table:table-cell>
          <table:table-cell office:value-type="float" office:value="2.8480184283545364" table:style-name="ce215">
            <text:p>2,8<text:s text:c="5"/></text:p>
          </table:table-cell>
          <table:table-cell office:value-type="float" office:value="1027" table:style-name="ce216">
            <text:p>1 027</text:p>
          </table:table-cell>
          <table:table-cell office:value-type="float" office:value="2.7273934404461557" table:style-name="ce217">
            <text:p>2,7<text:s text:c="5"/></text:p>
          </table:table-cell>
          <table:table-cell office:value-type="float" office:value="1125" table:style-name="ce216">
            <text:p>1 125</text:p>
          </table:table-cell>
          <table:table-cell office:value-type="float" office:value="2.9204849302977598" table:style-name="ce218">
            <text:p>2,9<text:s text:c="5"/></text:p>
          </table:table-cell>
          <table:table-cell office:value-type="float" office:value="61" table:style-name="ce141">
            <text:p>+ 61</text:p>
          </table:table-cell>
          <table:table-cell office:value-type="float" office:value="5.9396299902629019" table:style-name="ce142">
            <text:p>+5,9<text:s text:c="3"/></text:p>
          </table:table-cell>
          <table:table-cell office:value-type="float" office:value="-37" table:style-name="ce141">
            <text:p><text:s/>- 37</text:p>
          </table:table-cell>
          <table:table-cell office:value-type="float" office:value="-3.2888888888888892" table:style-name="ce142">
            <text:p>-3,3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29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3"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2">
          <table:table-cell/>
          <table:table-cell table:number-columns-repeated="11" table:style-name="ce1"/>
          <table:table-cell table:number-columns-repeated="6" table:style-name="ce96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69"/>
          <table:table-cell table:style-name="ce278"/>
          <table:table-cell table:style-name="ce279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5"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7"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number-columns-repeated="16365"/>
        </table:table-row>
        <table:table-row table:style-name="ro18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style-name="ce1"/>
          <table:table-cell table:style-name="ce153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6">
        <table:table-column table:style-name="co10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33" table:default-cell-style-name="ce185"/>
        <table:table-column table:style-name="co43" table:default-cell-style-name="ce185"/>
        <table:table-column table:style-name="co44" table:default-cell-style-name="ce1"/>
        <table:table-column table:style-name="co43" table:default-cell-style-name="ce1"/>
        <table:table-column table:style-name="co45" table:default-cell-style-name="ce1"/>
        <table:table-column table:style-name="co38" table:default-cell-style-name="ce1"/>
        <table:table-column table:style-name="co46" table:default-cell-style-name="ce1"/>
        <table:table-column table:style-name="co4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8802in" svg:y="0.11938in" svg:width="2.684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8749in" svg:y="0.24009in" svg:width="2.04803in" svg:height="0.50605in">
                <draw:text-box>
                  <text:p text:style-name="a70" text:class-names="" text:cond-style-name=""><text:span text:style-name="a68" text:class-names="">MAIO 2019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2" draw:style-name="a66" draw:name="Text Box 122" svg:x="0in" svg:y="0in" svg:width="0.97917in" svg:height="0.31121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7">
            <text:p><text:s/>Quadro 8 - OFERTAS DE EMPREGO RECEBIDAS, <text:s text:c="2"/>POR <text:s/>REGIÕES<text:s text:c="3"/></text:p>
          </table:table-cell>
          <table:table-cell table:number-columns-repeated="10" table:style-name="ce97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9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08"/>
          <table:table-cell office:value-type="string" table:style-name="ce177">
            <text:p>MAIO 2019</text:p>
          </table:table-cell>
          <table:table-cell office:value-type="string" table:style-name="ce19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91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9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 table:style-name="ce1"/>
        </table:table-row>
        <table:table-row table:style-name="ro4">
          <table:table-cell/>
          <table:table-cell office:value-type="string" table:style-name="ce206">
            <text:p>PORTUGAL</text:p>
          </table:table-cell>
          <table:table-cell office:value-type="float" office:value="13561" table:style-name="ce207">
            <text:p>13 561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10467" table:style-name="ce209">
            <text:p>10 467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12857" table:style-name="ce209">
            <text:p>12 857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3094" table:style-name="ce132">
            <text:p>+3 094</text:p>
          </table:table-cell>
          <table:table-cell office:value-type="float" office:value="29.559568166618899" table:style-name="ce133">
            <text:p>+29,6<text:s text:c="3"/></text:p>
          </table:table-cell>
          <table:table-cell office:value-type="float" office:value="704" table:style-name="ce132">
            <text:p>+ 704</text:p>
          </table:table-cell>
          <table:table-cell office:value-type="float" office:value="5.4756163957377302" table:style-name="ce133">
            <text:p>+5,5<text:s text:c="3"/></text:p>
          </table:table-cell>
          <table:table-cell table:style-name="ce134"/>
          <table:table-cell table:style-name="ce96"/>
          <table:table-cell table:number-columns-repeated="2" table:style-name="ce287"/>
          <table:table-cell table:number-columns-repeated="2" table:style-name="ce135"/>
          <table:table-cell table:number-columns-repeated="16366"/>
        </table:table-row>
        <table:table-row table:style-name="ro31">
          <table:table-cell/>
          <table:table-cell office:value-type="string" table:style-name="ce212">
            <text:p>CONTINENTE</text:p>
          </table:table-cell>
          <table:table-cell office:value-type="float" office:value="12984" table:style-name="ce207">
            <text:p>12 984</text:p>
          </table:table-cell>
          <table:table-cell office:value-type="float" office:value="95.745151537497236" table:style-name="ce208">
            <text:p>95,7<text:s text:c="5"/></text:p>
          </table:table-cell>
          <table:table-cell office:value-type="float" office:value="10016" table:style-name="ce209">
            <text:p>10 016</text:p>
          </table:table-cell>
          <table:table-cell office:value-type="float" office:value="95.691220024839978" table:style-name="ce210">
            <text:p>95,7<text:s text:c="5"/></text:p>
          </table:table-cell>
          <table:table-cell office:value-type="float" office:value="12301" table:style-name="ce209">
            <text:p>12 301</text:p>
          </table:table-cell>
          <table:table-cell office:value-type="float" office:value="95.675507505638961" table:style-name="ce211">
            <text:p>95,7<text:s text:c="5"/></text:p>
          </table:table-cell>
          <table:table-cell office:value-type="float" office:value="2968" table:style-name="ce132">
            <text:p>+2 968</text:p>
          </table:table-cell>
          <table:table-cell office:value-type="float" office:value="29.63258785942492" table:style-name="ce133">
            <text:p>+29,6<text:s text:c="3"/></text:p>
          </table:table-cell>
          <table:table-cell office:value-type="float" office:value="683" table:style-name="ce132">
            <text:p>+ 683</text:p>
          </table:table-cell>
          <table:table-cell office:value-type="float" office:value="5.5523941142996502" table:style-name="ce133">
            <text:p>+5,6<text:s text:c="3"/></text:p>
          </table:table-cell>
          <table:table-cell table:style-name="ce152"/>
          <table:table-cell table:style-name="ce183"/>
          <table:table-cell table:number-columns-repeated="2" table:style-name="ce288"/>
          <table:table-cell table:number-columns-repeated="2" table:style-name="ce153"/>
          <table:table-cell table:number-columns-repeated="16366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3395" table:style-name="ce214">
            <text:p>3 395</text:p>
          </table:table-cell>
          <table:table-cell office:value-type="float" office:value="25.035026915419216" table:style-name="ce215">
            <text:p>25,0<text:s text:c="5"/></text:p>
          </table:table-cell>
          <table:table-cell office:value-type="float" office:value="2574" table:style-name="ce216">
            <text:p>2 574</text:p>
          </table:table-cell>
          <table:table-cell office:value-type="float" office:value="24.591573516766982" table:style-name="ce217">
            <text:p>24,6<text:s text:c="5"/></text:p>
          </table:table-cell>
          <table:table-cell office:value-type="float" office:value="3370" table:style-name="ce216">
            <text:p>3 370</text:p>
          </table:table-cell>
          <table:table-cell office:value-type="float" office:value="26.211402348914987" table:style-name="ce218">
            <text:p>26,2<text:s text:c="5"/></text:p>
          </table:table-cell>
          <table:table-cell office:value-type="float" office:value="821" table:style-name="ce141">
            <text:p>+ 821</text:p>
          </table:table-cell>
          <table:table-cell office:value-type="float" office:value="31.895881895881896" table:style-name="ce142">
            <text:p>+31,9<text:s text:c="3"/></text:p>
          </table:table-cell>
          <table:table-cell office:value-type="float" office:value="25" table:style-name="ce141">
            <text:p>+ 25</text:p>
          </table:table-cell>
          <table:table-cell office:value-type="float" office:value="0.74183976261127604" table:style-name="ce142">
            <text:p>+0,7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3720" table:style-name="ce214">
            <text:p>3 720</text:p>
          </table:table-cell>
          <table:table-cell office:value-type="float" office:value="27.431605338839322" table:style-name="ce215">
            <text:p>27,4<text:s text:c="5"/></text:p>
          </table:table-cell>
          <table:table-cell office:value-type="float" office:value="2502" table:style-name="ce216">
            <text:p>2 502</text:p>
          </table:table-cell>
          <table:table-cell office:value-type="float" office:value="23.903697334479794" table:style-name="ce217">
            <text:p>23,9<text:s text:c="5"/></text:p>
          </table:table-cell>
          <table:table-cell office:value-type="float" office:value="3026" table:style-name="ce216">
            <text:p>3 026</text:p>
          </table:table-cell>
          <table:table-cell office:value-type="float" office:value="23.535817064634053" table:style-name="ce218">
            <text:p>23,5<text:s text:c="5"/></text:p>
          </table:table-cell>
          <table:table-cell office:value-type="float" office:value="1218" table:style-name="ce141">
            <text:p>+1 218</text:p>
          </table:table-cell>
          <table:table-cell office:value-type="float" office:value="48.681055155875299" table:style-name="ce142">
            <text:p>+48,7<text:s text:c="3"/></text:p>
          </table:table-cell>
          <table:table-cell office:value-type="float" office:value="694" table:style-name="ce141">
            <text:p>+ 694</text:p>
          </table:table-cell>
          <table:table-cell office:value-type="float" office:value="22.934567085261072" table:style-name="ce142">
            <text:p>+22,9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3862" table:style-name="ce214">
            <text:p>3 862</text:p>
          </table:table-cell>
          <table:table-cell office:value-type="float" office:value="28.478725757687485" table:style-name="ce215">
            <text:p>28,5<text:s text:c="5"/></text:p>
          </table:table-cell>
          <table:table-cell office:value-type="float" office:value="3053" table:style-name="ce216">
            <text:p>3 053</text:p>
          </table:table-cell>
          <table:table-cell office:value-type="float" office:value="29.167860896149804" table:style-name="ce217">
            <text:p>29,2<text:s text:c="5"/></text:p>
          </table:table-cell>
          <table:table-cell office:value-type="float" office:value="3503" table:style-name="ce216">
            <text:p>3 503</text:p>
          </table:table-cell>
          <table:table-cell office:value-type="float" office:value="27.245858287314306" table:style-name="ce218">
            <text:p>27,2<text:s text:c="5"/></text:p>
          </table:table-cell>
          <table:table-cell office:value-type="float" office:value="809" table:style-name="ce141">
            <text:p>+ 809</text:p>
          </table:table-cell>
          <table:table-cell office:value-type="float" office:value="26.498526039960694" table:style-name="ce142">
            <text:p>+26,5<text:s text:c="3"/></text:p>
          </table:table-cell>
          <table:table-cell office:value-type="float" office:value="359" table:style-name="ce141">
            <text:p>+ 359</text:p>
          </table:table-cell>
          <table:table-cell office:value-type="float" office:value="10.248358549814444" table:style-name="ce142">
            <text:p>+10,2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1127" table:style-name="ce214">
            <text:p>1 127</text:p>
          </table:table-cell>
          <table:table-cell office:value-type="float" office:value="8.3105965636752455" table:style-name="ce215">
            <text:p>8,3<text:s text:c="5"/></text:p>
          </table:table-cell>
          <table:table-cell office:value-type="float" office:value="703" table:style-name="ce216">
            <text:p><text:s/>703</text:p>
          </table:table-cell>
          <table:table-cell office:value-type="float" office:value="6.7163466131651859" table:style-name="ce217">
            <text:p>6,7<text:s text:c="5"/></text:p>
          </table:table-cell>
          <table:table-cell office:value-type="float" office:value="1251" table:style-name="ce216">
            <text:p>1 251</text:p>
          </table:table-cell>
          <table:table-cell office:value-type="float" office:value="9.7301081123123598" table:style-name="ce218">
            <text:p>9,7<text:s text:c="5"/></text:p>
          </table:table-cell>
          <table:table-cell office:value-type="float" office:value="424" table:style-name="ce141">
            <text:p>+ 424</text:p>
          </table:table-cell>
          <table:table-cell office:value-type="float" office:value="60.312944523470833" table:style-name="ce142">
            <text:p>+60,3<text:s text:c="3"/></text:p>
          </table:table-cell>
          <table:table-cell office:value-type="float" office:value="-124" table:style-name="ce141">
            <text:p><text:s/>- 124</text:p>
          </table:table-cell>
          <table:table-cell office:value-type="float" office:value="-9.9120703437250199" table:style-name="ce142">
            <text:p>-9,9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880" table:style-name="ce214">
            <text:p><text:s/>880</text:p>
          </table:table-cell>
          <table:table-cell office:value-type="float" office:value="6.489196961875968" table:style-name="ce215">
            <text:p>6,5<text:s text:c="5"/></text:p>
          </table:table-cell>
          <table:table-cell office:value-type="float" office:value="1184" table:style-name="ce216">
            <text:p>1 184</text:p>
          </table:table-cell>
          <table:table-cell office:value-type="float" office:value="11.311741664278207" table:style-name="ce217">
            <text:p>11,3<text:s text:c="5"/></text:p>
          </table:table-cell>
          <table:table-cell office:value-type="float" office:value="1151" table:style-name="ce216">
            <text:p>1 151</text:p>
          </table:table-cell>
          <table:table-cell office:value-type="float" office:value="8.9523216924632507" table:style-name="ce218">
            <text:p>9,0<text:s text:c="5"/></text:p>
          </table:table-cell>
          <table:table-cell office:value-type="float" office:value="-304" table:style-name="ce141">
            <text:p><text:s/>- 304</text:p>
          </table:table-cell>
          <table:table-cell office:value-type="float" office:value="-25.675675675675674" table:style-name="ce142">
            <text:p>-25,7<text:s text:c="3"/></text:p>
          </table:table-cell>
          <table:table-cell office:value-type="float" office:value="-271" table:style-name="ce141">
            <text:p><text:s/>- 271</text:p>
          </table:table-cell>
          <table:table-cell office:value-type="float" office:value="-23.544743701129452" table:style-name="ce142">
            <text:p>-23,5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32">
          <table:table-cell/>
          <table:table-cell office:value-type="string" table:style-name="ce212">
            <text:p>REG.AUTÓNOMAS</text:p>
          </table:table-cell>
          <table:table-cell office:value-type="float" office:value="577" table:style-name="ce207">
            <text:p><text:s/>577</text:p>
          </table:table-cell>
          <table:table-cell office:value-type="float" office:value="4.2548484625027649" table:style-name="ce208">
            <text:p>4,3<text:s text:c="5"/></text:p>
          </table:table-cell>
          <table:table-cell office:value-type="float" office:value="451" table:style-name="ce209">
            <text:p><text:s/>451</text:p>
          </table:table-cell>
          <table:table-cell office:value-type="float" office:value="4.3087799751600269" table:style-name="ce210">
            <text:p>4,3<text:s text:c="5"/></text:p>
          </table:table-cell>
          <table:table-cell office:value-type="float" office:value="556" table:style-name="ce209">
            <text:p><text:s/>556</text:p>
          </table:table-cell>
          <table:table-cell office:value-type="float" office:value="4.3244924943610483" table:style-name="ce211">
            <text:p>4,3<text:s text:c="5"/></text:p>
          </table:table-cell>
          <table:table-cell office:value-type="float" office:value="126" table:style-name="ce132">
            <text:p>+ 126</text:p>
          </table:table-cell>
          <table:table-cell office:value-type="float" office:value="27.937915742793791" table:style-name="ce133">
            <text:p>+27,9<text:s text:c="3"/></text:p>
          </table:table-cell>
          <table:table-cell office:value-type="float" office:value="21" table:style-name="ce132">
            <text:p>+ 21</text:p>
          </table:table-cell>
          <table:table-cell office:value-type="float" office:value="3.7769784172661871" table:style-name="ce133">
            <text:p>+3,8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235" table:style-name="ce214">
            <text:p><text:s/>235</text:p>
          </table:table-cell>
          <table:table-cell office:value-type="float" office:value="1.7329105523191506" table:style-name="ce215">
            <text:p>1,7<text:s text:c="5"/></text:p>
          </table:table-cell>
          <table:table-cell office:value-type="float" office:value="191" table:style-name="ce216">
            <text:p><text:s/>191</text:p>
          </table:table-cell>
          <table:table-cell office:value-type="float" office:value="1.8247826502340687" table:style-name="ce217">
            <text:p>1,8<text:s text:c="5"/></text:p>
          </table:table-cell>
          <table:table-cell office:value-type="float" office:value="246" table:style-name="ce216">
            <text:p><text:s/>246</text:p>
          </table:table-cell>
          <table:table-cell office:value-type="float" office:value="1.9133545928288092" table:style-name="ce218">
            <text:p>1,9<text:s text:c="5"/></text:p>
          </table:table-cell>
          <table:table-cell office:value-type="float" office:value="44" table:style-name="ce141">
            <text:p>+ 44</text:p>
          </table:table-cell>
          <table:table-cell office:value-type="float" office:value="23.036649214659686" table:style-name="ce142">
            <text:p>+23,0<text:s text:c="3"/></text:p>
          </table:table-cell>
          <table:table-cell office:value-type="float" office:value="-11" table:style-name="ce141">
            <text:p><text:s/>- 11</text:p>
          </table:table-cell>
          <table:table-cell office:value-type="float" office:value="-4.4715447154471546" table:style-name="ce142">
            <text:p>-4,5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342" table:style-name="ce214">
            <text:p><text:s/>342</text:p>
          </table:table-cell>
          <table:table-cell office:value-type="float" office:value="2.5219379101836146" table:style-name="ce215">
            <text:p>2,5<text:s text:c="5"/></text:p>
          </table:table-cell>
          <table:table-cell office:value-type="float" office:value="260" table:style-name="ce216">
            <text:p><text:s/>260</text:p>
          </table:table-cell>
          <table:table-cell office:value-type="float" office:value="2.4839973249259577" table:style-name="ce217">
            <text:p>2,5<text:s text:c="5"/></text:p>
          </table:table-cell>
          <table:table-cell office:value-type="float" office:value="310" table:style-name="ce216">
            <text:p><text:s/>310</text:p>
          </table:table-cell>
          <table:table-cell office:value-type="float" office:value="2.4111379015322392" table:style-name="ce218">
            <text:p>2,4<text:s text:c="5"/></text:p>
          </table:table-cell>
          <table:table-cell office:value-type="float" office:value="82" table:style-name="ce141">
            <text:p>+ 82</text:p>
          </table:table-cell>
          <table:table-cell office:value-type="float" office:value="31.538461538461537" table:style-name="ce142">
            <text:p>+31,5<text:s text:c="3"/></text:p>
          </table:table-cell>
          <table:table-cell office:value-type="float" office:value="32" table:style-name="ce141">
            <text:p>+ 32</text:p>
          </table:table-cell>
          <table:table-cell office:value-type="float" office:value="10.32258064516129" table:style-name="ce142">
            <text:p>+10,3<text:s text:c="3"/></text:p>
          </table:table-cell>
          <table:table-cell table:style-name="ce152"/>
          <table:table-cell table:number-columns-repeated="3" table:style-name="ce1"/>
          <table:table-cell table:number-columns-repeated="2" table:style-name="ce152"/>
          <table:table-cell table:number-columns-repeated="16366"/>
        </table:table-row>
        <table:table-row table:style-name="ro18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3" table:style-name="ce152"/>
          <table:table-cell table:style-name="ce289"/>
          <table:table-cell table:number-columns-repeated="2" table:style-name="ce152"/>
          <table:table-cell table:number-columns-repeated="16366"/>
        </table:table-row>
        <table:table-row table:style-name="ro13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7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7"/>
          <table:table-cell office:value-type="string" table:style-name="ce290">
            <text:p>CONTINENTE</text:p>
          </table:table-cell>
          <table:table-cell table:style-name="ce290"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9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07"/>
          <table:table-cell table:number-columns-repeated="16366"/>
        </table:table-row>
        <table:table-row table:style-name="ro25">
          <table:table-cell/>
          <table:table-cell table:style-name="ce10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6"/>
          <table:table-cell table:number-columns-repeated="16371" table:style-name="ce1"/>
        </table:table-row>
        <table:table-row table:style-name="ro12">
          <table:table-cell/>
          <table:table-cell office:value-type="string" table:style-name="ce291">
            <text:p>Total</text:p>
          </table:table-cell>
          <table:table-cell office:value-type="float" office:value="12984" table:style-name="ce128">
            <text:p>12 984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10016" table:style-name="ce239">
            <text:p>10 016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12301" table:style-name="ce130">
            <text:p>12 301</text:p>
          </table:table-cell>
          <table:table-cell office:value-type="float" office:value="100.00000000000001" table:style-name="ce241">
            <text:p>100,0<text:s text:c="5"/></text:p>
          </table:table-cell>
          <table:table-cell office:value-type="float" office:value="2968" table:style-name="ce132">
            <text:p>+2 968</text:p>
          </table:table-cell>
          <table:table-cell office:value-type="float" office:value="29.63258785942492" table:style-name="ce133">
            <text:p>+29,6<text:s text:c="3"/></text:p>
          </table:table-cell>
          <table:table-cell office:value-type="float" office:value="683" table:style-name="ce132">
            <text:p>+ 683</text:p>
          </table:table-cell>
          <table:table-cell office:value-type="float" office:value="5.5523941142996502" table:style-name="ce133">
            <text:p>+5,6<text:s text:c="3"/></text:p>
          </table:table-cell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292">
            <text:p>1- Repres. do poder legislativo e de órgãos exec., dirigentes, dire. e gestores execu.</text:p>
          </table:table-cell>
          <table:table-cell office:value-type="float" office:value="62" table:style-name="ce137">
            <text:p><text:s/>62</text:p>
          </table:table-cell>
          <table:table-cell office:value-type="float" office:value="0.47751078250154039" table:style-name="ce243">
            <text:p>0,5<text:s text:c="5"/></text:p>
          </table:table-cell>
          <table:table-cell office:value-type="float" office:value="27" table:style-name="ce244">
            <text:p><text:s/>27</text:p>
          </table:table-cell>
          <table:table-cell office:value-type="float" office:value="0.26956869009584661" table:style-name="ce245">
            <text:p>0,3<text:s text:c="5"/></text:p>
          </table:table-cell>
          <table:table-cell office:value-type="float" office:value="29" table:style-name="ce139">
            <text:p><text:s/>29</text:p>
          </table:table-cell>
          <table:table-cell office:value-type="float" office:value="0.23575319079749613" table:style-name="ce246">
            <text:p>0,2<text:s text:c="5"/></text:p>
          </table:table-cell>
          <table:table-cell office:value-type="float" office:value="35" table:style-name="ce141">
            <text:p>+ 35</text:p>
          </table:table-cell>
          <table:table-cell office:value-type="float" office:value="129.62962962962962" table:style-name="ce142">
            <text:p>+129,6<text:s text:c="3"/></text:p>
          </table:table-cell>
          <table:table-cell office:value-type="float" office:value="33" table:style-name="ce141">
            <text:p>+ 33</text:p>
          </table:table-cell>
          <table:table-cell office:value-type="float" office:value="113.79310344827587" table:style-name="ce142">
            <text:p>+113,8<text:s text:c="3"/></text:p>
          </table:table-cell>
          <table:table-cell table:style-name="ce134"/>
          <table:table-cell table:style-name="ce96"/>
          <table:table-cell table:number-columns-repeated="2" table:style-name="ce287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2- Especialistas das atividades intelectuais e científicas</text:p>
          </table:table-cell>
          <table:table-cell office:value-type="float" office:value="871" table:style-name="ce137">
            <text:p><text:s/>871</text:p>
          </table:table-cell>
          <table:table-cell office:value-type="float" office:value="6.7082563154651869" table:style-name="ce243">
            <text:p>6,7<text:s text:c="5"/></text:p>
          </table:table-cell>
          <table:table-cell office:value-type="float" office:value="594" table:style-name="ce244">
            <text:p><text:s/>594</text:p>
          </table:table-cell>
          <table:table-cell office:value-type="float" office:value="5.930511182108626" table:style-name="ce245">
            <text:p>5,9<text:s text:c="5"/></text:p>
          </table:table-cell>
          <table:table-cell office:value-type="float" office:value="497" table:style-name="ce139">
            <text:p><text:s/>497</text:p>
          </table:table-cell>
          <table:table-cell office:value-type="float" office:value="4.0403219250467446" table:style-name="ce246">
            <text:p>4,0<text:s text:c="5"/></text:p>
          </table:table-cell>
          <table:table-cell office:value-type="float" office:value="277" table:style-name="ce141">
            <text:p>+ 277</text:p>
          </table:table-cell>
          <table:table-cell office:value-type="float" office:value="46.63299663299663" table:style-name="ce142">
            <text:p>+46,6<text:s text:c="3"/></text:p>
          </table:table-cell>
          <table:table-cell office:value-type="float" office:value="374" table:style-name="ce141">
            <text:p>+ 374</text:p>
          </table:table-cell>
          <table:table-cell office:value-type="float" office:value="75.251509054325965" table:style-name="ce142">
            <text:p>+75,3<text:s text:c="3"/></text:p>
          </table:table-cell>
          <table:table-cell table:style-name="ce152"/>
          <table:table-cell table:style-name="ce183"/>
          <table:table-cell table:number-columns-repeated="2" table:style-name="ce288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3- Técnicos e profissões de nível intermédio</text:p>
          </table:table-cell>
          <table:table-cell office:value-type="float" office:value="922" table:style-name="ce137">
            <text:p><text:s/>922</text:p>
          </table:table-cell>
          <table:table-cell office:value-type="float" office:value="7.1010474430067774" table:style-name="ce243">
            <text:p>7,1<text:s text:c="5"/></text:p>
          </table:table-cell>
          <table:table-cell office:value-type="float" office:value="570" table:style-name="ce244">
            <text:p><text:s/>570</text:p>
          </table:table-cell>
          <table:table-cell office:value-type="float" office:value="5.6908945686900951" table:style-name="ce245">
            <text:p>5,7<text:s text:c="5"/></text:p>
          </table:table-cell>
          <table:table-cell office:value-type="float" office:value="640" table:style-name="ce139">
            <text:p><text:s/>640</text:p>
          </table:table-cell>
          <table:table-cell office:value-type="float" office:value="5.2028290382895701" table:style-name="ce246">
            <text:p>5,2<text:s text:c="5"/></text:p>
          </table:table-cell>
          <table:table-cell office:value-type="float" office:value="352" table:style-name="ce141">
            <text:p>+ 352</text:p>
          </table:table-cell>
          <table:table-cell office:value-type="float" office:value="61.754385964912281" table:style-name="ce142">
            <text:p>+61,8<text:s text:c="3"/></text:p>
          </table:table-cell>
          <table:table-cell office:value-type="float" office:value="282" table:style-name="ce141">
            <text:p>+ 282</text:p>
          </table:table-cell>
          <table:table-cell office:value-type="float" office:value="44.0625" table:style-name="ce142">
            <text:p>+44,1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4- Pessoal administrativo</text:p>
          </table:table-cell>
          <table:table-cell office:value-type="float" office:value="1111" table:style-name="ce137">
            <text:p>1 111</text:p>
          </table:table-cell>
          <table:table-cell office:value-type="float" office:value="8.5566851509550226" table:style-name="ce243">
            <text:p>8,6<text:s text:c="5"/></text:p>
          </table:table-cell>
          <table:table-cell office:value-type="float" office:value="874" table:style-name="ce244">
            <text:p><text:s/>874</text:p>
          </table:table-cell>
          <table:table-cell office:value-type="float" office:value="8.7260383386581477" table:style-name="ce245">
            <text:p>8,7<text:s text:c="5"/></text:p>
          </table:table-cell>
          <table:table-cell office:value-type="float" office:value="1052" table:style-name="ce139">
            <text:p>1 052</text:p>
          </table:table-cell>
          <table:table-cell office:value-type="float" office:value="8.552150231688481" table:style-name="ce246">
            <text:p>8,6<text:s text:c="5"/></text:p>
          </table:table-cell>
          <table:table-cell office:value-type="float" office:value="237" table:style-name="ce141">
            <text:p>+ 237</text:p>
          </table:table-cell>
          <table:table-cell office:value-type="float" office:value="27.116704805491992" table:style-name="ce142">
            <text:p>+27,1<text:s text:c="3"/></text:p>
          </table:table-cell>
          <table:table-cell office:value-type="float" office:value="59" table:style-name="ce141">
            <text:p>+ 59</text:p>
          </table:table-cell>
          <table:table-cell office:value-type="float" office:value="5.6083650190114067" table:style-name="ce142">
            <text:p>+5,6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5- Trabalhadores dos serviços pessoais, de proteção e segurança e vendedores</text:p>
          </table:table-cell>
          <table:table-cell office:value-type="float" office:value="2730" table:style-name="ce137">
            <text:p>2 730</text:p>
          </table:table-cell>
          <table:table-cell office:value-type="float" office:value="21.025878003696857" table:style-name="ce243">
            <text:p>21,0<text:s text:c="5"/></text:p>
          </table:table-cell>
          <table:table-cell office:value-type="float" office:value="2363" table:style-name="ce244">
            <text:p>2 363</text:p>
          </table:table-cell>
          <table:table-cell office:value-type="float" office:value="23.592252396166131" table:style-name="ce245">
            <text:p>23,6<text:s text:c="5"/></text:p>
          </table:table-cell>
          <table:table-cell office:value-type="float" office:value="2639" table:style-name="ce139">
            <text:p>2 639</text:p>
          </table:table-cell>
          <table:table-cell office:value-type="float" office:value="21.453540362572149" table:style-name="ce246">
            <text:p>21,5<text:s text:c="5"/></text:p>
          </table:table-cell>
          <table:table-cell office:value-type="float" office:value="367" table:style-name="ce141">
            <text:p>+ 367</text:p>
          </table:table-cell>
          <table:table-cell office:value-type="float" office:value="15.531104528142192" table:style-name="ce142">
            <text:p>+15,5<text:s text:c="3"/></text:p>
          </table:table-cell>
          <table:table-cell office:value-type="float" office:value="91" table:style-name="ce141">
            <text:p>+ 91</text:p>
          </table:table-cell>
          <table:table-cell office:value-type="float" office:value="3.4482758620689653" table:style-name="ce142">
            <text:p>+3,4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6- Agricultores e trabalhadores qualificados da agricultura, da pesca e da floresta</text:p>
          </table:table-cell>
          <table:table-cell office:value-type="float" office:value="407" table:style-name="ce137">
            <text:p><text:s/>407</text:p>
          </table:table-cell>
          <table:table-cell office:value-type="float" office:value="3.134627233518176" table:style-name="ce243">
            <text:p>3,1<text:s text:c="5"/></text:p>
          </table:table-cell>
          <table:table-cell office:value-type="float" office:value="271" table:style-name="ce244">
            <text:p><text:s/>271</text:p>
          </table:table-cell>
          <table:table-cell office:value-type="float" office:value="2.705670926517572" table:style-name="ce245">
            <text:p>2,7<text:s text:c="5"/></text:p>
          </table:table-cell>
          <table:table-cell office:value-type="float" office:value="863" table:style-name="ce139">
            <text:p><text:s/>863</text:p>
          </table:table-cell>
          <table:table-cell office:value-type="float" office:value="7.0156897813185921" table:style-name="ce246">
            <text:p>7,0<text:s text:c="5"/></text:p>
          </table:table-cell>
          <table:table-cell office:value-type="float" office:value="136" table:style-name="ce141">
            <text:p>+ 136</text:p>
          </table:table-cell>
          <table:table-cell office:value-type="float" office:value="50.184501845018445" table:style-name="ce142">
            <text:p>+50,2<text:s text:c="3"/></text:p>
          </table:table-cell>
          <table:table-cell office:value-type="float" office:value="-456" table:style-name="ce141">
            <text:p><text:s/>- 456</text:p>
          </table:table-cell>
          <table:table-cell office:value-type="float" office:value="-52.838933951332557" table:style-name="ce142">
            <text:p>-52,8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7- Trabalhadores qualificados da indústria, construção e artífices</text:p>
          </table:table-cell>
          <table:table-cell office:value-type="float" office:value="2118" table:style-name="ce137">
            <text:p>2 118</text:p>
          </table:table-cell>
          <table:table-cell office:value-type="float" office:value="16.312384473197781" table:style-name="ce243">
            <text:p>16,3<text:s text:c="5"/></text:p>
          </table:table-cell>
          <table:table-cell office:value-type="float" office:value="1446" table:style-name="ce244">
            <text:p>1 446</text:p>
          </table:table-cell>
          <table:table-cell office:value-type="float" office:value="14.436900958466452" table:style-name="ce245">
            <text:p>14,4<text:s text:c="5"/></text:p>
          </table:table-cell>
          <table:table-cell office:value-type="float" office:value="2007" table:style-name="ce139">
            <text:p>2 007</text:p>
          </table:table-cell>
          <table:table-cell office:value-type="float" office:value="16.3157466872612" table:style-name="ce246">
            <text:p>16,3<text:s text:c="5"/></text:p>
          </table:table-cell>
          <table:table-cell office:value-type="float" office:value="672" table:style-name="ce141">
            <text:p>+ 672</text:p>
          </table:table-cell>
          <table:table-cell office:value-type="float" office:value="46.473029045643152" table:style-name="ce142">
            <text:p>+46,5<text:s text:c="3"/></text:p>
          </table:table-cell>
          <table:table-cell office:value-type="float" office:value="111" table:style-name="ce141">
            <text:p>+ 111</text:p>
          </table:table-cell>
          <table:table-cell office:value-type="float" office:value="5.5306427503736915" table:style-name="ce142">
            <text:p>+5,5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8- Operadores de instalações e máquinas e trabalhadores da montagem</text:p>
          </table:table-cell>
          <table:table-cell office:value-type="float" office:value="1329" table:style-name="ce137">
            <text:p>1 329</text:p>
          </table:table-cell>
          <table:table-cell office:value-type="float" office:value="10.235674676524955" table:style-name="ce243">
            <text:p>10,2<text:s text:c="5"/></text:p>
          </table:table-cell>
          <table:table-cell office:value-type="float" office:value="899" table:style-name="ce244">
            <text:p><text:s/>899</text:p>
          </table:table-cell>
          <table:table-cell office:value-type="float" office:value="8.9756389776357839" table:style-name="ce245">
            <text:p>9,0<text:s text:c="5"/></text:p>
          </table:table-cell>
          <table:table-cell office:value-type="float" office:value="976" table:style-name="ce139">
            <text:p><text:s/>976</text:p>
          </table:table-cell>
          <table:table-cell office:value-type="float" office:value="7.9343142833915943" table:style-name="ce246">
            <text:p>7,9<text:s text:c="5"/></text:p>
          </table:table-cell>
          <table:table-cell office:value-type="float" office:value="430" table:style-name="ce141">
            <text:p>+ 430</text:p>
          </table:table-cell>
          <table:table-cell office:value-type="float" office:value="47.830923248053395" table:style-name="ce142">
            <text:p>+47,8<text:s text:c="3"/></text:p>
          </table:table-cell>
          <table:table-cell office:value-type="float" office:value="353" table:style-name="ce141">
            <text:p>+ 353</text:p>
          </table:table-cell>
          <table:table-cell office:value-type="float" office:value="36.168032786885249" table:style-name="ce142">
            <text:p>+36,2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9- Trabalhadores não qualificados</text:p>
          </table:table-cell>
          <table:table-cell office:value-type="float" office:value="3428" table:style-name="ce137">
            <text:p>3 428</text:p>
          </table:table-cell>
          <table:table-cell office:value-type="float" office:value="26.401725200246457" table:style-name="ce243">
            <text:p>26,4<text:s text:c="5"/></text:p>
          </table:table-cell>
          <table:table-cell office:value-type="float" office:value="2968" table:style-name="ce244">
            <text:p>2 968</text:p>
          </table:table-cell>
          <table:table-cell office:value-type="float" office:value="29.63258785942492" table:style-name="ce245">
            <text:p>29,6<text:s text:c="5"/></text:p>
          </table:table-cell>
          <table:table-cell office:value-type="float" office:value="3592" table:style-name="ce139">
            <text:p>3 592</text:p>
          </table:table-cell>
          <table:table-cell office:value-type="float" office:value="29.200877977400214" table:style-name="ce246">
            <text:p>29,2<text:s text:c="5"/></text:p>
          </table:table-cell>
          <table:table-cell office:value-type="float" office:value="460" table:style-name="ce141">
            <text:p>+ 460</text:p>
          </table:table-cell>
          <table:table-cell office:value-type="float" office:value="15.498652291105122" table:style-name="ce142">
            <text:p>+15,5<text:s text:c="3"/></text:p>
          </table:table-cell>
          <table:table-cell office:value-type="float" office:value="-164" table:style-name="ce141">
            <text:p><text:s/>- 164</text:p>
          </table:table-cell>
          <table:table-cell office:value-type="float" office:value="-4.5657015590200443" table:style-name="ce142">
            <text:p>-4,6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0- Profissões das Forças Armadas</text:p>
          </table:table-cell>
          <table:table-cell office:value-type="float" office:value="6" table:style-name="ce137">
            <text:p><text:s/>6</text:p>
          </table:table-cell>
          <table:table-cell office:value-type="float" office:value="4.6210720887245843E-2" table:style-name="ce243">
            <text:p>0,0<text:s text:c="5"/></text:p>
          </table:table-cell>
          <table:table-cell office:value-type="float" office:value="4" table:style-name="ce244">
            <text:p><text:s/>4</text:p>
          </table:table-cell>
          <table:table-cell office:value-type="float" office:value="3.9936102236421724E-2" table:style-name="ce245">
            <text:p>0,0<text:s text:c="5"/></text:p>
          </table:table-cell>
          <table:table-cell office:value-type="float" office:value="6" table:style-name="ce139">
            <text:p><text:s/>6</text:p>
          </table:table-cell>
          <table:table-cell office:value-type="float" office:value="4.8776522233964718E-2" table:style-name="ce246">
            <text:p>0,0<text:s text:c="5"/></text:p>
          </table:table-cell>
          <table:table-cell office:value-type="float" office:value="2" table:style-name="ce141">
            <text:p>+ 2</text:p>
          </table:table-cell>
          <table:table-cell office:value-type="float" office:value="50" table:style-name="ce142">
            <text:p>+50,0<text:s text:c="3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<text:s text:c="5"/>Outros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243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246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13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13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7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52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52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6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6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0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7747in" svg:y="0.28738in" svg:width="1.83819in" svg:height="0.50605in">
                <draw:text-box>
                  <text:p text:style-name="a90" text:class-names="" text:cond-style-name=""><text:span text:style-name="a88" text:class-names="">MAIO 2019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6" draw:style-name="a77" draw:name="Text Box 122" svg:x="0in" svg:y="0in" svg:width="0.97917in" svg:height="0.31458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5"/>
          <table:table-cell table:number-columns-repeated="6" table:style-name="ce96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97">
            <text:p>Quadro 10 - OFERTAS DE EMPREGO <text:s/>RECEBIDAS, <text:s text:c="3"/>POR ATIVIDADE ECONÓMICA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14">
          <table:table-cell table:style-name="ce293"/>
          <table:table-cell office:value-type="string" table:style-name="ce99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4">
          <table:table-cell table:style-name="ce293"/>
          <table:table-cell table:style-name="ce95"/>
          <table:table-cell table:style-name="ce101"/>
          <table:table-cell table:number-columns-repeated="9" table:style-name="ce95"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13">
          <table:table-cell table:style-name="ce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108">
            <text:p>CAE <text:s/>Rev.3</text:p>
          </table:table-cell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 table:style-name="ce1"/>
        </table:table-row>
        <table:table-row table:style-name="ro13">
          <table:table-cell table:style-name="ce1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 table:style-name="ce1"/>
        </table:table-row>
        <table:table-row table:style-name="ro27">
          <table:table-cell table:style-name="ce1"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1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2">
            <text:p><text:s text:c="2"/>Total</text:p>
          </table:table-cell>
          <table:table-cell office:value-type="float" office:value="12984" table:style-name="ce128">
            <text:p>12 984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10016" table:style-name="ce130">
            <text:p>10 016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12301" table:style-name="ce130">
            <text:p>12 301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2968" table:style-name="ce132">
            <text:p>+2 968</text:p>
          </table:table-cell>
          <table:table-cell office:value-type="float" office:value="29.63258785942492" table:style-name="ce133">
            <text:p>+29,6<text:s text:c="3"/></text:p>
          </table:table-cell>
          <table:table-cell office:value-type="float" office:value="683" table:style-name="ce132">
            <text:p>+ 683</text:p>
          </table:table-cell>
          <table:table-cell office:value-type="float" office:value="5.5523941142996502" table:style-name="ce133">
            <text:p>+5,6<text:s text:c="3"/></text:p>
          </table:table-cell>
          <table:table-cell table:style-name="ce134"/>
          <table:table-cell table:style-name="ce1"/>
          <table:table-cell table:number-columns-repeated="4" table:style-name="ce135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4">
            <text:p>Agricultura, produção animal, caça, floresta e pesca</text:p>
          </table:table-cell>
          <table:table-cell office:value-type="float" office:value="510" table:style-name="ce128">
            <text:p><text:s/>510</text:p>
          </table:table-cell>
          <table:table-cell office:value-type="float" office:value="3.9279112754158962" table:style-name="ce129">
            <text:p>3,9<text:s text:c="5"/></text:p>
          </table:table-cell>
          <table:table-cell office:value-type="float" office:value="447" table:style-name="ce130">
            <text:p><text:s/>447</text:p>
          </table:table-cell>
          <table:table-cell office:value-type="float" office:value="4.4628594249201274" table:style-name="ce131">
            <text:p>4,5<text:s text:c="5"/></text:p>
          </table:table-cell>
          <table:table-cell office:value-type="float" office:value="947" table:style-name="ce130">
            <text:p><text:s/>947</text:p>
          </table:table-cell>
          <table:table-cell office:value-type="float" office:value="7.6985610925940984" table:style-name="ce131">
            <text:p>7,7<text:s text:c="5"/></text:p>
          </table:table-cell>
          <table:table-cell office:value-type="float" office:value="63" table:style-name="ce132">
            <text:p>+ 63</text:p>
          </table:table-cell>
          <table:table-cell office:value-type="float" office:value="14.093959731543624" table:style-name="ce133">
            <text:p>+14,1<text:s text:c="3"/></text:p>
          </table:table-cell>
          <table:table-cell office:value-type="float" office:value="-437" table:style-name="ce132">
            <text:p><text:s/>- 437</text:p>
          </table:table-cell>
          <table:table-cell office:value-type="float" office:value="-46.145723336853223" table:style-name="ce133">
            <text:p>-46,1<text:s text:c="3"/></text:p>
          </table:table-cell>
          <table:table-cell table:style-name="ce152"/>
          <table:table-cell table:style-name="ce294"/>
          <table:table-cell table:style-name="ce295"/>
          <table:table-cell table:style-name="ce282"/>
          <table:table-cell table:style-name="ce153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8">
          <table:table-cell table:style-name="ce1"/>
          <table:table-cell office:value-type="string" table:style-name="ce264">
            <text:p>Indústria, energia e água e construção</text:p>
          </table:table-cell>
          <table:table-cell office:value-type="float" office:value="3286" table:style-name="ce148">
            <text:p>3 286</text:p>
          </table:table-cell>
          <table:table-cell office:value-type="float" office:value="25.308071472581638" table:style-name="ce149">
            <text:p>25,3<text:s text:c="5"/></text:p>
          </table:table-cell>
          <table:table-cell office:value-type="float" office:value="2232" table:style-name="ce130">
            <text:p>2 232</text:p>
          </table:table-cell>
          <table:table-cell office:value-type="float" office:value="22.284345047923324" table:style-name="ce131">
            <text:p>22,3<text:s text:c="5"/></text:p>
          </table:table-cell>
          <table:table-cell office:value-type="float" office:value="3194" table:style-name="ce130">
            <text:p>3 194</text:p>
          </table:table-cell>
          <table:table-cell office:value-type="float" office:value="25.965368669213884" table:style-name="ce131">
            <text:p>26,0<text:s text:c="5"/></text:p>
          </table:table-cell>
          <table:table-cell office:value-type="float" office:value="1054" table:style-name="ce132">
            <text:p>+1 054</text:p>
          </table:table-cell>
          <table:table-cell office:value-type="float" office:value="47.222222222222221" table:style-name="ce133">
            <text:p>+47,2<text:s text:c="3"/></text:p>
          </table:table-cell>
          <table:table-cell office:value-type="float" office:value="92" table:style-name="ce132">
            <text:p>+ 92</text:p>
          </table:table-cell>
          <table:table-cell office:value-type="float" office:value="2.8804007514088918" table:style-name="ce133">
            <text:p>+2,9<text:s text:c="3"/></text:p>
          </table:table-cell>
          <table:table-cell table:style-name="ce152"/>
          <table:table-cell table:style-name="ce294"/>
          <table:table-cell table:style-name="ce295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 table:style-name="ce1"/>
          <table:table-cell office:value-type="string" table:style-name="ce266">
            <text:p>Indústrias extrativas</text:p>
          </table:table-cell>
          <table:table-cell office:value-type="float" office:value="5" table:style-name="ce137">
            <text:p><text:s/>5</text:p>
          </table:table-cell>
          <table:table-cell office:value-type="float" office:value="3.8508934072704865E-2" table:style-name="ce138">
            <text:p>0,0<text:s text:c="5"/></text:p>
          </table:table-cell>
          <table:table-cell office:value-type="float" office:value="15" table:style-name="ce139">
            <text:p><text:s/>15</text:p>
          </table:table-cell>
          <table:table-cell office:value-type="float" office:value="0.14976038338658146" table:style-name="ce140">
            <text:p>0,1<text:s text:c="5"/></text:p>
          </table:table-cell>
          <table:table-cell office:value-type="float" office:value="14" table:style-name="ce139">
            <text:p><text:s/>14</text:p>
          </table:table-cell>
          <table:table-cell office:value-type="float" office:value="0.11381188521258434" table:style-name="ce140">
            <text:p>0,1<text:s text:c="5"/></text:p>
          </table:table-cell>
          <table:table-cell office:value-type="float" office:value="-10" table:style-name="ce141">
            <text:p><text:s/>- 10</text:p>
          </table:table-cell>
          <table:table-cell office:value-type="float" office:value="-66.666666666666657" table:style-name="ce142">
            <text:p>-66,7<text:s text:c="3"/></text:p>
          </table:table-cell>
          <table:table-cell office:value-type="float" office:value="-9" table:style-name="ce141">
            <text:p><text:s/>- 9</text:p>
          </table:table-cell>
          <table:table-cell office:value-type="float" office:value="-64.285714285714292" table:style-name="ce142">
            <text:p>-64,3<text:s text:c="3"/></text:p>
          </table:table-cell>
          <table:table-cell table:style-name="ce158"/>
          <table:table-cell table:style-name="ce294"/>
          <table:table-cell table:style-name="ce295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510" table:style-name="ce137">
            <text:p><text:s/>510</text:p>
          </table:table-cell>
          <table:table-cell office:value-type="float" office:value="3.9279112754158962" table:style-name="ce138">
            <text:p>3,9<text:s text:c="5"/></text:p>
          </table:table-cell>
          <table:table-cell office:value-type="float" office:value="269" table:style-name="ce139">
            <text:p><text:s/>269</text:p>
          </table:table-cell>
          <table:table-cell office:value-type="float" office:value="2.685702875399361" table:style-name="ce140">
            <text:p>2,7<text:s text:c="5"/></text:p>
          </table:table-cell>
          <table:table-cell office:value-type="float" office:value="451" table:style-name="ce139">
            <text:p><text:s/>451</text:p>
          </table:table-cell>
          <table:table-cell office:value-type="float" office:value="3.6663685879196812" table:style-name="ce140">
            <text:p>3,7<text:s text:c="5"/></text:p>
          </table:table-cell>
          <table:table-cell office:value-type="float" office:value="241" table:style-name="ce141">
            <text:p>+ 241</text:p>
          </table:table-cell>
          <table:table-cell office:value-type="float" office:value="89.591078066914491" table:style-name="ce142">
            <text:p>+89,6<text:s text:c="3"/></text:p>
          </table:table-cell>
          <table:table-cell office:value-type="float" office:value="59" table:style-name="ce141">
            <text:p>+ 59</text:p>
          </table:table-cell>
          <table:table-cell office:value-type="float" office:value="13.082039911308204" table:style-name="ce142">
            <text:p>+13,1<text:s text:c="3"/></text:p>
          </table:table-cell>
          <table:table-cell table:style-name="ce152"/>
          <table:table-cell table:style-name="ce294"/>
          <table:table-cell table:style-name="ce295"/>
          <table:table-cell table:style-name="ce282"/>
          <table:table-cell table:style-name="ce153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ricação de têxteis</text:p>
          </table:table-cell>
          <table:table-cell office:value-type="float" office:value="139" table:style-name="ce137">
            <text:p><text:s/>139</text:p>
          </table:table-cell>
          <table:table-cell office:value-type="float" office:value="1.0705483672211953" table:style-name="ce155">
            <text:p>1,1<text:s text:c="5"/></text:p>
          </table:table-cell>
          <table:table-cell office:value-type="float" office:value="88" table:style-name="ce156">
            <text:p><text:s/>88</text:p>
          </table:table-cell>
          <table:table-cell office:value-type="float" office:value="0.87859424920127793" table:style-name="ce157">
            <text:p>0,9<text:s text:c="5"/></text:p>
          </table:table-cell>
          <table:table-cell office:value-type="float" office:value="94" table:style-name="ce139">
            <text:p><text:s/>94</text:p>
          </table:table-cell>
          <table:table-cell office:value-type="float" office:value="0.7641655149987806" table:style-name="ce157">
            <text:p>0,8<text:s text:c="5"/></text:p>
          </table:table-cell>
          <table:table-cell office:value-type="float" office:value="51" table:style-name="ce141">
            <text:p>+ 51</text:p>
          </table:table-cell>
          <table:table-cell office:value-type="float" office:value="57.95454545454546" table:style-name="ce142">
            <text:p>+58,0<text:s text:c="3"/></text:p>
          </table:table-cell>
          <table:table-cell office:value-type="float" office:value="45" table:style-name="ce141">
            <text:p>+ 45</text:p>
          </table:table-cell>
          <table:table-cell office:value-type="float" office:value="47.872340425531917" table:style-name="ce142">
            <text:p>+47,9<text:s text:c="3"/></text:p>
          </table:table-cell>
          <table:table-cell table:style-name="ce158"/>
          <table:table-cell table:style-name="ce294"/>
          <table:table-cell table:style-name="ce295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Indústria do vestuário</text:p>
          </table:table-cell>
          <table:table-cell office:value-type="float" office:value="325" table:style-name="ce137">
            <text:p><text:s/>325</text:p>
          </table:table-cell>
          <table:table-cell office:value-type="float" office:value="2.5030807147258161" table:style-name="ce155">
            <text:p>2,5<text:s text:c="5"/></text:p>
          </table:table-cell>
          <table:table-cell office:value-type="float" office:value="214" table:style-name="ce156">
            <text:p><text:s/>214</text:p>
          </table:table-cell>
          <table:table-cell office:value-type="float" office:value="2.1365814696485623" table:style-name="ce157">
            <text:p>2,1<text:s text:c="5"/></text:p>
          </table:table-cell>
          <table:table-cell office:value-type="float" office:value="272" table:style-name="ce139">
            <text:p><text:s/>272</text:p>
          </table:table-cell>
          <table:table-cell office:value-type="float" office:value="2.2112023412730673" table:style-name="ce157">
            <text:p>2,2<text:s text:c="5"/></text:p>
          </table:table-cell>
          <table:table-cell office:value-type="float" office:value="111" table:style-name="ce141">
            <text:p>+ 111</text:p>
          </table:table-cell>
          <table:table-cell office:value-type="float" office:value="51.86915887850467" table:style-name="ce142">
            <text:p>+51,9<text:s text:c="3"/></text:p>
          </table:table-cell>
          <table:table-cell office:value-type="float" office:value="53" table:style-name="ce141">
            <text:p>+ 53</text:p>
          </table:table-cell>
          <table:table-cell office:value-type="float" office:value="19.485294117647058" table:style-name="ce142">
            <text:p>+19,5<text:s text:c="3"/></text:p>
          </table:table-cell>
          <table:table-cell table:style-name="ce152"/>
          <table:table-cell table:style-name="ce294"/>
          <table:table-cell table:style-name="ce295"/>
          <table:table-cell table:style-name="ce282"/>
          <table:table-cell table:style-name="ce152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184" table:style-name="ce137">
            <text:p><text:s/>184</text:p>
          </table:table-cell>
          <table:table-cell office:value-type="float" office:value="1.4171287738755391" table:style-name="ce155">
            <text:p>1,4<text:s text:c="5"/></text:p>
          </table:table-cell>
          <table:table-cell office:value-type="float" office:value="125" table:style-name="ce156">
            <text:p><text:s/>125</text:p>
          </table:table-cell>
          <table:table-cell office:value-type="float" office:value="1.2480031948881789" table:style-name="ce157">
            <text:p>1,2<text:s text:c="5"/></text:p>
          </table:table-cell>
          <table:table-cell office:value-type="float" office:value="187" table:style-name="ce139">
            <text:p><text:s/>187</text:p>
          </table:table-cell>
          <table:table-cell office:value-type="float" office:value="1.5202016096252335" table:style-name="ce157">
            <text:p>1,5<text:s text:c="5"/></text:p>
          </table:table-cell>
          <table:table-cell office:value-type="float" office:value="59" table:style-name="ce141">
            <text:p>+ 59</text:p>
          </table:table-cell>
          <table:table-cell office:value-type="float" office:value="47.199999999999996" table:style-name="ce142">
            <text:p>+47,2<text:s text:c="3"/></text:p>
          </table:table-cell>
          <table:table-cell office:value-type="float" office:value="-3" table:style-name="ce141">
            <text:p><text:s/>- 3</text:p>
          </table:table-cell>
          <table:table-cell office:value-type="float" office:value="-1.6042780748663104" table:style-name="ce142">
            <text:p>-1,6<text:s text:c="3"/></text:p>
          </table:table-cell>
          <table:table-cell table:style-name="ce152"/>
          <table:table-cell table:style-name="ce294"/>
          <table:table-cell table:style-name="ce295"/>
          <table:table-cell table:style-name="ce282"/>
          <table:table-cell table:style-name="ce152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da madeira e da cortiça</text:p>
          </table:table-cell>
          <table:table-cell office:value-type="float" office:value="76" table:style-name="ce137">
            <text:p><text:s/>76</text:p>
          </table:table-cell>
          <table:table-cell office:value-type="float" office:value="0.58533579790511392" table:style-name="ce155">
            <text:p>0,6<text:s text:c="5"/></text:p>
          </table:table-cell>
          <table:table-cell office:value-type="float" office:value="62" table:style-name="ce156">
            <text:p><text:s/>62</text:p>
          </table:table-cell>
          <table:table-cell office:value-type="float" office:value="0.61900958466453671" table:style-name="ce157">
            <text:p>0,6<text:s text:c="5"/></text:p>
          </table:table-cell>
          <table:table-cell office:value-type="float" office:value="72" table:style-name="ce139">
            <text:p><text:s/>72</text:p>
          </table:table-cell>
          <table:table-cell office:value-type="float" office:value="0.58531826680757659" table:style-name="ce157">
            <text:p>0,6<text:s text:c="5"/></text:p>
          </table:table-cell>
          <table:table-cell office:value-type="float" office:value="14" table:style-name="ce141">
            <text:p>+ 14</text:p>
          </table:table-cell>
          <table:table-cell office:value-type="float" office:value="22.58064516129032" table:style-name="ce142">
            <text:p>+22,6<text:s text:c="3"/></text:p>
          </table:table-cell>
          <table:table-cell office:value-type="float" office:value="4" table:style-name="ce141">
            <text:p>+ 4</text:p>
          </table:table-cell>
          <table:table-cell office:value-type="float" office:value="5.5555555555555554" table:style-name="ce142">
            <text:p>+5,6<text:s text:c="3"/></text:p>
          </table:table-cell>
          <table:table-cell table:style-name="ce152"/>
          <table:table-cell table:style-name="ce294"/>
          <table:table-cell table:style-name="ce295"/>
          <table:table-cell table:style-name="ce282"/>
          <table:table-cell table:style-name="ce152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35" table:style-name="ce137">
            <text:p><text:s/>35</text:p>
          </table:table-cell>
          <table:table-cell office:value-type="float" office:value="0.26956253850893408" table:style-name="ce155">
            <text:p>0,3<text:s text:c="5"/></text:p>
          </table:table-cell>
          <table:table-cell office:value-type="float" office:value="35" table:style-name="ce156">
            <text:p><text:s/>35</text:p>
          </table:table-cell>
          <table:table-cell office:value-type="float" office:value="0.3494408945686901" table:style-name="ce157">
            <text:p>0,3<text:s text:c="5"/></text:p>
          </table:table-cell>
          <table:table-cell office:value-type="float" office:value="23" table:style-name="ce139">
            <text:p><text:s/>23</text:p>
          </table:table-cell>
          <table:table-cell office:value-type="float" office:value="0.18697666856353143" table:style-name="ce157">
            <text:p>0,2<text:s text:c="5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12" table:style-name="ce141">
            <text:p>+ 12</text:p>
          </table:table-cell>
          <table:table-cell office:value-type="float" office:value="52.173913043478258" table:style-name="ce142">
            <text:p>+52,2<text:s text:c="3"/></text:p>
          </table:table-cell>
          <table:table-cell table:style-name="ce152"/>
          <table:table-cell table:style-name="ce294"/>
          <table:table-cell table:style-name="ce295"/>
          <table:table-cell table:style-name="ce282"/>
          <table:table-cell table:style-name="ce152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72" table:style-name="ce137">
            <text:p><text:s/>72</text:p>
          </table:table-cell>
          <table:table-cell office:value-type="float" office:value="0.55452865064695012" table:style-name="ce155">
            <text:p>0,6<text:s text:c="5"/></text:p>
          </table:table-cell>
          <table:table-cell office:value-type="float" office:value="83" table:style-name="ce156">
            <text:p><text:s/>83</text:p>
          </table:table-cell>
          <table:table-cell office:value-type="float" office:value="0.82867412140575081" table:style-name="ce157">
            <text:p>0,8<text:s text:c="5"/></text:p>
          </table:table-cell>
          <table:table-cell office:value-type="float" office:value="98" table:style-name="ce139">
            <text:p><text:s/>98</text:p>
          </table:table-cell>
          <table:table-cell office:value-type="float" office:value="0.79668319648809027" table:style-name="ce157">
            <text:p>0,8<text:s text:c="5"/></text:p>
          </table:table-cell>
          <table:table-cell office:value-type="float" office:value="-11" table:style-name="ce141">
            <text:p><text:s/>- 11</text:p>
          </table:table-cell>
          <table:table-cell office:value-type="float" office:value="-13.253012048192772" table:style-name="ce142">
            <text:p>-13,3<text:s text:c="3"/></text:p>
          </table:table-cell>
          <table:table-cell office:value-type="float" office:value="-26" table:style-name="ce141">
            <text:p><text:s/>- 26</text:p>
          </table:table-cell>
          <table:table-cell office:value-type="float" office:value="-26.530612244897959" table:style-name="ce142">
            <text:p>-26,5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101" table:style-name="ce137">
            <text:p><text:s/>101</text:p>
          </table:table-cell>
          <table:table-cell office:value-type="float" office:value="0.77788046826863833" table:style-name="ce155">
            <text:p>0,8<text:s text:c="5"/></text:p>
          </table:table-cell>
          <table:table-cell office:value-type="float" office:value="77" table:style-name="ce156">
            <text:p><text:s/>77</text:p>
          </table:table-cell>
          <table:table-cell office:value-type="float" office:value="0.76876996805111819" table:style-name="ce157">
            <text:p>0,8<text:s text:c="5"/></text:p>
          </table:table-cell>
          <table:table-cell office:value-type="float" office:value="99" table:style-name="ce139">
            <text:p><text:s/>99</text:p>
          </table:table-cell>
          <table:table-cell office:value-type="float" office:value="0.80481261686041783" table:style-name="ce157">
            <text:p>0,8<text:s text:c="5"/></text:p>
          </table:table-cell>
          <table:table-cell office:value-type="float" office:value="24" table:style-name="ce141">
            <text:p>+ 24</text:p>
          </table:table-cell>
          <table:table-cell office:value-type="float" office:value="31.168831168831169" table:style-name="ce142">
            <text:p>+31,2<text:s text:c="3"/></text:p>
          </table:table-cell>
          <table:table-cell office:value-type="float" office:value="2" table:style-name="ce141">
            <text:p>+ 2</text:p>
          </table:table-cell>
          <table:table-cell office:value-type="float" office:value="2.0202020202020203" table:style-name="ce142">
            <text:p>+2,0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216" table:style-name="ce137">
            <text:p><text:s/>216</text:p>
          </table:table-cell>
          <table:table-cell office:value-type="float" office:value="1.6635859519408502" table:style-name="ce155">
            <text:p>1,7<text:s text:c="5"/></text:p>
          </table:table-cell>
          <table:table-cell office:value-type="float" office:value="150" table:style-name="ce156">
            <text:p><text:s/>150</text:p>
          </table:table-cell>
          <table:table-cell office:value-type="float" office:value="1.4976038338658146" table:style-name="ce157">
            <text:p>1,5<text:s text:c="5"/></text:p>
          </table:table-cell>
          <table:table-cell office:value-type="float" office:value="178" table:style-name="ce139">
            <text:p><text:s/>178</text:p>
          </table:table-cell>
          <table:table-cell office:value-type="float" office:value="1.4470368262742865" table:style-name="ce157">
            <text:p>1,4<text:s text:c="5"/></text:p>
          </table:table-cell>
          <table:table-cell office:value-type="float" office:value="66" table:style-name="ce141">
            <text:p>+ 66</text:p>
          </table:table-cell>
          <table:table-cell office:value-type="float" office:value="44" table:style-name="ce142">
            <text:p>+44,0<text:s text:c="3"/></text:p>
          </table:table-cell>
          <table:table-cell office:value-type="float" office:value="38" table:style-name="ce141">
            <text:p>+ 38</text:p>
          </table:table-cell>
          <table:table-cell office:value-type="float" office:value="21.348314606741571" table:style-name="ce142">
            <text:p>+21,3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97" table:style-name="ce137">
            <text:p><text:s/>97</text:p>
          </table:table-cell>
          <table:table-cell office:value-type="float" office:value="0.74707332101047441" table:style-name="ce155">
            <text:p>0,7<text:s text:c="5"/></text:p>
          </table:table-cell>
          <table:table-cell office:value-type="float" office:value="86" table:style-name="ce156">
            <text:p><text:s/>86</text:p>
          </table:table-cell>
          <table:table-cell office:value-type="float" office:value="0.85862619808306717" table:style-name="ce157">
            <text:p>0,9<text:s text:c="5"/></text:p>
          </table:table-cell>
          <table:table-cell office:value-type="float" office:value="140" table:style-name="ce139">
            <text:p><text:s/>140</text:p>
          </table:table-cell>
          <table:table-cell office:value-type="float" office:value="1.1381188521258434" table:style-name="ce157">
            <text:p>1,1<text:s text:c="5"/></text:p>
          </table:table-cell>
          <table:table-cell office:value-type="float" office:value="11" table:style-name="ce141">
            <text:p>+ 11</text:p>
          </table:table-cell>
          <table:table-cell office:value-type="float" office:value="12.790697674418606" table:style-name="ce142">
            <text:p>+12,8<text:s text:c="3"/></text:p>
          </table:table-cell>
          <table:table-cell office:value-type="float" office:value="-43" table:style-name="ce141">
            <text:p><text:s/>- 43</text:p>
          </table:table-cell>
          <table:table-cell office:value-type="float" office:value="-30.714285714285715" table:style-name="ce142">
            <text:p>-30,7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81" table:style-name="ce137">
            <text:p><text:s/>81</text:p>
          </table:table-cell>
          <table:table-cell office:value-type="float" office:value="0.62384473197781887" table:style-name="ce155">
            <text:p>0,6<text:s text:c="5"/></text:p>
          </table:table-cell>
          <table:table-cell office:value-type="float" office:value="76" table:style-name="ce156">
            <text:p><text:s/>76</text:p>
          </table:table-cell>
          <table:table-cell office:value-type="float" office:value="0.7587859424920127" table:style-name="ce157">
            <text:p>0,8<text:s text:c="5"/></text:p>
          </table:table-cell>
          <table:table-cell office:value-type="float" office:value="83" table:style-name="ce139">
            <text:p><text:s/>83</text:p>
          </table:table-cell>
          <table:table-cell office:value-type="float" office:value="0.6747418909031786" table:style-name="ce157">
            <text:p>0,7<text:s text:c="5"/></text:p>
          </table:table-cell>
          <table:table-cell office:value-type="float" office:value="5" table:style-name="ce141">
            <text:p>+ 5</text:p>
          </table:table-cell>
          <table:table-cell office:value-type="float" office:value="6.5789473684210522" table:style-name="ce142">
            <text:p>+6,6<text:s text:c="3"/></text:p>
          </table:table-cell>
          <table:table-cell office:value-type="float" office:value="-2" table:style-name="ce141">
            <text:p><text:s/>- 2</text:p>
          </table:table-cell>
          <table:table-cell office:value-type="float" office:value="-2.4096385542168677" table:style-name="ce142">
            <text:p>-2,4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239" table:style-name="ce137">
            <text:p><text:s/>239</text:p>
          </table:table-cell>
          <table:table-cell office:value-type="float" office:value="1.8407270486752927" table:style-name="ce155">
            <text:p>1,8<text:s text:c="5"/></text:p>
          </table:table-cell>
          <table:table-cell office:value-type="float" office:value="155" table:style-name="ce156">
            <text:p><text:s/>155</text:p>
          </table:table-cell>
          <table:table-cell office:value-type="float" office:value="1.5475239616613419" table:style-name="ce157">
            <text:p>1,5<text:s text:c="5"/></text:p>
          </table:table-cell>
          <table:table-cell office:value-type="float" office:value="404" table:style-name="ce139">
            <text:p><text:s/>404</text:p>
          </table:table-cell>
          <table:table-cell office:value-type="float" office:value="3.2842858304202909" table:style-name="ce157">
            <text:p>3,3<text:s text:c="5"/></text:p>
          </table:table-cell>
          <table:table-cell office:value-type="float" office:value="84" table:style-name="ce141">
            <text:p>+ 84</text:p>
          </table:table-cell>
          <table:table-cell office:value-type="float" office:value="54.193548387096783" table:style-name="ce142">
            <text:p>+54,2<text:s text:c="3"/></text:p>
          </table:table-cell>
          <table:table-cell office:value-type="float" office:value="-165" table:style-name="ce141">
            <text:p><text:s/>- 165</text:p>
          </table:table-cell>
          <table:table-cell office:value-type="float" office:value="-40.841584158415841" table:style-name="ce142">
            <text:p>-40,8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115" table:style-name="ce137">
            <text:p><text:s/>115</text:p>
          </table:table-cell>
          <table:table-cell office:value-type="float" office:value="0.88570548367221202" table:style-name="ce155">
            <text:p>0,9<text:s text:c="5"/></text:p>
          </table:table-cell>
          <table:table-cell office:value-type="float" office:value="99" table:style-name="ce156">
            <text:p><text:s/>99</text:p>
          </table:table-cell>
          <table:table-cell office:value-type="float" office:value="0.98841853035143767" table:style-name="ce157">
            <text:p>1,0<text:s text:c="5"/></text:p>
          </table:table-cell>
          <table:table-cell office:value-type="float" office:value="91" table:style-name="ce139">
            <text:p><text:s/>91</text:p>
          </table:table-cell>
          <table:table-cell office:value-type="float" office:value="0.73977725388179816" table:style-name="ce157">
            <text:p>0,7<text:s text:c="5"/></text:p>
          </table:table-cell>
          <table:table-cell office:value-type="float" office:value="16" table:style-name="ce141">
            <text:p>+ 16</text:p>
          </table:table-cell>
          <table:table-cell office:value-type="float" office:value="16.161616161616163" table:style-name="ce142">
            <text:p>+16,2<text:s text:c="3"/></text:p>
          </table:table-cell>
          <table:table-cell office:value-type="float" office:value="24" table:style-name="ce141">
            <text:p>+ 24</text:p>
          </table:table-cell>
          <table:table-cell office:value-type="float" office:value="26.373626373626376" table:style-name="ce142">
            <text:p>+26,4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Construção</text:p>
          </table:table-cell>
          <table:table-cell office:value-type="float" office:value="1091" table:style-name="ce137">
            <text:p>1 091</text:p>
          </table:table-cell>
          <table:table-cell office:value-type="float" office:value="8.4026494146642019" table:style-name="ce155">
            <text:p>8,4<text:s text:c="5"/></text:p>
          </table:table-cell>
          <table:table-cell office:value-type="float" office:value="698" table:style-name="ce156">
            <text:p><text:s/>698</text:p>
          </table:table-cell>
          <table:table-cell office:value-type="float" office:value="6.968849840255591" table:style-name="ce157">
            <text:p>7,0<text:s text:c="5"/></text:p>
          </table:table-cell>
          <table:table-cell office:value-type="float" office:value="988" table:style-name="ce139">
            <text:p><text:s/>988</text:p>
          </table:table-cell>
          <table:table-cell office:value-type="float" office:value="8.0318673278595245" table:style-name="ce157">
            <text:p>8,0<text:s text:c="5"/></text:p>
          </table:table-cell>
          <table:table-cell office:value-type="float" office:value="393" table:style-name="ce141">
            <text:p>+ 393</text:p>
          </table:table-cell>
          <table:table-cell office:value-type="float" office:value="56.303724928366762" table:style-name="ce142">
            <text:p>+56,3<text:s text:c="3"/></text:p>
          </table:table-cell>
          <table:table-cell office:value-type="float" office:value="103" table:style-name="ce141">
            <text:p>+ 103</text:p>
          </table:table-cell>
          <table:table-cell office:value-type="float" office:value="10.425101214574898" table:style-name="ce142">
            <text:p>+10,4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8">
          <table:table-cell/>
          <table:table-cell office:value-type="string" table:style-name="ce264">
            <text:p>Serviços</text:p>
          </table:table-cell>
          <table:table-cell office:value-type="float" office:value="9188" table:style-name="ce148">
            <text:p>9 188</text:p>
          </table:table-cell>
          <table:table-cell office:value-type="float" office:value="70.764017252002461" table:style-name="ce149">
            <text:p>70,8<text:s text:c="5"/></text:p>
          </table:table-cell>
          <table:table-cell office:value-type="float" office:value="7337" table:style-name="ce150">
            <text:p>7 337</text:p>
          </table:table-cell>
          <table:table-cell office:value-type="float" office:value="73.25279552715655" table:style-name="ce151">
            <text:p>73,3<text:s text:c="5"/></text:p>
          </table:table-cell>
          <table:table-cell office:value-type="float" office:value="8160" table:style-name="ce150">
            <text:p>8 160</text:p>
          </table:table-cell>
          <table:table-cell office:value-type="float" office:value="66.336070238192008" table:style-name="ce151">
            <text:p>66,3<text:s text:c="5"/></text:p>
          </table:table-cell>
          <table:table-cell office:value-type="float" office:value="1851" table:style-name="ce132">
            <text:p>+1 851</text:p>
          </table:table-cell>
          <table:table-cell office:value-type="float" office:value="25.228294943437373" table:style-name="ce133">
            <text:p>+25,2<text:s text:c="3"/></text:p>
          </table:table-cell>
          <table:table-cell office:value-type="float" office:value="1028" table:style-name="ce132">
            <text:p>+1 028</text:p>
          </table:table-cell>
          <table:table-cell office:value-type="float" office:value="12.598039215686274" table:style-name="ce133">
            <text:p>+12,6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209" table:style-name="ce137">
            <text:p><text:s/>209</text:p>
          </table:table-cell>
          <table:table-cell office:value-type="float" office:value="1.6096734442390637" table:style-name="ce155">
            <text:p>1,6<text:s text:c="5"/></text:p>
          </table:table-cell>
          <table:table-cell office:value-type="float" office:value="190" table:style-name="ce156">
            <text:p><text:s/>190</text:p>
          </table:table-cell>
          <table:table-cell office:value-type="float" office:value="1.8969648562300319" table:style-name="ce157">
            <text:p>1,9<text:s text:c="5"/></text:p>
          </table:table-cell>
          <table:table-cell office:value-type="float" office:value="199" table:style-name="ce156">
            <text:p><text:s/>199</text:p>
          </table:table-cell>
          <table:table-cell office:value-type="float" office:value="1.6177546540931631" table:style-name="ce157">
            <text:p>1,6<text:s text:c="5"/></text:p>
          </table:table-cell>
          <table:table-cell office:value-type="float" office:value="19" table:style-name="ce141">
            <text:p>+ 19</text:p>
          </table:table-cell>
          <table:table-cell office:value-type="float" office:value="10" table:style-name="ce142">
            <text:p>+10,0<text:s text:c="3"/></text:p>
          </table:table-cell>
          <table:table-cell office:value-type="float" office:value="10" table:style-name="ce141">
            <text:p>+ 10</text:p>
          </table:table-cell>
          <table:table-cell office:value-type="float" office:value="5.025125628140704" table:style-name="ce142">
            <text:p>+5,0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Comércio por grosso e a retalho</text:p>
          </table:table-cell>
          <table:table-cell office:value-type="float" office:value="1469" table:style-name="ce137">
            <text:p>1 469</text:p>
          </table:table-cell>
          <table:table-cell office:value-type="float" office:value="11.313924830560691" table:style-name="ce155">
            <text:p>11,3<text:s text:c="5"/></text:p>
          </table:table-cell>
          <table:table-cell office:value-type="float" office:value="1098" table:style-name="ce156">
            <text:p>1 098</text:p>
          </table:table-cell>
          <table:table-cell office:value-type="float" office:value="10.962460063897764" table:style-name="ce157">
            <text:p>11,0<text:s text:c="5"/></text:p>
          </table:table-cell>
          <table:table-cell office:value-type="float" office:value="1433" table:style-name="ce156">
            <text:p>1 433</text:p>
          </table:table-cell>
          <table:table-cell office:value-type="float" office:value="11.649459393545241" table:style-name="ce157">
            <text:p>11,6<text:s text:c="5"/></text:p>
          </table:table-cell>
          <table:table-cell office:value-type="float" office:value="371" table:style-name="ce141">
            <text:p>+ 371</text:p>
          </table:table-cell>
          <table:table-cell office:value-type="float" office:value="33.788706739526411" table:style-name="ce142">
            <text:p>+33,8<text:s text:c="3"/></text:p>
          </table:table-cell>
          <table:table-cell office:value-type="float" office:value="36" table:style-name="ce141">
            <text:p>+ 36</text:p>
          </table:table-cell>
          <table:table-cell office:value-type="float" office:value="2.5122121423586883" table:style-name="ce142">
            <text:p>+2,5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Transportes e armazenagem</text:p>
          </table:table-cell>
          <table:table-cell office:value-type="float" office:value="310" table:style-name="ce137">
            <text:p><text:s/>310</text:p>
          </table:table-cell>
          <table:table-cell office:value-type="float" office:value="2.3875539125077019" table:style-name="ce155">
            <text:p>2,4<text:s text:c="5"/></text:p>
          </table:table-cell>
          <table:table-cell office:value-type="float" office:value="198" table:style-name="ce156">
            <text:p><text:s/>198</text:p>
          </table:table-cell>
          <table:table-cell office:value-type="float" office:value="1.9768370607028753" table:style-name="ce157">
            <text:p>2,0<text:s text:c="5"/></text:p>
          </table:table-cell>
          <table:table-cell office:value-type="float" office:value="320" table:style-name="ce156">
            <text:p><text:s/>320</text:p>
          </table:table-cell>
          <table:table-cell office:value-type="float" office:value="2.6014145191447851" table:style-name="ce157">
            <text:p>2,6<text:s text:c="5"/></text:p>
          </table:table-cell>
          <table:table-cell office:value-type="float" office:value="112" table:style-name="ce141">
            <text:p>+ 112</text:p>
          </table:table-cell>
          <table:table-cell office:value-type="float" office:value="56.56565656565656" table:style-name="ce142">
            <text:p>+56,6<text:s text:c="3"/></text:p>
          </table:table-cell>
          <table:table-cell office:value-type="float" office:value="-10" table:style-name="ce141">
            <text:p><text:s/>- 10</text:p>
          </table:table-cell>
          <table:table-cell office:value-type="float" office:value="-3.125" table:style-name="ce142">
            <text:p>-3,1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lojamento, restauração e similares</text:p>
          </table:table-cell>
          <table:table-cell office:value-type="float" office:value="1598" table:style-name="ce137">
            <text:p>1 598</text:p>
          </table:table-cell>
          <table:table-cell office:value-type="float" office:value="12.307455329636475" table:style-name="ce155">
            <text:p>12,3<text:s text:c="5"/></text:p>
          </table:table-cell>
          <table:table-cell office:value-type="float" office:value="1700" table:style-name="ce156">
            <text:p>1 700</text:p>
          </table:table-cell>
          <table:table-cell office:value-type="float" office:value="16.972843450479232" table:style-name="ce157">
            <text:p>17,0<text:s text:c="5"/></text:p>
          </table:table-cell>
          <table:table-cell office:value-type="float" office:value="1681" table:style-name="ce156">
            <text:p>1 681</text:p>
          </table:table-cell>
          <table:table-cell office:value-type="float" office:value="13.665555645882449" table:style-name="ce157">
            <text:p>13,7<text:s text:c="5"/></text:p>
          </table:table-cell>
          <table:table-cell office:value-type="float" office:value="-102" table:style-name="ce141">
            <text:p><text:s/>- 102</text:p>
          </table:table-cell>
          <table:table-cell office:value-type="float" office:value="-6" table:style-name="ce142">
            <text:p>-6,0<text:s text:c="3"/></text:p>
          </table:table-cell>
          <table:table-cell office:value-type="float" office:value="-83" table:style-name="ce141">
            <text:p><text:s/>- 83</text:p>
          </table:table-cell>
          <table:table-cell office:value-type="float" office:value="-4.9375371802498513" table:style-name="ce142">
            <text:p>-4,9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251" table:style-name="ce137">
            <text:p><text:s/>251</text:p>
          </table:table-cell>
          <table:table-cell office:value-type="float" office:value="1.9331484904497844" table:style-name="ce155">
            <text:p>1,9<text:s text:c="5"/></text:p>
          </table:table-cell>
          <table:table-cell office:value-type="float" office:value="178" table:style-name="ce156">
            <text:p><text:s/>178</text:p>
          </table:table-cell>
          <table:table-cell office:value-type="float" office:value="1.7771565495207666" table:style-name="ce157">
            <text:p>1,8<text:s text:c="5"/></text:p>
          </table:table-cell>
          <table:table-cell office:value-type="float" office:value="152" table:style-name="ce156">
            <text:p><text:s/>152</text:p>
          </table:table-cell>
          <table:table-cell office:value-type="float" office:value="1.2356718965937727" table:style-name="ce157">
            <text:p>1,2<text:s text:c="5"/></text:p>
          </table:table-cell>
          <table:table-cell office:value-type="float" office:value="73" table:style-name="ce141">
            <text:p>+ 73</text:p>
          </table:table-cell>
          <table:table-cell office:value-type="float" office:value="41.011235955056179" table:style-name="ce142">
            <text:p>+41,0<text:s text:c="3"/></text:p>
          </table:table-cell>
          <table:table-cell office:value-type="float" office:value="99" table:style-name="ce141">
            <text:p>+ 99</text:p>
          </table:table-cell>
          <table:table-cell office:value-type="float" office:value="65.131578947368425" table:style-name="ce142">
            <text:p>+65,1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financeiras e de seguros</text:p>
          </table:table-cell>
          <table:table-cell office:value-type="float" office:value="46" table:style-name="ce137">
            <text:p><text:s/>46</text:p>
          </table:table-cell>
          <table:table-cell office:value-type="float" office:value="0.35428219346888479" table:style-name="ce155">
            <text:p>0,4<text:s text:c="5"/></text:p>
          </table:table-cell>
          <table:table-cell office:value-type="float" office:value="31" table:style-name="ce156">
            <text:p><text:s/>31</text:p>
          </table:table-cell>
          <table:table-cell office:value-type="float" office:value="0.30950479233226835" table:style-name="ce157">
            <text:p>0,3<text:s text:c="5"/></text:p>
          </table:table-cell>
          <table:table-cell office:value-type="float" office:value="68" table:style-name="ce156">
            <text:p><text:s/>68</text:p>
          </table:table-cell>
          <table:table-cell office:value-type="float" office:value="0.55280058531826681" table:style-name="ce157">
            <text:p>0,6<text:s text:c="5"/></text:p>
          </table:table-cell>
          <table:table-cell office:value-type="float" office:value="15" table:style-name="ce141">
            <text:p>+ 15</text:p>
          </table:table-cell>
          <table:table-cell office:value-type="float" office:value="48.387096774193552" table:style-name="ce142">
            <text:p>+48,4<text:s text:c="3"/></text:p>
          </table:table-cell>
          <table:table-cell office:value-type="float" office:value="-22" table:style-name="ce141">
            <text:p><text:s/>- 22</text:p>
          </table:table-cell>
          <table:table-cell office:value-type="float" office:value="-32.352941176470587" table:style-name="ce142">
            <text:p>-32,4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2824" table:style-name="ce137">
            <text:p>2 824</text:p>
          </table:table-cell>
          <table:table-cell office:value-type="float" office:value="21.749845964263709" table:style-name="ce155">
            <text:p>21,7<text:s text:c="5"/></text:p>
          </table:table-cell>
          <table:table-cell office:value-type="float" office:value="2338" table:style-name="ce156">
            <text:p>2 338</text:p>
          </table:table-cell>
          <table:table-cell office:value-type="float" office:value="23.342651757188499" table:style-name="ce157">
            <text:p>23,3<text:s text:c="5"/></text:p>
          </table:table-cell>
          <table:table-cell office:value-type="float" office:value="2714" table:style-name="ce156">
            <text:p>2 714</text:p>
          </table:table-cell>
          <table:table-cell office:value-type="float" office:value="22.063246890496707" table:style-name="ce157">
            <text:p>22,1<text:s text:c="5"/></text:p>
          </table:table-cell>
          <table:table-cell office:value-type="float" office:value="486" table:style-name="ce141">
            <text:p>+ 486</text:p>
          </table:table-cell>
          <table:table-cell office:value-type="float" office:value="20.78699743370402" table:style-name="ce142">
            <text:p>+20,8<text:s text:c="3"/></text:p>
          </table:table-cell>
          <table:table-cell office:value-type="float" office:value="110" table:style-name="ce141">
            <text:p>+ 110</text:p>
          </table:table-cell>
          <table:table-cell office:value-type="float" office:value="4.0530582166543843" table:style-name="ce142">
            <text:p>+4,1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584" table:style-name="ce137">
            <text:p><text:s/>584</text:p>
          </table:table-cell>
          <table:table-cell office:value-type="float" office:value="4.4978434996919292" table:style-name="ce155">
            <text:p>4,5<text:s text:c="5"/></text:p>
          </table:table-cell>
          <table:table-cell office:value-type="float" office:value="362" table:style-name="ce156">
            <text:p><text:s/>362</text:p>
          </table:table-cell>
          <table:table-cell office:value-type="float" office:value="3.6142172523961658" table:style-name="ce157">
            <text:p>3,6<text:s text:c="5"/></text:p>
          </table:table-cell>
          <table:table-cell office:value-type="float" office:value="366" table:style-name="ce156">
            <text:p><text:s/>366</text:p>
          </table:table-cell>
          <table:table-cell office:value-type="float" office:value="2.975367856271848" table:style-name="ce157">
            <text:p>3,0<text:s text:c="5"/></text:p>
          </table:table-cell>
          <table:table-cell office:value-type="float" office:value="222" table:style-name="ce141">
            <text:p>+ 222</text:p>
          </table:table-cell>
          <table:table-cell office:value-type="float" office:value="61.325966850828728" table:style-name="ce142">
            <text:p>+61,3<text:s text:c="3"/></text:p>
          </table:table-cell>
          <table:table-cell office:value-type="float" office:value="218" table:style-name="ce141">
            <text:p>+ 218</text:p>
          </table:table-cell>
          <table:table-cell office:value-type="float" office:value="59.562841530054641" table:style-name="ce142">
            <text:p>+59,6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1525" table:style-name="ce137">
            <text:p>1 525</text:p>
          </table:table-cell>
          <table:table-cell office:value-type="float" office:value="11.745224892174985" table:style-name="ce155">
            <text:p>11,7<text:s text:c="5"/></text:p>
          </table:table-cell>
          <table:table-cell office:value-type="float" office:value="877" table:style-name="ce156">
            <text:p><text:s/>877</text:p>
          </table:table-cell>
          <table:table-cell office:value-type="float" office:value="8.7559904153354626" table:style-name="ce157">
            <text:p>8,8<text:s text:c="5"/></text:p>
          </table:table-cell>
          <table:table-cell office:value-type="float" office:value="883" table:style-name="ce156">
            <text:p><text:s/>883</text:p>
          </table:table-cell>
          <table:table-cell office:value-type="float" office:value="7.178278188765141" table:style-name="ce157">
            <text:p>7,2<text:s text:c="5"/></text:p>
          </table:table-cell>
          <table:table-cell office:value-type="float" office:value="648" table:style-name="ce141">
            <text:p>+ 648</text:p>
          </table:table-cell>
          <table:table-cell office:value-type="float" office:value="73.888255416191555" table:style-name="ce142">
            <text:p>+73,9<text:s text:c="3"/></text:p>
          </table:table-cell>
          <table:table-cell office:value-type="float" office:value="642" table:style-name="ce141">
            <text:p>+ 642</text:p>
          </table:table-cell>
          <table:table-cell office:value-type="float" office:value="72.706681766704421" table:style-name="ce142">
            <text:p>+72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Outras atividades de serviços</text:p>
          </table:table-cell>
          <table:table-cell office:value-type="float" office:value="372" table:style-name="ce137">
            <text:p><text:s/>372</text:p>
          </table:table-cell>
          <table:table-cell office:value-type="float" office:value="2.865064695009242" table:style-name="ce155">
            <text:p>2,9<text:s text:c="5"/></text:p>
          </table:table-cell>
          <table:table-cell office:value-type="float" office:value="365" table:style-name="ce156">
            <text:p><text:s/>365</text:p>
          </table:table-cell>
          <table:table-cell office:value-type="float" office:value="3.644169329073482" table:style-name="ce157">
            <text:p>3,6<text:s text:c="5"/></text:p>
          </table:table-cell>
          <table:table-cell office:value-type="float" office:value="344" table:style-name="ce156">
            <text:p><text:s/>344</text:p>
          </table:table-cell>
          <table:table-cell office:value-type="float" office:value="2.7965206080806437" table:style-name="ce157">
            <text:p>2,8<text:s text:c="5"/></text:p>
          </table:table-cell>
          <table:table-cell office:value-type="float" office:value="7" table:style-name="ce141">
            <text:p>+ 7</text:p>
          </table:table-cell>
          <table:table-cell office:value-type="float" office:value="1.9178082191780823" table:style-name="ce142">
            <text:p>+1,9<text:s text:c="3"/></text:p>
          </table:table-cell>
          <table:table-cell office:value-type="float" office:value="28" table:style-name="ce141">
            <text:p>+ 28</text:p>
          </table:table-cell>
          <table:table-cell office:value-type="float" office:value="8.1395348837209305" table:style-name="ce142">
            <text:p>+8,1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Sem classificação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55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style-name="ce1"/>
          <table:table-cell table:style-name="ce158"/>
          <table:table-cell table:style-name="ce298"/>
          <table:table-cell table:number-columns-repeated="16369" table:style-name="ce1"/>
        </table:table-row>
        <table:table-row table:style-name="ro19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2" table:style-name="ce1"/>
          <table:table-cell table:style-name="ce298"/>
          <table:table-cell table:number-columns-repeated="16369" table:style-name="ce1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style-name="ro13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58826in" svg:y="5.88949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0336in" svg:y="4.76731in" svg:width="0.06779in" svg:height="0.20783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6" table:style-name="ce96"/>
          <table:table-cell table:number-columns-repeated="16366" table:style-name="ce1"/>
        </table:table-row>
        <table:table-row table:style-name="ro10">
          <table:table-cell table:style-name="ce293"/>
          <table:table-cell table:number-columns-repeated="12" table:style-name="ce1"/>
          <table:table-cell table:number-columns-repeated="5" table:style-name="ce96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96"/>
          <table:table-cell table:number-columns-repeated="16366" table:style-name="ce1"/>
        </table:table-row>
        <table:table-row table:number-rows-repeated="2" table:style-name="ro23">
          <table:table-cell table:number-columns-repeated="12" table:style-name="ce1"/>
          <table:table-cell table:number-columns-repeated="6" table:style-name="ce107"/>
          <table:table-cell table:number-columns-repeated="16366" table:style-name="ce1"/>
        </table:table-row>
        <table:table-row table:style-name="ro23">
          <table:table-cell table:number-columns-repeated="12" table:style-name="ce1"/>
          <table:table-cell table:number-columns-repeated="6" table:style-name="ce121"/>
          <table:table-cell table:number-columns-repeated="16366" table:style-name="ce1"/>
        </table:table-row>
        <table:table-row table:style-name="ro18">
          <table:table-cell table:number-columns-repeated="12" table:style-name="ce1"/>
          <table:table-cell table:number-columns-repeated="6" table:style-name="ce121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2"/>
          <table:table-cell table:style-name="ce96"/>
          <table:table-cell table:number-columns-repeated="4" table:style-name="ce135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6">
          <table:table-cell table:number-columns-repeated="12"/>
          <table:table-cell table:style-name="ce1"/>
          <table:table-cell table:style-name="ce153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5">
        <table:table-column table:style-name="co55" table:default-cell-style-name="ce1" table:visibility="collapse"/>
        <table:table-column table:style-name="co56" table:default-cell-style-name="ce1"/>
        <table:table-column table:style-name="co54" table:default-cell-style-name="ce1"/>
        <table:table-column table:style-name="co10" table:default-cell-style-name="ce1"/>
        <table:table-column table:style-name="co54" table:default-cell-style-name="ce185"/>
        <table:table-column table:style-name="co36" table:default-cell-style-name="ce185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38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56748in" svg:height="0.6552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129in" svg:y="0.29881in" svg:width="1.95908in" svg:height="0.51668in">
                <draw:text-box>
                  <text:p text:style-name="a101" text:class-names="" text:cond-style-name=""><text:span text:style-name="a99" text:class-names="">MAIO 2019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34" draw:style-name="a97" draw:name="Text Box 122" svg:x="0in" svg:y="0in" svg:width="0.97917in" svg:height="0.31458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5"/>
          <table:table-cell table:number-columns-repeated="5" table:style-name="ce96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97">
            <text:p><text:s/>Quadro 11 - <text:s/>COLOCAÇÕES EFETUADAS, <text:s text:c="2"/>POR <text:s/>REGIÕES<text:s text:c="3"/></text:p>
          </table:table-cell>
          <table:table-cell table:number-columns-repeated="10" table:style-name="ce276"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4">
          <table:table-cell table:style-name="ce293"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3">
          <table:table-cell table:style-name="ce1"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3" table:style-name="ce107"/>
          <table:table-cell table:number-columns-repeated="16369" table:style-name="ce1"/>
        </table:table-row>
        <table:table-row table:style-name="ro13">
          <table:table-cell table:style-name="ce1"/>
          <table:table-cell table:style-name="ce108"/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3" table:style-name="ce107"/>
          <table:table-cell table:number-columns-repeated="16369" table:style-name="ce1"/>
        </table:table-row>
        <table:table-row table:style-name="ro13">
          <table:table-cell table:style-name="ce1"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3" table:style-name="ce121"/>
          <table:table-cell table:number-columns-repeated="16369" table:style-name="ce1"/>
        </table:table-row>
        <table:table-row table:style-name="ro19">
          <table:table-cell table:style-name="ce1"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6">
            <text:p>PORTUGAL</text:p>
          </table:table-cell>
          <table:table-cell office:value-type="float" office:value="7907" table:style-name="ce207">
            <text:p>7 907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7226" table:style-name="ce209">
            <text:p>7 226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8169" table:style-name="ce209">
            <text:p>8 169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681" table:style-name="ce132">
            <text:p>+ 681</text:p>
          </table:table-cell>
          <table:table-cell office:value-type="float" office:value="9.4243011347910333" table:style-name="ce133">
            <text:p>+9,4<text:s text:c="3"/></text:p>
          </table:table-cell>
          <table:table-cell office:value-type="float" office:value="-262" table:style-name="ce132">
            <text:p><text:s/>- 262</text:p>
          </table:table-cell>
          <table:table-cell office:value-type="float" office:value="-3.2072469090463946" table:style-name="ce133">
            <text:p>-3,2<text:s text:c="3"/></text:p>
          </table:table-cell>
          <table:table-cell table:style-name="ce96"/>
          <table:table-cell table:number-columns-repeated="2" table:style-name="ce135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2">
            <text:p>CONTINENTE</text:p>
          </table:table-cell>
          <table:table-cell office:value-type="float" office:value="7496" table:style-name="ce207">
            <text:p>7 496</text:p>
          </table:table-cell>
          <table:table-cell office:value-type="float" office:value="94.80207411154673" table:style-name="ce208">
            <text:p>94,8<text:s text:c="5"/></text:p>
          </table:table-cell>
          <table:table-cell office:value-type="float" office:value="6905" table:style-name="ce209">
            <text:p>6 905</text:p>
          </table:table-cell>
          <table:table-cell office:value-type="float" office:value="95.557708275671189" table:style-name="ce210">
            <text:p>95,6<text:s text:c="5"/></text:p>
          </table:table-cell>
          <table:table-cell office:value-type="float" office:value="7796" table:style-name="ce209">
            <text:p>7 796</text:p>
          </table:table-cell>
          <table:table-cell office:value-type="float" office:value="95.433957644754557" table:style-name="ce211">
            <text:p>95,4<text:s text:c="5"/></text:p>
          </table:table-cell>
          <table:table-cell office:value-type="float" office:value="591" table:style-name="ce132">
            <text:p>+ 591</text:p>
          </table:table-cell>
          <table:table-cell office:value-type="float" office:value="8.5590152063721945" table:style-name="ce133">
            <text:p>+8,6<text:s text:c="3"/></text:p>
          </table:table-cell>
          <table:table-cell office:value-type="float" office:value="-300" table:style-name="ce132">
            <text:p><text:s/>- 300</text:p>
          </table:table-cell>
          <table:table-cell office:value-type="float" office:value="-3.8481272447408927" table:style-name="ce133">
            <text:p>-3,8<text:s text:c="3"/></text:p>
          </table:table-cell>
          <table:table-cell table:style-name="ce183"/>
          <table:table-cell table:number-columns-repeated="2" table:style-name="ce153"/>
          <table:table-cell table:number-columns-repeated="16369" table:style-name="ce1"/>
        </table:table-row>
        <table:table-row table:style-name="ro34">
          <table:table-cell table:style-name="ce1"/>
          <table:table-cell office:value-type="string" table:style-name="ce213">
            <text:p>Norte</text:p>
          </table:table-cell>
          <table:table-cell office:value-type="float" office:value="2272" table:style-name="ce214">
            <text:p>2 272</text:p>
          </table:table-cell>
          <table:table-cell office:value-type="float" office:value="28.734033135196661" table:style-name="ce215">
            <text:p>28,7<text:s text:c="5"/></text:p>
          </table:table-cell>
          <table:table-cell office:value-type="float" office:value="1871" table:style-name="ce216">
            <text:p>1 871</text:p>
          </table:table-cell>
          <table:table-cell office:value-type="float" office:value="25.89261001937448" table:style-name="ce217">
            <text:p>25,9<text:s text:c="5"/></text:p>
          </table:table-cell>
          <table:table-cell office:value-type="float" office:value="2636" table:style-name="ce216">
            <text:p>2 636</text:p>
          </table:table-cell>
          <table:table-cell office:value-type="float" office:value="32.26833149712327" table:style-name="ce218">
            <text:p>32,3<text:s text:c="5"/></text:p>
          </table:table-cell>
          <table:table-cell office:value-type="float" office:value="401" table:style-name="ce141">
            <text:p>+ 401</text:p>
          </table:table-cell>
          <table:table-cell office:value-type="float" office:value="21.432389096739712" table:style-name="ce142">
            <text:p>+21,4<text:s text:c="3"/></text:p>
          </table:table-cell>
          <table:table-cell office:value-type="float" office:value="-364" table:style-name="ce141">
            <text:p><text:s/>- 364</text:p>
          </table:table-cell>
          <table:table-cell office:value-type="float" office:value="-13.808801213960548" table:style-name="ce142">
            <text:p>-13,8<text:s text:c="3"/></text:p>
          </table:table-cell>
          <table:table-cell table:style-name="ce183"/>
          <table:table-cell table:number-columns-repeated="2" table:style-name="ce15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3">
            <text:p>Centro</text:p>
          </table:table-cell>
          <table:table-cell office:value-type="float" office:value="1969" table:style-name="ce214">
            <text:p>1 969</text:p>
          </table:table-cell>
          <table:table-cell office:value-type="float" office:value="24.901985582395344" table:style-name="ce215">
            <text:p>24,9<text:s text:c="5"/></text:p>
          </table:table-cell>
          <table:table-cell office:value-type="float" office:value="1665" table:style-name="ce216">
            <text:p>1 665</text:p>
          </table:table-cell>
          <table:table-cell office:value-type="float" office:value="23.041793523387767" table:style-name="ce217">
            <text:p>23,0<text:s text:c="5"/></text:p>
          </table:table-cell>
          <table:table-cell office:value-type="float" office:value="2024" table:style-name="ce216">
            <text:p>2 024</text:p>
          </table:table-cell>
          <table:table-cell office:value-type="float" office:value="24.776594442404214" table:style-name="ce218">
            <text:p>24,8<text:s text:c="5"/></text:p>
          </table:table-cell>
          <table:table-cell office:value-type="float" office:value="304" table:style-name="ce141">
            <text:p>+ 304</text:p>
          </table:table-cell>
          <table:table-cell office:value-type="float" office:value="18.258258258258259" table:style-name="ce142">
            <text:p>+18,3<text:s text:c="3"/></text:p>
          </table:table-cell>
          <table:table-cell office:value-type="float" office:value="-55" table:style-name="ce141">
            <text:p><text:s/>- 55</text:p>
          </table:table-cell>
          <table:table-cell office:value-type="float" office:value="-2.7173913043478262" table:style-name="ce142">
            <text:p>-2,7<text:s text:c="3"/></text:p>
          </table:table-cell>
          <table:table-cell table:style-name="ce158"/>
          <table:table-cell table:number-columns-repeated="2" table:style-name="ce153"/>
          <table:table-cell table:number-columns-repeated="16369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2137" table:style-name="ce214">
            <text:p>2 137</text:p>
          </table:table-cell>
          <table:table-cell office:value-type="float" office:value="27.026685215631719" table:style-name="ce215">
            <text:p>27,0<text:s text:c="5"/></text:p>
          </table:table-cell>
          <table:table-cell office:value-type="float" office:value="1814" table:style-name="ce216">
            <text:p>1 814</text:p>
          </table:table-cell>
          <table:table-cell office:value-type="float" office:value="25.103791862717962" table:style-name="ce217">
            <text:p>25,1<text:s text:c="5"/></text:p>
          </table:table-cell>
          <table:table-cell office:value-type="float" office:value="1948" table:style-name="ce216">
            <text:p>1 948</text:p>
          </table:table-cell>
          <table:table-cell office:value-type="float" office:value="23.846248010772435" table:style-name="ce218">
            <text:p>23,8<text:s text:c="5"/></text:p>
          </table:table-cell>
          <table:table-cell office:value-type="float" office:value="323" table:style-name="ce141">
            <text:p>+ 323</text:p>
          </table:table-cell>
          <table:table-cell office:value-type="float" office:value="17.805953693495038" table:style-name="ce142">
            <text:p>+17,8<text:s text:c="3"/></text:p>
          </table:table-cell>
          <table:table-cell office:value-type="float" office:value="189" table:style-name="ce141">
            <text:p>+ 189</text:p>
          </table:table-cell>
          <table:table-cell office:value-type="float" office:value="9.7022587268993838" table:style-name="ce142">
            <text:p>+9,7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528" table:style-name="ce214">
            <text:p><text:s/>528</text:p>
          </table:table-cell>
          <table:table-cell office:value-type="float" office:value="6.6776274187428859" table:style-name="ce215">
            <text:p>6,7<text:s text:c="5"/></text:p>
          </table:table-cell>
          <table:table-cell office:value-type="float" office:value="495" table:style-name="ce216">
            <text:p><text:s/>495</text:p>
          </table:table-cell>
          <table:table-cell office:value-type="float" office:value="6.8502629393855523" table:style-name="ce217">
            <text:p>6,9<text:s text:c="5"/></text:p>
          </table:table-cell>
          <table:table-cell office:value-type="float" office:value="452" table:style-name="ce216">
            <text:p><text:s/>452</text:p>
          </table:table-cell>
          <table:table-cell office:value-type="float" office:value="5.5331129881258416" table:style-name="ce218">
            <text:p>5,5<text:s text:c="5"/></text:p>
          </table:table-cell>
          <table:table-cell office:value-type="float" office:value="33" table:style-name="ce141">
            <text:p>+ 33</text:p>
          </table:table-cell>
          <table:table-cell office:value-type="float" office:value="6.666666666666667" table:style-name="ce142">
            <text:p>+6,7<text:s text:c="3"/></text:p>
          </table:table-cell>
          <table:table-cell office:value-type="float" office:value="76" table:style-name="ce141">
            <text:p>+ 76</text:p>
          </table:table-cell>
          <table:table-cell office:value-type="float" office:value="16.814159292035399" table:style-name="ce142">
            <text:p>+16,8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590" table:style-name="ce214">
            <text:p><text:s/>590</text:p>
          </table:table-cell>
          <table:table-cell office:value-type="float" office:value="7.4617427595801189" table:style-name="ce215">
            <text:p>7,5<text:s text:c="5"/></text:p>
          </table:table-cell>
          <table:table-cell office:value-type="float" office:value="1060" table:style-name="ce216">
            <text:p>1 060</text:p>
          </table:table-cell>
          <table:table-cell office:value-type="float" office:value="14.669249930805424" table:style-name="ce217">
            <text:p>14,7<text:s text:c="5"/></text:p>
          </table:table-cell>
          <table:table-cell office:value-type="float" office:value="736" table:style-name="ce216">
            <text:p><text:s/>736</text:p>
          </table:table-cell>
          <table:table-cell office:value-type="float" office:value="9.0096707063288033" table:style-name="ce218">
            <text:p>9,0<text:s text:c="5"/></text:p>
          </table:table-cell>
          <table:table-cell office:value-type="float" office:value="-470" table:style-name="ce141">
            <text:p><text:s/>- 470</text:p>
          </table:table-cell>
          <table:table-cell office:value-type="float" office:value="-44.339622641509436" table:style-name="ce142">
            <text:p>-44,3<text:s text:c="3"/></text:p>
          </table:table-cell>
          <table:table-cell office:value-type="float" office:value="-146" table:style-name="ce141">
            <text:p><text:s/>- 146</text:p>
          </table:table-cell>
          <table:table-cell office:value-type="float" office:value="-19.836956521739129" table:style-name="ce142">
            <text:p>-19,8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5">
          <table:table-cell/>
          <table:table-cell office:value-type="string" table:style-name="ce212">
            <text:p>REG.AUTÓNOMAS</text:p>
          </table:table-cell>
          <table:table-cell office:value-type="float" office:value="411" table:style-name="ce207">
            <text:p><text:s/>411</text:p>
          </table:table-cell>
          <table:table-cell office:value-type="float" office:value="5.1979258884532689" table:style-name="ce208">
            <text:p>5,2<text:s text:c="5"/></text:p>
          </table:table-cell>
          <table:table-cell office:value-type="float" office:value="321" table:style-name="ce209">
            <text:p><text:s/>321</text:p>
          </table:table-cell>
          <table:table-cell office:value-type="float" office:value="4.4422917243288129" table:style-name="ce210">
            <text:p>4,4<text:s text:c="5"/></text:p>
          </table:table-cell>
          <table:table-cell office:value-type="float" office:value="373" table:style-name="ce209">
            <text:p><text:s/>373</text:p>
          </table:table-cell>
          <table:table-cell office:value-type="float" office:value="4.5660423552454397" table:style-name="ce211">
            <text:p>4,6<text:s text:c="5"/></text:p>
          </table:table-cell>
          <table:table-cell office:value-type="float" office:value="90" table:style-name="ce132">
            <text:p>+ 90</text:p>
          </table:table-cell>
          <table:table-cell office:value-type="float" office:value="28.037383177570092" table:style-name="ce133">
            <text:p>+28,0<text:s text:c="3"/></text:p>
          </table:table-cell>
          <table:table-cell office:value-type="float" office:value="38" table:style-name="ce132">
            <text:p>+ 38</text:p>
          </table:table-cell>
          <table:table-cell office:value-type="float" office:value="10.187667560321715" table:style-name="ce133">
            <text:p>+10,2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199" table:style-name="ce214">
            <text:p><text:s/>199</text:p>
          </table:table-cell>
          <table:table-cell office:value-type="float" office:value="2.5167573036549893" table:style-name="ce215">
            <text:p>2,5<text:s text:c="5"/></text:p>
          </table:table-cell>
          <table:table-cell office:value-type="float" office:value="144" table:style-name="ce216">
            <text:p><text:s/>144</text:p>
          </table:table-cell>
          <table:table-cell office:value-type="float" office:value="1.9928037641848879" table:style-name="ce217">
            <text:p>2,0<text:s text:c="5"/></text:p>
          </table:table-cell>
          <table:table-cell office:value-type="float" office:value="163" table:style-name="ce216">
            <text:p><text:s/>163</text:p>
          </table:table-cell>
          <table:table-cell office:value-type="float" office:value="1.9953482678418411" table:style-name="ce218">
            <text:p>2,0<text:s text:c="5"/></text:p>
          </table:table-cell>
          <table:table-cell office:value-type="float" office:value="55" table:style-name="ce141">
            <text:p>+ 55</text:p>
          </table:table-cell>
          <table:table-cell office:value-type="float" office:value="38.194444444444443" table:style-name="ce142">
            <text:p>+38,2<text:s text:c="3"/></text:p>
          </table:table-cell>
          <table:table-cell office:value-type="float" office:value="36" table:style-name="ce141">
            <text:p>+ 36</text:p>
          </table:table-cell>
          <table:table-cell office:value-type="float" office:value="22.085889570552148" table:style-name="ce142">
            <text:p>+22,1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212" table:style-name="ce214">
            <text:p><text:s/>212</text:p>
          </table:table-cell>
          <table:table-cell office:value-type="float" office:value="2.68116858479828" table:style-name="ce215">
            <text:p>2,7<text:s text:c="5"/></text:p>
          </table:table-cell>
          <table:table-cell office:value-type="float" office:value="177" table:style-name="ce216">
            <text:p><text:s/>177</text:p>
          </table:table-cell>
          <table:table-cell office:value-type="float" office:value="2.4494879601439248" table:style-name="ce217">
            <text:p>2,4<text:s text:c="5"/></text:p>
          </table:table-cell>
          <table:table-cell office:value-type="float" office:value="210" table:style-name="ce216">
            <text:p><text:s/>210</text:p>
          </table:table-cell>
          <table:table-cell office:value-type="float" office:value="2.5706940874035991" table:style-name="ce218">
            <text:p>2,6<text:s text:c="5"/></text:p>
          </table:table-cell>
          <table:table-cell office:value-type="float" office:value="35" table:style-name="ce141">
            <text:p>+ 35</text:p>
          </table:table-cell>
          <table:table-cell office:value-type="float" office:value="19.774011299435028" table:style-name="ce142">
            <text:p>+19,8<text:s text:c="3"/></text:p>
          </table:table-cell>
          <table:table-cell office:value-type="float" office:value="2" table:style-name="ce141">
            <text:p>+ 2</text:p>
          </table:table-cell>
          <table:table-cell office:value-type="float" office:value="0.95238095238095244" table:style-name="ce142">
            <text:p>+1,0<text:s text:c="3"/></text:p>
          </table:table-cell>
          <table:table-cell table:style-name="ce158"/>
          <table:table-cell table:number-columns-repeated="2" table:style-name="ce152"/>
          <table:table-cell table:number-columns-repeated="16369"/>
        </table:table-row>
        <table:table-row table:style-name="ro33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3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33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4">
          <table:table-cell/>
          <table:table-cell office:value-type="string" table:style-name="ce97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76"/>
          <table:table-cell office:value-type="string" table:style-name="ce277">
            <text:p>CONTINENTE</text:p>
          </table:table-cell>
          <table:table-cell table:style-name="ce277"/>
          <table:table-cell table:number-columns-repeated="16372" table:style-name="ce1"/>
        </table:table-row>
        <table:table-row table:style-name="ro14">
          <table:table-cell/>
          <table:table-cell office:value-type="string" table:style-name="ce299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/>
        </table:table-row>
        <table:table-row table:style-name="ro4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/>
        </table:table-row>
        <table:table-row table:style-name="ro33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3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3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/>
        </table:table-row>
        <table:table-row table:style-name="ro18">
          <table:table-cell/>
          <table:table-cell table:style-name="ce108"/>
          <table:table-cell table:style-name="ce229"/>
          <table:table-cell table:style-name="ce300"/>
          <table:table-cell table:style-name="ce231"/>
          <table:table-cell table:style-name="ce301"/>
          <table:table-cell table:style-name="ce233"/>
          <table:table-cell table:style-name="ce302"/>
          <table:table-cell table:style-name="ce303"/>
          <table:table-cell table:style-name="ce304"/>
          <table:table-cell table:style-name="ce303"/>
          <table:table-cell table:style-name="ce236"/>
          <table:table-cell table:number-columns-repeated="16372"/>
        </table:table-row>
        <table:table-row table:style-name="ro29">
          <table:table-cell/>
          <table:table-cell office:value-type="string" table:style-name="ce305">
            <text:p>Total</text:p>
          </table:table-cell>
          <table:table-cell office:value-type="float" office:value="7496" table:style-name="ce128">
            <text:p>7 496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6905" table:style-name="ce239">
            <text:p>6 905</text:p>
          </table:table-cell>
          <table:table-cell office:value-type="float" office:value="100" table:style-name="ce306">
            <text:p>100,0<text:s text:c="5"/></text:p>
          </table:table-cell>
          <table:table-cell office:value-type="float" office:value="7796" table:style-name="ce130">
            <text:p>7 796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91" table:style-name="ce307">
            <text:p>+ 591</text:p>
          </table:table-cell>
          <table:table-cell office:value-type="float" office:value="8.5590152063721945" table:style-name="ce133">
            <text:p>+8,6<text:s text:c="3"/></text:p>
          </table:table-cell>
          <table:table-cell office:value-type="float" office:value="-300" table:style-name="ce307">
            <text:p><text:s/>- 300</text:p>
          </table:table-cell>
          <table:table-cell office:value-type="float" office:value="-3.8481272447408927" table:style-name="ce133">
            <text:p>-3,8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308">
            <text:p>1- Repres. do poder legislativo e de órgãos exec., dirigentes, dire. e gestores execu.</text:p>
          </table:table-cell>
          <table:table-cell office:value-type="float" office:value="26" table:style-name="ce137">
            <text:p><text:s/>26</text:p>
          </table:table-cell>
          <table:table-cell office:value-type="float" office:value="0.34685165421558162" table:style-name="ce138">
            <text:p>0,3<text:s text:c="5"/></text:p>
          </table:table-cell>
          <table:table-cell office:value-type="float" office:value="11" table:style-name="ce244">
            <text:p><text:s/>11</text:p>
          </table:table-cell>
          <table:table-cell office:value-type="float" office:value="0.15930485155684287" table:style-name="ce309">
            <text:p>0,2<text:s text:c="5"/></text:p>
          </table:table-cell>
          <table:table-cell office:value-type="float" office:value="23" table:style-name="ce139">
            <text:p><text:s/>23</text:p>
          </table:table-cell>
          <table:table-cell office:value-type="float" office:value="0.29502308876346844" table:style-name="ce140">
            <text:p>0,3<text:s text:c="5"/></text:p>
          </table:table-cell>
          <table:table-cell office:value-type="float" office:value="15" table:style-name="ce310">
            <text:p>+ 15</text:p>
          </table:table-cell>
          <table:table-cell office:value-type="float" office:value="136.36363636363635" table:style-name="ce142">
            <text:p>+136,4<text:s text:c="3"/></text:p>
          </table:table-cell>
          <table:table-cell office:value-type="float" office:value="3" table:style-name="ce310">
            <text:p>+ 3</text:p>
          </table:table-cell>
          <table:table-cell office:value-type="float" office:value="13.043478260869565" table:style-name="ce142">
            <text:p>+13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2- Especialistas das atividades intelectuais e científicas</text:p>
          </table:table-cell>
          <table:table-cell office:value-type="float" office:value="387" table:style-name="ce137">
            <text:p><text:s/>387</text:p>
          </table:table-cell>
          <table:table-cell office:value-type="float" office:value="5.1627534685165424" table:style-name="ce138">
            <text:p>5,2<text:s text:c="5"/></text:p>
          </table:table-cell>
          <table:table-cell office:value-type="float" office:value="398" table:style-name="ce244">
            <text:p><text:s/>398</text:p>
          </table:table-cell>
          <table:table-cell office:value-type="float" office:value="5.7639391745112238" table:style-name="ce309">
            <text:p>5,8<text:s text:c="5"/></text:p>
          </table:table-cell>
          <table:table-cell office:value-type="float" office:value="326" table:style-name="ce139">
            <text:p><text:s/>326</text:p>
          </table:table-cell>
          <table:table-cell office:value-type="float" office:value="4.18163160595177" table:style-name="ce140">
            <text:p>4,2<text:s text:c="5"/></text:p>
          </table:table-cell>
          <table:table-cell office:value-type="float" office:value="-11" table:style-name="ce310">
            <text:p><text:s/>- 11</text:p>
          </table:table-cell>
          <table:table-cell office:value-type="float" office:value="-2.7638190954773871" table:style-name="ce142">
            <text:p>-2,8<text:s text:c="3"/></text:p>
          </table:table-cell>
          <table:table-cell office:value-type="float" office:value="61" table:style-name="ce310">
            <text:p>+ 61</text:p>
          </table:table-cell>
          <table:table-cell office:value-type="float" office:value="18.711656441717793" table:style-name="ce142">
            <text:p>+1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3- Técnicos e profissões de nível intermédio</text:p>
          </table:table-cell>
          <table:table-cell office:value-type="float" office:value="408" table:style-name="ce137">
            <text:p><text:s/>408</text:p>
          </table:table-cell>
          <table:table-cell office:value-type="float" office:value="5.4429028815368197" table:style-name="ce138">
            <text:p>5,4<text:s text:c="5"/></text:p>
          </table:table-cell>
          <table:table-cell office:value-type="float" office:value="371" table:style-name="ce244">
            <text:p><text:s/>371</text:p>
          </table:table-cell>
          <table:table-cell office:value-type="float" office:value="5.3729181752353368" table:style-name="ce309">
            <text:p>5,4<text:s text:c="5"/></text:p>
          </table:table-cell>
          <table:table-cell office:value-type="float" office:value="377" table:style-name="ce139">
            <text:p><text:s/>377</text:p>
          </table:table-cell>
          <table:table-cell office:value-type="float" office:value="4.8358132375577219" table:style-name="ce140">
            <text:p>4,8<text:s text:c="5"/></text:p>
          </table:table-cell>
          <table:table-cell office:value-type="float" office:value="37" table:style-name="ce310">
            <text:p>+ 37</text:p>
          </table:table-cell>
          <table:table-cell office:value-type="float" office:value="9.9730458221024261" table:style-name="ce142">
            <text:p>+10,0<text:s text:c="3"/></text:p>
          </table:table-cell>
          <table:table-cell office:value-type="float" office:value="31" table:style-name="ce310">
            <text:p>+ 31</text:p>
          </table:table-cell>
          <table:table-cell office:value-type="float" office:value="8.2228116710875341" table:style-name="ce142">
            <text:p>+8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4- Pessoal administrativo</text:p>
          </table:table-cell>
          <table:table-cell office:value-type="float" office:value="769" table:style-name="ce137">
            <text:p><text:s/>769</text:p>
          </table:table-cell>
          <table:table-cell office:value-type="float" office:value="10.25880469583778" table:style-name="ce138">
            <text:p>10,3<text:s text:c="5"/></text:p>
          </table:table-cell>
          <table:table-cell office:value-type="float" office:value="673" table:style-name="ce244">
            <text:p><text:s/>673</text:p>
          </table:table-cell>
          <table:table-cell office:value-type="float" office:value="9.7465604634322958" table:style-name="ce309">
            <text:p>9,7<text:s text:c="5"/></text:p>
          </table:table-cell>
          <table:table-cell office:value-type="float" office:value="784" table:style-name="ce139">
            <text:p><text:s/>784</text:p>
          </table:table-cell>
          <table:table-cell office:value-type="float" office:value="10.056439199589533" table:style-name="ce140">
            <text:p>10,1<text:s text:c="5"/></text:p>
          </table:table-cell>
          <table:table-cell office:value-type="float" office:value="96" table:style-name="ce310">
            <text:p>+ 96</text:p>
          </table:table-cell>
          <table:table-cell office:value-type="float" office:value="14.26448736998514" table:style-name="ce142">
            <text:p>+14,3<text:s text:c="3"/></text:p>
          </table:table-cell>
          <table:table-cell office:value-type="float" office:value="-15" table:style-name="ce310">
            <text:p><text:s/>- 15</text:p>
          </table:table-cell>
          <table:table-cell office:value-type="float" office:value="-1.9132653061224489" table:style-name="ce142">
            <text:p>-1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5- Trabalhadores dos serviços pessoais, de proteção e segurança e vendedores</text:p>
          </table:table-cell>
          <table:table-cell office:value-type="float" office:value="1548" table:style-name="ce137">
            <text:p>1 548</text:p>
          </table:table-cell>
          <table:table-cell office:value-type="float" office:value="20.65101387406617" table:style-name="ce138">
            <text:p>20,7<text:s text:c="5"/></text:p>
          </table:table-cell>
          <table:table-cell office:value-type="float" office:value="1584" table:style-name="ce244">
            <text:p>1 584</text:p>
          </table:table-cell>
          <table:table-cell office:value-type="float" office:value="22.939898624185375" table:style-name="ce309">
            <text:p>22,9<text:s text:c="5"/></text:p>
          </table:table-cell>
          <table:table-cell office:value-type="float" office:value="1402" table:style-name="ce139">
            <text:p>1 402</text:p>
          </table:table-cell>
          <table:table-cell office:value-type="float" office:value="17.983581323755775" table:style-name="ce140">
            <text:p>18,0<text:s text:c="5"/></text:p>
          </table:table-cell>
          <table:table-cell office:value-type="float" office:value="-36" table:style-name="ce310">
            <text:p><text:s/>- 36</text:p>
          </table:table-cell>
          <table:table-cell office:value-type="float" office:value="-2.2727272727272729" table:style-name="ce142">
            <text:p>-2,3<text:s text:c="3"/></text:p>
          </table:table-cell>
          <table:table-cell office:value-type="float" office:value="146" table:style-name="ce310">
            <text:p>+ 146</text:p>
          </table:table-cell>
          <table:table-cell office:value-type="float" office:value="10.413694721825962" table:style-name="ce142">
            <text:p>+10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6- Agricultores e trabalhadores qualificados da agricultura, da pesca e da floresta</text:p>
          </table:table-cell>
          <table:table-cell office:value-type="float" office:value="236" table:style-name="ce137">
            <text:p><text:s/>236</text:p>
          </table:table-cell>
          <table:table-cell office:value-type="float" office:value="3.1483457844183564" table:style-name="ce138">
            <text:p>3,1<text:s text:c="5"/></text:p>
          </table:table-cell>
          <table:table-cell office:value-type="float" office:value="156" table:style-name="ce244">
            <text:p><text:s/>156</text:p>
          </table:table-cell>
          <table:table-cell office:value-type="float" office:value="2.2592324402606807" table:style-name="ce309">
            <text:p>2,3<text:s text:c="5"/></text:p>
          </table:table-cell>
          <table:table-cell office:value-type="float" office:value="708" table:style-name="ce139">
            <text:p><text:s/>708</text:p>
          </table:table-cell>
          <table:table-cell office:value-type="float" office:value="9.0815802975885074" table:style-name="ce140">
            <text:p>9,1<text:s text:c="5"/></text:p>
          </table:table-cell>
          <table:table-cell office:value-type="float" office:value="80" table:style-name="ce310">
            <text:p>+ 80</text:p>
          </table:table-cell>
          <table:table-cell office:value-type="float" office:value="51.282051282051277" table:style-name="ce142">
            <text:p>+51,3<text:s text:c="3"/></text:p>
          </table:table-cell>
          <table:table-cell office:value-type="float" office:value="-472" table:style-name="ce310">
            <text:p><text:s/>- 472</text:p>
          </table:table-cell>
          <table:table-cell office:value-type="float" office:value="-66.666666666666657" table:style-name="ce142">
            <text:p>-6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7- Trabalhadores qualificados da indústria, construção e artífices</text:p>
          </table:table-cell>
          <table:table-cell office:value-type="float" office:value="1005" table:style-name="ce137">
            <text:p>1 005</text:p>
          </table:table-cell>
          <table:table-cell office:value-type="float" office:value="13.407150480256135" table:style-name="ce138">
            <text:p>13,4<text:s text:c="5"/></text:p>
          </table:table-cell>
          <table:table-cell office:value-type="float" office:value="822" table:style-name="ce244">
            <text:p><text:s/>822</text:p>
          </table:table-cell>
          <table:table-cell office:value-type="float" office:value="11.904417089065895" table:style-name="ce309">
            <text:p>11,9<text:s text:c="5"/></text:p>
          </table:table-cell>
          <table:table-cell office:value-type="float" office:value="1172" table:style-name="ce139">
            <text:p>1 172</text:p>
          </table:table-cell>
          <table:table-cell office:value-type="float" office:value="15.033350436121088" table:style-name="ce140">
            <text:p>15,0<text:s text:c="5"/></text:p>
          </table:table-cell>
          <table:table-cell office:value-type="float" office:value="183" table:style-name="ce310">
            <text:p>+ 183</text:p>
          </table:table-cell>
          <table:table-cell office:value-type="float" office:value="22.262773722627738" table:style-name="ce142">
            <text:p>+22,3<text:s text:c="3"/></text:p>
          </table:table-cell>
          <table:table-cell office:value-type="float" office:value="-167" table:style-name="ce310">
            <text:p><text:s/>- 167</text:p>
          </table:table-cell>
          <table:table-cell office:value-type="float" office:value="-14.249146757679181" table:style-name="ce142">
            <text:p>-14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8- Operadores de instalações e máquinas e trabalhadores da montagem</text:p>
          </table:table-cell>
          <table:table-cell office:value-type="float" office:value="780" table:style-name="ce137">
            <text:p><text:s/>780</text:p>
          </table:table-cell>
          <table:table-cell office:value-type="float" office:value="10.405549626467449" table:style-name="ce138">
            <text:p>10,4<text:s text:c="5"/></text:p>
          </table:table-cell>
          <table:table-cell office:value-type="float" office:value="580" table:style-name="ce244">
            <text:p><text:s/>580</text:p>
          </table:table-cell>
          <table:table-cell office:value-type="float" office:value="8.3997103548153511" table:style-name="ce309">
            <text:p>8,4<text:s text:c="5"/></text:p>
          </table:table-cell>
          <table:table-cell office:value-type="float" office:value="608" table:style-name="ce139">
            <text:p><text:s/>608</text:p>
          </table:table-cell>
          <table:table-cell office:value-type="float" office:value="7.7988712160082088" table:style-name="ce140">
            <text:p>7,8<text:s text:c="5"/></text:p>
          </table:table-cell>
          <table:table-cell office:value-type="float" office:value="200" table:style-name="ce310">
            <text:p>+ 200</text:p>
          </table:table-cell>
          <table:table-cell office:value-type="float" office:value="34.482758620689658" table:style-name="ce142">
            <text:p>+34,5<text:s text:c="3"/></text:p>
          </table:table-cell>
          <table:table-cell office:value-type="float" office:value="172" table:style-name="ce310">
            <text:p>+ 172</text:p>
          </table:table-cell>
          <table:table-cell office:value-type="float" office:value="28.289473684210524" table:style-name="ce142">
            <text:p>+28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9- Trabalhadores não qualificados</text:p>
          </table:table-cell>
          <table:table-cell office:value-type="float" office:value="2332" table:style-name="ce137">
            <text:p>2 332</text:p>
          </table:table-cell>
          <table:table-cell office:value-type="float" office:value="31.109925293489859" table:style-name="ce138">
            <text:p>31,1<text:s text:c="5"/></text:p>
          </table:table-cell>
          <table:table-cell office:value-type="float" office:value="2306" table:style-name="ce244">
            <text:p>2 306</text:p>
          </table:table-cell>
          <table:table-cell office:value-type="float" office:value="33.396089790007238" table:style-name="ce309">
            <text:p>33,4<text:s text:c="5"/></text:p>
          </table:table-cell>
          <table:table-cell office:value-type="float" office:value="2394" table:style-name="ce139">
            <text:p>2 394</text:p>
          </table:table-cell>
          <table:table-cell office:value-type="float" office:value="30.708055413032326" table:style-name="ce140">
            <text:p>30,7<text:s text:c="5"/></text:p>
          </table:table-cell>
          <table:table-cell office:value-type="float" office:value="26" table:style-name="ce310">
            <text:p>+ 26</text:p>
          </table:table-cell>
          <table:table-cell office:value-type="float" office:value="1.1274934952298352" table:style-name="ce142">
            <text:p>+1,1<text:s text:c="3"/></text:p>
          </table:table-cell>
          <table:table-cell office:value-type="float" office:value="-62" table:style-name="ce310">
            <text:p><text:s/>- 62</text:p>
          </table:table-cell>
          <table:table-cell office:value-type="float" office:value="-2.5898078529657473" table:style-name="ce142">
            <text:p>-2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0- Profissões das Forças Armadas</text:p>
          </table:table-cell>
          <table:table-cell office:value-type="float" office:value="5" table:style-name="ce137">
            <text:p><text:s/>5</text:p>
          </table:table-cell>
          <table:table-cell office:value-type="float" office:value="6.6702241195304157E-2" table:style-name="ce138">
            <text:p>0,1<text:s text:c="5"/></text:p>
          </table:table-cell>
          <table:table-cell office:value-type="float" office:value="4" table:style-name="ce244">
            <text:p><text:s/>4</text:p>
          </table:table-cell>
          <table:table-cell office:value-type="float" office:value="5.7929036929761035E-2" table:style-name="ce309">
            <text:p>0,1<text:s text:c="5"/></text:p>
          </table:table-cell>
          <table:table-cell office:value-type="float" office:value="2" table:style-name="ce139">
            <text:p><text:s/>2</text:p>
          </table:table-cell>
          <table:table-cell office:value-type="float" office:value="2.565418163160595E-2" table:style-name="ce140">
            <text:p>0,0<text:s text:c="5"/></text:p>
          </table:table-cell>
          <table:table-cell office:value-type="float" office:value="1" table:style-name="ce310">
            <text:p>+ 1</text:p>
          </table:table-cell>
          <table:table-cell office:value-type="float" office:value="25" table:style-name="ce142">
            <text:p>+25,0<text:s text:c="3"/></text:p>
          </table:table-cell>
          <table:table-cell office:value-type="float" office:value="3" table:style-name="ce310">
            <text:p>+ 3</text:p>
          </table:table-cell>
          <table:table-cell office:value-type="float" office:value="150" table:style-name="ce142">
            <text:p>+15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8">
            <text:p><text:s text:c="5"/>Outros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38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309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310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0" table:style-name="ce310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18"/>
          <table:table-cell table:style-name="ce320"/>
          <table:table-cell table:number-columns-repeated="16372" table:style-name="ce1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style-name="ce278"/>
          <table:table-cell table:style-name="ce279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96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96"/>
          <table:table-cell table:number-columns-repeated="16367"/>
        </table:table-row>
        <table:table-row table:style-name="ro23">
          <table:table-cell/>
          <table:table-cell table:number-columns-repeated="11" table:style-name="ce1"/>
          <table:table-cell table:number-columns-repeated="5" table:style-name="ce107"/>
          <table:table-cell table:number-columns-repeated="16367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07"/>
          <table:table-cell table:number-columns-repeated="16367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21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83"/>
          <table:table-cell table:number-columns-repeated="4" table:style-name="ce153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number-columns-repeated="4" table:style-name="ce153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number-columns-repeated="4" table:style-name="ce153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52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number-columns-repeated="4" table:style-name="ce152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6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37955in" svg:height="0.6441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8506in" svg:y="0.23018in" svg:width="1.81568in" svg:height="0.50796in">
                <draw:text-box>
                  <text:p text:style-name="a115" text:class-names="" text:cond-style-name=""><text:span text:style-name="a113" text:class-names="">MAIO 2019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35033in" svg:height="0.30507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38" draw:style-name="a108" draw:name="Text Box 122" svg:x="0in" svg:y="0in" svg:width="0.97917in" svg:height="0.31807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5"/>
          <table:table-cell table:number-columns-repeated="3" table:style-name="ce96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97">
            <text:p>Quadro 13 <text:s/>- <text:s/>COLOCAÇÕES EFETUADAS, <text:s text:c="2"/>POR <text:s/>ATIVIDADE <text:s/>ECONÓMICA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99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4">
          <table:table-cell table:style-name="ce293"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4">
          <table:table-cell table:style-name="ce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3" table:style-name="ce107"/>
          <table:table-cell table:number-columns-repeated="16369"/>
        </table:table-row>
        <table:table-row table:style-name="ro13">
          <table:table-cell table:style-name="ce1"/>
          <table:table-cell office:value-type="string" table:style-name="ce108">
            <text:p>CAE <text:s/>Rev.3</text:p>
          </table:table-cell>
          <table:table-cell office:value-type="string" table:style-name="ce177">
            <text:p>MAIO 2019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ABRIL 2019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MAIO 2018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3" table:style-name="ce107"/>
          <table:table-cell table:number-columns-repeated="16369"/>
        </table:table-row>
        <table:table-row table:style-name="ro13">
          <table:table-cell table:style-name="ce1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3" table:style-name="ce121"/>
          <table:table-cell table:number-columns-repeated="16369"/>
        </table:table-row>
        <table:table-row table:style-name="ro27">
          <table:table-cell table:style-name="ce1"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3" table:style-name="ce121"/>
          <table:table-cell table:number-columns-repeated="16369"/>
        </table:table-row>
        <table:table-row table:style-name="ro33">
          <table:table-cell table:style-name="ce1"/>
          <table:table-cell office:value-type="string" table:style-name="ce262">
            <text:p><text:s text:c="2"/>Total</text:p>
          </table:table-cell>
          <table:table-cell office:value-type="float" office:value="7496" table:style-name="ce128">
            <text:p>7 496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6905" table:style-name="ce130">
            <text:p>6 905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7796" table:style-name="ce130">
            <text:p>7 796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91" table:style-name="ce132">
            <text:p>+ 591</text:p>
          </table:table-cell>
          <table:table-cell office:value-type="float" office:value="8.5590152063721945" table:style-name="ce133">
            <text:p>+8,6<text:s text:c="3"/></text:p>
          </table:table-cell>
          <table:table-cell office:value-type="float" office:value="-300" table:style-name="ce132">
            <text:p><text:s/>- 300</text:p>
          </table:table-cell>
          <table:table-cell office:value-type="float" office:value="-3.8481272447408927" table:style-name="ce133">
            <text:p>-3,8<text:s text:c="3"/></text:p>
          </table:table-cell>
          <table:table-cell table:style-name="ce96"/>
          <table:table-cell table:number-columns-repeated="2" table:style-name="ce135"/>
          <table:table-cell table:number-columns-repeated="16369"/>
        </table:table-row>
        <table:table-row table:style-name="ro8">
          <table:table-cell table:style-name="ce1"/>
          <table:table-cell office:value-type="string" table:style-name="ce264">
            <text:p>Agricultura, produção animal, caça, floresta e pesca</text:p>
          </table:table-cell>
          <table:table-cell office:value-type="float" office:value="271" table:style-name="ce128">
            <text:p><text:s/>271</text:p>
          </table:table-cell>
          <table:table-cell office:value-type="float" office:value="3.6152614727854857" table:style-name="ce129">
            <text:p>3,6<text:s text:c="5"/></text:p>
          </table:table-cell>
          <table:table-cell office:value-type="float" office:value="303" table:style-name="ce130">
            <text:p><text:s/>303</text:p>
          </table:table-cell>
          <table:table-cell office:value-type="float" office:value="4.3881245474293991" table:style-name="ce131">
            <text:p>4,4<text:s text:c="5"/></text:p>
          </table:table-cell>
          <table:table-cell office:value-type="float" office:value="819" table:style-name="ce130">
            <text:p><text:s/>819</text:p>
          </table:table-cell>
          <table:table-cell office:value-type="float" office:value="10.505387378142638" table:style-name="ce131">
            <text:p>10,5<text:s text:c="5"/></text:p>
          </table:table-cell>
          <table:table-cell office:value-type="float" office:value="-32" table:style-name="ce132">
            <text:p><text:s/>- 32</text:p>
          </table:table-cell>
          <table:table-cell office:value-type="float" office:value="-10.561056105610561" table:style-name="ce133">
            <text:p>-10,6<text:s text:c="3"/></text:p>
          </table:table-cell>
          <table:table-cell office:value-type="float" office:value="-548" table:style-name="ce132">
            <text:p><text:s/>- 548</text:p>
          </table:table-cell>
          <table:table-cell office:value-type="float" office:value="-66.910866910866901" table:style-name="ce133">
            <text:p>-66,9<text:s text:c="3"/></text:p>
          </table:table-cell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32">
          <table:table-cell table:style-name="ce1"/>
          <table:table-cell office:value-type="string" table:style-name="ce264">
            <text:p>Indústria, energia e água e construção</text:p>
          </table:table-cell>
          <table:table-cell office:value-type="float" office:value="1809" table:style-name="ce148">
            <text:p>1 809</text:p>
          </table:table-cell>
          <table:table-cell office:value-type="float" office:value="24.132870864461044" table:style-name="ce149">
            <text:p>24,1<text:s text:c="5"/></text:p>
          </table:table-cell>
          <table:table-cell office:value-type="float" office:value="1379" table:style-name="ce130">
            <text:p>1 379</text:p>
          </table:table-cell>
          <table:table-cell office:value-type="float" office:value="19.971035481535118" table:style-name="ce131">
            <text:p>20,0<text:s text:c="5"/></text:p>
          </table:table-cell>
          <table:table-cell office:value-type="float" office:value="1820" table:style-name="ce130">
            <text:p>1 820</text:p>
          </table:table-cell>
          <table:table-cell office:value-type="float" office:value="23.345305284761416" table:style-name="ce131">
            <text:p>23,3<text:s text:c="5"/></text:p>
          </table:table-cell>
          <table:table-cell office:value-type="float" office:value="430" table:style-name="ce132">
            <text:p>+ 430</text:p>
          </table:table-cell>
          <table:table-cell office:value-type="float" office:value="31.182015953589559" table:style-name="ce133">
            <text:p>+31,2<text:s text:c="3"/></text:p>
          </table:table-cell>
          <table:table-cell office:value-type="float" office:value="-11" table:style-name="ce132">
            <text:p><text:s/>- 11</text:p>
          </table:table-cell>
          <table:table-cell office:value-type="float" office:value="-0.60439560439560447" table:style-name="ce133">
            <text:p>-0,6<text:s text:c="3"/></text:p>
          </table:table-cell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33">
          <table:table-cell table:style-name="ce1"/>
          <table:table-cell office:value-type="string" table:style-name="ce266">
            <text:p>Indústrias extrativas</text:p>
          </table:table-cell>
          <table:table-cell office:value-type="float" office:value="5" table:style-name="ce137">
            <text:p><text:s/>5</text:p>
          </table:table-cell>
          <table:table-cell office:value-type="float" office:value="6.6702241195304157E-2" table:style-name="ce138">
            <text:p>0,1<text:s text:c="5"/></text:p>
          </table:table-cell>
          <table:table-cell office:value-type="float" office:value="6" table:style-name="ce139">
            <text:p><text:s/>6</text:p>
          </table:table-cell>
          <table:table-cell office:value-type="float" office:value="8.6893555394641567E-2" table:style-name="ce140">
            <text:p>0,1<text:s text:c="5"/></text:p>
          </table:table-cell>
          <table:table-cell office:value-type="float" office:value="5" table:style-name="ce139">
            <text:p><text:s/>5</text:p>
          </table:table-cell>
          <table:table-cell office:value-type="float" office:value="6.4135454079014872E-2" table:style-name="ce140">
            <text:p>0,1<text:s text:c="5"/></text:p>
          </table:table-cell>
          <table:table-cell office:value-type="float" office:value="-1" table:style-name="ce141">
            <text:p><text:s/>- 1</text:p>
          </table:table-cell>
          <table:table-cell office:value-type="float" office:value="-16.666666666666664" table:style-name="ce142">
            <text:p>-16,7<text:s text:c="3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style-name="ce158"/>
          <table:table-cell table:number-columns-repeated="2" table:style-name="ce153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358" table:style-name="ce137">
            <text:p><text:s/>358</text:p>
          </table:table-cell>
          <table:table-cell office:value-type="float" office:value="4.775880469583778" table:style-name="ce138">
            <text:p>4,8<text:s text:c="5"/></text:p>
          </table:table-cell>
          <table:table-cell office:value-type="float" office:value="186" table:style-name="ce139">
            <text:p><text:s/>186</text:p>
          </table:table-cell>
          <table:table-cell office:value-type="float" office:value="2.6937002172338884" table:style-name="ce140">
            <text:p>2,7<text:s text:c="5"/></text:p>
          </table:table-cell>
          <table:table-cell office:value-type="float" office:value="341" table:style-name="ce139">
            <text:p><text:s/>341</text:p>
          </table:table-cell>
          <table:table-cell office:value-type="float" office:value="4.3740379681888149" table:style-name="ce140">
            <text:p>4,4<text:s text:c="5"/></text:p>
          </table:table-cell>
          <table:table-cell office:value-type="float" office:value="172" table:style-name="ce141">
            <text:p>+ 172</text:p>
          </table:table-cell>
          <table:table-cell office:value-type="float" office:value="92.473118279569889" table:style-name="ce142">
            <text:p>+92,5<text:s text:c="3"/></text:p>
          </table:table-cell>
          <table:table-cell office:value-type="float" office:value="17" table:style-name="ce141">
            <text:p>+ 17</text:p>
          </table:table-cell>
          <table:table-cell office:value-type="float" office:value="4.9853372434017595" table:style-name="ce142">
            <text:p>+5,0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Fabricação de têxteis</text:p>
          </table:table-cell>
          <table:table-cell office:value-type="float" office:value="84" table:style-name="ce137">
            <text:p><text:s/>84</text:p>
          </table:table-cell>
          <table:table-cell office:value-type="float" office:value="1.1205976520811098" table:style-name="ce155">
            <text:p>1,1<text:s text:c="5"/></text:p>
          </table:table-cell>
          <table:table-cell office:value-type="float" office:value="63" table:style-name="ce156">
            <text:p><text:s/>63</text:p>
          </table:table-cell>
          <table:table-cell office:value-type="float" office:value="0.91238233164373639" table:style-name="ce157">
            <text:p>0,9<text:s text:c="5"/></text:p>
          </table:table-cell>
          <table:table-cell office:value-type="float" office:value="65" table:style-name="ce139">
            <text:p><text:s/>65</text:p>
          </table:table-cell>
          <table:table-cell office:value-type="float" office:value="0.8337609030271933" table:style-name="ce157">
            <text:p>0,8<text:s text:c="5"/></text:p>
          </table:table-cell>
          <table:table-cell office:value-type="float" office:value="21" table:style-name="ce141">
            <text:p>+ 21</text:p>
          </table:table-cell>
          <table:table-cell office:value-type="float" office:value="33.333333333333329" table:style-name="ce142">
            <text:p>+33,3<text:s text:c="3"/></text:p>
          </table:table-cell>
          <table:table-cell office:value-type="float" office:value="19" table:style-name="ce141">
            <text:p>+ 19</text:p>
          </table:table-cell>
          <table:table-cell office:value-type="float" office:value="29.230769230769234" table:style-name="ce142">
            <text:p>+29,2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33">
          <table:table-cell/>
          <table:table-cell office:value-type="string" table:style-name="ce267">
            <text:p>Indústria do vestuário</text:p>
          </table:table-cell>
          <table:table-cell office:value-type="float" office:value="269" table:style-name="ce137">
            <text:p><text:s/>269</text:p>
          </table:table-cell>
          <table:table-cell office:value-type="float" office:value="3.5885805763073639" table:style-name="ce155">
            <text:p>3,6<text:s text:c="5"/></text:p>
          </table:table-cell>
          <table:table-cell office:value-type="float" office:value="166" table:style-name="ce156">
            <text:p><text:s/>166</text:p>
          </table:table-cell>
          <table:table-cell office:value-type="float" office:value="2.4040550325850831" table:style-name="ce157">
            <text:p>2,4<text:s text:c="5"/></text:p>
          </table:table-cell>
          <table:table-cell office:value-type="float" office:value="204" table:style-name="ce139">
            <text:p><text:s/>204</text:p>
          </table:table-cell>
          <table:table-cell office:value-type="float" office:value="2.6167265264238071" table:style-name="ce157">
            <text:p>2,6<text:s text:c="5"/></text:p>
          </table:table-cell>
          <table:table-cell office:value-type="float" office:value="103" table:style-name="ce141">
            <text:p>+ 103</text:p>
          </table:table-cell>
          <table:table-cell office:value-type="float" office:value="62.048192771084345" table:style-name="ce142">
            <text:p>+62,0<text:s text:c="3"/></text:p>
          </table:table-cell>
          <table:table-cell office:value-type="float" office:value="65" table:style-name="ce141">
            <text:p>+ 65</text:p>
          </table:table-cell>
          <table:table-cell office:value-type="float" office:value="31.862745098039213" table:style-name="ce142">
            <text:p>+31,9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123" table:style-name="ce137">
            <text:p><text:s/>123</text:p>
          </table:table-cell>
          <table:table-cell office:value-type="float" office:value="1.6408751334044822" table:style-name="ce155">
            <text:p>1,6<text:s text:c="5"/></text:p>
          </table:table-cell>
          <table:table-cell office:value-type="float" office:value="98" table:style-name="ce156">
            <text:p><text:s/>98</text:p>
          </table:table-cell>
          <table:table-cell office:value-type="float" office:value="1.4192614047791456" table:style-name="ce157">
            <text:p>1,4<text:s text:c="5"/></text:p>
          </table:table-cell>
          <table:table-cell office:value-type="float" office:value="170" table:style-name="ce139">
            <text:p><text:s/>170</text:p>
          </table:table-cell>
          <table:table-cell office:value-type="float" office:value="2.1806054386865057" table:style-name="ce157">
            <text:p>2,2<text:s text:c="5"/></text:p>
          </table:table-cell>
          <table:table-cell office:value-type="float" office:value="25" table:style-name="ce141">
            <text:p>+ 25</text:p>
          </table:table-cell>
          <table:table-cell office:value-type="float" office:value="25.510204081632654" table:style-name="ce142">
            <text:p>+25,5<text:s text:c="3"/></text:p>
          </table:table-cell>
          <table:table-cell office:value-type="float" office:value="-47" table:style-name="ce141">
            <text:p><text:s/>- 47</text:p>
          </table:table-cell>
          <table:table-cell office:value-type="float" office:value="-27.647058823529413" table:style-name="ce142">
            <text:p>-27,6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 da madeira e da cortiça</text:p>
          </table:table-cell>
          <table:table-cell office:value-type="float" office:value="47" table:style-name="ce137">
            <text:p><text:s/>47</text:p>
          </table:table-cell>
          <table:table-cell office:value-type="float" office:value="0.62700106723585913" table:style-name="ce155">
            <text:p>0,6<text:s text:c="5"/></text:p>
          </table:table-cell>
          <table:table-cell office:value-type="float" office:value="35" table:style-name="ce156">
            <text:p><text:s/>35</text:p>
          </table:table-cell>
          <table:table-cell office:value-type="float" office:value="0.50687907313540914" table:style-name="ce157">
            <text:p>0,5<text:s text:c="5"/></text:p>
          </table:table-cell>
          <table:table-cell office:value-type="float" office:value="38" table:style-name="ce139">
            <text:p><text:s/>38</text:p>
          </table:table-cell>
          <table:table-cell office:value-type="float" office:value="0.48742945100051305" table:style-name="ce157">
            <text:p>0,5<text:s text:c="5"/></text:p>
          </table:table-cell>
          <table:table-cell office:value-type="float" office:value="12" table:style-name="ce141">
            <text:p>+ 12</text:p>
          </table:table-cell>
          <table:table-cell office:value-type="float" office:value="34.285714285714285" table:style-name="ce142">
            <text:p>+34,3<text:s text:c="3"/></text:p>
          </table:table-cell>
          <table:table-cell office:value-type="float" office:value="9" table:style-name="ce141">
            <text:p>+ 9</text:p>
          </table:table-cell>
          <table:table-cell office:value-type="float" office:value="23.684210526315788" table:style-name="ce142">
            <text:p>+23,7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18" table:style-name="ce137">
            <text:p><text:s/>18</text:p>
          </table:table-cell>
          <table:table-cell office:value-type="float" office:value="0.24012806830309499" table:style-name="ce155">
            <text:p>0,2<text:s text:c="5"/></text:p>
          </table:table-cell>
          <table:table-cell office:value-type="float" office:value="20" table:style-name="ce156">
            <text:p><text:s/>20</text:p>
          </table:table-cell>
          <table:table-cell office:value-type="float" office:value="0.28964518464880518" table:style-name="ce157">
            <text:p>0,3<text:s text:c="5"/></text:p>
          </table:table-cell>
          <table:table-cell office:value-type="float" office:value="15" table:style-name="ce139">
            <text:p><text:s/>15</text:p>
          </table:table-cell>
          <table:table-cell office:value-type="float" office:value="0.19240636223704463" table:style-name="ce157">
            <text:p>0,2<text:s text:c="5"/></text:p>
          </table:table-cell>
          <table:table-cell office:value-type="float" office:value="-2" table:style-name="ce141">
            <text:p><text:s/>- 2</text:p>
          </table:table-cell>
          <table:table-cell office:value-type="float" office:value="-10" table:style-name="ce142">
            <text:p>-10,0<text:s text:c="3"/></text:p>
          </table:table-cell>
          <table:table-cell office:value-type="float" office:value="3" table:style-name="ce141">
            <text:p>+ 3</text:p>
          </table:table-cell>
          <table:table-cell office:value-type="float" office:value="20" table:style-name="ce142">
            <text:p>+20,0<text:s text:c="3"/></text:p>
          </table:table-cell>
          <table:table-cell table:style-name="ce158"/>
          <table:table-cell table:number-columns-repeated="2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56" table:style-name="ce137">
            <text:p><text:s/>56</text:p>
          </table:table-cell>
          <table:table-cell office:value-type="float" office:value="0.74706510138740656" table:style-name="ce155">
            <text:p>0,7<text:s text:c="5"/></text:p>
          </table:table-cell>
          <table:table-cell office:value-type="float" office:value="86" table:style-name="ce156">
            <text:p><text:s/>86</text:p>
          </table:table-cell>
          <table:table-cell office:value-type="float" office:value="1.2454742939898624" table:style-name="ce157">
            <text:p>1,2<text:s text:c="5"/></text:p>
          </table:table-cell>
          <table:table-cell office:value-type="float" office:value="45" table:style-name="ce139">
            <text:p><text:s/>45</text:p>
          </table:table-cell>
          <table:table-cell office:value-type="float" office:value="0.57721908671113398" table:style-name="ce157">
            <text:p>0,6<text:s text:c="5"/></text:p>
          </table:table-cell>
          <table:table-cell office:value-type="float" office:value="-30" table:style-name="ce141">
            <text:p><text:s/>- 30</text:p>
          </table:table-cell>
          <table:table-cell office:value-type="float" office:value="-34.883720930232556" table:style-name="ce142">
            <text:p>-34,9<text:s text:c="3"/></text:p>
          </table:table-cell>
          <table:table-cell office:value-type="float" office:value="11" table:style-name="ce141">
            <text:p>+ 11</text:p>
          </table:table-cell>
          <table:table-cell office:value-type="float" office:value="24.444444444444443" table:style-name="ce142">
            <text:p>+24,4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54" table:style-name="ce137">
            <text:p><text:s/>54</text:p>
          </table:table-cell>
          <table:table-cell office:value-type="float" office:value="0.72038420490928501" table:style-name="ce155">
            <text:p>0,7<text:s text:c="5"/></text:p>
          </table:table-cell>
          <table:table-cell office:value-type="float" office:value="45" table:style-name="ce156">
            <text:p><text:s/>45</text:p>
          </table:table-cell>
          <table:table-cell office:value-type="float" office:value="0.65170166545981179" table:style-name="ce157">
            <text:p>0,7<text:s text:c="5"/></text:p>
          </table:table-cell>
          <table:table-cell office:value-type="float" office:value="59" table:style-name="ce139">
            <text:p><text:s/>59</text:p>
          </table:table-cell>
          <table:table-cell office:value-type="float" office:value="0.75679835813237561" table:style-name="ce157">
            <text:p>0,8<text:s text:c="5"/></text:p>
          </table:table-cell>
          <table:table-cell office:value-type="float" office:value="9" table:style-name="ce141">
            <text:p>+ 9</text:p>
          </table:table-cell>
          <table:table-cell office:value-type="float" office:value="20" table:style-name="ce142">
            <text:p>+20,0<text:s text:c="3"/></text:p>
          </table:table-cell>
          <table:table-cell office:value-type="float" office:value="-5" table:style-name="ce141">
            <text:p><text:s/>- 5</text:p>
          </table:table-cell>
          <table:table-cell office:value-type="float" office:value="-8.4745762711864394" table:style-name="ce142">
            <text:p>-8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106" table:style-name="ce137">
            <text:p><text:s/>106</text:p>
          </table:table-cell>
          <table:table-cell office:value-type="float" office:value="1.4140875133404482" table:style-name="ce155">
            <text:p>1,4<text:s text:c="5"/></text:p>
          </table:table-cell>
          <table:table-cell office:value-type="float" office:value="87" table:style-name="ce156">
            <text:p><text:s/>87</text:p>
          </table:table-cell>
          <table:table-cell office:value-type="float" office:value="1.2599565532223027" table:style-name="ce157">
            <text:p>1,3<text:s text:c="5"/></text:p>
          </table:table-cell>
          <table:table-cell office:value-type="float" office:value="116" table:style-name="ce139">
            <text:p><text:s/>116</text:p>
          </table:table-cell>
          <table:table-cell office:value-type="float" office:value="1.4879425346331452" table:style-name="ce157">
            <text:p>1,5<text:s text:c="5"/></text:p>
          </table:table-cell>
          <table:table-cell office:value-type="float" office:value="19" table:style-name="ce141">
            <text:p>+ 19</text:p>
          </table:table-cell>
          <table:table-cell office:value-type="float" office:value="21.839080459770116" table:style-name="ce142">
            <text:p>+21,8<text:s text:c="3"/></text:p>
          </table:table-cell>
          <table:table-cell office:value-type="float" office:value="-10" table:style-name="ce141">
            <text:p><text:s/>- 10</text:p>
          </table:table-cell>
          <table:table-cell office:value-type="float" office:value="-8.6206896551724146" table:style-name="ce142">
            <text:p>-8,6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58" table:style-name="ce137">
            <text:p><text:s/>58</text:p>
          </table:table-cell>
          <table:table-cell office:value-type="float" office:value="0.77374599786552833" table:style-name="ce155">
            <text:p>0,8<text:s text:c="5"/></text:p>
          </table:table-cell>
          <table:table-cell office:value-type="float" office:value="55" table:style-name="ce156">
            <text:p><text:s/>55</text:p>
          </table:table-cell>
          <table:table-cell office:value-type="float" office:value="0.79652425778421432" table:style-name="ce157">
            <text:p>0,8<text:s text:c="5"/></text:p>
          </table:table-cell>
          <table:table-cell office:value-type="float" office:value="73" table:style-name="ce139">
            <text:p><text:s/>73</text:p>
          </table:table-cell>
          <table:table-cell office:value-type="float" office:value="0.93637762955361725" table:style-name="ce157">
            <text:p>0,9<text:s text:c="5"/></text:p>
          </table:table-cell>
          <table:table-cell office:value-type="float" office:value="3" table:style-name="ce141">
            <text:p>+ 3</text:p>
          </table:table-cell>
          <table:table-cell office:value-type="float" office:value="5.4545454545454541" table:style-name="ce142">
            <text:p>+5,5<text:s text:c="3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20.547945205479451" table:style-name="ce142">
            <text:p>-20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77" table:style-name="ce137">
            <text:p><text:s/>77</text:p>
          </table:table-cell>
          <table:table-cell office:value-type="float" office:value="1.0272145144076841" table:style-name="ce155">
            <text:p>1,0<text:s text:c="5"/></text:p>
          </table:table-cell>
          <table:table-cell office:value-type="float" office:value="59" table:style-name="ce156">
            <text:p><text:s/>59</text:p>
          </table:table-cell>
          <table:table-cell office:value-type="float" office:value="0.85445329471397546" table:style-name="ce157">
            <text:p>0,9<text:s text:c="5"/></text:p>
          </table:table-cell>
          <table:table-cell office:value-type="float" office:value="76" table:style-name="ce139">
            <text:p><text:s/>76</text:p>
          </table:table-cell>
          <table:table-cell office:value-type="float" office:value="0.9748589020010261" table:style-name="ce157">
            <text:p>1,0<text:s text:c="5"/></text:p>
          </table:table-cell>
          <table:table-cell office:value-type="float" office:value="18" table:style-name="ce141">
            <text:p>+ 18</text:p>
          </table:table-cell>
          <table:table-cell office:value-type="float" office:value="30.508474576271187" table:style-name="ce142">
            <text:p>+30,5<text:s text:c="3"/></text:p>
          </table:table-cell>
          <table:table-cell office:value-type="float" office:value="1" table:style-name="ce141">
            <text:p>+ 1</text:p>
          </table:table-cell>
          <table:table-cell office:value-type="float" office:value="1.3157894736842104" table:style-name="ce142">
            <text:p>+1,3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109" table:style-name="ce137">
            <text:p><text:s/>109</text:p>
          </table:table-cell>
          <table:table-cell office:value-type="float" office:value="1.4541088580576309" table:style-name="ce155">
            <text:p>1,5<text:s text:c="5"/></text:p>
          </table:table-cell>
          <table:table-cell office:value-type="float" office:value="113" table:style-name="ce156">
            <text:p><text:s/>113</text:p>
          </table:table-cell>
          <table:table-cell office:value-type="float" office:value="1.6364952932657495" table:style-name="ce157">
            <text:p>1,6<text:s text:c="5"/></text:p>
          </table:table-cell>
          <table:table-cell office:value-type="float" office:value="147" table:style-name="ce139">
            <text:p><text:s/>147</text:p>
          </table:table-cell>
          <table:table-cell office:value-type="float" office:value="1.8855823499230373" table:style-name="ce157">
            <text:p>1,9<text:s text:c="5"/></text:p>
          </table:table-cell>
          <table:table-cell office:value-type="float" office:value="-4" table:style-name="ce141">
            <text:p><text:s/>- 4</text:p>
          </table:table-cell>
          <table:table-cell office:value-type="float" office:value="-3.5398230088495577" table:style-name="ce142">
            <text:p>-3,5<text:s text:c="3"/></text:p>
          </table:table-cell>
          <table:table-cell office:value-type="float" office:value="-38" table:style-name="ce141">
            <text:p><text:s/>- 38</text:p>
          </table:table-cell>
          <table:table-cell office:value-type="float" office:value="-25.850340136054424" table:style-name="ce142">
            <text:p>-25,9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82" table:style-name="ce137">
            <text:p><text:s/>82</text:p>
          </table:table-cell>
          <table:table-cell office:value-type="float" office:value="1.0939167556029883" table:style-name="ce155">
            <text:p>1,1<text:s text:c="5"/></text:p>
          </table:table-cell>
          <table:table-cell office:value-type="float" office:value="81" table:style-name="ce156">
            <text:p><text:s/>81</text:p>
          </table:table-cell>
          <table:table-cell office:value-type="float" office:value="1.1730629978276612" table:style-name="ce157">
            <text:p>1,2<text:s text:c="5"/></text:p>
          </table:table-cell>
          <table:table-cell office:value-type="float" office:value="59" table:style-name="ce139">
            <text:p><text:s/>59</text:p>
          </table:table-cell>
          <table:table-cell office:value-type="float" office:value="0.75679835813237561" table:style-name="ce157">
            <text:p>0,8<text:s text:c="5"/></text:p>
          </table:table-cell>
          <table:table-cell office:value-type="float" office:value="1" table:style-name="ce141">
            <text:p>+ 1</text:p>
          </table:table-cell>
          <table:table-cell office:value-type="float" office:value="1.2345679012345678" table:style-name="ce142">
            <text:p>+1,2<text:s text:c="3"/></text:p>
          </table:table-cell>
          <table:table-cell office:value-type="float" office:value="23" table:style-name="ce141">
            <text:p>+ 23</text:p>
          </table:table-cell>
          <table:table-cell office:value-type="float" office:value="38.983050847457626" table:style-name="ce142">
            <text:p>+39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Construção</text:p>
          </table:table-cell>
          <table:table-cell office:value-type="float" office:value="363" table:style-name="ce137">
            <text:p><text:s/>363</text:p>
          </table:table-cell>
          <table:table-cell office:value-type="float" office:value="4.842582710779082" table:style-name="ce155">
            <text:p>4,8<text:s text:c="5"/></text:p>
          </table:table-cell>
          <table:table-cell office:value-type="float" office:value="279" table:style-name="ce156">
            <text:p><text:s/>279</text:p>
          </table:table-cell>
          <table:table-cell office:value-type="float" office:value="4.0405503258508331" table:style-name="ce157">
            <text:p>4,0<text:s text:c="5"/></text:p>
          </table:table-cell>
          <table:table-cell office:value-type="float" office:value="407" table:style-name="ce139">
            <text:p><text:s/>407</text:p>
          </table:table-cell>
          <table:table-cell office:value-type="float" office:value="5.2206259620318116" table:style-name="ce157">
            <text:p>5,2<text:s text:c="5"/></text:p>
          </table:table-cell>
          <table:table-cell office:value-type="float" office:value="84" table:style-name="ce141">
            <text:p>+ 84</text:p>
          </table:table-cell>
          <table:table-cell office:value-type="float" office:value="30.107526881720432" table:style-name="ce142">
            <text:p>+30,1<text:s text:c="3"/></text:p>
          </table:table-cell>
          <table:table-cell office:value-type="float" office:value="-44" table:style-name="ce141">
            <text:p><text:s/>- 44</text:p>
          </table:table-cell>
          <table:table-cell office:value-type="float" office:value="-10.810810810810811" table:style-name="ce142">
            <text:p>-10,8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4">
            <text:p>Serviços</text:p>
          </table:table-cell>
          <table:table-cell office:value-type="float" office:value="5416" table:style-name="ce148">
            <text:p>5 416</text:p>
          </table:table-cell>
          <table:table-cell office:value-type="float" office:value="72.251867662753469" table:style-name="ce149">
            <text:p>72,3<text:s text:c="5"/></text:p>
          </table:table-cell>
          <table:table-cell office:value-type="float" office:value="5223" table:style-name="ce150">
            <text:p>5 223</text:p>
          </table:table-cell>
          <table:table-cell office:value-type="float" office:value="75.640839971035476" table:style-name="ce151">
            <text:p>75,6<text:s text:c="5"/></text:p>
          </table:table-cell>
          <table:table-cell office:value-type="float" office:value="5157" table:style-name="ce150">
            <text:p>5 157</text:p>
          </table:table-cell>
          <table:table-cell office:value-type="float" office:value="66.149307337095948" table:style-name="ce151">
            <text:p>66,1<text:s text:c="5"/></text:p>
          </table:table-cell>
          <table:table-cell office:value-type="float" office:value="193" table:style-name="ce132">
            <text:p>+ 193</text:p>
          </table:table-cell>
          <table:table-cell office:value-type="float" office:value="3.6951943327589505" table:style-name="ce133">
            <text:p>+3,7<text:s text:c="3"/></text:p>
          </table:table-cell>
          <table:table-cell office:value-type="float" office:value="259" table:style-name="ce132">
            <text:p>+ 259</text:p>
          </table:table-cell>
          <table:table-cell office:value-type="float" office:value="5.0222997866976922" table:style-name="ce133">
            <text:p>+5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103" table:style-name="ce137">
            <text:p><text:s/>103</text:p>
          </table:table-cell>
          <table:table-cell office:value-type="float" office:value="1.3740661686232658" table:style-name="ce155">
            <text:p>1,4<text:s text:c="5"/></text:p>
          </table:table-cell>
          <table:table-cell office:value-type="float" office:value="102" table:style-name="ce156">
            <text:p><text:s/>102</text:p>
          </table:table-cell>
          <table:table-cell office:value-type="float" office:value="1.4771904417089066" table:style-name="ce157">
            <text:p>1,5<text:s text:c="5"/></text:p>
          </table:table-cell>
          <table:table-cell office:value-type="float" office:value="102" table:style-name="ce156">
            <text:p><text:s/>102</text:p>
          </table:table-cell>
          <table:table-cell office:value-type="float" office:value="1.3083632632119035" table:style-name="ce157">
            <text:p>1,3<text:s text:c="5"/></text:p>
          </table:table-cell>
          <table:table-cell office:value-type="float" office:value="1" table:style-name="ce141">
            <text:p>+ 1</text:p>
          </table:table-cell>
          <table:table-cell office:value-type="float" office:value="0.98039215686274506" table:style-name="ce142">
            <text:p>+1,0<text:s text:c="3"/></text:p>
          </table:table-cell>
          <table:table-cell office:value-type="float" office:value="1" table:style-name="ce141">
            <text:p>+ 1</text:p>
          </table:table-cell>
          <table:table-cell office:value-type="float" office:value="0.98039215686274506" table:style-name="ce142">
            <text:p>+1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Comércio por grosso e a retalho</text:p>
          </table:table-cell>
          <table:table-cell office:value-type="float" office:value="907" table:style-name="ce137">
            <text:p><text:s/>907</text:p>
          </table:table-cell>
          <table:table-cell office:value-type="float" office:value="12.099786552828174" table:style-name="ce155">
            <text:p>12,1<text:s text:c="5"/></text:p>
          </table:table-cell>
          <table:table-cell office:value-type="float" office:value="801" table:style-name="ce156">
            <text:p><text:s/>801</text:p>
          </table:table-cell>
          <table:table-cell office:value-type="float" office:value="11.600289645184649" table:style-name="ce157">
            <text:p>11,6<text:s text:c="5"/></text:p>
          </table:table-cell>
          <table:table-cell office:value-type="float" office:value="890" table:style-name="ce156">
            <text:p><text:s/>890</text:p>
          </table:table-cell>
          <table:table-cell office:value-type="float" office:value="11.416110826064649" table:style-name="ce157">
            <text:p>11,4<text:s text:c="5"/></text:p>
          </table:table-cell>
          <table:table-cell office:value-type="float" office:value="106" table:style-name="ce141">
            <text:p>+ 106</text:p>
          </table:table-cell>
          <table:table-cell office:value-type="float" office:value="13.233458177278401" table:style-name="ce142">
            <text:p>+13,2<text:s text:c="3"/></text:p>
          </table:table-cell>
          <table:table-cell office:value-type="float" office:value="17" table:style-name="ce141">
            <text:p>+ 17</text:p>
          </table:table-cell>
          <table:table-cell office:value-type="float" office:value="1.9101123595505618" table:style-name="ce142">
            <text:p>+1,9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Transportes e armazenagem</text:p>
          </table:table-cell>
          <table:table-cell office:value-type="float" office:value="180" table:style-name="ce137">
            <text:p><text:s/>180</text:p>
          </table:table-cell>
          <table:table-cell office:value-type="float" office:value="2.4012806830309499" table:style-name="ce155">
            <text:p>2,4<text:s text:c="5"/></text:p>
          </table:table-cell>
          <table:table-cell office:value-type="float" office:value="128" table:style-name="ce156">
            <text:p><text:s/>128</text:p>
          </table:table-cell>
          <table:table-cell office:value-type="float" office:value="1.8537291817523531" table:style-name="ce157">
            <text:p>1,9<text:s text:c="5"/></text:p>
          </table:table-cell>
          <table:table-cell office:value-type="float" office:value="191" table:style-name="ce156">
            <text:p><text:s/>191</text:p>
          </table:table-cell>
          <table:table-cell office:value-type="float" office:value="2.4499743458183683" table:style-name="ce157">
            <text:p>2,4<text:s text:c="5"/></text:p>
          </table:table-cell>
          <table:table-cell office:value-type="float" office:value="52" table:style-name="ce141">
            <text:p>+ 52</text:p>
          </table:table-cell>
          <table:table-cell office:value-type="float" office:value="40.625" table:style-name="ce142">
            <text:p>+40,6<text:s text:c="3"/></text:p>
          </table:table-cell>
          <table:table-cell office:value-type="float" office:value="-11" table:style-name="ce141">
            <text:p><text:s/>- 11</text:p>
          </table:table-cell>
          <table:table-cell office:value-type="float" office:value="-5.7591623036649215" table:style-name="ce142">
            <text:p>-5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6">
            <text:p>Alojamento, restauração e similares</text:p>
          </table:table-cell>
          <table:table-cell office:value-type="float" office:value="947" table:style-name="ce137">
            <text:p><text:s/>947</text:p>
          </table:table-cell>
          <table:table-cell office:value-type="float" office:value="12.63340448239061" table:style-name="ce155">
            <text:p>12,6<text:s text:c="5"/></text:p>
          </table:table-cell>
          <table:table-cell office:value-type="float" office:value="1232" table:style-name="ce156">
            <text:p>1 232</text:p>
          </table:table-cell>
          <table:table-cell office:value-type="float" office:value="17.842143374366401" table:style-name="ce157">
            <text:p>17,8<text:s text:c="5"/></text:p>
          </table:table-cell>
          <table:table-cell office:value-type="float" office:value="879" table:style-name="ce156">
            <text:p><text:s/>879</text:p>
          </table:table-cell>
          <table:table-cell office:value-type="float" office:value="11.275012827090816" table:style-name="ce157">
            <text:p>11,3<text:s text:c="5"/></text:p>
          </table:table-cell>
          <table:table-cell office:value-type="float" office:value="-285" table:style-name="ce141">
            <text:p><text:s/>- 285</text:p>
          </table:table-cell>
          <table:table-cell office:value-type="float" office:value="-23.133116883116884" table:style-name="ce142">
            <text:p>-23,1<text:s text:c="3"/></text:p>
          </table:table-cell>
          <table:table-cell office:value-type="float" office:value="68" table:style-name="ce141">
            <text:p>+ 68</text:p>
          </table:table-cell>
          <table:table-cell office:value-type="float" office:value="7.7360637087599553" table:style-name="ce142">
            <text:p>+7,7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122" table:style-name="ce137">
            <text:p><text:s/>122</text:p>
          </table:table-cell>
          <table:table-cell office:value-type="float" office:value="1.6275346851654215" table:style-name="ce155">
            <text:p>1,6<text:s text:c="5"/></text:p>
          </table:table-cell>
          <table:table-cell office:value-type="float" office:value="75" table:style-name="ce156">
            <text:p><text:s/>75</text:p>
          </table:table-cell>
          <table:table-cell office:value-type="float" office:value="1.0861694424330195" table:style-name="ce157">
            <text:p>1,1<text:s text:c="5"/></text:p>
          </table:table-cell>
          <table:table-cell office:value-type="float" office:value="95" table:style-name="ce156">
            <text:p><text:s/>95</text:p>
          </table:table-cell>
          <table:table-cell office:value-type="float" office:value="1.2185736275012828" table:style-name="ce157">
            <text:p>1,2<text:s text:c="5"/></text:p>
          </table:table-cell>
          <table:table-cell office:value-type="float" office:value="47" table:style-name="ce141">
            <text:p>+ 47</text:p>
          </table:table-cell>
          <table:table-cell office:value-type="float" office:value="62.666666666666671" table:style-name="ce142">
            <text:p>+62,7<text:s text:c="3"/></text:p>
          </table:table-cell>
          <table:table-cell office:value-type="float" office:value="27" table:style-name="ce141">
            <text:p>+ 27</text:p>
          </table:table-cell>
          <table:table-cell office:value-type="float" office:value="28.421052631578945" table:style-name="ce142">
            <text:p>+28,4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financeiras e de seguros</text:p>
          </table:table-cell>
          <table:table-cell office:value-type="float" office:value="36" table:style-name="ce137">
            <text:p><text:s/>36</text:p>
          </table:table-cell>
          <table:table-cell office:value-type="float" office:value="0.48025613660618999" table:style-name="ce155">
            <text:p>0,5<text:s text:c="5"/></text:p>
          </table:table-cell>
          <table:table-cell office:value-type="float" office:value="12" table:style-name="ce156">
            <text:p><text:s/>12</text:p>
          </table:table-cell>
          <table:table-cell office:value-type="float" office:value="0.17378711078928313" table:style-name="ce157">
            <text:p>0,2<text:s text:c="5"/></text:p>
          </table:table-cell>
          <table:table-cell office:value-type="float" office:value="44" table:style-name="ce156">
            <text:p><text:s/>44</text:p>
          </table:table-cell>
          <table:table-cell office:value-type="float" office:value="0.56439199589533084" table:style-name="ce157">
            <text:p>0,6<text:s text:c="5"/></text:p>
          </table:table-cell>
          <table:table-cell office:value-type="float" office:value="24" table:style-name="ce141">
            <text:p>+ 24</text:p>
          </table:table-cell>
          <table:table-cell office:value-type="float" office:value="200" table:style-name="ce142">
            <text:p>+200,0<text:s text:c="3"/></text:p>
          </table:table-cell>
          <table:table-cell office:value-type="float" office:value="-8" table:style-name="ce141">
            <text:p><text:s/>- 8</text:p>
          </table:table-cell>
          <table:table-cell office:value-type="float" office:value="-18.181818181818183" table:style-name="ce142">
            <text:p>-18,2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1929" table:style-name="ce137">
            <text:p>1 929</text:p>
          </table:table-cell>
          <table:table-cell office:value-type="float" office:value="25.733724653148343" table:style-name="ce155">
            <text:p>25,7<text:s text:c="5"/></text:p>
          </table:table-cell>
          <table:table-cell office:value-type="float" office:value="1765" table:style-name="ce156">
            <text:p>1 765</text:p>
          </table:table-cell>
          <table:table-cell office:value-type="float" office:value="25.561187545257059" table:style-name="ce157">
            <text:p>25,6<text:s text:c="5"/></text:p>
          </table:table-cell>
          <table:table-cell office:value-type="float" office:value="1847" table:style-name="ce156">
            <text:p>1 847</text:p>
          </table:table-cell>
          <table:table-cell office:value-type="float" office:value="23.691636736788098" table:style-name="ce157">
            <text:p>23,7<text:s text:c="5"/></text:p>
          </table:table-cell>
          <table:table-cell office:value-type="float" office:value="164" table:style-name="ce141">
            <text:p>+ 164</text:p>
          </table:table-cell>
          <table:table-cell office:value-type="float" office:value="9.2917847025495757" table:style-name="ce142">
            <text:p>+9,3<text:s text:c="3"/></text:p>
          </table:table-cell>
          <table:table-cell office:value-type="float" office:value="82" table:style-name="ce141">
            <text:p>+ 82</text:p>
          </table:table-cell>
          <table:table-cell office:value-type="float" office:value="4.4396318354087709" table:style-name="ce142">
            <text:p>+4,4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295" table:style-name="ce137">
            <text:p><text:s/>295</text:p>
          </table:table-cell>
          <table:table-cell office:value-type="float" office:value="3.9354322305229457" table:style-name="ce155">
            <text:p>3,9<text:s text:c="5"/></text:p>
          </table:table-cell>
          <table:table-cell office:value-type="float" office:value="266" table:style-name="ce156">
            <text:p><text:s/>266</text:p>
          </table:table-cell>
          <table:table-cell office:value-type="float" office:value="3.8522809558291091" table:style-name="ce157">
            <text:p>3,9<text:s text:c="5"/></text:p>
          </table:table-cell>
          <table:table-cell office:value-type="float" office:value="223" table:style-name="ce156">
            <text:p><text:s/>223</text:p>
          </table:table-cell>
          <table:table-cell office:value-type="float" office:value="2.8604412519240636" table:style-name="ce157">
            <text:p>2,9<text:s text:c="5"/></text:p>
          </table:table-cell>
          <table:table-cell office:value-type="float" office:value="29" table:style-name="ce141">
            <text:p>+ 29</text:p>
          </table:table-cell>
          <table:table-cell office:value-type="float" office:value="10.902255639097744" table:style-name="ce142">
            <text:p>+10,9<text:s text:c="3"/></text:p>
          </table:table-cell>
          <table:table-cell office:value-type="float" office:value="72" table:style-name="ce141">
            <text:p>+ 72</text:p>
          </table:table-cell>
          <table:table-cell office:value-type="float" office:value="32.286995515695068" table:style-name="ce142">
            <text:p>+32,3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704" table:style-name="ce137">
            <text:p><text:s/>704</text:p>
          </table:table-cell>
          <table:table-cell office:value-type="float" office:value="9.3916755602988253" table:style-name="ce155">
            <text:p>9,4<text:s text:c="5"/></text:p>
          </table:table-cell>
          <table:table-cell office:value-type="float" office:value="598" table:style-name="ce156">
            <text:p><text:s/>598</text:p>
          </table:table-cell>
          <table:table-cell office:value-type="float" office:value="8.6603910209992758" table:style-name="ce157">
            <text:p>8,7<text:s text:c="5"/></text:p>
          </table:table-cell>
          <table:table-cell office:value-type="float" office:value="700" table:style-name="ce156">
            <text:p><text:s/>700</text:p>
          </table:table-cell>
          <table:table-cell office:value-type="float" office:value="8.9789635710620832" table:style-name="ce157">
            <text:p>9,0<text:s text:c="5"/></text:p>
          </table:table-cell>
          <table:table-cell office:value-type="float" office:value="106" table:style-name="ce141">
            <text:p>+ 106</text:p>
          </table:table-cell>
          <table:table-cell office:value-type="float" office:value="17.725752508361204" table:style-name="ce142">
            <text:p>+17,7<text:s text:c="3"/></text:p>
          </table:table-cell>
          <table:table-cell office:value-type="float" office:value="4" table:style-name="ce141">
            <text:p>+ 4</text:p>
          </table:table-cell>
          <table:table-cell office:value-type="float" office:value="0.5714285714285714" table:style-name="ce142">
            <text:p>+0,6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Outras atividades de serviços</text:p>
          </table:table-cell>
          <table:table-cell office:value-type="float" office:value="193" table:style-name="ce137">
            <text:p><text:s/>193</text:p>
          </table:table-cell>
          <table:table-cell office:value-type="float" office:value="2.5747065101387405" table:style-name="ce155">
            <text:p>2,6<text:s text:c="5"/></text:p>
          </table:table-cell>
          <table:table-cell office:value-type="float" office:value="244" table:style-name="ce156">
            <text:p><text:s/>244</text:p>
          </table:table-cell>
          <table:table-cell office:value-type="float" office:value="3.5336712527154237" table:style-name="ce157">
            <text:p>3,5<text:s text:c="5"/></text:p>
          </table:table-cell>
          <table:table-cell office:value-type="float" office:value="186" table:style-name="ce156">
            <text:p><text:s/>186</text:p>
          </table:table-cell>
          <table:table-cell office:value-type="float" office:value="2.3858388917393536" table:style-name="ce157">
            <text:p>2,4<text:s text:c="5"/></text:p>
          </table:table-cell>
          <table:table-cell office:value-type="float" office:value="-51" table:style-name="ce141">
            <text:p><text:s/>- 51</text:p>
          </table:table-cell>
          <table:table-cell office:value-type="float" office:value="-20.901639344262296" table:style-name="ce142">
            <text:p>-20,9<text:s text:c="3"/></text:p>
          </table:table-cell>
          <table:table-cell office:value-type="float" office:value="7" table:style-name="ce141">
            <text:p>+ 7</text:p>
          </table:table-cell>
          <table:table-cell office:value-type="float" office:value="3.763440860215054" table:style-name="ce142">
            <text:p>+3,8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Sem classificação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55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16372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3" table:style-name="ce96"/>
          <table:table-cell table:number-columns-repeated="16369"/>
        </table:table-row>
        <table:table-row table:style-name="ro12">
          <table:table-cell table:style-name="ce293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96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07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21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58"/>
          <table:table-cell table:number-columns-repeated="2" table:style-name="ce153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2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2"/>
          <table:table-cell table:number-columns-repeated="16369"/>
        </table:table-row>
        <table:table-row table:style-name="ro4">
          <table:table-cell table:number-columns-repeated="12"/>
          <table:table-cell table:style-name="ce158"/>
          <table:table-cell table:number-columns-repeated="2" table:style-name="ce152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date-style style:name="N36">
      <number:month number:textual="true"/>
      <number:text>-</number:text>
      <number:year/>
    </number:date-style>
    <number:number-style style:name="N37">
      <number:number number:decimal-places="0" number:min-integer-digits="1"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number-style style:name="N41P0">
      <number:text>+</number:text>
      <number:number number:decimal-places="1" number:min-integer-digits="1"/>
      <number:text>             </number:text>
    </number:number-style>
    <number:number-style style:name="N41">
      <number:text>-</number:text>
      <number:number number:decimal-places="1" number:min-integer-digits="1"/>
      <number:text>             </number:text>
      <style:map style:condition="value()&gt;=0" style:apply-style-name="N41P0"/>
    </number:number-style>
    <number:number-style style:name="N42">
      <number:number number:decimal-places="1" number:min-integer-digits="1"/>
    </number:number-style>
    <number:number-style style:name="N43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4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5">
      <number:number number:decimal-places="1" number:min-integer-digits="1"/>
      <number:text>    </number:text>
    </number:number-style>
    <number:number-style style:name="N46P0">
      <number:number number:decimal-places="0" number:min-integer-digits="1"/>
    </number:number-style>
    <number:number-style style:name="N46P1">
      <number:text>-</number:text>
      <number:number number:decimal-places="0" number:min-integer-digits="1"/>
    </number:number-style>
    <number:text-style style:name="N46">
      <number:text>/</number:text>
      <style:map style:condition="value()&gt;0" style:apply-style-name="N46P0"/>
      <style:map style:condition="value()&lt;0" style:apply-style-name="N46P1"/>
    </number:text-style>
    <number:number-style style:name="N47">
      <number:number number:decimal-places="1" number:min-integer-digits="1" number:grouping="true"/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mília Josué;Ana Paula Brito</meta:initial-creator>
    <dc:creator>Ana Paula Brito</dc:creator>
    <meta:creation-date>2014-01-15T09:56:08Z</meta:creation-date>
    <dc:date>2019-06-11T14:11:52Z</dc:date>
    <meta:print-date>2019-06-11T08:53:25Z</meta:print-date>
  </office:meta>
</office:document-meta>
</file>